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07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3.1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3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16c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Brownian_20_Motion">
      <style:table-properties table:display="true" style:writing-mode="lr-tb"/>
    </style:style>
    <number:number-style style:name="N2">
      <number:number number:decimal-places="2" number:min-integer-digits="1"/>
    </number:number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eeeee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eeeee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4" style:family="table-cell" style:parent-style-name="Excel_20_Built-in_20_Title" style:data-style-name="N0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2.49pt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ccccc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56">
      <style:table-cell-properties fo:background-color="#eeeee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99">
      <style:table-cell-properties fo:background-color="#eeeee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eeeee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SimSun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56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SimSun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ackground-color="#eeeeee"/>
    </style:style>
    <style:style style:name="ce16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" style:family="table-cell" style:parent-style-name="Default">
      <style:table-cell-properties style:glyph-orientation-vertical="0" fo:border-bottom="0.99pt solid #000000" fo:background-color="#eeeee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Default">
      <style:table-cell-properties fo:background-color="#cccccc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eeee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99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" style:family="table-cell" style:parent-style-name="Default" style:data-style-name="N2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99pt solid #000000" fo:background-color="#eeeee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" style:family="table-cell" style:parent-style-name="Default">
      <style:table-cell-properties fo:background-color="#eeeee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" style:family="table-cell" style:parent-style-name="Default" style:data-style-name="N154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000000" fo:background-color="#eeeee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ole-draw-aspect="1"/>
    </style:style>
    <style:style style:name="T1" style:family="text">
      <style:text-properties style:use-window-font-color="true" style:text-outline="false" style:text-line-through-style="none" style:text-position="0% 100%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T2" style:family="text">
      <style:text-properties fo:color="#0000ff" style:text-outline="false" style:text-line-through-style="none" style:text-position="0% 100%" style:font-name="Arial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size-complex="8pt" style:font-style-complex="italic" style:font-weight-complex="normal"/>
    </style:style>
    <style:style style:name="T3" style:family="text">
      <style:text-properties fo:color="#0000ff" style:text-outline="false" style:text-line-through-style="none" style:text-position="0% 100%" style:font-name="Arial1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size-complex="8pt" style:font-style-complex="italic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T5" style:family="text">
      <style:text-properties style:font-name-asian="SimSun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2" table:default-cell-style-name="ce14"/>
        <table:table-column table:style-name="co2" table:number-columns-repeated="244" table:default-cell-style-name="ce2"/>
        <table:table-column table:style-name="co5" table:number-columns-repeated="768" table:default-cell-style-name="ce15"/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Note: <text:span text:style-name="T1">This sheet requires Obba 4.0.14 or better ( </text:span><text:span text:style-name="T2">http://www.obba.info/</text:span><text:span text:style-name="T1"> )</text:span></text:p>
          </table:table-cell>
          <table:table-cell table:style-name="ce1" table:number-columns-repeated="4"/>
          <table:table-cell table:number-columns-repeated="1018"/>
        </table:table-row>
        <table:table-row table:style-name="ro1">
          <table:table-cell table:style-name="ce1"/>
          <table:table-cell table:style-name="ce4"/>
          <table:table-cell table:style-name="ce1" table:number-columns-repeated="4"/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2">
          <table:table-cell table:style-name="ce1"/>
          <table:table-cell table:style-name="ce5" office:value-type="string" calcext:value-type="string">
            <text:p>Object Viewer</text:p>
          </table:table-cell>
          <table:table-cell table:style-name="ce5"/>
          <table:table-cell table:style-name="ce1"/>
          <table:table-cell table:style-name="ce5" office:value-type="string" calcext:value-type="string">
            <text:p>Libraries (folder with JAR files)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2">
          <table:table-cell table:style-name="ce1"/>
          <table:table-cell table:style-name="ce6" office:value-type="string" calcext:value-type="string">
            <text:p>Parameters:</text:p>
          </table:table-cell>
          <table:table-cell table:style-name="ce6"/>
          <table:table-cell table:style-name="ce1"/>
          <table:table-cell table:style-name="ce6" office:value-type="string" calcext:value-type="string">
            <text:p>Load libraries from</text:p>
          </table:table-cell>
          <table:table-cell table:style-name="ce6"/>
          <table:table-cell table:number-columns-repeated="1018"/>
        </table:table-row>
        <table:table-row table:style-name="ro3">
          <table:table-cell table:style-name="ce1"/>
          <table:table-cell table:style-name="ce1" office:value-type="string" calcext:value-type="string">
            <text:p>Visibility</text:p>
          </table:table-cell>
          <table:table-cell table:style-name="ce8" table:formula="of:=TRUE()" office:value-type="boolean" office:boolean-value="true" calcext:value-type="boolean">
            <text:p>WAHR</text:p>
          </table:table-cell>
          <table:table-cell table:style-name="ce1"/>
          <table:table-cell table:style-name="ce1" office:value-type="string" calcext:value-type="string">
            <text:p>Path:</text:p>
          </table:table-cell>
          <table:table-cell table:style-name="ce11" office:value-type="string" calcext:value-type="string">
            <text:p>lib</text:p>
          </table:table-cell>
          <table:table-cell table:number-columns-repeated="1018"/>
        </table:table-row>
        <table:table-row table:style-name="ro2">
          <table:table-cell table:style-name="ce1" table:number-columns-repeated="4"/>
          <table:table-cell table:style-name="ce1" office:value-type="string" calcext:value-type="string">
            <text:p>isRelative:</text:p>
          </table:table-cell>
          <table:table-cell table:style-name="ce12" table:formula="of:=TRUE()" office:value-type="float" office:value="1" calcext:value-type="float">
            <text:p>WAHR</text:p>
          </table:table-cell>
          <table:table-cell table:number-columns-repeated="1018"/>
        </table:table-row>
        <table:table-row table:style-name="ro2">
          <table:table-cell table:style-name="ce1"/>
          <table:table-cell table:style-name="ce1" office:value-type="string" calcext:value-type="string">
            <text:p>Result:</text:p>
          </table:table-cell>
          <table:table-cell table:style-name="ce1" table:number-columns-repeated="4"/>
          <table:table-cell table:number-columns-repeated="1018"/>
        </table:table-row>
        <table:table-row table:style-name="ro2">
          <table:table-cell table:style-name="ce1"/>
          <table:table-cell table:style-name="ce7" table:formula="of:=INFO.OBBA.OBBA.OBCONTROLPANELSETVISIBLE([.C8])" office:value-type="float" office:value="1" calcext:value-type="float">
            <text:p>WAHR</text:p>
          </table:table-cell>
          <table:table-cell table:style-name="ce1" table:number-columns-repeated="2"/>
          <table:table-cell table:style-name="ce1" office:value-type="string" calcext:value-type="string">
            <text:p>Result:</text:p>
          </table:table-cell>
          <table:table-cell table:style-name="ce1"/>
          <table:table-cell table:number-columns-repeated="1018"/>
        </table:table-row>
        <table:table-row table:style-name="ro2">
          <table:table-cell table:style-name="ce1" table:number-columns-repeated="4"/>
          <table:table-cell table:style-name="ce1" office:value-type="string" calcext:value-type="string">
            <text:p>Loaded:</text:p>
          </table:table-cell>
          <table:table-cell table:style-name="ce1" table:formula="of:=INFO.OBBA.OBBA.OBADDALLJARS([.F8];[.F9])" office:value-type="string" office:string-value="/Users/fries/Documents/Development/finmath spreadsheets/spreadsheets/Brownian Motion/lib" calcext:value-type="string">
            <text:p>/Users/fries/Documents/Development/finmath spreadsheets/spreadsheets/Brownian Motion/lib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2">
          <table:table-cell table:style-name="ce1"/>
          <table:table-cell table:style-name="ce5" office:value-type="string" calcext:value-type="string">
            <text:p>Obba Version</text:p>
          </table:table-cell>
          <table:table-cell table:style-name="ce5"/>
          <table:table-cell table:style-name="ce1"/>
          <table:table-cell table:style-name="ce5" office:value-type="string" calcext:value-type="string">
            <text:p>Additional Class Folder (leave empty if not needed)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2">
          <table:table-cell table:style-name="ce1"/>
          <table:table-cell table:style-name="ce6" office:value-type="string" calcext:value-type="string">
            <text:p>Result:</text:p>
          </table:table-cell>
          <table:table-cell table:style-name="ce6"/>
          <table:table-cell table:style-name="ce1"/>
          <table:table-cell table:style-name="ce6" office:value-type="string" calcext:value-type="string">
            <text:p>Load classes from</text:p>
          </table:table-cell>
          <table:table-cell table:style-name="ce6"/>
          <table:table-cell table:number-columns-repeated="1018"/>
        </table:table-row>
        <table:table-row table:style-name="ro3">
          <table:table-cell table:style-name="ce1"/>
          <table:table-cell table:style-name="ce1" office:value-type="string" calcext:value-type="string">
            <text:p>Version:</text:p>
          </table:table-cell>
          <table:table-cell table:style-name="ce1" table:formula="of:=INFO.OBBA.OBBA.OBGETPROPERTY(&quot;version&quot;)" office:value-type="string" office:string-value="4.0.16" calcext:value-type="string">
            <text:p>4.0.16</text:p>
          </table:table-cell>
          <table:table-cell table:style-name="ce1"/>
          <table:table-cell table:style-name="ce1" office:value-type="string" calcext:value-type="string">
            <text:p>Path:</text:p>
          </table:table-cell>
          <table:table-cell table:style-name="ce13"/>
          <table:table-cell table:number-columns-repeated="1018"/>
        </table:table-row>
        <table:table-row table:style-name="ro2">
          <table:table-cell table:style-name="ce1"/>
          <table:table-cell table:style-name="ce1" office:value-type="string" calcext:value-type="string">
            <text:p>Build:</text:p>
          </table:table-cell>
          <table:table-cell table:style-name="ce9" table:formula="of:=INFO.OBBA.OBBA.OBGETPROPERTY(&quot;build&quot;)" office:value-type="string" office:string-value="40016" calcext:value-type="string">
            <text:p>40016</text:p>
          </table:table-cell>
          <table:table-cell table:style-name="ce1"/>
          <table:table-cell table:style-name="ce1" office:value-type="string" calcext:value-type="string">
            <text:p>isRelative:</text:p>
          </table:table-cell>
          <table:table-cell table:style-name="ce12" office:value-type="float" office:value="1" calcext:value-type="float">
            <text:p>WAH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2">
          <table:table-cell table:style-name="ce1" table:number-columns-repeated="4"/>
          <table:table-cell table:style-name="ce6" office:value-type="string" calcext:value-type="string">
            <text:p>Result:</text:p>
          </table:table-cell>
          <table:table-cell table:style-name="ce6"/>
          <table:table-cell table:number-columns-repeated="1018"/>
        </table:table-row>
        <table:table-row table:style-name="ro2">
          <table:table-cell table:style-name="ce1" table:number-columns-repeated="4"/>
          <table:table-cell table:style-name="ce1" office:value-type="string" calcext:value-type="string">
            <text:p>Loaded:</text:p>
          </table:table-cell>
          <table:table-cell table:style-name="ce1" table:formula="of:=INFO.OBBA.OBBA.OBADDCLASSES([.F17];[.F18])" office:value-type="string" office:string-value="/Users/fries/Documents/Development/finmath spreadsheets/spreadsheets/Brownian Motion" calcext:value-type="string">
            <text:p>/Users/fries/Documents/Development/finmath spreadsheets/spreadsheets/Brownian Motion</text:p>
          </table:table-cell>
          <table:table-cell table:number-columns-repeated="1018"/>
        </table:table-row>
        <table:table-row table:style-name="ro1" table:number-rows-repeated="4">
          <table:table-cell table:style-name="ce1" table:number-columns-repeated="6"/>
          <table:table-cell table:number-columns-repeated="1018"/>
        </table:table-row>
        <table:table-row table:style-name="ro2">
          <table:table-cell table:style-name="ce1" table:number-columns-repeated="4"/>
          <table:table-cell table:style-name="ce5" office:value-type="string" calcext:value-type="string">
            <text:p>Reference cell below to ensure lib is loaded: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table:number-columns-repeated="4"/>
          <table:table-cell table:style-name="ce10" table:formula="of:=IF(OR(ISERROR([.F12]);ISERROR([.F21]));NA();&quot;&quot;)">
            <text:p/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1" table:number-columns-repeated="2"/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rownian Motion" table:style-name="ta2" table:print="false">
        <office:forms form:automatic-focus="false" form:apply-design-mode="false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7" table:number-columns-repeated="253" table:default-cell-style-name="ce16"/>
        <table:table-column table:style-name="co9" table:number-columns-repeated="768" table:default-cell-style-name="ce15"/>
        <table:table-row table:style-name="ro1">
          <table:table-cell table:number-columns-repeated="1024"/>
        </table:table-row>
        <table:table-row table:style-name="ro4">
          <table:table-cell table:style-name="ce17"/>
          <table:table-cell table:style-name="ce17" table:formula="of:=&quot;Brownian Motion: Illustrates the use of the class &quot;&amp;[.F7]" office:value-type="string" office:string-value="Brownian Motion: Illustrates the use of the class net.finmath.montecarlo.BrownianMotion" calcext:value-type="string">
            <text:p>Brownian Motion: Illustrates the use of the class net.finmath.montecarlo.BrownianMotion</text:p>
          </table:table-cell>
          <table:table-cell table:style-name="ce17" table:number-columns-repeated="6"/>
          <table:table-cell table:style-name="ce17">
            <draw:frame table:end-cell-address="'Brownian Motion'.N21" table:end-x="0.003cm" table:end-y="0.027cm" draw:z-index="0" draw:name="Chart 1" draw:style-name="gr1" svg:width="15.353cm" svg:height="8.009cm" svg:x="0.033cm" svg:y="0.023cm">
              <draw:object draw:notify-on-update-of-ranges="'Brownian Motion'.I25:'Brownian Motion'.M25 'Brownian Motion'.I26:'Brownian Motion'.M26 'Brownian Motion'.I27:'Brownian Motion'.M27 'Brownian Motion'.I28:'Brownian Motion'.M28 'Brownian Motion'.I29:'Brownian Motion'.M29 'Brownian Motion'.I30:'Brownian Motion'.M30 'Brownian Motion'.I31:'Brownian Motion'.M31 'Brownian Motion'.I32:'Brownian Motion'.M32 'Brownian Motion'.I33:'Brownian Motion'.M33 'Brownian Motion'.I34:'Brownian Motion'.M34 'Brownian Motion'.I35:'Brownian Motion'.M35 'Brownian Motion'.I36:'Brownian Motion'.M36 'Brownian Motion'.I37:'Brownian Motion'.M37 'Brownian Motion'.I38:'Brownian Motion'.M38 'Brownian Motion'.I39:'Brownian Motion'.M39 'Brownian Motion'.I40:'Brownian Motion'.M40 'Brownian Motion'.I41:'Brownian Motion'.M41 'Brownian Motion'.I42:'Brownian Motion'.M42 'Brownian Motion'.I43:'Brownian Motion'.M43 'Brownian Motion'.I44:'Brownian Motion'.M44 'Brownian Motion'.I45:'Brownian Motion'.M45 'Brownian Motion'.I46:'Brownian Motion'.M46 'Brownian Motion'.I47:'Brownian Motion'.M47 'Brownian Motion'.I48:'Brownian Motion'.M48 'Brownian Motion'.I49:'Brownian Motion'.M49 'Brownian Motion'.I50:'Brownian Motion'.M50 'Brownian Motion'.I51:'Brownian Motion'.M51 'Brownian Motion'.I52:'Brownian Motion'.M52 'Brownian Motion'.I53:'Brownian Motion'.M53 'Brownian Motion'.I54:'Brownian Motion'.M54 'Brownian Motion'.I55:'Brownian Motion'.M55 'Brownian Motion'.I56:'Brownian Motion'.M56 'Brownian Motion'.I57:'Brownian Motion'.M57 'Brownian Motion'.I58:'Brownian Motion'.M58 'Brownian Motion'.I59:'Brownian Motion'.M59 'Brownian Motion'.I60:'Brownian Motion'.M60 'Brownian Motion'.I61:'Brownian Motion'.M61 'Brownian Motion'.I62:'Brownian Motion'.M62 'Brownian Motion'.I63:'Brownian Motion'.M63 'Brownian Motion'.I64:'Brownian Motion'.M64 'Brownian Motion'.I65:'Brownian Motion'.M65 'Brownian Motion'.I66:'Brownian Motion'.M66 'Brownian Motion'.I67:'Brownian Motion'.M67 'Brownian Motion'.I68:'Brownian Motion'.M68 'Brownian Motion'.I69:'Brownian Motion'.M69 'Brownian Motion'.I70:'Brownian Motion'.M70 'Brownian Motion'.I71:'Brownian Motion'.M71 'Brownian Motion'.I72:'Brownian Motion'.M72 'Brownian Motion'.I73:'Brownian Motion'.M73 'Brownian Motion'.I74:'Brownian Motion'.M74 'Brownian Motion'.I75:'Brownian Motion'.M7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7" table:number-columns-repeated="1015"/>
        </table:table-row>
        <table:table-row table:style-name="ro5">
          <table:table-cell table:style-name="ce18"/>
          <table:table-cell table:style-name="ce19" office:value-type="string" calcext:value-type="string">
            <text:p>Note: This sheet requires Obba 3.0 ( <text:span text:style-name="T3">http://www.obba.info/</text:span><text:span text:style-name="T4"> )</text:span></text:p>
          </table:table-cell>
          <table:table-cell table:style-name="ce18" table:number-columns-repeated="1022"/>
        </table:table-row>
        <table:table-row table:style-name="ro5">
          <table:table-cell table:style-name="ce18"/>
          <table:table-cell/>
          <table:table-cell table:style-name="ce18"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0" office:value-type="string" calcext:value-type="string">
            <text:p>Time Discretization</text:p>
          </table:table-cell>
          <table:table-cell table:style-name="ce20"/>
          <table:table-cell/>
          <table:table-cell table:style-name="ce29" office:value-type="string" calcext:value-type="string">
            <text:p>Brownian Motion</text:p>
          </table:table-cell>
          <table:table-cell table:style-name="ce20"/>
          <table:table-cell table:number-columns-repeated="1018"/>
        </table:table-row>
        <table:table-row table:style-name="ro5">
          <table:table-cell table:number-columns-repeated="4"/>
          <table:table-cell table:style-name="ce22" office:value-type="string" calcext:value-type="string">
            <text:p>className</text:p>
          </table:table-cell>
          <table:table-cell table:style-name="ce30" office:value-type="string" calcext:value-type="string">
            <text:p>net.finmath.montecarlo.BrownianMotion</text:p>
          </table:table-cell>
          <table:table-cell table:number-columns-repeated="1018"/>
        </table:table-row>
        <table:table-row table:style-name="ro5">
          <table:table-cell/>
          <table:table-cell table:style-name="ce21" office:value-type="string" calcext:value-type="string">
            <text:p>Parameters:</text:p>
          </table:table-cell>
          <table:table-cell table:style-name="ce21"/>
          <table:table-cell/>
          <table:table-cell table:style-name="ce21" office:value-type="string" calcext:value-type="string">
            <text:p>Parameters:</text:p>
          </table:table-cell>
          <table:table-cell table:style-name="ce21"/>
          <table:table-cell table:number-columns-repeated="1018"/>
        </table:table-row>
        <table:table-row table:style-name="ro5">
          <table:table-cell/>
          <table:table-cell table:style-name="ce22" table:formula="of:=INFO.OBBA.OBBA.OBMAKE(&quot;td.start&quot;;&quot;double&quot;;[.C9])" office:value-type="string" office:string-value="td.start &#10;[12]" calcext:value-type="string">
            <text:p>td.start </text:p>
            <text:p>[12]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22" table:formula="of:=[.B14]" office:value-type="string" office:string-value="timeDiscretization &#10;[90]" calcext:value-type="string">
            <text:p>timeDiscretization </text:p>
            <text:p>[90]</text:p>
          </table:table-cell>
          <table:table-cell table:number-columns-repeated="1019"/>
        </table:table-row>
        <table:table-row table:style-name="ro5">
          <table:table-cell/>
          <table:table-cell table:style-name="ce22" table:formula="of:=INFO.OBBA.OBBA.OBMAKE(&quot;td.num&quot;;&quot;int&quot;;[.C10])" office:value-type="string" office:string-value="td.num &#10;[13]" calcext:value-type="string">
            <text:p>td.num </text:p>
            <text:p>[13]</text:p>
          </table:table-cell>
          <table:table-cell table:style-name="ce24" office:value-type="float" office:value="20" calcext:value-type="float">
            <text:p>20</text:p>
          </table:table-cell>
          <table:table-cell/>
          <table:table-cell table:style-name="ce22" table:formula="of:=INFO.OBBA.OBBA.OBMAKE(&quot;numberOfFactors&quot;;&quot;int&quot;;[.F10])" office:value-type="string" office:string-value="numberOfFactors &#10;[19]" calcext:value-type="string">
            <text:p>numberOfFactors </text:p>
            <text:p>[19]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8"/>
        </table:table-row>
        <table:table-row table:style-name="ro5">
          <table:table-cell/>
          <table:table-cell table:style-name="ce22" table:formula="of:=INFO.OBBA.OBBA.OBMAKE(&quot;td.step&quot;;&quot;double&quot;;[.C11])" office:value-type="string" office:string-value="td.step &#10;[14]" calcext:value-type="string">
            <text:p>td.step </text:p>
            <text:p>[14]</text:p>
          </table:table-cell>
          <table:table-cell table:style-name="ce24" office:value-type="float" office:value="0.5" calcext:value-type="float">
            <text:p>0,5</text:p>
          </table:table-cell>
          <table:table-cell/>
          <table:table-cell table:style-name="ce22" table:formula="of:=INFO.OBBA.OBBA.OBMAKE(&quot;numberOfPaths&quot;;&quot;int&quot;;[.F11])" office:value-type="string" office:string-value="numberOfPaths &#10;[20]" calcext:value-type="string">
            <text:p>numberOfPaths </text:p>
            <text:p>[20]</text:p>
          </table:table-cell>
          <table:table-cell table:style-name="ce24" office:value-type="float" office:value="50" calcext:value-type="float">
            <text:p>50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22" table:formula="of:=INFO.OBBA.OBBA.OBMAKE(&quot;seed&quot;;&quot;int&quot;;[.F12])" office:value-type="string" office:string-value="seed &#10;[21]" calcext:value-type="string">
            <text:p>seed </text:p>
            <text:p>[21]</text:p>
          </table:table-cell>
          <table:table-cell table:style-name="ce24" office:value-type="float" office:value="3141" calcext:value-type="float">
            <text:p>3141</text:p>
          </table:table-cell>
          <table:table-cell table:number-columns-repeated="1018"/>
        </table:table-row>
        <table:table-row table:style-name="ro5">
          <table:table-cell/>
          <table:table-cell table:style-name="ce21" office:value-type="string" calcext:value-type="string">
            <text:p>Object:</text:p>
          </table:table-cell>
          <table:table-cell table:style-name="ce21"/>
          <table:table-cell table:number-columns-repeated="1021"/>
        </table:table-row>
        <table:table-row table:style-name="ro5">
          <table:table-cell/>
          <table:table-cell table:style-name="ce22" table:formula="of:=INFO.OBBA.OBBA.OBMAKE(&quot;timeDiscretization&quot;;obLibs&amp;&quot;net.finmath.time.TimeDiscretization&quot;;[.B9:.B11])" office:value-type="string" office:string-value="timeDiscretization &#10;[90]" calcext:value-type="string">
            <text:p>timeDiscretization </text:p>
            <text:p>[90]</text:p>
          </table:table-cell>
          <table:table-cell table:number-columns-repeated="2"/>
          <table:table-cell table:style-name="ce21" office:value-type="string" calcext:value-type="string">
            <text:p>Object:</text:p>
          </table:table-cell>
          <table:table-cell table:style-name="ce21"/>
          <table:table-cell table:number-columns-repeated="1018"/>
        </table:table-row>
        <table:table-row table:style-name="ro5">
          <table:table-cell table:number-columns-repeated="4"/>
          <table:table-cell table:style-name="ce22" table:formula="of:=INFO.OBBA.OBBA.OBMAKE(&quot;brownianMotion&quot;;obLibs&amp;[.F7];[.B14];[.E10:.E12])" office:value-type="string" office:string-value="brownianMotion &#10;[93]" calcext:value-type="string">
            <text:p>brownianMotion </text:p>
            <text:p>[93]</text:p>
          </table:table-cell>
          <table:table-cell table:number-columns-repeated="1019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2"/>
          <table:table-cell table:style-name="ce21" office:value-type="string" calcext:value-type="string">
            <text:p>Brownian Increment</text:p>
          </table:table-cell>
          <table:table-cell table:style-name="ce21" table:number-columns-repeated="4"/>
          <table:table-cell/>
          <table:table-cell table:style-name="ce21" office:value-type="string" calcext:value-type="string">
            <text:p>Brownian Motion</text:p>
          </table:table-cell>
          <table:table-cell table:style-name="ce21" table:number-columns-repeated="5"/>
          <table:table-cell table:number-columns-repeated="1010"/>
        </table:table-row>
        <table:table-row table:style-name="ro5">
          <table:table-cell table:number-columns-repeated="2"/>
          <table:table-cell table:style-name="ce25" table:formula="of:=INFO.OBBA.OBBA.OBCALL(&quot;brownianInc-&quot;&amp;[.C24];[.$E$15];&quot;getBrownianIncrement&quot;;INFO.OBBA.OBBA.OBMAKE(&quot;&quot;;&quot;int&quot;;[.C24]);INFO.OBBA.OBBA.OBMAKE(&quot;&quot;;&quot;int&quot;;[.C25]))" office:value-type="string" office:string-value="brownianInc-0 &#10;[94]" calcext:value-type="string">
            <text:p>brownianInc-0 </text:p>
            <text:p>[94]</text:p>
          </table:table-cell>
          <table:table-cell table:style-name="ce25" table:formula="of:=INFO.OBBA.OBBA.OBCALL(&quot;brownianInc-&quot;&amp;[.D24];[.$E$15];&quot;getBrownianIncrement&quot;;INFO.OBBA.OBBA.OBMAKE(&quot;&quot;;&quot;int&quot;;[.D24]);INFO.OBBA.OBBA.OBMAKE(&quot;&quot;;&quot;int&quot;;[.D25]))" office:value-type="string" office:string-value="brownianInc-1 &#10;[98]" calcext:value-type="string">
            <text:p>brownianInc-1 </text:p>
            <text:p>[98]</text:p>
          </table:table-cell>
          <table:table-cell table:style-name="ce25" table:formula="of:=INFO.OBBA.OBBA.OBCALL(&quot;brownianInc-&quot;&amp;[.E24];[.$E$15];&quot;getBrownianIncrement&quot;;INFO.OBBA.OBBA.OBMAKE(&quot;&quot;;&quot;int&quot;;[.E24]);INFO.OBBA.OBBA.OBMAKE(&quot;&quot;;&quot;int&quot;;[.E25]))" office:value-type="string" office:string-value="brownianInc-2 &#10;[102]" calcext:value-type="string">
            <text:p>brownianInc-2 </text:p>
            <text:p>[102]</text:p>
          </table:table-cell>
          <table:table-cell table:style-name="ce25" table:formula="of:=INFO.OBBA.OBBA.OBCALL(&quot;brownianInc-&quot;&amp;[.F24];[.$E$15];&quot;getBrownianIncrement&quot;;INFO.OBBA.OBBA.OBMAKE(&quot;&quot;;&quot;int&quot;;[.F24]);INFO.OBBA.OBBA.OBMAKE(&quot;&quot;;&quot;int&quot;;[.F25]))" office:value-type="string" office:string-value="brownianInc-3 &#10;[106]" calcext:value-type="string">
            <text:p>brownianInc-3 </text:p>
            <text:p>[106]</text:p>
          </table:table-cell>
          <table:table-cell table:style-name="ce25" table:formula="of:=INFO.OBBA.OBBA.OBCALL(&quot;brownianInc-&quot;&amp;[.G24];[.$E$15];&quot;getBrownianIncrement&quot;;INFO.OBBA.OBBA.OBMAKE(&quot;&quot;;&quot;int&quot;;[.G24]);INFO.OBBA.OBBA.OBMAKE(&quot;&quot;;&quot;int&quot;;[.G25]))" office:value-type="string" office:string-value="brownianInc-4 &#10;[110]" calcext:value-type="string">
            <text:p>brownianInc-4 </text:p>
            <text:p>[110]</text:p>
          </table:table-cell>
          <table:table-cell/>
          <table:table-cell table:formula="of:=INFO.OBBA.OBBA.OBMAKE(&quot;bmRealization-&quot;&amp;[.I24];&quot;net.finmath.montecarlo.RandomVariable&quot;;INFO.OBBA.OBBA.OBMAKE(&quot;&quot;;&quot;double&quot;;[.I25]);INFO.OBBA.OBBA.OBMAKE(&quot;&quot;;&quot;double[]&quot;;[.I26:.I75]))" office:value-type="string" office:string-value="bmRealization-0 &#10;[116]" calcext:value-type="string">
            <text:p>bmRealization-0 </text:p>
            <text:p>[116]</text:p>
          </table:table-cell>
          <table:table-cell table:formula="of:=INFO.OBBA.OBBA.OBMAKE(&quot;bmRealization-&quot;&amp;[.J24];&quot;net.finmath.montecarlo.RandomVariable&quot;;INFO.OBBA.OBBA.OBMAKE(&quot;&quot;;&quot;double&quot;;[.J25]);INFO.OBBA.OBBA.OBMAKE(&quot;&quot;;&quot;double[]&quot;;[.J26:.J75]))" office:value-type="string" office:string-value="bmRealization-1 &#10;[121]" calcext:value-type="string">
            <text:p>bmRealization-1 </text:p>
            <text:p>[121]</text:p>
          </table:table-cell>
          <table:table-cell table:formula="of:=INFO.OBBA.OBBA.OBMAKE(&quot;bmRealization-&quot;&amp;[.K24];&quot;net.finmath.montecarlo.RandomVariable&quot;;INFO.OBBA.OBBA.OBMAKE(&quot;&quot;;&quot;double&quot;;[.K25]);INFO.OBBA.OBBA.OBMAKE(&quot;&quot;;&quot;double[]&quot;;[.K26:.K75]))" office:value-type="string" office:string-value="bmRealization-2 &#10;[126]" calcext:value-type="string">
            <text:p>bmRealization-2 </text:p>
            <text:p>[126]</text:p>
          </table:table-cell>
          <table:table-cell table:formula="of:=INFO.OBBA.OBBA.OBMAKE(&quot;bmRealization-&quot;&amp;[.L24];&quot;net.finmath.montecarlo.RandomVariable&quot;;INFO.OBBA.OBBA.OBMAKE(&quot;&quot;;&quot;double&quot;;[.L25]);INFO.OBBA.OBBA.OBMAKE(&quot;&quot;;&quot;double[]&quot;;[.L26:.L75]))" office:value-type="string" office:string-value="bmRealization-3 &#10;[131]" calcext:value-type="string">
            <text:p>bmRealization-3 </text:p>
            <text:p>[131]</text:p>
          </table:table-cell>
          <table:table-cell table:formula="of:=INFO.OBBA.OBBA.OBMAKE(&quot;bmRealization-&quot;&amp;[.M24];&quot;net.finmath.montecarlo.RandomVariable&quot;;INFO.OBBA.OBBA.OBMAKE(&quot;&quot;;&quot;double&quot;;[.M25]);INFO.OBBA.OBBA.OBMAKE(&quot;&quot;;&quot;double[]&quot;;[.M26:.M75]))" office:value-type="string" office:string-value="bmRealization-4 &#10;[136]" calcext:value-type="string">
            <text:p>bmRealization-4 </text:p>
            <text:p>[136]</text:p>
          </table:table-cell>
          <table:table-cell table:formula="of:=INFO.OBBA.OBBA.OBMAKE(&quot;bmRealization-&quot;&amp;[.N24];&quot;net.finmath.montecarlo.RandomVariable&quot;;INFO.OBBA.OBBA.OBMAKE(&quot;&quot;;&quot;double&quot;;[.N25]);INFO.OBBA.OBBA.OBMAKE(&quot;&quot;;&quot;double[]&quot;;[.N26:.N75]))" office:value-type="string" office:string-value="bmRealization-5 &#10;[181]" calcext:value-type="string">
            <text:p>bmRealization-5 </text:p>
            <text:p>[181]</text:p>
          </table:table-cell>
          <table:table-cell table:number-columns-repeated="1010"/>
        </table:table-row>
        <table:table-row table:style-name="ro5">
          <table:table-cell/>
          <table:table-cell table:style-name="ce23" office:value-type="string" calcext:value-type="string">
            <text:p>timeIndex: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3" office:value-type="string" calcext:value-type="string">
            <text:p>Time Index: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/>
          <table:table-cell table:style-name="ce23" office:value-type="string" calcext:value-type="string">
            <text:p>factorIndex:</text:p>
          </table:table-cell>
          <table:table-cell table:number-columns-repeated="5" table:style-name="ce27" office:value-type="float" office:value="0" calcext:value-type="float">
            <text:p>0</text:p>
          </table:table-cell>
          <table:table-cell table:style-name="ce23" office:value-type="string" calcext:value-type="string">
            <text:p>Time:</text:p>
          </table:table-cell>
          <table:table-cell table:style-name="ce27" table:formula="of:=INFO.OBBA.OBBA.OBGET(INFO.OBBA.OBBA.OBCALL(&quot;&quot;;[.$B$14];&quot;getTime&quot;;INFO.OBBA.OBBA.OBMAKE(&quot;&quot;;&quot;int&quot;;[.I24])))" office:value-type="float" office:value="0" calcext:value-type="float">
            <text:p>0</text:p>
          </table:table-cell>
          <table:table-cell table:style-name="ce27" table:formula="of:=INFO.OBBA.OBBA.OBGET(INFO.OBBA.OBBA.OBCALL(&quot;&quot;;[.$B$14];&quot;getTime&quot;;INFO.OBBA.OBBA.OBMAKE(&quot;&quot;;&quot;int&quot;;[.J24])))" office:value-type="float" office:value="0.5" calcext:value-type="float">
            <text:p>0,5</text:p>
          </table:table-cell>
          <table:table-cell table:style-name="ce27" table:formula="of:=INFO.OBBA.OBBA.OBGET(INFO.OBBA.OBBA.OBCALL(&quot;&quot;;[.$B$14];&quot;getTime&quot;;INFO.OBBA.OBBA.OBMAKE(&quot;&quot;;&quot;int&quot;;[.K24])))" office:value-type="float" office:value="1" calcext:value-type="float">
            <text:p>1</text:p>
          </table:table-cell>
          <table:table-cell table:style-name="ce27" table:formula="of:=INFO.OBBA.OBBA.OBGET(INFO.OBBA.OBBA.OBCALL(&quot;&quot;;[.$B$14];&quot;getTime&quot;;INFO.OBBA.OBBA.OBMAKE(&quot;&quot;;&quot;int&quot;;[.L24])))" office:value-type="float" office:value="1.5" calcext:value-type="float">
            <text:p>1,5</text:p>
          </table:table-cell>
          <table:table-cell table:style-name="ce27" table:formula="of:=INFO.OBBA.OBBA.OBGET(INFO.OBBA.OBBA.OBCALL(&quot;&quot;;[.$B$14];&quot;getTime&quot;;INFO.OBBA.OBBA.OBMAKE(&quot;&quot;;&quot;int&quot;;[.M24])))" office:value-type="float" office:value="2" calcext:value-type="float">
            <text:p>2</text:p>
          </table:table-cell>
          <table:table-cell table:style-name="ce27" table:formula="of:=INFO.OBBA.OBBA.OBGET(INFO.OBBA.OBBA.OBCALL(&quot;&quot;;[.$B$14];&quot;getTime&quot;;INFO.OBBA.OBBA.OBMAKE(&quot;&quot;;&quot;int&quot;;[.N24])))" office:value-type="float" office:value="2.5" calcext:value-type="float">
            <text:p>2,5</text:p>
          </table:table-cell>
          <table:table-cell table:number-columns-repeated="1010"/>
        </table:table-row>
        <table:table-row table:style-name="ro5">
          <table:table-cell table:number-columns-repeated="2"/>
          <table:table-cell table:style-name="ce28" table:number-matrix-columns-spanned="1" table:number-matrix-rows-spanned="50" table:formula="of:=TRANSPOSE(INFO.OBBA.OBBA.OBGET(INFO.OBBA.OBBA.OBCALL(&quot;&quot;;[.C23];&quot;getRealizations&quot;)))" office:value-type="float" office:value="0.265181486636744" calcext:value-type="float">
            <text:p>0,27</text:p>
          </table:table-cell>
          <table:table-cell table:style-name="ce28" table:number-matrix-columns-spanned="1" table:number-matrix-rows-spanned="50" table:formula="of:=TRANSPOSE(INFO.OBBA.OBBA.OBGET(INFO.OBBA.OBBA.OBCALL(&quot;&quot;;[.D23];&quot;getRealizations&quot;)))" office:value-type="float" office:value="-1.3186870055172" calcext:value-type="float">
            <text:p>-1,32</text:p>
          </table:table-cell>
          <table:table-cell table:style-name="ce28" table:number-matrix-columns-spanned="1" table:number-matrix-rows-spanned="50" table:formula="of:=TRANSPOSE(INFO.OBBA.OBBA.OBGET(INFO.OBBA.OBBA.OBCALL(&quot;&quot;;[.E23];&quot;getRealizations&quot;)))" office:value-type="float" office:value="-0.20868524785225" calcext:value-type="float">
            <text:p>-0,21</text:p>
          </table:table-cell>
          <table:table-cell table:style-name="ce28" table:number-matrix-columns-spanned="1" table:number-matrix-rows-spanned="50" table:formula="of:=TRANSPOSE(INFO.OBBA.OBBA.OBGET(INFO.OBBA.OBBA.OBCALL(&quot;&quot;;[.F23];&quot;getRealizations&quot;)))" office:value-type="float" office:value="-0.181286385967781" calcext:value-type="float">
            <text:p>-0,18</text:p>
          </table:table-cell>
          <table:table-cell table:style-name="ce28" table:number-matrix-columns-spanned="1" table:number-matrix-rows-spanned="50" table:formula="of:=TRANSPOSE(INFO.OBBA.OBBA.OBGET(INFO.OBBA.OBBA.OBCALL(&quot;&quot;;[.G23];&quot;getRealizations&quot;)))" office:value-type="float" office:value="1.37115905227172" calcext:value-type="float">
            <text:p>1,37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26]+[.I26]" office:value-type="float" office:value="0.265181486636744" calcext:value-type="float">
            <text:p>0,265</text:p>
          </table:table-cell>
          <table:table-cell table:style-name="ce31" table:formula="of:=[.D26]+[.J26]" office:value-type="float" office:value="-1.05350551888046" calcext:value-type="float">
            <text:p>-1,054</text:p>
          </table:table-cell>
          <table:table-cell table:style-name="ce31" table:formula="of:=[.E26]+[.K26]" office:value-type="float" office:value="-1.26219076673271" calcext:value-type="float">
            <text:p>-1,262</text:p>
          </table:table-cell>
          <table:table-cell table:style-name="ce31" table:formula="of:=[.F26]+[.L26]" office:value-type="float" office:value="-1.44347715270049" calcext:value-type="float">
            <text:p>-1,443</text:p>
          </table:table-cell>
          <table:table-cell table:style-name="ce31" table:formula="of:=[.G26]+[.M26]" office:value-type="float" office:value="-0.0723181004287719" calcext:value-type="float">
            <text:p>-0,072</text:p>
          </table:table-cell>
          <table:table-cell table:number-columns-repeated="1010"/>
        </table:table-row>
        <table:table-row table:style-name="ro5">
          <table:table-cell table:number-columns-repeated="2"/>
          <table:table-cell table:style-name="ce28" office:value-type="float" office:value="0.272262926200794" calcext:value-type="float">
            <text:p>0,27</text:p>
          </table:table-cell>
          <table:table-cell table:style-name="ce28" office:value-type="float" office:value="1.28335750996009" calcext:value-type="float">
            <text:p>1,28</text:p>
          </table:table-cell>
          <table:table-cell table:style-name="ce28" office:value-type="float" office:value="-1.70290311666335" calcext:value-type="float">
            <text:p>-1,70</text:p>
          </table:table-cell>
          <table:table-cell table:style-name="ce28" office:value-type="float" office:value="-0.653026488499008" calcext:value-type="float">
            <text:p>-0,65</text:p>
          </table:table-cell>
          <table:table-cell table:style-name="ce28" office:value-type="float" office:value="0.0555370160122128" calcext:value-type="float">
            <text:p>0,06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27]+[.I27]" office:value-type="float" office:value="0.272262926200794" calcext:value-type="float">
            <text:p>0,272</text:p>
          </table:table-cell>
          <table:table-cell table:style-name="ce31" table:formula="of:=[.D27]+[.J27]" office:value-type="float" office:value="1.55562043616088" calcext:value-type="float">
            <text:p>1,556</text:p>
          </table:table-cell>
          <table:table-cell table:style-name="ce31" table:formula="of:=[.E27]+[.K27]" office:value-type="float" office:value="-0.147282680502469" calcext:value-type="float">
            <text:p>-0,147</text:p>
          </table:table-cell>
          <table:table-cell table:style-name="ce31" table:formula="of:=[.F27]+[.L27]" office:value-type="float" office:value="-0.800309169001477" calcext:value-type="float">
            <text:p>-0,800</text:p>
          </table:table-cell>
          <table:table-cell table:style-name="ce31" table:formula="of:=[.G27]+[.M27]" office:value-type="float" office:value="-0.744772152989264" calcext:value-type="float">
            <text:p>-0,745</text:p>
          </table:table-cell>
          <table:table-cell table:number-columns-repeated="1010"/>
        </table:table-row>
        <table:table-row table:style-name="ro5">
          <table:table-cell table:number-columns-repeated="2"/>
          <table:table-cell table:style-name="ce28" office:value-type="float" office:value="-0.00751542425731629" calcext:value-type="float">
            <text:p>-0,01</text:p>
          </table:table-cell>
          <table:table-cell table:style-name="ce28" office:value-type="float" office:value="0.0364327897549419" calcext:value-type="float">
            <text:p>0,04</text:p>
          </table:table-cell>
          <table:table-cell table:style-name="ce28" office:value-type="float" office:value="-0.463567046337394" calcext:value-type="float">
            <text:p>-0,46</text:p>
          </table:table-cell>
          <table:table-cell table:style-name="ce28" office:value-type="float" office:value="-1.05446129131406" calcext:value-type="float">
            <text:p>-1,05</text:p>
          </table:table-cell>
          <table:table-cell table:style-name="ce28" office:value-type="float" office:value="0.0925270019477137" calcext:value-type="float">
            <text:p>0,09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28]+[.I28]" office:value-type="float" office:value="-0.00751542425731629" calcext:value-type="float">
            <text:p>-0,008</text:p>
          </table:table-cell>
          <table:table-cell table:style-name="ce31" table:formula="of:=[.D28]+[.J28]" office:value-type="float" office:value="0.0289173654976257" calcext:value-type="float">
            <text:p>0,029</text:p>
          </table:table-cell>
          <table:table-cell table:style-name="ce31" table:formula="of:=[.E28]+[.K28]" office:value-type="float" office:value="-0.434649680839768" calcext:value-type="float">
            <text:p>-0,435</text:p>
          </table:table-cell>
          <table:table-cell table:style-name="ce31" table:formula="of:=[.F28]+[.L28]" office:value-type="float" office:value="-1.48911097215382" calcext:value-type="float">
            <text:p>-1,489</text:p>
          </table:table-cell>
          <table:table-cell table:style-name="ce31" table:formula="of:=[.G28]+[.M28]" office:value-type="float" office:value="-1.39658397020611" calcext:value-type="float">
            <text:p>-1,397</text:p>
          </table:table-cell>
          <table:table-cell table:number-columns-repeated="1010"/>
        </table:table-row>
        <table:table-row table:style-name="ro5">
          <table:table-cell table:number-columns-repeated="2"/>
          <table:table-cell table:style-name="ce28" office:value-type="float" office:value="0.354171528600156" calcext:value-type="float">
            <text:p>0,35</text:p>
          </table:table-cell>
          <table:table-cell table:style-name="ce28" office:value-type="float" office:value="-0.307676462973297" calcext:value-type="float">
            <text:p>-0,31</text:p>
          </table:table-cell>
          <table:table-cell table:style-name="ce28" office:value-type="float" office:value="0.0215952208870596" calcext:value-type="float">
            <text:p>0,02</text:p>
          </table:table-cell>
          <table:table-cell table:style-name="ce28" office:value-type="float" office:value="1.19790760123337" calcext:value-type="float">
            <text:p>1,20</text:p>
          </table:table-cell>
          <table:table-cell table:style-name="ce28" office:value-type="float" office:value="-0.603867984822084" calcext:value-type="float">
            <text:p>-0,60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29]+[.I29]" office:value-type="float" office:value="0.354171528600156" calcext:value-type="float">
            <text:p>0,354</text:p>
          </table:table-cell>
          <table:table-cell table:style-name="ce31" table:formula="of:=[.D29]+[.J29]" office:value-type="float" office:value="0.0464950656268593" calcext:value-type="float">
            <text:p>0,046</text:p>
          </table:table-cell>
          <table:table-cell table:style-name="ce31" table:formula="of:=[.E29]+[.K29]" office:value-type="float" office:value="0.0680902865139189" calcext:value-type="float">
            <text:p>0,068</text:p>
          </table:table-cell>
          <table:table-cell table:style-name="ce31" table:formula="of:=[.F29]+[.L29]" office:value-type="float" office:value="1.26599788774729" calcext:value-type="float">
            <text:p>1,266</text:p>
          </table:table-cell>
          <table:table-cell table:style-name="ce31" table:formula="of:=[.G29]+[.M29]" office:value-type="float" office:value="0.662129902925208" calcext:value-type="float">
            <text:p>0,662</text:p>
          </table:table-cell>
          <table:table-cell table:number-columns-repeated="1010"/>
        </table:table-row>
        <table:table-row table:style-name="ro5">
          <table:table-cell table:number-columns-repeated="2"/>
          <table:table-cell table:style-name="ce28" office:value-type="float" office:value="0.616326748534819" calcext:value-type="float">
            <text:p>0,62</text:p>
          </table:table-cell>
          <table:table-cell table:style-name="ce28" office:value-type="float" office:value="-0.722182604075263" calcext:value-type="float">
            <text:p>-0,72</text:p>
          </table:table-cell>
          <table:table-cell table:style-name="ce28" office:value-type="float" office:value="0.550791599532156" calcext:value-type="float">
            <text:p>0,55</text:p>
          </table:table-cell>
          <table:table-cell table:style-name="ce28" office:value-type="float" office:value="-0.886944494112251" calcext:value-type="float">
            <text:p>-0,89</text:p>
          </table:table-cell>
          <table:table-cell table:style-name="ce28" office:value-type="float" office:value="-0.232190936193387" calcext:value-type="float">
            <text:p>-0,23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30]+[.I30]" office:value-type="float" office:value="0.616326748534819" calcext:value-type="float">
            <text:p>0,616</text:p>
          </table:table-cell>
          <table:table-cell table:style-name="ce31" table:formula="of:=[.D30]+[.J30]" office:value-type="float" office:value="-0.105855855540444" calcext:value-type="float">
            <text:p>-0,106</text:p>
          </table:table-cell>
          <table:table-cell table:style-name="ce31" table:formula="of:=[.E30]+[.K30]" office:value-type="float" office:value="0.444935743991712" calcext:value-type="float">
            <text:p>0,445</text:p>
          </table:table-cell>
          <table:table-cell table:style-name="ce31" table:formula="of:=[.F30]+[.L30]" office:value-type="float" office:value="-0.44200875012054" calcext:value-type="float">
            <text:p>-0,442</text:p>
          </table:table-cell>
          <table:table-cell table:style-name="ce31" table:formula="of:=[.G30]+[.M30]" office:value-type="float" office:value="-0.674199686313927" calcext:value-type="float">
            <text:p>-0,674</text:p>
          </table:table-cell>
          <table:table-cell table:number-columns-repeated="1010"/>
        </table:table-row>
        <table:table-row table:style-name="ro5">
          <table:table-cell table:number-columns-repeated="2"/>
          <table:table-cell table:style-name="ce28" office:value-type="float" office:value="0.711881065020319" calcext:value-type="float">
            <text:p>0,71</text:p>
          </table:table-cell>
          <table:table-cell table:style-name="ce28" office:value-type="float" office:value="0.577727038281372" calcext:value-type="float">
            <text:p>0,58</text:p>
          </table:table-cell>
          <table:table-cell table:style-name="ce28" office:value-type="float" office:value="0.592290643360815" calcext:value-type="float">
            <text:p>0,59</text:p>
          </table:table-cell>
          <table:table-cell table:style-name="ce28" office:value-type="float" office:value="0.18917873263631" calcext:value-type="float">
            <text:p>0,19</text:p>
          </table:table-cell>
          <table:table-cell table:style-name="ce28" office:value-type="float" office:value="-0.0347696668606151" calcext:value-type="float">
            <text:p>-0,03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31]+[.I31]" office:value-type="float" office:value="0.711881065020319" calcext:value-type="float">
            <text:p>0,712</text:p>
          </table:table-cell>
          <table:table-cell table:style-name="ce31" table:formula="of:=[.D31]+[.J31]" office:value-type="float" office:value="1.28960810330169" calcext:value-type="float">
            <text:p>1,290</text:p>
          </table:table-cell>
          <table:table-cell table:style-name="ce31" table:formula="of:=[.E31]+[.K31]" office:value-type="float" office:value="1.88189874666251" calcext:value-type="float">
            <text:p>1,882</text:p>
          </table:table-cell>
          <table:table-cell table:style-name="ce31" table:formula="of:=[.F31]+[.L31]" office:value-type="float" office:value="2.07107747929882" calcext:value-type="float">
            <text:p>2,071</text:p>
          </table:table-cell>
          <table:table-cell table:style-name="ce31" table:formula="of:=[.G31]+[.M31]" office:value-type="float" office:value="2.0363078124382" calcext:value-type="float">
            <text:p>2,036</text:p>
          </table:table-cell>
          <table:table-cell table:number-columns-repeated="1010"/>
        </table:table-row>
        <table:table-row table:style-name="ro5">
          <table:table-cell table:number-columns-repeated="2"/>
          <table:table-cell table:style-name="ce28" office:value-type="float" office:value="-0.0760199439919606" calcext:value-type="float">
            <text:p>-0,08</text:p>
          </table:table-cell>
          <table:table-cell table:style-name="ce28" office:value-type="float" office:value="-0.322668345821158" calcext:value-type="float">
            <text:p>-0,32</text:p>
          </table:table-cell>
          <table:table-cell table:style-name="ce28" office:value-type="float" office:value="0.133647509644967" calcext:value-type="float">
            <text:p>0,13</text:p>
          </table:table-cell>
          <table:table-cell table:style-name="ce28" office:value-type="float" office:value="1.1738032955977" calcext:value-type="float">
            <text:p>1,17</text:p>
          </table:table-cell>
          <table:table-cell table:style-name="ce28" office:value-type="float" office:value="-1.53197696189382" calcext:value-type="float">
            <text:p>-1,53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32]+[.I32]" office:value-type="float" office:value="-0.0760199439919606" calcext:value-type="float">
            <text:p>-0,076</text:p>
          </table:table-cell>
          <table:table-cell table:style-name="ce31" table:formula="of:=[.D32]+[.J32]" office:value-type="float" office:value="-0.398688289813119" calcext:value-type="float">
            <text:p>-0,399</text:p>
          </table:table-cell>
          <table:table-cell table:style-name="ce31" table:formula="of:=[.E32]+[.K32]" office:value-type="float" office:value="-0.265040780168152" calcext:value-type="float">
            <text:p>-0,265</text:p>
          </table:table-cell>
          <table:table-cell table:style-name="ce31" table:formula="of:=[.F32]+[.L32]" office:value-type="float" office:value="0.908762515429546" calcext:value-type="float">
            <text:p>0,909</text:p>
          </table:table-cell>
          <table:table-cell table:style-name="ce31" table:formula="of:=[.G32]+[.M32]" office:value-type="float" office:value="-0.623214446464277" calcext:value-type="float">
            <text:p>-0,623</text:p>
          </table:table-cell>
          <table:table-cell table:number-columns-repeated="1010"/>
        </table:table-row>
        <table:table-row table:style-name="ro5">
          <table:table-cell table:number-columns-repeated="2"/>
          <table:table-cell table:style-name="ce28" office:value-type="float" office:value="-1.64985954791054" calcext:value-type="float">
            <text:p>-1,65</text:p>
          </table:table-cell>
          <table:table-cell table:style-name="ce28" office:value-type="float" office:value="0.203529383053012" calcext:value-type="float">
            <text:p>0,20</text:p>
          </table:table-cell>
          <table:table-cell table:style-name="ce28" office:value-type="float" office:value="0.772635196190604" calcext:value-type="float">
            <text:p>0,77</text:p>
          </table:table-cell>
          <table:table-cell table:style-name="ce28" office:value-type="float" office:value="-0.919946897458156" calcext:value-type="float">
            <text:p>-0,92</text:p>
          </table:table-cell>
          <table:table-cell table:style-name="ce28" office:value-type="float" office:value="0.20522822500726" calcext:value-type="float">
            <text:p>0,21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33]+[.I33]" office:value-type="float" office:value="-1.64985954791054" calcext:value-type="float">
            <text:p>-1,650</text:p>
          </table:table-cell>
          <table:table-cell table:style-name="ce31" table:formula="of:=[.D33]+[.J33]" office:value-type="float" office:value="-1.44633016485753" calcext:value-type="float">
            <text:p>-1,446</text:p>
          </table:table-cell>
          <table:table-cell table:style-name="ce31" table:formula="of:=[.E33]+[.K33]" office:value-type="float" office:value="-0.673694968666921" calcext:value-type="float">
            <text:p>-0,674</text:p>
          </table:table-cell>
          <table:table-cell table:style-name="ce31" table:formula="of:=[.F33]+[.L33]" office:value-type="float" office:value="-1.59364186612508" calcext:value-type="float">
            <text:p>-1,594</text:p>
          </table:table-cell>
          <table:table-cell table:style-name="ce31" table:formula="of:=[.G33]+[.M33]" office:value-type="float" office:value="-1.38841364111782" calcext:value-type="float">
            <text:p>-1,388</text:p>
          </table:table-cell>
          <table:table-cell table:number-columns-repeated="1010"/>
        </table:table-row>
        <table:table-row table:style-name="ro5">
          <table:table-cell table:number-columns-repeated="2"/>
          <table:table-cell table:style-name="ce28" office:value-type="float" office:value="1.00529177517284" calcext:value-type="float">
            <text:p>1,01</text:p>
          </table:table-cell>
          <table:table-cell table:style-name="ce28" office:value-type="float" office:value="-0.69180910767472" calcext:value-type="float">
            <text:p>-0,69</text:p>
          </table:table-cell>
          <table:table-cell table:style-name="ce28" office:value-type="float" office:value="0.0709847104141465" calcext:value-type="float">
            <text:p>0,07</text:p>
          </table:table-cell>
          <table:table-cell table:style-name="ce28" office:value-type="float" office:value="-0.0300891799001739" calcext:value-type="float">
            <text:p>-0,03</text:p>
          </table:table-cell>
          <table:table-cell table:style-name="ce28" office:value-type="float" office:value="-0.551207145790362" calcext:value-type="float">
            <text:p>-0,55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34]+[.I34]" office:value-type="float" office:value="1.00529177517284" calcext:value-type="float">
            <text:p>1,005</text:p>
          </table:table-cell>
          <table:table-cell table:style-name="ce31" table:formula="of:=[.D34]+[.J34]" office:value-type="float" office:value="0.31348266749812" calcext:value-type="float">
            <text:p>0,313</text:p>
          </table:table-cell>
          <table:table-cell table:style-name="ce31" table:formula="of:=[.E34]+[.K34]" office:value-type="float" office:value="0.384467377912267" calcext:value-type="float">
            <text:p>0,384</text:p>
          </table:table-cell>
          <table:table-cell table:style-name="ce31" table:formula="of:=[.F34]+[.L34]" office:value-type="float" office:value="0.354378198012093" calcext:value-type="float">
            <text:p>0,354</text:p>
          </table:table-cell>
          <table:table-cell table:style-name="ce31" table:formula="of:=[.G34]+[.M34]" office:value-type="float" office:value="-0.19682894777827" calcext:value-type="float">
            <text:p>-0,197</text:p>
          </table:table-cell>
          <table:table-cell table:number-columns-repeated="1010"/>
        </table:table-row>
        <table:table-row table:style-name="ro5">
          <table:table-cell table:number-columns-repeated="2"/>
          <table:table-cell table:style-name="ce28" office:value-type="float" office:value="0.315552110664926" calcext:value-type="float">
            <text:p>0,32</text:p>
          </table:table-cell>
          <table:table-cell table:style-name="ce28" office:value-type="float" office:value="-0.711157351149272" calcext:value-type="float">
            <text:p>-0,71</text:p>
          </table:table-cell>
          <table:table-cell table:style-name="ce28" office:value-type="float" office:value="0.650425742862557" calcext:value-type="float">
            <text:p>0,65</text:p>
          </table:table-cell>
          <table:table-cell table:style-name="ce28" office:value-type="float" office:value="0.283999331932687" calcext:value-type="float">
            <text:p>0,28</text:p>
          </table:table-cell>
          <table:table-cell table:style-name="ce28" office:value-type="float" office:value="-0.252814909380462" calcext:value-type="float">
            <text:p>-0,25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35]+[.I35]" office:value-type="float" office:value="0.315552110664926" calcext:value-type="float">
            <text:p>0,316</text:p>
          </table:table-cell>
          <table:table-cell table:style-name="ce31" table:formula="of:=[.D35]+[.J35]" office:value-type="float" office:value="-0.395605240484346" calcext:value-type="float">
            <text:p>-0,396</text:p>
          </table:table-cell>
          <table:table-cell table:style-name="ce31" table:formula="of:=[.E35]+[.K35]" office:value-type="float" office:value="0.254820502378212" calcext:value-type="float">
            <text:p>0,255</text:p>
          </table:table-cell>
          <table:table-cell table:style-name="ce31" table:formula="of:=[.F35]+[.L35]" office:value-type="float" office:value="0.538819834310898" calcext:value-type="float">
            <text:p>0,539</text:p>
          </table:table-cell>
          <table:table-cell table:style-name="ce31" table:formula="of:=[.G35]+[.M35]" office:value-type="float" office:value="0.286004924930436" calcext:value-type="float">
            <text:p>0,286</text:p>
          </table:table-cell>
          <table:table-cell table:number-columns-repeated="1010"/>
        </table:table-row>
        <table:table-row table:style-name="ro5">
          <table:table-cell table:number-columns-repeated="2"/>
          <table:table-cell table:style-name="ce28" office:value-type="float" office:value="-1.22288332378741" calcext:value-type="float">
            <text:p>-1,22</text:p>
          </table:table-cell>
          <table:table-cell table:style-name="ce28" office:value-type="float" office:value="0.0284158816029538" calcext:value-type="float">
            <text:p>0,03</text:p>
          </table:table-cell>
          <table:table-cell table:style-name="ce28" office:value-type="float" office:value="-0.790506185380005" calcext:value-type="float">
            <text:p>-0,79</text:p>
          </table:table-cell>
          <table:table-cell table:style-name="ce28" office:value-type="float" office:value="-1.87740143782525" calcext:value-type="float">
            <text:p>-1,88</text:p>
          </table:table-cell>
          <table:table-cell table:style-name="ce28" office:value-type="float" office:value="-0.765246136317215" calcext:value-type="float">
            <text:p>-0,77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36]+[.I36]" office:value-type="float" office:value="-1.22288332378741" calcext:value-type="float">
            <text:p>-1,223</text:p>
          </table:table-cell>
          <table:table-cell table:style-name="ce31" table:formula="of:=[.D36]+[.J36]" office:value-type="float" office:value="-1.19446744218445" calcext:value-type="float">
            <text:p>-1,194</text:p>
          </table:table-cell>
          <table:table-cell table:style-name="ce31" table:formula="of:=[.E36]+[.K36]" office:value-type="float" office:value="-1.98497362756446" calcext:value-type="float">
            <text:p>-1,985</text:p>
          </table:table-cell>
          <table:table-cell table:style-name="ce31" table:formula="of:=[.F36]+[.L36]" office:value-type="float" office:value="-3.86237506538971" calcext:value-type="float">
            <text:p>-3,862</text:p>
          </table:table-cell>
          <table:table-cell table:style-name="ce31" table:formula="of:=[.G36]+[.M36]" office:value-type="float" office:value="-4.62762120170693" calcext:value-type="float">
            <text:p>-4,628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948896473612121" calcext:value-type="float">
            <text:p>-0,95</text:p>
          </table:table-cell>
          <table:table-cell table:style-name="ce28" office:value-type="float" office:value="0.74226610494626" calcext:value-type="float">
            <text:p>0,74</text:p>
          </table:table-cell>
          <table:table-cell table:style-name="ce28" office:value-type="float" office:value="0.06179786593617" calcext:value-type="float">
            <text:p>0,06</text:p>
          </table:table-cell>
          <table:table-cell table:style-name="ce28" office:value-type="float" office:value="-0.205937928452726" calcext:value-type="float">
            <text:p>-0,21</text:p>
          </table:table-cell>
          <table:table-cell table:style-name="ce28" office:value-type="float" office:value="1.31253892902727" calcext:value-type="float">
            <text:p>1,31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37]+[.I37]" office:value-type="float" office:value="-0.948896473612121" calcext:value-type="float">
            <text:p>-0,949</text:p>
          </table:table-cell>
          <table:table-cell table:style-name="ce31" table:formula="of:=[.D37]+[.J37]" office:value-type="float" office:value="-0.206630368665862" calcext:value-type="float">
            <text:p>-0,207</text:p>
          </table:table-cell>
          <table:table-cell table:style-name="ce31" table:formula="of:=[.E37]+[.K37]" office:value-type="float" office:value="-0.144832502729692" calcext:value-type="float">
            <text:p>-0,145</text:p>
          </table:table-cell>
          <table:table-cell table:style-name="ce31" table:formula="of:=[.F37]+[.L37]" office:value-type="float" office:value="-0.350770431182418" calcext:value-type="float">
            <text:p>-0,351</text:p>
          </table:table-cell>
          <table:table-cell table:style-name="ce31" table:formula="of:=[.G37]+[.M37]" office:value-type="float" office:value="0.961768497844853" calcext:value-type="float">
            <text:p>0,96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26689228349757" calcext:value-type="float">
            <text:p>0,27</text:p>
          </table:table-cell>
          <table:table-cell table:style-name="ce28" office:value-type="float" office:value="-0.10040964914779" calcext:value-type="float">
            <text:p>-0,10</text:p>
          </table:table-cell>
          <table:table-cell table:style-name="ce28" office:value-type="float" office:value="0.591709211908841" calcext:value-type="float">
            <text:p>0,59</text:p>
          </table:table-cell>
          <table:table-cell table:style-name="ce28" office:value-type="float" office:value="-1.98555701171536" calcext:value-type="float">
            <text:p>-1,99</text:p>
          </table:table-cell>
          <table:table-cell table:style-name="ce28" office:value-type="float" office:value="-0.626384438843008" calcext:value-type="float">
            <text:p>-0,63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38]+[.I38]" office:value-type="float" office:value="0.26689228349757" calcext:value-type="float">
            <text:p>0,267</text:p>
          </table:table-cell>
          <table:table-cell table:style-name="ce31" table:formula="of:=[.D38]+[.J38]" office:value-type="float" office:value="0.166482634349781" calcext:value-type="float">
            <text:p>0,166</text:p>
          </table:table-cell>
          <table:table-cell table:style-name="ce31" table:formula="of:=[.E38]+[.K38]" office:value-type="float" office:value="0.758191846258621" calcext:value-type="float">
            <text:p>0,758</text:p>
          </table:table-cell>
          <table:table-cell table:style-name="ce31" table:formula="of:=[.F38]+[.L38]" office:value-type="float" office:value="-1.22736516545674" calcext:value-type="float">
            <text:p>-1,227</text:p>
          </table:table-cell>
          <table:table-cell table:style-name="ce31" table:formula="of:=[.G38]+[.M38]" office:value-type="float" office:value="-1.85374960429975" calcext:value-type="float">
            <text:p>-1,854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538177690967763" calcext:value-type="float">
            <text:p>-0,54</text:p>
          </table:table-cell>
          <table:table-cell table:style-name="ce28" office:value-type="float" office:value="0.46516366262127" calcext:value-type="float">
            <text:p>0,47</text:p>
          </table:table-cell>
          <table:table-cell table:style-name="ce28" office:value-type="float" office:value="-0.0893225855485303" calcext:value-type="float">
            <text:p>-0,09</text:p>
          </table:table-cell>
          <table:table-cell table:style-name="ce28" office:value-type="float" office:value="-0.232842293014649" calcext:value-type="float">
            <text:p>-0,23</text:p>
          </table:table-cell>
          <table:table-cell table:style-name="ce28" office:value-type="float" office:value="0.0775084299337491" calcext:value-type="float">
            <text:p>0,08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39]+[.I39]" office:value-type="float" office:value="-0.538177690967763" calcext:value-type="float">
            <text:p>-0,538</text:p>
          </table:table-cell>
          <table:table-cell table:style-name="ce31" table:formula="of:=[.D39]+[.J39]" office:value-type="float" office:value="-0.0730140283464939" calcext:value-type="float">
            <text:p>-0,073</text:p>
          </table:table-cell>
          <table:table-cell table:style-name="ce31" table:formula="of:=[.E39]+[.K39]" office:value-type="float" office:value="-0.162336613895024" calcext:value-type="float">
            <text:p>-0,162</text:p>
          </table:table-cell>
          <table:table-cell table:style-name="ce31" table:formula="of:=[.F39]+[.L39]" office:value-type="float" office:value="-0.395178906909673" calcext:value-type="float">
            <text:p>-0,395</text:p>
          </table:table-cell>
          <table:table-cell table:style-name="ce31" table:formula="of:=[.G39]+[.M39]" office:value-type="float" office:value="-0.317670476975924" calcext:value-type="float">
            <text:p>-0,318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371403903972377" calcext:value-type="float">
            <text:p>-0,37</text:p>
          </table:table-cell>
          <table:table-cell table:style-name="ce28" office:value-type="float" office:value="0.902359264380872" calcext:value-type="float">
            <text:p>0,90</text:p>
          </table:table-cell>
          <table:table-cell table:style-name="ce28" office:value-type="float" office:value="1.00202796252065" calcext:value-type="float">
            <text:p>1,00</text:p>
          </table:table-cell>
          <table:table-cell table:style-name="ce28" office:value-type="float" office:value="1.04069752550284" calcext:value-type="float">
            <text:p>1,04</text:p>
          </table:table-cell>
          <table:table-cell table:style-name="ce28" office:value-type="float" office:value="-1.14122252675966" calcext:value-type="float">
            <text:p>-1,14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40]+[.I40]" office:value-type="float" office:value="-0.371403903972377" calcext:value-type="float">
            <text:p>-0,371</text:p>
          </table:table-cell>
          <table:table-cell table:style-name="ce31" table:formula="of:=[.D40]+[.J40]" office:value-type="float" office:value="0.530955360408496" calcext:value-type="float">
            <text:p>0,531</text:p>
          </table:table-cell>
          <table:table-cell table:style-name="ce31" table:formula="of:=[.E40]+[.K40]" office:value-type="float" office:value="1.53298332292915" calcext:value-type="float">
            <text:p>1,533</text:p>
          </table:table-cell>
          <table:table-cell table:style-name="ce31" table:formula="of:=[.F40]+[.L40]" office:value-type="float" office:value="2.57368084843199" calcext:value-type="float">
            <text:p>2,574</text:p>
          </table:table-cell>
          <table:table-cell table:style-name="ce31" table:formula="of:=[.G40]+[.M40]" office:value-type="float" office:value="1.43245832167233" calcext:value-type="float">
            <text:p>1,43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279628588133006" calcext:value-type="float">
            <text:p>-0,28</text:p>
          </table:table-cell>
          <table:table-cell table:style-name="ce28" office:value-type="float" office:value="0.0729259152971947" calcext:value-type="float">
            <text:p>0,07</text:p>
          </table:table-cell>
          <table:table-cell table:style-name="ce28" office:value-type="float" office:value="0.678868015339029" calcext:value-type="float">
            <text:p>0,68</text:p>
          </table:table-cell>
          <table:table-cell table:style-name="ce28" office:value-type="float" office:value="-1.31950067278476" calcext:value-type="float">
            <text:p>-1,32</text:p>
          </table:table-cell>
          <table:table-cell table:style-name="ce28" office:value-type="float" office:value="-0.303333848068477" calcext:value-type="float">
            <text:p>-0,30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41]+[.I41]" office:value-type="float" office:value="-0.279628588133006" calcext:value-type="float">
            <text:p>-0,280</text:p>
          </table:table-cell>
          <table:table-cell table:style-name="ce31" table:formula="of:=[.D41]+[.J41]" office:value-type="float" office:value="-0.206702672835811" calcext:value-type="float">
            <text:p>-0,207</text:p>
          </table:table-cell>
          <table:table-cell table:style-name="ce31" table:formula="of:=[.E41]+[.K41]" office:value-type="float" office:value="0.472165342503219" calcext:value-type="float">
            <text:p>0,472</text:p>
          </table:table-cell>
          <table:table-cell table:style-name="ce31" table:formula="of:=[.F41]+[.L41]" office:value-type="float" office:value="-0.847335330281538" calcext:value-type="float">
            <text:p>-0,847</text:p>
          </table:table-cell>
          <table:table-cell table:style-name="ce31" table:formula="of:=[.G41]+[.M41]" office:value-type="float" office:value="-1.15066917835002" calcext:value-type="float">
            <text:p>-1,151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887589710118038" calcext:value-type="float">
            <text:p>-0,89</text:p>
          </table:table-cell>
          <table:table-cell table:style-name="ce28" office:value-type="float" office:value="-0.404027756311646" calcext:value-type="float">
            <text:p>-0,40</text:p>
          </table:table-cell>
          <table:table-cell table:style-name="ce28" office:value-type="float" office:value="0.227987523201371" calcext:value-type="float">
            <text:p>0,23</text:p>
          </table:table-cell>
          <table:table-cell table:style-name="ce28" office:value-type="float" office:value="0.581769529136239" calcext:value-type="float">
            <text:p>0,58</text:p>
          </table:table-cell>
          <table:table-cell table:style-name="ce28" office:value-type="float" office:value="1.06111262565914" calcext:value-type="float">
            <text:p>1,06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42]+[.I42]" office:value-type="float" office:value="-0.887589710118038" calcext:value-type="float">
            <text:p>-0,888</text:p>
          </table:table-cell>
          <table:table-cell table:style-name="ce31" table:formula="of:=[.D42]+[.J42]" office:value-type="float" office:value="-1.29161746642968" calcext:value-type="float">
            <text:p>-1,292</text:p>
          </table:table-cell>
          <table:table-cell table:style-name="ce31" table:formula="of:=[.E42]+[.K42]" office:value-type="float" office:value="-1.06362994322831" calcext:value-type="float">
            <text:p>-1,064</text:p>
          </table:table-cell>
          <table:table-cell table:style-name="ce31" table:formula="of:=[.F42]+[.L42]" office:value-type="float" office:value="-0.481860414092074" calcext:value-type="float">
            <text:p>-0,482</text:p>
          </table:table-cell>
          <table:table-cell table:style-name="ce31" table:formula="of:=[.G42]+[.M42]" office:value-type="float" office:value="0.579252211567064" calcext:value-type="float">
            <text:p>0,579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1.30134282747911" calcext:value-type="float">
            <text:p>-1,30</text:p>
          </table:table-cell>
          <table:table-cell table:style-name="ce28" office:value-type="float" office:value="-0.339818948919882" calcext:value-type="float">
            <text:p>-0,34</text:p>
          </table:table-cell>
          <table:table-cell table:style-name="ce28" office:value-type="float" office:value="0.267127345480401" calcext:value-type="float">
            <text:p>0,27</text:p>
          </table:table-cell>
          <table:table-cell table:style-name="ce28" office:value-type="float" office:value="-0.340770832370748" calcext:value-type="float">
            <text:p>-0,34</text:p>
          </table:table-cell>
          <table:table-cell table:style-name="ce28" office:value-type="float" office:value="-0.75614231329339" calcext:value-type="float">
            <text:p>-0,76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43]+[.I43]" office:value-type="float" office:value="-1.30134282747911" calcext:value-type="float">
            <text:p>-1,301</text:p>
          </table:table-cell>
          <table:table-cell table:style-name="ce31" table:formula="of:=[.D43]+[.J43]" office:value-type="float" office:value="-1.64116177639899" calcext:value-type="float">
            <text:p>-1,641</text:p>
          </table:table-cell>
          <table:table-cell table:style-name="ce31" table:formula="of:=[.E43]+[.K43]" office:value-type="float" office:value="-1.37403443091859" calcext:value-type="float">
            <text:p>-1,374</text:p>
          </table:table-cell>
          <table:table-cell table:style-name="ce31" table:formula="of:=[.F43]+[.L43]" office:value-type="float" office:value="-1.71480526328934" calcext:value-type="float">
            <text:p>-1,715</text:p>
          </table:table-cell>
          <table:table-cell table:style-name="ce31" table:formula="of:=[.G43]+[.M43]" office:value-type="float" office:value="-2.47094757658273" calcext:value-type="float">
            <text:p>-2,471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551810575963568" calcext:value-type="float">
            <text:p>0,55</text:p>
          </table:table-cell>
          <table:table-cell table:style-name="ce28" office:value-type="float" office:value="-0.430220075000518" calcext:value-type="float">
            <text:p>-0,43</text:p>
          </table:table-cell>
          <table:table-cell table:style-name="ce28" office:value-type="float" office:value="-0.18177268157355" calcext:value-type="float">
            <text:p>-0,18</text:p>
          </table:table-cell>
          <table:table-cell table:style-name="ce28" office:value-type="float" office:value="0.623120551328637" calcext:value-type="float">
            <text:p>0,62</text:p>
          </table:table-cell>
          <table:table-cell table:style-name="ce28" office:value-type="float" office:value="-0.111749371180583" calcext:value-type="float">
            <text:p>-0,11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44]+[.I44]" office:value-type="float" office:value="0.551810575963568" calcext:value-type="float">
            <text:p>0,552</text:p>
          </table:table-cell>
          <table:table-cell table:style-name="ce31" table:formula="of:=[.D44]+[.J44]" office:value-type="float" office:value="0.121590500963049" calcext:value-type="float">
            <text:p>0,122</text:p>
          </table:table-cell>
          <table:table-cell table:style-name="ce31" table:formula="of:=[.E44]+[.K44]" office:value-type="float" office:value="-0.0601821806105006" calcext:value-type="float">
            <text:p>-0,060</text:p>
          </table:table-cell>
          <table:table-cell table:style-name="ce31" table:formula="of:=[.F44]+[.L44]" office:value-type="float" office:value="0.562938370718136" calcext:value-type="float">
            <text:p>0,563</text:p>
          </table:table-cell>
          <table:table-cell table:style-name="ce31" table:formula="of:=[.G44]+[.M44]" office:value-type="float" office:value="0.451188999537553" calcext:value-type="float">
            <text:p>0,451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794358097820694" calcext:value-type="float">
            <text:p>0,79</text:p>
          </table:table-cell>
          <table:table-cell table:style-name="ce28" office:value-type="float" office:value="0.0552716702033234" calcext:value-type="float">
            <text:p>0,06</text:p>
          </table:table-cell>
          <table:table-cell table:style-name="ce28" office:value-type="float" office:value="-0.629639243558327" calcext:value-type="float">
            <text:p>-0,63</text:p>
          </table:table-cell>
          <table:table-cell table:style-name="ce28" office:value-type="float" office:value="1.85876186972936" calcext:value-type="float">
            <text:p>1,86</text:p>
          </table:table-cell>
          <table:table-cell table:style-name="ce28" office:value-type="float" office:value="0.0341525903609408" calcext:value-type="float">
            <text:p>0,03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45]+[.I45]" office:value-type="float" office:value="0.794358097820694" calcext:value-type="float">
            <text:p>0,794</text:p>
          </table:table-cell>
          <table:table-cell table:style-name="ce31" table:formula="of:=[.D45]+[.J45]" office:value-type="float" office:value="0.849629768024017" calcext:value-type="float">
            <text:p>0,850</text:p>
          </table:table-cell>
          <table:table-cell table:style-name="ce31" table:formula="of:=[.E45]+[.K45]" office:value-type="float" office:value="0.21999052446569" calcext:value-type="float">
            <text:p>0,220</text:p>
          </table:table-cell>
          <table:table-cell table:style-name="ce31" table:formula="of:=[.F45]+[.L45]" office:value-type="float" office:value="2.07875239419505" calcext:value-type="float">
            <text:p>2,079</text:p>
          </table:table-cell>
          <table:table-cell table:style-name="ce31" table:formula="of:=[.G45]+[.M45]" office:value-type="float" office:value="2.11290498455599" calcext:value-type="float">
            <text:p>2,11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408220170295798" calcext:value-type="float">
            <text:p>-0,41</text:p>
          </table:table-cell>
          <table:table-cell table:style-name="ce28" office:value-type="float" office:value="-0.555870809819141" calcext:value-type="float">
            <text:p>-0,56</text:p>
          </table:table-cell>
          <table:table-cell table:style-name="ce28" office:value-type="float" office:value="-0.821271792177975" calcext:value-type="float">
            <text:p>-0,82</text:p>
          </table:table-cell>
          <table:table-cell table:style-name="ce28" office:value-type="float" office:value="0.846023514048468" calcext:value-type="float">
            <text:p>0,85</text:p>
          </table:table-cell>
          <table:table-cell table:style-name="ce28" office:value-type="float" office:value="1.31945315485213" calcext:value-type="float">
            <text:p>1,32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46]+[.I46]" office:value-type="float" office:value="-0.408220170295798" calcext:value-type="float">
            <text:p>-0,408</text:p>
          </table:table-cell>
          <table:table-cell table:style-name="ce31" table:formula="of:=[.D46]+[.J46]" office:value-type="float" office:value="-0.964090980114938" calcext:value-type="float">
            <text:p>-0,964</text:p>
          </table:table-cell>
          <table:table-cell table:style-name="ce31" table:formula="of:=[.E46]+[.K46]" office:value-type="float" office:value="-1.78536277229291" calcext:value-type="float">
            <text:p>-1,785</text:p>
          </table:table-cell>
          <table:table-cell table:style-name="ce31" table:formula="of:=[.F46]+[.L46]" office:value-type="float" office:value="-0.939339258244445" calcext:value-type="float">
            <text:p>-0,939</text:p>
          </table:table-cell>
          <table:table-cell table:style-name="ce31" table:formula="of:=[.G46]+[.M46]" office:value-type="float" office:value="0.380113896607685" calcext:value-type="float">
            <text:p>0,38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0490126041218325" calcext:value-type="float">
            <text:p>-0,05</text:p>
          </table:table-cell>
          <table:table-cell table:style-name="ce28" office:value-type="float" office:value="0.131351116018608" calcext:value-type="float">
            <text:p>0,13</text:p>
          </table:table-cell>
          <table:table-cell table:style-name="ce28" office:value-type="float" office:value="0.0559545895032348" calcext:value-type="float">
            <text:p>0,06</text:p>
          </table:table-cell>
          <table:table-cell table:style-name="ce28" office:value-type="float" office:value="-0.954388916641256" calcext:value-type="float">
            <text:p>-0,95</text:p>
          </table:table-cell>
          <table:table-cell table:style-name="ce28" office:value-type="float" office:value="0.150037286064904" calcext:value-type="float">
            <text:p>0,15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47]+[.I47]" office:value-type="float" office:value="-0.0490126041218325" calcext:value-type="float">
            <text:p>-0,049</text:p>
          </table:table-cell>
          <table:table-cell table:style-name="ce31" table:formula="of:=[.D47]+[.J47]" office:value-type="float" office:value="0.082338511896776" calcext:value-type="float">
            <text:p>0,082</text:p>
          </table:table-cell>
          <table:table-cell table:style-name="ce31" table:formula="of:=[.E47]+[.K47]" office:value-type="float" office:value="0.138293101400011" calcext:value-type="float">
            <text:p>0,138</text:p>
          </table:table-cell>
          <table:table-cell table:style-name="ce31" table:formula="of:=[.F47]+[.L47]" office:value-type="float" office:value="-0.816095815241245" calcext:value-type="float">
            <text:p>-0,816</text:p>
          </table:table-cell>
          <table:table-cell table:style-name="ce31" table:formula="of:=[.G47]+[.M47]" office:value-type="float" office:value="-0.666058529176342" calcext:value-type="float">
            <text:p>-0,666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172560264433438" calcext:value-type="float">
            <text:p>0,17</text:p>
          </table:table-cell>
          <table:table-cell table:style-name="ce28" office:value-type="float" office:value="1.75400090309845" calcext:value-type="float">
            <text:p>1,75</text:p>
          </table:table-cell>
          <table:table-cell table:style-name="ce28" office:value-type="float" office:value="0.491691741998144" calcext:value-type="float">
            <text:p>0,49</text:p>
          </table:table-cell>
          <table:table-cell table:style-name="ce28" office:value-type="float" office:value="0.728922922262173" calcext:value-type="float">
            <text:p>0,73</text:p>
          </table:table-cell>
          <table:table-cell table:style-name="ce28" office:value-type="float" office:value="0.485050327069096" calcext:value-type="float">
            <text:p>0,49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48]+[.I48]" office:value-type="float" office:value="0.172560264433438" calcext:value-type="float">
            <text:p>0,173</text:p>
          </table:table-cell>
          <table:table-cell table:style-name="ce31" table:formula="of:=[.D48]+[.J48]" office:value-type="float" office:value="1.92656116753189" calcext:value-type="float">
            <text:p>1,927</text:p>
          </table:table-cell>
          <table:table-cell table:style-name="ce31" table:formula="of:=[.E48]+[.K48]" office:value-type="float" office:value="2.41825290953003" calcext:value-type="float">
            <text:p>2,418</text:p>
          </table:table-cell>
          <table:table-cell table:style-name="ce31" table:formula="of:=[.F48]+[.L48]" office:value-type="float" office:value="3.14717583179221" calcext:value-type="float">
            <text:p>3,147</text:p>
          </table:table-cell>
          <table:table-cell table:style-name="ce31" table:formula="of:=[.G48]+[.M48]" office:value-type="float" office:value="3.6322261588613" calcext:value-type="float">
            <text:p>3,63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1.11544252543526" calcext:value-type="float">
            <text:p>-1,12</text:p>
          </table:table-cell>
          <table:table-cell table:style-name="ce28" office:value-type="float" office:value="-0.911601516951779" calcext:value-type="float">
            <text:p>-0,91</text:p>
          </table:table-cell>
          <table:table-cell table:style-name="ce28" office:value-type="float" office:value="2.5002718270306" calcext:value-type="float">
            <text:p>2,50</text:p>
          </table:table-cell>
          <table:table-cell table:style-name="ce28" office:value-type="float" office:value="0.221707742754175" calcext:value-type="float">
            <text:p>0,22</text:p>
          </table:table-cell>
          <table:table-cell table:style-name="ce28" office:value-type="float" office:value="1.47008668310175" calcext:value-type="float">
            <text:p>1,47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49]+[.I49]" office:value-type="float" office:value="-1.11544252543526" calcext:value-type="float">
            <text:p>-1,115</text:p>
          </table:table-cell>
          <table:table-cell table:style-name="ce31" table:formula="of:=[.D49]+[.J49]" office:value-type="float" office:value="-2.02704404238704" calcext:value-type="float">
            <text:p>-2,027</text:p>
          </table:table-cell>
          <table:table-cell table:style-name="ce31" table:formula="of:=[.E49]+[.K49]" office:value-type="float" office:value="0.473227784643564" calcext:value-type="float">
            <text:p>0,473</text:p>
          </table:table-cell>
          <table:table-cell table:style-name="ce31" table:formula="of:=[.F49]+[.L49]" office:value-type="float" office:value="0.694935527397739" calcext:value-type="float">
            <text:p>0,695</text:p>
          </table:table-cell>
          <table:table-cell table:style-name="ce31" table:formula="of:=[.G49]+[.M49]" office:value-type="float" office:value="2.16502221049949" calcext:value-type="float">
            <text:p>2,16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479114188930237" calcext:value-type="float">
            <text:p>-0,48</text:p>
          </table:table-cell>
          <table:table-cell table:style-name="ce28" office:value-type="float" office:value="-0.251678384245122" calcext:value-type="float">
            <text:p>-0,25</text:p>
          </table:table-cell>
          <table:table-cell table:style-name="ce28" office:value-type="float" office:value="-0.187466351372013" calcext:value-type="float">
            <text:p>-0,19</text:p>
          </table:table-cell>
          <table:table-cell table:style-name="ce28" office:value-type="float" office:value="-1.38266729137249" calcext:value-type="float">
            <text:p>-1,38</text:p>
          </table:table-cell>
          <table:table-cell table:style-name="ce28" office:value-type="float" office:value="-0.537713529676641" calcext:value-type="float">
            <text:p>-0,54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50]+[.I50]" office:value-type="float" office:value="-0.479114188930237" calcext:value-type="float">
            <text:p>-0,479</text:p>
          </table:table-cell>
          <table:table-cell table:style-name="ce31" table:formula="of:=[.D50]+[.J50]" office:value-type="float" office:value="-0.730792573175359" calcext:value-type="float">
            <text:p>-0,731</text:p>
          </table:table-cell>
          <table:table-cell table:style-name="ce31" table:formula="of:=[.E50]+[.K50]" office:value-type="float" office:value="-0.918258924547372" calcext:value-type="float">
            <text:p>-0,918</text:p>
          </table:table-cell>
          <table:table-cell table:style-name="ce31" table:formula="of:=[.F50]+[.L50]" office:value-type="float" office:value="-2.30092621591986" calcext:value-type="float">
            <text:p>-2,301</text:p>
          </table:table-cell>
          <table:table-cell table:style-name="ce31" table:formula="of:=[.G50]+[.M50]" office:value-type="float" office:value="-2.8386397455965" calcext:value-type="float">
            <text:p>-2,839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0958403410423797" calcext:value-type="float">
            <text:p>0,10</text:p>
          </table:table-cell>
          <table:table-cell table:style-name="ce28" office:value-type="float" office:value="0.563158144801279" calcext:value-type="float">
            <text:p>0,56</text:p>
          </table:table-cell>
          <table:table-cell table:style-name="ce28" office:value-type="float" office:value="0.342788153840168" calcext:value-type="float">
            <text:p>0,34</text:p>
          </table:table-cell>
          <table:table-cell table:style-name="ce28" office:value-type="float" office:value="-0.538668779707559" calcext:value-type="float">
            <text:p>-0,54</text:p>
          </table:table-cell>
          <table:table-cell table:style-name="ce28" office:value-type="float" office:value="-0.870033502218301" calcext:value-type="float">
            <text:p>-0,87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51]+[.I51]" office:value-type="float" office:value="0.0958403410423797" calcext:value-type="float">
            <text:p>0,096</text:p>
          </table:table-cell>
          <table:table-cell table:style-name="ce31" table:formula="of:=[.D51]+[.J51]" office:value-type="float" office:value="0.658998485843659" calcext:value-type="float">
            <text:p>0,659</text:p>
          </table:table-cell>
          <table:table-cell table:style-name="ce31" table:formula="of:=[.E51]+[.K51]" office:value-type="float" office:value="1.00178663968383" calcext:value-type="float">
            <text:p>1,002</text:p>
          </table:table-cell>
          <table:table-cell table:style-name="ce31" table:formula="of:=[.F51]+[.L51]" office:value-type="float" office:value="0.463117859976268" calcext:value-type="float">
            <text:p>0,463</text:p>
          </table:table-cell>
          <table:table-cell table:style-name="ce31" table:formula="of:=[.G51]+[.M51]" office:value-type="float" office:value="-0.406915642242033" calcext:value-type="float">
            <text:p>-0,407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121816615254159" calcext:value-type="float">
            <text:p>0,12</text:p>
          </table:table-cell>
          <table:table-cell table:style-name="ce28" office:value-type="float" office:value="-0.795293706357581" calcext:value-type="float">
            <text:p>-0,80</text:p>
          </table:table-cell>
          <table:table-cell table:style-name="ce28" office:value-type="float" office:value="-0.233094506915532" calcext:value-type="float">
            <text:p>-0,23</text:p>
          </table:table-cell>
          <table:table-cell table:style-name="ce28" office:value-type="float" office:value="1.18571282055395" calcext:value-type="float">
            <text:p>1,19</text:p>
          </table:table-cell>
          <table:table-cell table:style-name="ce28" office:value-type="float" office:value="0.410692279066617" calcext:value-type="float">
            <text:p>0,41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52]+[.I52]" office:value-type="float" office:value="0.121816615254159" calcext:value-type="float">
            <text:p>0,122</text:p>
          </table:table-cell>
          <table:table-cell table:style-name="ce31" table:formula="of:=[.D52]+[.J52]" office:value-type="float" office:value="-0.673477091103422" calcext:value-type="float">
            <text:p>-0,673</text:p>
          </table:table-cell>
          <table:table-cell table:style-name="ce31" table:formula="of:=[.E52]+[.K52]" office:value-type="float" office:value="-0.906571598018954" calcext:value-type="float">
            <text:p>-0,907</text:p>
          </table:table-cell>
          <table:table-cell table:style-name="ce31" table:formula="of:=[.F52]+[.L52]" office:value-type="float" office:value="0.279141222534995" calcext:value-type="float">
            <text:p>0,279</text:p>
          </table:table-cell>
          <table:table-cell table:style-name="ce31" table:formula="of:=[.G52]+[.M52]" office:value-type="float" office:value="0.689833501601612" calcext:value-type="float">
            <text:p>0,69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1.43957434333196" calcext:value-type="float">
            <text:p>-1,44</text:p>
          </table:table-cell>
          <table:table-cell table:style-name="ce28" office:value-type="float" office:value="-0.745287117670025" calcext:value-type="float">
            <text:p>-0,75</text:p>
          </table:table-cell>
          <table:table-cell table:style-name="ce28" office:value-type="float" office:value="0.135495901512395" calcext:value-type="float">
            <text:p>0,14</text:p>
          </table:table-cell>
          <table:table-cell table:style-name="ce28" office:value-type="float" office:value="0.970717033924634" calcext:value-type="float">
            <text:p>0,97</text:p>
          </table:table-cell>
          <table:table-cell table:style-name="ce28" office:value-type="float" office:value="0.055624796003992" calcext:value-type="float">
            <text:p>0,06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53]+[.I53]" office:value-type="float" office:value="-1.43957434333196" calcext:value-type="float">
            <text:p>-1,440</text:p>
          </table:table-cell>
          <table:table-cell table:style-name="ce31" table:formula="of:=[.D53]+[.J53]" office:value-type="float" office:value="-2.18486146100199" calcext:value-type="float">
            <text:p>-2,185</text:p>
          </table:table-cell>
          <table:table-cell table:style-name="ce31" table:formula="of:=[.E53]+[.K53]" office:value-type="float" office:value="-2.04936555948959" calcext:value-type="float">
            <text:p>-2,049</text:p>
          </table:table-cell>
          <table:table-cell table:style-name="ce31" table:formula="of:=[.F53]+[.L53]" office:value-type="float" office:value="-1.07864852556496" calcext:value-type="float">
            <text:p>-1,079</text:p>
          </table:table-cell>
          <table:table-cell table:style-name="ce31" table:formula="of:=[.G53]+[.M53]" office:value-type="float" office:value="-1.02302372956096" calcext:value-type="float">
            <text:p>-1,02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732596772826722" calcext:value-type="float">
            <text:p>-0,73</text:p>
          </table:table-cell>
          <table:table-cell table:style-name="ce28" office:value-type="float" office:value="0.448238842720601" calcext:value-type="float">
            <text:p>0,45</text:p>
          </table:table-cell>
          <table:table-cell table:style-name="ce28" office:value-type="float" office:value="-0.678767434864823" calcext:value-type="float">
            <text:p>-0,68</text:p>
          </table:table-cell>
          <table:table-cell table:style-name="ce28" office:value-type="float" office:value="0.382416259407995" calcext:value-type="float">
            <text:p>0,38</text:p>
          </table:table-cell>
          <table:table-cell table:style-name="ce28" office:value-type="float" office:value="-1.17254567758044" calcext:value-type="float">
            <text:p>-1,17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54]+[.I54]" office:value-type="float" office:value="-0.732596772826722" calcext:value-type="float">
            <text:p>-0,733</text:p>
          </table:table-cell>
          <table:table-cell table:style-name="ce31" table:formula="of:=[.D54]+[.J54]" office:value-type="float" office:value="-0.284357930106121" calcext:value-type="float">
            <text:p>-0,284</text:p>
          </table:table-cell>
          <table:table-cell table:style-name="ce31" table:formula="of:=[.E54]+[.K54]" office:value-type="float" office:value="-0.963125364970944" calcext:value-type="float">
            <text:p>-0,963</text:p>
          </table:table-cell>
          <table:table-cell table:style-name="ce31" table:formula="of:=[.F54]+[.L54]" office:value-type="float" office:value="-0.580709105562949" calcext:value-type="float">
            <text:p>-0,581</text:p>
          </table:table-cell>
          <table:table-cell table:style-name="ce31" table:formula="of:=[.G54]+[.M54]" office:value-type="float" office:value="-1.75325478314339" calcext:value-type="float">
            <text:p>-1,75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1.40548641615929" calcext:value-type="float">
            <text:p>1,41</text:p>
          </table:table-cell>
          <table:table-cell table:style-name="ce28" office:value-type="float" office:value="-0.693530621028769" calcext:value-type="float">
            <text:p>-0,69</text:p>
          </table:table-cell>
          <table:table-cell table:style-name="ce28" office:value-type="float" office:value="-0.192006683440126" calcext:value-type="float">
            <text:p>-0,19</text:p>
          </table:table-cell>
          <table:table-cell table:style-name="ce28" office:value-type="float" office:value="-0.472572312272727" calcext:value-type="float">
            <text:p>-0,47</text:p>
          </table:table-cell>
          <table:table-cell table:style-name="ce28" office:value-type="float" office:value="0.473690225730467" calcext:value-type="float">
            <text:p>0,47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55]+[.I55]" office:value-type="float" office:value="1.40548641615929" calcext:value-type="float">
            <text:p>1,405</text:p>
          </table:table-cell>
          <table:table-cell table:style-name="ce31" table:formula="of:=[.D55]+[.J55]" office:value-type="float" office:value="0.71195579513052" calcext:value-type="float">
            <text:p>0,712</text:p>
          </table:table-cell>
          <table:table-cell table:style-name="ce31" table:formula="of:=[.E55]+[.K55]" office:value-type="float" office:value="0.519949111690394" calcext:value-type="float">
            <text:p>0,520</text:p>
          </table:table-cell>
          <table:table-cell table:style-name="ce31" table:formula="of:=[.F55]+[.L55]" office:value-type="float" office:value="0.0473767994176667" calcext:value-type="float">
            <text:p>0,047</text:p>
          </table:table-cell>
          <table:table-cell table:style-name="ce31" table:formula="of:=[.G55]+[.M55]" office:value-type="float" office:value="0.521067025148134" calcext:value-type="float">
            <text:p>0,521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242060305914665" calcext:value-type="float">
            <text:p>0,24</text:p>
          </table:table-cell>
          <table:table-cell table:style-name="ce28" office:value-type="float" office:value="1.04207336644477" calcext:value-type="float">
            <text:p>1,04</text:p>
          </table:table-cell>
          <table:table-cell table:style-name="ce28" office:value-type="float" office:value="0.35177392737977" calcext:value-type="float">
            <text:p>0,35</text:p>
          </table:table-cell>
          <table:table-cell table:style-name="ce28" office:value-type="float" office:value="-0.34415311567444" calcext:value-type="float">
            <text:p>-0,34</text:p>
          </table:table-cell>
          <table:table-cell table:style-name="ce28" office:value-type="float" office:value="0.133109610278518" calcext:value-type="float">
            <text:p>0,13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56]+[.I56]" office:value-type="float" office:value="0.242060305914665" calcext:value-type="float">
            <text:p>0,242</text:p>
          </table:table-cell>
          <table:table-cell table:style-name="ce31" table:formula="of:=[.D56]+[.J56]" office:value-type="float" office:value="1.28413367235943" calcext:value-type="float">
            <text:p>1,284</text:p>
          </table:table-cell>
          <table:table-cell table:style-name="ce31" table:formula="of:=[.E56]+[.K56]" office:value-type="float" office:value="1.6359075997392" calcext:value-type="float">
            <text:p>1,636</text:p>
          </table:table-cell>
          <table:table-cell table:style-name="ce31" table:formula="of:=[.F56]+[.L56]" office:value-type="float" office:value="1.29175448406476" calcext:value-type="float">
            <text:p>1,292</text:p>
          </table:table-cell>
          <table:table-cell table:style-name="ce31" table:formula="of:=[.G56]+[.M56]" office:value-type="float" office:value="1.42486409434328" calcext:value-type="float">
            <text:p>1,42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218846426499361" calcext:value-type="float">
            <text:p>0,22</text:p>
          </table:table-cell>
          <table:table-cell table:style-name="ce28" office:value-type="float" office:value="-1.0659123068494" calcext:value-type="float">
            <text:p>-1,07</text:p>
          </table:table-cell>
          <table:table-cell table:style-name="ce28" office:value-type="float" office:value="-0.371093780798683" calcext:value-type="float">
            <text:p>-0,37</text:p>
          </table:table-cell>
          <table:table-cell table:style-name="ce28" office:value-type="float" office:value="-0.371868570405477" calcext:value-type="float">
            <text:p>-0,37</text:p>
          </table:table-cell>
          <table:table-cell table:style-name="ce28" office:value-type="float" office:value="-0.635557630470614" calcext:value-type="float">
            <text:p>-0,64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57]+[.I57]" office:value-type="float" office:value="0.218846426499361" calcext:value-type="float">
            <text:p>0,219</text:p>
          </table:table-cell>
          <table:table-cell table:style-name="ce31" table:formula="of:=[.D57]+[.J57]" office:value-type="float" office:value="-0.847065880350042" calcext:value-type="float">
            <text:p>-0,847</text:p>
          </table:table-cell>
          <table:table-cell table:style-name="ce31" table:formula="of:=[.E57]+[.K57]" office:value-type="float" office:value="-1.21815966114872" calcext:value-type="float">
            <text:p>-1,218</text:p>
          </table:table-cell>
          <table:table-cell table:style-name="ce31" table:formula="of:=[.F57]+[.L57]" office:value-type="float" office:value="-1.5900282315542" calcext:value-type="float">
            <text:p>-1,590</text:p>
          </table:table-cell>
          <table:table-cell table:style-name="ce31" table:formula="of:=[.G57]+[.M57]" office:value-type="float" office:value="-2.22558586202482" calcext:value-type="float">
            <text:p>-2,226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3726146560471" calcext:value-type="float">
            <text:p>0,37</text:p>
          </table:table-cell>
          <table:table-cell table:style-name="ce28" office:value-type="float" office:value="0.235788725551836" calcext:value-type="float">
            <text:p>0,24</text:p>
          </table:table-cell>
          <table:table-cell table:style-name="ce28" office:value-type="float" office:value="1.8865591741476" calcext:value-type="float">
            <text:p>1,89</text:p>
          </table:table-cell>
          <table:table-cell table:style-name="ce28" office:value-type="float" office:value="-0.55587293611968" calcext:value-type="float">
            <text:p>-0,56</text:p>
          </table:table-cell>
          <table:table-cell table:style-name="ce28" office:value-type="float" office:value="0.407653094181519" calcext:value-type="float">
            <text:p>0,41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58]+[.I58]" office:value-type="float" office:value="0.3726146560471" calcext:value-type="float">
            <text:p>0,373</text:p>
          </table:table-cell>
          <table:table-cell table:style-name="ce31" table:formula="of:=[.D58]+[.J58]" office:value-type="float" office:value="0.608403381598936" calcext:value-type="float">
            <text:p>0,608</text:p>
          </table:table-cell>
          <table:table-cell table:style-name="ce31" table:formula="of:=[.E58]+[.K58]" office:value-type="float" office:value="2.49496255574654" calcext:value-type="float">
            <text:p>2,495</text:p>
          </table:table-cell>
          <table:table-cell table:style-name="ce31" table:formula="of:=[.F58]+[.L58]" office:value-type="float" office:value="1.93908961962686" calcext:value-type="float">
            <text:p>1,939</text:p>
          </table:table-cell>
          <table:table-cell table:style-name="ce31" table:formula="of:=[.G58]+[.M58]" office:value-type="float" office:value="2.34674271380838" calcext:value-type="float">
            <text:p>2,347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0365886296465106" calcext:value-type="float">
            <text:p>0,04</text:p>
          </table:table-cell>
          <table:table-cell table:style-name="ce28" office:value-type="float" office:value="1.29531350027836" calcext:value-type="float">
            <text:p>1,30</text:p>
          </table:table-cell>
          <table:table-cell table:style-name="ce28" office:value-type="float" office:value="-1.00789437301402" calcext:value-type="float">
            <text:p>-1,01</text:p>
          </table:table-cell>
          <table:table-cell table:style-name="ce28" office:value-type="float" office:value="-0.425917587243405" calcext:value-type="float">
            <text:p>-0,43</text:p>
          </table:table-cell>
          <table:table-cell table:style-name="ce28" office:value-type="float" office:value="-0.303713988226533" calcext:value-type="float">
            <text:p>-0,30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59]+[.I59]" office:value-type="float" office:value="0.0365886296465106" calcext:value-type="float">
            <text:p>0,037</text:p>
          </table:table-cell>
          <table:table-cell table:style-name="ce31" table:formula="of:=[.D59]+[.J59]" office:value-type="float" office:value="1.33190212992487" calcext:value-type="float">
            <text:p>1,332</text:p>
          </table:table-cell>
          <table:table-cell table:style-name="ce31" table:formula="of:=[.E59]+[.K59]" office:value-type="float" office:value="0.324007756910845" calcext:value-type="float">
            <text:p>0,324</text:p>
          </table:table-cell>
          <table:table-cell table:style-name="ce31" table:formula="of:=[.F59]+[.L59]" office:value-type="float" office:value="-0.101909830332561" calcext:value-type="float">
            <text:p>-0,102</text:p>
          </table:table-cell>
          <table:table-cell table:style-name="ce31" table:formula="of:=[.G59]+[.M59]" office:value-type="float" office:value="-0.405623818559093" calcext:value-type="float">
            <text:p>-0,406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378546770141356" calcext:value-type="float">
            <text:p>0,38</text:p>
          </table:table-cell>
          <table:table-cell table:style-name="ce28" office:value-type="float" office:value="-0.360858499158552" calcext:value-type="float">
            <text:p>-0,36</text:p>
          </table:table-cell>
          <table:table-cell table:style-name="ce28" office:value-type="float" office:value="0.469712555076407" calcext:value-type="float">
            <text:p>0,47</text:p>
          </table:table-cell>
          <table:table-cell table:style-name="ce28" office:value-type="float" office:value="-0.452807985725693" calcext:value-type="float">
            <text:p>-0,45</text:p>
          </table:table-cell>
          <table:table-cell table:style-name="ce28" office:value-type="float" office:value="-0.679246867050769" calcext:value-type="float">
            <text:p>-0,68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60]+[.I60]" office:value-type="float" office:value="0.378546770141356" calcext:value-type="float">
            <text:p>0,379</text:p>
          </table:table-cell>
          <table:table-cell table:style-name="ce31" table:formula="of:=[.D60]+[.J60]" office:value-type="float" office:value="0.0176882709828042" calcext:value-type="float">
            <text:p>0,018</text:p>
          </table:table-cell>
          <table:table-cell table:style-name="ce31" table:formula="of:=[.E60]+[.K60]" office:value-type="float" office:value="0.487400826059212" calcext:value-type="float">
            <text:p>0,487</text:p>
          </table:table-cell>
          <table:table-cell table:style-name="ce31" table:formula="of:=[.F60]+[.L60]" office:value-type="float" office:value="0.0345928403335186" calcext:value-type="float">
            <text:p>0,035</text:p>
          </table:table-cell>
          <table:table-cell table:style-name="ce31" table:formula="of:=[.G60]+[.M60]" office:value-type="float" office:value="-0.64465402671725" calcext:value-type="float">
            <text:p>-0,64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0842639708504519" calcext:value-type="float">
            <text:p>0,08</text:p>
          </table:table-cell>
          <table:table-cell table:style-name="ce28" office:value-type="float" office:value="-0.0981795325803282" calcext:value-type="float">
            <text:p>-0,10</text:p>
          </table:table-cell>
          <table:table-cell table:style-name="ce28" office:value-type="float" office:value="-0.196536204078913" calcext:value-type="float">
            <text:p>-0,20</text:p>
          </table:table-cell>
          <table:table-cell table:style-name="ce28" office:value-type="float" office:value="1.25796353558803" calcext:value-type="float">
            <text:p>1,26</text:p>
          </table:table-cell>
          <table:table-cell table:style-name="ce28" office:value-type="float" office:value="-1.01393111605179" calcext:value-type="float">
            <text:p>-1,01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61]+[.I61]" office:value-type="float" office:value="0.0842639708504519" calcext:value-type="float">
            <text:p>0,084</text:p>
          </table:table-cell>
          <table:table-cell table:style-name="ce31" table:formula="of:=[.D61]+[.J61]" office:value-type="float" office:value="-0.0139155617298763" calcext:value-type="float">
            <text:p>-0,014</text:p>
          </table:table-cell>
          <table:table-cell table:style-name="ce31" table:formula="of:=[.E61]+[.K61]" office:value-type="float" office:value="-0.210451765808789" calcext:value-type="float">
            <text:p>-0,210</text:p>
          </table:table-cell>
          <table:table-cell table:style-name="ce31" table:formula="of:=[.F61]+[.L61]" office:value-type="float" office:value="1.04751176977924" calcext:value-type="float">
            <text:p>1,048</text:p>
          </table:table-cell>
          <table:table-cell table:style-name="ce31" table:formula="of:=[.G61]+[.M61]" office:value-type="float" office:value="0.0335806537274519" calcext:value-type="float">
            <text:p>0,034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33996458612675" calcext:value-type="float">
            <text:p>0,34</text:p>
          </table:table-cell>
          <table:table-cell table:style-name="ce28" office:value-type="float" office:value="0.301509295180017" calcext:value-type="float">
            <text:p>0,30</text:p>
          </table:table-cell>
          <table:table-cell table:style-name="ce28" office:value-type="float" office:value="-0.217311797710474" calcext:value-type="float">
            <text:p>-0,22</text:p>
          </table:table-cell>
          <table:table-cell table:style-name="ce28" office:value-type="float" office:value="-0.203756383549581" calcext:value-type="float">
            <text:p>-0,20</text:p>
          </table:table-cell>
          <table:table-cell table:style-name="ce28" office:value-type="float" office:value="0.942269425161162" calcext:value-type="float">
            <text:p>0,94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62]+[.I62]" office:value-type="float" office:value="0.33996458612675" calcext:value-type="float">
            <text:p>0,340</text:p>
          </table:table-cell>
          <table:table-cell table:style-name="ce31" table:formula="of:=[.D62]+[.J62]" office:value-type="float" office:value="0.641473881306767" calcext:value-type="float">
            <text:p>0,641</text:p>
          </table:table-cell>
          <table:table-cell table:style-name="ce31" table:formula="of:=[.E62]+[.K62]" office:value-type="float" office:value="0.424162083596293" calcext:value-type="float">
            <text:p>0,424</text:p>
          </table:table-cell>
          <table:table-cell table:style-name="ce31" table:formula="of:=[.F62]+[.L62]" office:value-type="float" office:value="0.220405700046712" calcext:value-type="float">
            <text:p>0,220</text:p>
          </table:table-cell>
          <table:table-cell table:style-name="ce31" table:formula="of:=[.G62]+[.M62]" office:value-type="float" office:value="1.16267512520787" calcext:value-type="float">
            <text:p>1,16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398623220333543" calcext:value-type="float">
            <text:p>0,40</text:p>
          </table:table-cell>
          <table:table-cell table:style-name="ce28" office:value-type="float" office:value="0.253118987771797" calcext:value-type="float">
            <text:p>0,25</text:p>
          </table:table-cell>
          <table:table-cell table:style-name="ce28" office:value-type="float" office:value="-1.98412950908374" calcext:value-type="float">
            <text:p>-1,98</text:p>
          </table:table-cell>
          <table:table-cell table:style-name="ce28" office:value-type="float" office:value="1.17123933739534" calcext:value-type="float">
            <text:p>1,17</text:p>
          </table:table-cell>
          <table:table-cell table:style-name="ce28" office:value-type="float" office:value="0.614434636143843" calcext:value-type="float">
            <text:p>0,61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63]+[.I63]" office:value-type="float" office:value="0.398623220333543" calcext:value-type="float">
            <text:p>0,399</text:p>
          </table:table-cell>
          <table:table-cell table:style-name="ce31" table:formula="of:=[.D63]+[.J63]" office:value-type="float" office:value="0.651742208105339" calcext:value-type="float">
            <text:p>0,652</text:p>
          </table:table-cell>
          <table:table-cell table:style-name="ce31" table:formula="of:=[.E63]+[.K63]" office:value-type="float" office:value="-1.3323873009784" calcext:value-type="float">
            <text:p>-1,332</text:p>
          </table:table-cell>
          <table:table-cell table:style-name="ce31" table:formula="of:=[.F63]+[.L63]" office:value-type="float" office:value="-0.161147963583062" calcext:value-type="float">
            <text:p>-0,161</text:p>
          </table:table-cell>
          <table:table-cell table:style-name="ce31" table:formula="of:=[.G63]+[.M63]" office:value-type="float" office:value="0.453286672560781" calcext:value-type="float">
            <text:p>0,45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858764622815312" calcext:value-type="float">
            <text:p>-0,86</text:p>
          </table:table-cell>
          <table:table-cell table:style-name="ce28" office:value-type="float" office:value="0.650689507521235" calcext:value-type="float">
            <text:p>0,65</text:p>
          </table:table-cell>
          <table:table-cell table:style-name="ce28" office:value-type="float" office:value="0.290194907427365" calcext:value-type="float">
            <text:p>0,29</text:p>
          </table:table-cell>
          <table:table-cell table:style-name="ce28" office:value-type="float" office:value="-0.106798080649948" calcext:value-type="float">
            <text:p>-0,11</text:p>
          </table:table-cell>
          <table:table-cell table:style-name="ce28" office:value-type="float" office:value="-0.198772458227367" calcext:value-type="float">
            <text:p>-0,20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64]+[.I64]" office:value-type="float" office:value="-0.858764622815312" calcext:value-type="float">
            <text:p>-0,859</text:p>
          </table:table-cell>
          <table:table-cell table:style-name="ce31" table:formula="of:=[.D64]+[.J64]" office:value-type="float" office:value="-0.208075115294077" calcext:value-type="float">
            <text:p>-0,208</text:p>
          </table:table-cell>
          <table:table-cell table:style-name="ce31" table:formula="of:=[.E64]+[.K64]" office:value-type="float" office:value="0.0821197921332879" calcext:value-type="float">
            <text:p>0,082</text:p>
          </table:table-cell>
          <table:table-cell table:style-name="ce31" table:formula="of:=[.F64]+[.L64]" office:value-type="float" office:value="-0.0246782885166602" calcext:value-type="float">
            <text:p>-0,025</text:p>
          </table:table-cell>
          <table:table-cell table:style-name="ce31" table:formula="of:=[.G64]+[.M64]" office:value-type="float" office:value="-0.223450746744027" calcext:value-type="float">
            <text:p>-0,22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567677192755007" calcext:value-type="float">
            <text:p>0,57</text:p>
          </table:table-cell>
          <table:table-cell table:style-name="ce28" office:value-type="float" office:value="0.690471274252377" calcext:value-type="float">
            <text:p>0,69</text:p>
          </table:table-cell>
          <table:table-cell table:style-name="ce28" office:value-type="float" office:value="-0.0916622220588461" calcext:value-type="float">
            <text:p>-0,09</text:p>
          </table:table-cell>
          <table:table-cell table:style-name="ce28" office:value-type="float" office:value="-0.175307993174907" calcext:value-type="float">
            <text:p>-0,18</text:p>
          </table:table-cell>
          <table:table-cell table:style-name="ce28" office:value-type="float" office:value="-0.342607445438702" calcext:value-type="float">
            <text:p>-0,34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65]+[.I65]" office:value-type="float" office:value="0.567677192755007" calcext:value-type="float">
            <text:p>0,568</text:p>
          </table:table-cell>
          <table:table-cell table:style-name="ce31" table:formula="of:=[.D65]+[.J65]" office:value-type="float" office:value="1.25814846700738" calcext:value-type="float">
            <text:p>1,258</text:p>
          </table:table-cell>
          <table:table-cell table:style-name="ce31" table:formula="of:=[.E65]+[.K65]" office:value-type="float" office:value="1.16648624494854" calcext:value-type="float">
            <text:p>1,166</text:p>
          </table:table-cell>
          <table:table-cell table:style-name="ce31" table:formula="of:=[.F65]+[.L65]" office:value-type="float" office:value="0.991178251773631" calcext:value-type="float">
            <text:p>0,991</text:p>
          </table:table-cell>
          <table:table-cell table:style-name="ce31" table:formula="of:=[.G65]+[.M65]" office:value-type="float" office:value="0.648570806334929" calcext:value-type="float">
            <text:p>0,649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326240377448987" calcext:value-type="float">
            <text:p>-0,33</text:p>
          </table:table-cell>
          <table:table-cell table:style-name="ce28" office:value-type="float" office:value="-0.549906495527641" calcext:value-type="float">
            <text:p>-0,55</text:p>
          </table:table-cell>
          <table:table-cell table:style-name="ce28" office:value-type="float" office:value="0.101176364362922" calcext:value-type="float">
            <text:p>0,10</text:p>
          </table:table-cell>
          <table:table-cell table:style-name="ce28" office:value-type="float" office:value="0.0113519097668546" calcext:value-type="float">
            <text:p>0,01</text:p>
          </table:table-cell>
          <table:table-cell table:style-name="ce28" office:value-type="float" office:value="0.939637960686599" calcext:value-type="float">
            <text:p>0,94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66]+[.I66]" office:value-type="float" office:value="-0.326240377448987" calcext:value-type="float">
            <text:p>-0,326</text:p>
          </table:table-cell>
          <table:table-cell table:style-name="ce31" table:formula="of:=[.D66]+[.J66]" office:value-type="float" office:value="-0.876146872976627" calcext:value-type="float">
            <text:p>-0,876</text:p>
          </table:table-cell>
          <table:table-cell table:style-name="ce31" table:formula="of:=[.E66]+[.K66]" office:value-type="float" office:value="-0.774970508613706" calcext:value-type="float">
            <text:p>-0,775</text:p>
          </table:table-cell>
          <table:table-cell table:style-name="ce31" table:formula="of:=[.F66]+[.L66]" office:value-type="float" office:value="-0.763618598846851" calcext:value-type="float">
            <text:p>-0,764</text:p>
          </table:table-cell>
          <table:table-cell table:style-name="ce31" table:formula="of:=[.G66]+[.M66]" office:value-type="float" office:value="0.176019361839748" calcext:value-type="float">
            <text:p>0,176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473745782236129" calcext:value-type="float">
            <text:p>-0,47</text:p>
          </table:table-cell>
          <table:table-cell table:style-name="ce28" office:value-type="float" office:value="-1.02127674900968" calcext:value-type="float">
            <text:p>-1,02</text:p>
          </table:table-cell>
          <table:table-cell table:style-name="ce28" office:value-type="float" office:value="0.103401421608433" calcext:value-type="float">
            <text:p>0,10</text:p>
          </table:table-cell>
          <table:table-cell table:style-name="ce28" office:value-type="float" office:value="-0.00632934349788252" calcext:value-type="float">
            <text:p>-0,01</text:p>
          </table:table-cell>
          <table:table-cell table:style-name="ce28" office:value-type="float" office:value="0.131468596943524" calcext:value-type="float">
            <text:p>0,13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67]+[.I67]" office:value-type="float" office:value="-0.473745782236129" calcext:value-type="float">
            <text:p>-0,474</text:p>
          </table:table-cell>
          <table:table-cell table:style-name="ce31" table:formula="of:=[.D67]+[.J67]" office:value-type="float" office:value="-1.49502253124581" calcext:value-type="float">
            <text:p>-1,495</text:p>
          </table:table-cell>
          <table:table-cell table:style-name="ce31" table:formula="of:=[.E67]+[.K67]" office:value-type="float" office:value="-1.39162110963738" calcext:value-type="float">
            <text:p>-1,392</text:p>
          </table:table-cell>
          <table:table-cell table:style-name="ce31" table:formula="of:=[.F67]+[.L67]" office:value-type="float" office:value="-1.39795045313526" calcext:value-type="float">
            <text:p>-1,398</text:p>
          </table:table-cell>
          <table:table-cell table:style-name="ce31" table:formula="of:=[.G67]+[.M67]" office:value-type="float" office:value="-1.26648185619174" calcext:value-type="float">
            <text:p>-1,266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528773477212864" calcext:value-type="float">
            <text:p>-0,53</text:p>
          </table:table-cell>
          <table:table-cell table:style-name="ce28" office:value-type="float" office:value="0.571234297454851" calcext:value-type="float">
            <text:p>0,57</text:p>
          </table:table-cell>
          <table:table-cell table:style-name="ce28" office:value-type="float" office:value="1.03498632899729" calcext:value-type="float">
            <text:p>1,03</text:p>
          </table:table-cell>
          <table:table-cell table:style-name="ce28" office:value-type="float" office:value="0.509739277753865" calcext:value-type="float">
            <text:p>0,51</text:p>
          </table:table-cell>
          <table:table-cell table:style-name="ce28" office:value-type="float" office:value="0.0731909443579879" calcext:value-type="float">
            <text:p>0,07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68]+[.I68]" office:value-type="float" office:value="-0.528773477212864" calcext:value-type="float">
            <text:p>-0,529</text:p>
          </table:table-cell>
          <table:table-cell table:style-name="ce31" table:formula="of:=[.D68]+[.J68]" office:value-type="float" office:value="0.0424608202419869" calcext:value-type="float">
            <text:p>0,042</text:p>
          </table:table-cell>
          <table:table-cell table:style-name="ce31" table:formula="of:=[.E68]+[.K68]" office:value-type="float" office:value="1.07744714923928" calcext:value-type="float">
            <text:p>1,077</text:p>
          </table:table-cell>
          <table:table-cell table:style-name="ce31" table:formula="of:=[.F68]+[.L68]" office:value-type="float" office:value="1.58718642699314" calcext:value-type="float">
            <text:p>1,587</text:p>
          </table:table-cell>
          <table:table-cell table:style-name="ce31" table:formula="of:=[.G68]+[.M68]" office:value-type="float" office:value="1.66037737135113" calcext:value-type="float">
            <text:p>1,66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160237871752309" calcext:value-type="float">
            <text:p>0,16</text:p>
          </table:table-cell>
          <table:table-cell table:style-name="ce28" office:value-type="float" office:value="0.214225251159487" calcext:value-type="float">
            <text:p>0,21</text:p>
          </table:table-cell>
          <table:table-cell table:style-name="ce28" office:value-type="float" office:value="0.324802073586723" calcext:value-type="float">
            <text:p>0,32</text:p>
          </table:table-cell>
          <table:table-cell table:style-name="ce28" office:value-type="float" office:value="-0.517773470164772" calcext:value-type="float">
            <text:p>-0,52</text:p>
          </table:table-cell>
          <table:table-cell table:style-name="ce28" office:value-type="float" office:value="0.981461515409396" calcext:value-type="float">
            <text:p>0,98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69]+[.I69]" office:value-type="float" office:value="0.160237871752309" calcext:value-type="float">
            <text:p>0,160</text:p>
          </table:table-cell>
          <table:table-cell table:style-name="ce31" table:formula="of:=[.D69]+[.J69]" office:value-type="float" office:value="0.374463122911796" calcext:value-type="float">
            <text:p>0,374</text:p>
          </table:table-cell>
          <table:table-cell table:style-name="ce31" table:formula="of:=[.E69]+[.K69]" office:value-type="float" office:value="0.699265196498518" calcext:value-type="float">
            <text:p>0,699</text:p>
          </table:table-cell>
          <table:table-cell table:style-name="ce31" table:formula="of:=[.F69]+[.L69]" office:value-type="float" office:value="0.181491726333746" calcext:value-type="float">
            <text:p>0,181</text:p>
          </table:table-cell>
          <table:table-cell table:style-name="ce31" table:formula="of:=[.G69]+[.M69]" office:value-type="float" office:value="1.16295324174314" calcext:value-type="float">
            <text:p>1,16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1.1597223007373" calcext:value-type="float">
            <text:p>-1,16</text:p>
          </table:table-cell>
          <table:table-cell table:style-name="ce28" office:value-type="float" office:value="-0.639877712837989" calcext:value-type="float">
            <text:p>-0,64</text:p>
          </table:table-cell>
          <table:table-cell table:style-name="ce28" office:value-type="float" office:value="0.399609537188507" calcext:value-type="float">
            <text:p>0,40</text:p>
          </table:table-cell>
          <table:table-cell table:style-name="ce28" office:value-type="float" office:value="-0.924014513642273" calcext:value-type="float">
            <text:p>-0,92</text:p>
          </table:table-cell>
          <table:table-cell table:style-name="ce28" office:value-type="float" office:value="-0.548135175256692" calcext:value-type="float">
            <text:p>-0,55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70]+[.I70]" office:value-type="float" office:value="-1.1597223007373" calcext:value-type="float">
            <text:p>-1,160</text:p>
          </table:table-cell>
          <table:table-cell table:style-name="ce31" table:formula="of:=[.D70]+[.J70]" office:value-type="float" office:value="-1.79960001357529" calcext:value-type="float">
            <text:p>-1,800</text:p>
          </table:table-cell>
          <table:table-cell table:style-name="ce31" table:formula="of:=[.E70]+[.K70]" office:value-type="float" office:value="-1.39999047638678" calcext:value-type="float">
            <text:p>-1,400</text:p>
          </table:table-cell>
          <table:table-cell table:style-name="ce31" table:formula="of:=[.F70]+[.L70]" office:value-type="float" office:value="-2.32400499002905" calcext:value-type="float">
            <text:p>-2,324</text:p>
          </table:table-cell>
          <table:table-cell table:style-name="ce31" table:formula="of:=[.G70]+[.M70]" office:value-type="float" office:value="-2.87214016528574" calcext:value-type="float">
            <text:p>-2,87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435136006209787" calcext:value-type="float">
            <text:p>0,44</text:p>
          </table:table-cell>
          <table:table-cell table:style-name="ce28" office:value-type="float" office:value="0.436557756073181" calcext:value-type="float">
            <text:p>0,44</text:p>
          </table:table-cell>
          <table:table-cell table:style-name="ce28" office:value-type="float" office:value="-0.376971641318334" calcext:value-type="float">
            <text:p>-0,38</text:p>
          </table:table-cell>
          <table:table-cell table:style-name="ce28" office:value-type="float" office:value="0.134675897495983" calcext:value-type="float">
            <text:p>0,13</text:p>
          </table:table-cell>
          <table:table-cell table:style-name="ce28" office:value-type="float" office:value="-0.578201230204361" calcext:value-type="float">
            <text:p>-0,58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71]+[.I71]" office:value-type="float" office:value="0.435136006209787" calcext:value-type="float">
            <text:p>0,435</text:p>
          </table:table-cell>
          <table:table-cell table:style-name="ce31" table:formula="of:=[.D71]+[.J71]" office:value-type="float" office:value="0.871693762282968" calcext:value-type="float">
            <text:p>0,872</text:p>
          </table:table-cell>
          <table:table-cell table:style-name="ce31" table:formula="of:=[.E71]+[.K71]" office:value-type="float" office:value="0.494722120964634" calcext:value-type="float">
            <text:p>0,495</text:p>
          </table:table-cell>
          <table:table-cell table:style-name="ce31" table:formula="of:=[.F71]+[.L71]" office:value-type="float" office:value="0.629398018460618" calcext:value-type="float">
            <text:p>0,629</text:p>
          </table:table-cell>
          <table:table-cell table:style-name="ce31" table:formula="of:=[.G71]+[.M71]" office:value-type="float" office:value="0.0511967882562566" calcext:value-type="float">
            <text:p>0,051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204322050657606" calcext:value-type="float">
            <text:p>-0,20</text:p>
          </table:table-cell>
          <table:table-cell table:style-name="ce28" office:value-type="float" office:value="-0.13284484874264" calcext:value-type="float">
            <text:p>-0,13</text:p>
          </table:table-cell>
          <table:table-cell table:style-name="ce28" office:value-type="float" office:value="-0.157962830203532" calcext:value-type="float">
            <text:p>-0,16</text:p>
          </table:table-cell>
          <table:table-cell table:style-name="ce28" office:value-type="float" office:value="-0.0244685123158208" calcext:value-type="float">
            <text:p>-0,02</text:p>
          </table:table-cell>
          <table:table-cell table:style-name="ce28" office:value-type="float" office:value="-0.936602945743365" calcext:value-type="float">
            <text:p>-0,94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72]+[.I72]" office:value-type="float" office:value="-0.204322050657606" calcext:value-type="float">
            <text:p>-0,204</text:p>
          </table:table-cell>
          <table:table-cell table:style-name="ce31" table:formula="of:=[.D72]+[.J72]" office:value-type="float" office:value="-0.337166899400246" calcext:value-type="float">
            <text:p>-0,337</text:p>
          </table:table-cell>
          <table:table-cell table:style-name="ce31" table:formula="of:=[.E72]+[.K72]" office:value-type="float" office:value="-0.495129729603778" calcext:value-type="float">
            <text:p>-0,495</text:p>
          </table:table-cell>
          <table:table-cell table:style-name="ce31" table:formula="of:=[.F72]+[.L72]" office:value-type="float" office:value="-0.519598241919599" calcext:value-type="float">
            <text:p>-0,520</text:p>
          </table:table-cell>
          <table:table-cell table:style-name="ce31" table:formula="of:=[.G72]+[.M72]" office:value-type="float" office:value="-1.45620118766296" calcext:value-type="float">
            <text:p>-1,456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100039571776374" calcext:value-type="float">
            <text:p>-0,10</text:p>
          </table:table-cell>
          <table:table-cell table:style-name="ce28" office:value-type="float" office:value="-1.14666279652538" calcext:value-type="float">
            <text:p>-1,15</text:p>
          </table:table-cell>
          <table:table-cell table:style-name="ce28" office:value-type="float" office:value="0.118878049699583" calcext:value-type="float">
            <text:p>0,12</text:p>
          </table:table-cell>
          <table:table-cell table:style-name="ce28" office:value-type="float" office:value="0.174351807379317" calcext:value-type="float">
            <text:p>0,17</text:p>
          </table:table-cell>
          <table:table-cell table:style-name="ce28" office:value-type="float" office:value="-0.860650683287594" calcext:value-type="float">
            <text:p>-0,86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73]+[.I73]" office:value-type="float" office:value="-0.100039571776374" calcext:value-type="float">
            <text:p>-0,100</text:p>
          </table:table-cell>
          <table:table-cell table:style-name="ce31" table:formula="of:=[.D73]+[.J73]" office:value-type="float" office:value="-1.24670236830175" calcext:value-type="float">
            <text:p>-1,247</text:p>
          </table:table-cell>
          <table:table-cell table:style-name="ce31" table:formula="of:=[.E73]+[.K73]" office:value-type="float" office:value="-1.12782431860217" calcext:value-type="float">
            <text:p>-1,128</text:p>
          </table:table-cell>
          <table:table-cell table:style-name="ce31" table:formula="of:=[.F73]+[.L73]" office:value-type="float" office:value="-0.953472511222852" calcext:value-type="float">
            <text:p>-0,953</text:p>
          </table:table-cell>
          <table:table-cell table:style-name="ce31" table:formula="of:=[.G73]+[.M73]" office:value-type="float" office:value="-1.81412319451045" calcext:value-type="float">
            <text:p>-1,814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402236042963319" calcext:value-type="float">
            <text:p>-0,40</text:p>
          </table:table-cell>
          <table:table-cell table:style-name="ce28" office:value-type="float" office:value="0.68116009091939" calcext:value-type="float">
            <text:p>0,68</text:p>
          </table:table-cell>
          <table:table-cell table:style-name="ce28" office:value-type="float" office:value="0.647836342513352" calcext:value-type="float">
            <text:p>0,65</text:p>
          </table:table-cell>
          <table:table-cell table:style-name="ce28" office:value-type="float" office:value="0.323087123656207" calcext:value-type="float">
            <text:p>0,32</text:p>
          </table:table-cell>
          <table:table-cell table:style-name="ce28" office:value-type="float" office:value="-1.49387351693725" calcext:value-type="float">
            <text:p>-1,49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74]+[.I74]" office:value-type="float" office:value="-0.402236042963319" calcext:value-type="float">
            <text:p>-0,402</text:p>
          </table:table-cell>
          <table:table-cell table:style-name="ce31" table:formula="of:=[.D74]+[.J74]" office:value-type="float" office:value="0.278924047956071" calcext:value-type="float">
            <text:p>0,279</text:p>
          </table:table-cell>
          <table:table-cell table:style-name="ce31" table:formula="of:=[.E74]+[.K74]" office:value-type="float" office:value="0.926760390469423" calcext:value-type="float">
            <text:p>0,927</text:p>
          </table:table-cell>
          <table:table-cell table:style-name="ce31" table:formula="of:=[.F74]+[.L74]" office:value-type="float" office:value="1.24984751412563" calcext:value-type="float">
            <text:p>1,250</text:p>
          </table:table-cell>
          <table:table-cell table:style-name="ce31" table:formula="of:=[.G74]+[.M74]" office:value-type="float" office:value="-0.244026002811625" calcext:value-type="float">
            <text:p>-0,244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153944833950067" calcext:value-type="float">
            <text:p>-0,15</text:p>
          </table:table-cell>
          <table:table-cell table:style-name="ce28" office:value-type="float" office:value="0.333408071014699" calcext:value-type="float">
            <text:p>0,33</text:p>
          </table:table-cell>
          <table:table-cell table:style-name="ce28" office:value-type="float" office:value="0.723542800186093" calcext:value-type="float">
            <text:p>0,72</text:p>
          </table:table-cell>
          <table:table-cell table:style-name="ce28" office:value-type="float" office:value="-0.167729875240723" calcext:value-type="float">
            <text:p>-0,17</text:p>
          </table:table-cell>
          <table:table-cell table:style-name="ce28" office:value-type="float" office:value="0.176901885569051" calcext:value-type="float">
            <text:p>0,18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75]+[.I75]" office:value-type="float" office:value="-0.153944833950067" calcext:value-type="float">
            <text:p>-0,154</text:p>
          </table:table-cell>
          <table:table-cell table:style-name="ce31" table:formula="of:=[.D75]+[.J75]" office:value-type="float" office:value="0.179463237064632" calcext:value-type="float">
            <text:p>0,179</text:p>
          </table:table-cell>
          <table:table-cell table:style-name="ce31" table:formula="of:=[.E75]+[.K75]" office:value-type="float" office:value="0.903006037250725" calcext:value-type="float">
            <text:p>0,903</text:p>
          </table:table-cell>
          <table:table-cell table:style-name="ce31" table:formula="of:=[.F75]+[.L75]" office:value-type="float" office:value="0.735276162010002" calcext:value-type="float">
            <text:p>0,735</text:p>
          </table:table-cell>
          <table:table-cell table:style-name="ce31" table:formula="of:=[.G75]+[.M75]" office:value-type="float" office:value="0.912178047579053" calcext:value-type="float">
            <text:p>0,912</text:p>
          </table:table-cell>
          <table:table-cell table:number-columns-repeated="1010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rownian Bridge" table:style-name="ta2" table:print="false"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7" table:number-columns-repeated="253" table:default-cell-style-name="ce16"/>
        <table:table-column table:style-name="co9" table:number-columns-repeated="768" table:default-cell-style-name="ce15"/>
        <table:table-row table:style-name="ro1">
          <table:table-cell table:number-columns-repeated="1024"/>
        </table:table-row>
        <table:table-row table:style-name="ro4">
          <table:table-cell table:style-name="ce17"/>
          <table:table-cell table:style-name="ce17" table:formula="of:=&quot;Brownian Bridge: Illustrates the use of the class &quot;&amp;[.F7]" office:value-type="string" office:string-value="Brownian Bridge: Illustrates the use of the class net.finmath.montecarlo.BrownianBridge" calcext:value-type="string">
            <text:p>Brownian Bridge: Illustrates the use of the class net.finmath.montecarlo.BrownianBridge</text:p>
          </table:table-cell>
          <table:table-cell table:style-name="ce17" table:number-columns-repeated="7"/>
          <table:table-cell table:style-name="ce17">
            <draw:frame table:end-cell-address="'Brownian Bridge'.N21" table:end-x="0.006cm" table:end-y="0.16cm" draw:z-index="0" draw:name="Chart 1" draw:style-name="gr1" svg:width="15.379cm" svg:height="8.135cm" svg:x="-3.067cm" svg:y="0.03cm">
              <draw:object draw:notify-on-update-of-ranges="'Brownian Bridge'.I25:'Brownian Bridge'.N25 'Brownian Bridge'.I26:'Brownian Bridge'.N26 'Brownian Bridge'.I27:'Brownian Bridge'.N27 'Brownian Bridge'.I28:'Brownian Bridge'.N28 'Brownian Bridge'.I29:'Brownian Bridge'.N29 'Brownian Bridge'.I30:'Brownian Bridge'.N30 'Brownian Bridge'.I31:'Brownian Bridge'.N31 'Brownian Bridge'.I32:'Brownian Bridge'.N32 'Brownian Bridge'.I33:'Brownian Bridge'.N33 'Brownian Bridge'.I34:'Brownian Bridge'.N34 'Brownian Bridge'.I35:'Brownian Bridge'.N35 'Brownian Bridge'.I36:'Brownian Bridge'.N36 'Brownian Bridge'.I37:'Brownian Bridge'.N37 'Brownian Bridge'.I38:'Brownian Bridge'.N38 'Brownian Bridge'.I39:'Brownian Bridge'.N39 'Brownian Bridge'.I40:'Brownian Bridge'.N40 'Brownian Bridge'.I41:'Brownian Bridge'.N41 'Brownian Bridge'.I42:'Brownian Bridge'.N42 'Brownian Bridge'.I43:'Brownian Bridge'.N43 'Brownian Bridge'.I44:'Brownian Bridge'.N44 'Brownian Bridge'.I45:'Brownian Bridge'.N45 'Brownian Bridge'.I46:'Brownian Bridge'.N46 'Brownian Bridge'.I47:'Brownian Bridge'.N47 'Brownian Bridge'.I48:'Brownian Bridge'.N48 'Brownian Bridge'.I49:'Brownian Bridge'.N49 'Brownian Bridge'.I50:'Brownian Bridge'.N50 'Brownian Bridge'.I51:'Brownian Bridge'.N51 'Brownian Bridge'.I52:'Brownian Bridge'.N52 'Brownian Bridge'.I53:'Brownian Bridge'.N53 'Brownian Bridge'.I54:'Brownian Bridge'.N54 'Brownian Bridge'.I55:'Brownian Bridge'.N55 'Brownian Bridge'.I56:'Brownian Bridge'.N56 'Brownian Bridge'.I57:'Brownian Bridge'.N57 'Brownian Bridge'.I58:'Brownian Bridge'.N58 'Brownian Bridge'.I59:'Brownian Bridge'.N59 'Brownian Bridge'.I60:'Brownian Bridge'.N60 'Brownian Bridge'.I61:'Brownian Bridge'.N61 'Brownian Bridge'.I62:'Brownian Bridge'.N62 'Brownian Bridge'.I63:'Brownian Bridge'.N63 'Brownian Bridge'.I64:'Brownian Bridge'.N64 'Brownian Bridge'.I65:'Brownian Bridge'.N65 'Brownian Bridge'.I66:'Brownian Bridge'.N66 'Brownian Bridge'.I67:'Brownian Bridge'.N67 'Brownian Bridge'.I68:'Brownian Bridge'.N68 'Brownian Bridge'.I69:'Brownian Bridge'.N69 'Brownian Bridge'.I70:'Brownian Bridge'.N70 'Brownian Bridge'.I71:'Brownian Bridge'.N71 'Brownian Bridge'.I72:'Brownian Bridge'.N72 'Brownian Bridge'.I73:'Brownian Bridge'.N73 'Brownian Bridge'.I74:'Brownian Bridge'.N7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7" table:number-columns-repeated="1014"/>
        </table:table-row>
        <table:table-row table:style-name="ro5">
          <table:table-cell table:style-name="ce18"/>
          <table:table-cell table:style-name="ce19" office:value-type="string" calcext:value-type="string">
            <text:p>Note: This sheet requires Obba 3.0 ( <text:span text:style-name="T3">http://www.obba.info/</text:span><text:span text:style-name="T4"> )</text:span></text:p>
          </table:table-cell>
          <table:table-cell table:style-name="ce18" table:number-columns-repeated="1022"/>
        </table:table-row>
        <table:table-row table:style-name="ro5">
          <table:table-cell table:style-name="ce18"/>
          <table:table-cell/>
          <table:table-cell table:style-name="ce18"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0" office:value-type="string" calcext:value-type="string">
            <text:p>Time Discretization for Brownian Bridge</text:p>
          </table:table-cell>
          <table:table-cell table:style-name="ce20"/>
          <table:table-cell/>
          <table:table-cell table:style-name="ce29" office:value-type="string" calcext:value-type="string">
            <text:p>Brownian Bridge</text:p>
          </table:table-cell>
          <table:table-cell table:style-name="ce20"/>
          <table:table-cell table:number-columns-repeated="1018"/>
        </table:table-row>
        <table:table-row table:style-name="ro5">
          <table:table-cell table:number-columns-repeated="4"/>
          <table:table-cell table:style-name="ce22" office:value-type="string" calcext:value-type="string">
            <text:p>className</text:p>
          </table:table-cell>
          <table:table-cell table:style-name="ce30" office:value-type="string" calcext:value-type="string">
            <text:p>net.finmath.montecarlo.BrownianBridge</text:p>
          </table:table-cell>
          <table:table-cell table:number-columns-repeated="1018"/>
        </table:table-row>
        <table:table-row table:style-name="ro5">
          <table:table-cell/>
          <table:table-cell table:style-name="ce21" office:value-type="string" calcext:value-type="string">
            <text:p>Parameters:</text:p>
          </table:table-cell>
          <table:table-cell table:style-name="ce21"/>
          <table:table-cell/>
          <table:table-cell table:style-name="ce21" office:value-type="string" calcext:value-type="string">
            <text:p>Parameters:</text:p>
          </table:table-cell>
          <table:table-cell table:style-name="ce21"/>
          <table:table-cell table:number-columns-repeated="1018"/>
        </table:table-row>
        <table:table-row table:style-name="ro5">
          <table:table-cell/>
          <table:table-cell table:style-name="ce22" table:formula="of:=INFO.OBBA.OBBA.OBMAKE(&quot;td2.start&quot;;&quot;double&quot;;[.C9])" office:value-type="string" office:string-value="td2.start &#10;[138]" calcext:value-type="string">
            <text:p>td2.start </text:p>
            <text:p>[138]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style-name="ce22" table:formula="of:=[.B14]" office:value-type="string" office:string-value="timeDiscretization2 &#10;[141]" calcext:value-type="string">
            <text:p>timeDiscretization2 </text:p>
            <text:p>[141]</text:p>
          </table:table-cell>
          <table:table-cell table:number-columns-repeated="1019"/>
        </table:table-row>
        <table:table-row table:style-name="ro5">
          <table:table-cell/>
          <table:table-cell table:style-name="ce22" table:formula="of:=INFO.OBBA.OBBA.OBMAKE(&quot;td2.num&quot;;&quot;int&quot;;[.C10])" office:value-type="string" office:string-value="td2.num &#10;[139]" calcext:value-type="string">
            <text:p>td2.num </text:p>
            <text:p>[139]</text:p>
          </table:table-cell>
          <table:table-cell table:style-name="ce24" office:value-type="float" office:value="5" calcext:value-type="float">
            <text:p>5</text:p>
          </table:table-cell>
          <table:table-cell/>
          <table:table-cell table:style-name="ce22" table:formula="of:=INFO.OBBA.OBBA.OBMAKE(&quot;numberOfPaths2&quot;;&quot;int&quot;;[.F10])" office:value-type="string" office:string-value="numberOfPaths2 &#10;[156]" calcext:value-type="string">
            <text:p>numberOfPaths2 </text:p>
            <text:p>[156]</text:p>
          </table:table-cell>
          <table:table-cell table:style-name="ce24" office:value-type="float" office:value="50" calcext:value-type="float">
            <text:p>50</text:p>
          </table:table-cell>
          <table:table-cell table:number-columns-repeated="1018"/>
        </table:table-row>
        <table:table-row table:style-name="ro5">
          <table:table-cell/>
          <table:table-cell table:style-name="ce22" table:formula="of:=INFO.OBBA.OBBA.OBMAKE(&quot;td2.step&quot;;&quot;double&quot;;[.C11])" office:value-type="string" office:string-value="td2.step &#10;[140]" calcext:value-type="string">
            <text:p>td2.step </text:p>
            <text:p>[140]</text:p>
          </table:table-cell>
          <table:table-cell table:style-name="ce26" table:formula="of:=['Brownian Motion'.C11]/[.C10]" office:value-type="float" office:value="0.1" calcext:value-type="float">
            <text:p>0,1</text:p>
          </table:table-cell>
          <table:table-cell/>
          <table:table-cell table:style-name="ce22" table:formula="of:=INFO.OBBA.OBBA.OBMAKE(&quot;seed2&quot;;&quot;int&quot;;[.F11])" office:value-type="string" office:string-value="seed2 &#10;[157]" calcext:value-type="string">
            <text:p>seed2 </text:p>
            <text:p>[157]</text:p>
          </table:table-cell>
          <table:table-cell table:style-name="ce24" office:value-type="float" office:value="5454" calcext:value-type="float">
            <text:p>5454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22" office:value-type="string" calcext:value-type="string">
            <text:p>start</text:p>
          </table:table-cell>
          <table:table-cell table:formula="of:=OFFSET(['Brownian Motion'.$I$23];0;[.$C$19])" office:value-type="string" office:string-value="bmRealization-1 &#10;[121]" calcext:value-type="string">
            <text:p>bmRealization-1 </text:p>
            <text:p>[121]</text:p>
          </table:table-cell>
          <table:table-cell table:number-columns-repeated="1018"/>
        </table:table-row>
        <table:table-row table:style-name="ro5">
          <table:table-cell/>
          <table:table-cell table:style-name="ce21" office:value-type="string" calcext:value-type="string">
            <text:p>Object:</text:p>
          </table:table-cell>
          <table:table-cell table:style-name="ce21"/>
          <table:table-cell/>
          <table:table-cell office:value-type="string" calcext:value-type="string">
            <text:p>end</text:p>
          </table:table-cell>
          <table:table-cell table:formula="of:=OFFSET(['Brownian Motion'.$I$23];0;[.$C$19]+1)" office:value-type="string" office:string-value="bmRealization-2 &#10;[126]" calcext:value-type="string">
            <text:p>bmRealization-2 </text:p>
            <text:p>[126]</text:p>
          </table:table-cell>
          <table:table-cell table:number-columns-repeated="1018"/>
        </table:table-row>
        <table:table-row table:style-name="ro5">
          <table:table-cell/>
          <table:table-cell table:style-name="ce22" table:formula="of:=INFO.OBBA.OBBA.OBMAKE(&quot;timeDiscretization2&quot;;obLibs&amp;&quot;net.finmath.time.TimeDiscretization&quot;;[.B9:.B11])" office:value-type="string" office:string-value="timeDiscretization2 &#10;[141]" calcext:value-type="string">
            <text:p>timeDiscretization2 </text:p>
            <text:p>[141]</text:p>
          </table:table-cell>
          <table:table-cell table:number-columns-repeated="2"/>
          <table:table-cell table:style-name="ce21" table:number-columns-repeated="2"/>
          <table:table-cell table:number-columns-repeated="1018"/>
        </table:table-row>
        <table:table-row table:style-name="ro5">
          <table:table-cell table:number-columns-repeated="4"/>
          <table:table-cell table:style-name="ce22" office:value-type="string" calcext:value-type="string">
            <text:p>Object:</text:p>
          </table:table-cell>
          <table:table-cell table:number-columns-repeated="1019"/>
        </table:table-row>
        <table:table-row table:style-name="ro5">
          <table:table-cell/>
          <table:table-cell table:style-name="ce32" office:value-type="string" calcext:value-type="string">
            <text:p><text:span text:style-name="T5">Intervall of the Brownian Motion to Bridge</text:span></text:p>
          </table:table-cell>
          <table:table-cell table:style-name="ce20"/>
          <table:table-cell/>
          <table:table-cell table:formula="of:=INFO.OBBA.OBBA.OBMAKE(&quot;brownianBridge&quot;;obLibs&amp;[.F7];[.E9:.E11];[.F12:.F13])" office:value-type="string" office:string-value="brownianBridge &#10;[158]" calcext:value-type="string">
            <text:p>brownianBridge </text:p>
            <text:p>[158]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1" office:value-type="string" calcext:value-type="string">
            <text:p>Parameters:</text:p>
          </table:table-cell>
          <table:table-cell table:style-name="ce21"/>
          <table:table-cell table:number-columns-repeated="1021"/>
        </table:table-row>
        <table:table-row table:style-name="ro5">
          <table:table-cell/>
          <table:table-cell office:value-type="string" calcext:value-type="string">
            <text:p>Intervall Index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21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2"/>
          <table:table-cell table:style-name="ce21" office:value-type="string" calcext:value-type="string">
            <text:p>Brownian Bridge Increment</text:p>
          </table:table-cell>
          <table:table-cell table:style-name="ce21" table:number-columns-repeated="4"/>
          <table:table-cell/>
          <table:table-cell table:style-name="ce21" office:value-type="string" calcext:value-type="string">
            <text:p>Brownian Bridge</text:p>
          </table:table-cell>
          <table:table-cell table:style-name="ce21" table:number-columns-repeated="5"/>
          <table:table-cell table:number-columns-repeated="1010"/>
        </table:table-row>
        <table:table-row table:style-name="ro5">
          <table:table-cell table:number-columns-repeated="2"/>
          <table:table-cell table:style-name="ce25" table:formula="of:=INFO.OBBA.OBBA.OBCALL(&quot;brownianBridgeIncrement&quot;&amp;COLUMN();[.$E$16];&quot;getBrownianIncrement&quot;;INFO.OBBA.OBBA.OBMAKE(&quot;&quot;;&quot;int&quot;;[.C24]);INFO.OBBA.OBBA.OBMAKE(&quot;&quot;;&quot;int&quot;;[.C25]))" office:value-type="string" office:string-value="brownianBridgeIncrement3 &#10;[159]" calcext:value-type="string">
            <text:p>brownianBridgeIncrement3 </text:p>
            <text:p>[159]</text:p>
          </table:table-cell>
          <table:table-cell table:style-name="ce25" table:formula="of:=INFO.OBBA.OBBA.OBCALL(&quot;brownianBridgeIncrement&quot;&amp;COLUMN();[.$E$16];&quot;getBrownianIncrement&quot;;INFO.OBBA.OBBA.OBMAKE(&quot;&quot;;&quot;int&quot;;[.D24]);INFO.OBBA.OBBA.OBMAKE(&quot;&quot;;&quot;int&quot;;[.D25]))" office:value-type="string" office:string-value="brownianBridgeIncrement4 &#10;[163]" calcext:value-type="string">
            <text:p>brownianBridgeIncrement4 </text:p>
            <text:p>[163]</text:p>
          </table:table-cell>
          <table:table-cell table:style-name="ce25" table:formula="of:=INFO.OBBA.OBBA.OBCALL(&quot;brownianBridgeIncrement&quot;&amp;COLUMN();[.$E$16];&quot;getBrownianIncrement&quot;;INFO.OBBA.OBBA.OBMAKE(&quot;&quot;;&quot;int&quot;;[.E24]);INFO.OBBA.OBBA.OBMAKE(&quot;&quot;;&quot;int&quot;;[.E25]))" office:value-type="string" office:string-value="brownianBridgeIncrement5 &#10;[167]" calcext:value-type="string">
            <text:p>brownianBridgeIncrement5 </text:p>
            <text:p>[167]</text:p>
          </table:table-cell>
          <table:table-cell table:style-name="ce25" table:formula="of:=INFO.OBBA.OBBA.OBCALL(&quot;brownianBridgeIncrement&quot;&amp;COLUMN();[.$E$16];&quot;getBrownianIncrement&quot;;INFO.OBBA.OBBA.OBMAKE(&quot;&quot;;&quot;int&quot;;[.F24]);INFO.OBBA.OBBA.OBMAKE(&quot;&quot;;&quot;int&quot;;[.F25]))" office:value-type="string" office:string-value="brownianBridgeIncrement6 &#10;[171]" calcext:value-type="string">
            <text:p>brownianBridgeIncrement6 </text:p>
            <text:p>[171]</text:p>
          </table:table-cell>
          <table:table-cell table:style-name="ce25" table:formula="of:=INFO.OBBA.OBBA.OBCALL(&quot;brownianBridgeIncrement&quot;&amp;COLUMN();[.$E$16];&quot;getBrownianIncrement&quot;;INFO.OBBA.OBBA.OBMAKE(&quot;&quot;;&quot;int&quot;;[.G24]);INFO.OBBA.OBBA.OBMAKE(&quot;&quot;;&quot;int&quot;;[.G25]))" office:value-type="string" office:string-value="brownianBridgeIncrement7 &#10;[175]" calcext:value-type="string">
            <text:p>brownianBridgeIncrement7 </text:p>
            <text:p>[175]</text:p>
          </table:table-cell>
          <table:table-cell table:number-columns-repeated="1017"/>
        </table:table-row>
        <table:table-row table:style-name="ro5">
          <table:table-cell/>
          <table:table-cell table:style-name="ce23" office:value-type="string" calcext:value-type="string">
            <text:p>timeIndex: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3" office:value-type="string" calcext:value-type="string">
            <text:p>Time Index: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/>
          <table:table-cell table:style-name="ce23" office:value-type="string" calcext:value-type="string">
            <text:p>factorIndex:</text:p>
          </table:table-cell>
          <table:table-cell table:number-columns-repeated="5" table:style-name="ce27" office:value-type="float" office:value="0" calcext:value-type="float">
            <text:p>0</text:p>
          </table:table-cell>
          <table:table-cell table:style-name="ce23" office:value-type="string" calcext:value-type="string">
            <text:p>Time:</text:p>
          </table:table-cell>
          <table:table-cell table:style-name="ce27" table:formula="of:=INFO.OBBA.OBBA.OBGET(INFO.OBBA.OBBA.OBCALL(&quot;&quot;;[.$B$14];&quot;getTime&quot;;INFO.OBBA.OBBA.OBMAKE(&quot;&quot;;&quot;int&quot;;[.I24])))" office:value-type="float" office:value="0" calcext:value-type="float">
            <text:p>0</text:p>
          </table:table-cell>
          <table:table-cell table:style-name="ce27" table:formula="of:=INFO.OBBA.OBBA.OBGET(INFO.OBBA.OBBA.OBCALL(&quot;&quot;;[.$B$14];&quot;getTime&quot;;INFO.OBBA.OBBA.OBMAKE(&quot;&quot;;&quot;int&quot;;[.J24])))" office:value-type="float" office:value="0.1" calcext:value-type="float">
            <text:p>0,1</text:p>
          </table:table-cell>
          <table:table-cell table:style-name="ce27" table:formula="of:=INFO.OBBA.OBBA.OBGET(INFO.OBBA.OBBA.OBCALL(&quot;&quot;;[.$B$14];&quot;getTime&quot;;INFO.OBBA.OBBA.OBMAKE(&quot;&quot;;&quot;int&quot;;[.K24])))" office:value-type="float" office:value="0.2" calcext:value-type="float">
            <text:p>0,2</text:p>
          </table:table-cell>
          <table:table-cell table:style-name="ce27" table:formula="of:=INFO.OBBA.OBBA.OBGET(INFO.OBBA.OBBA.OBCALL(&quot;&quot;;[.$B$14];&quot;getTime&quot;;INFO.OBBA.OBBA.OBMAKE(&quot;&quot;;&quot;int&quot;;[.L24])))" office:value-type="float" office:value="0.3" calcext:value-type="float">
            <text:p>0,3</text:p>
          </table:table-cell>
          <table:table-cell table:style-name="ce27" table:formula="of:=INFO.OBBA.OBBA.OBGET(INFO.OBBA.OBBA.OBCALL(&quot;&quot;;[.$B$14];&quot;getTime&quot;;INFO.OBBA.OBBA.OBMAKE(&quot;&quot;;&quot;int&quot;;[.M24])))" office:value-type="float" office:value="0.4" calcext:value-type="float">
            <text:p>0,4</text:p>
          </table:table-cell>
          <table:table-cell table:style-name="ce27" table:formula="of:=INFO.OBBA.OBBA.OBGET(INFO.OBBA.OBBA.OBCALL(&quot;&quot;;[.$B$14];&quot;getTime&quot;;INFO.OBBA.OBBA.OBMAKE(&quot;&quot;;&quot;int&quot;;[.N24])))" office:value-type="float" office:value="0.5" calcext:value-type="float">
            <text:p>0,5</text:p>
          </table:table-cell>
          <table:table-cell table:number-columns-repeated="1010"/>
        </table:table-row>
        <table:table-row table:style-name="ro5">
          <table:table-cell table:number-columns-repeated="2"/>
          <table:table-cell table:style-name="ce28" table:number-matrix-columns-spanned="1" table:number-matrix-rows-spanned="50" table:formula="of:=TRANSPOSE(INFO.OBBA.OBBA.OBGET(INFO.OBBA.OBBA.OBCALL(&quot;&quot;;[.C23];&quot;getRealizations&quot;)))" office:value-type="float" office:value="-0.145760315960762" calcext:value-type="float">
            <text:p>-0,15</text:p>
          </table:table-cell>
          <table:table-cell table:style-name="ce28" table:number-matrix-columns-spanned="1" table:number-matrix-rows-spanned="50" table:formula="of:=TRANSPOSE(INFO.OBBA.OBBA.OBGET(INFO.OBBA.OBBA.OBCALL(&quot;&quot;;[.D23];&quot;getRealizations&quot;)))" office:value-type="float" office:value="0.357701364736406" calcext:value-type="float">
            <text:p>0,36</text:p>
          </table:table-cell>
          <table:table-cell table:style-name="ce28" table:number-matrix-columns-spanned="1" table:number-matrix-rows-spanned="50" table:formula="of:=TRANSPOSE(INFO.OBBA.OBBA.OBGET(INFO.OBBA.OBBA.OBCALL(&quot;&quot;;[.E23];&quot;getRealizations&quot;)))" office:value-type="float" office:value="-0.208262221650742" calcext:value-type="float">
            <text:p>-0,21</text:p>
          </table:table-cell>
          <table:table-cell table:style-name="ce28" table:number-matrix-columns-spanned="1" table:number-matrix-rows-spanned="50" table:formula="of:=TRANSPOSE(INFO.OBBA.OBBA.OBGET(INFO.OBBA.OBBA.OBCALL(&quot;&quot;;[.F23];&quot;getRealizations&quot;)))" office:value-type="float" office:value="-0.365317520743229" calcext:value-type="float">
            <text:p>-0,37</text:p>
          </table:table-cell>
          <table:table-cell table:style-name="ce28" table:number-matrix-columns-spanned="1" table:number-matrix-rows-spanned="50" table:formula="of:=TRANSPOSE(INFO.OBBA.OBBA.OBGET(INFO.OBBA.OBBA.OBCALL(&quot;&quot;;[.G23];&quot;getRealizations&quot;)))" office:value-type="float" office:value="-0.957048311898874" calcext:value-type="float">
            <text:p>-0,96</text:p>
          </table:table-cell>
          <table:table-cell/>
          <table:table-cell table:style-name="ce31" table:number-matrix-columns-spanned="1" table:number-matrix-rows-spanned="49" table:formula="of:=TRANSPOSE(INFO.OBBA.OBBA.OBGET(INFO.OBBA.OBBA.OBCALL(&quot;&quot;;[.F12];&quot;getRealizations&quot;)))" office:value-type="float" office:value="0.265181486636744" calcext:value-type="float">
            <text:p>0,265</text:p>
          </table:table-cell>
          <table:table-cell table:style-name="ce31" table:formula="of:=[.C26]+[.I26]" office:value-type="float" office:value="0.119421170675982" calcext:value-type="float">
            <text:p>0,119</text:p>
          </table:table-cell>
          <table:table-cell table:style-name="ce31" table:formula="of:=[.D26]+[.J26]" office:value-type="float" office:value="0.477122535412388" calcext:value-type="float">
            <text:p>0,477</text:p>
          </table:table-cell>
          <table:table-cell table:style-name="ce31" table:formula="of:=[.E26]+[.K26]" office:value-type="float" office:value="0.268860313761646" calcext:value-type="float">
            <text:p>0,269</text:p>
          </table:table-cell>
          <table:table-cell table:style-name="ce31" table:formula="of:=[.F26]+[.L26]" office:value-type="float" office:value="-0.0964572069815834" calcext:value-type="float">
            <text:p>-0,096</text:p>
          </table:table-cell>
          <table:table-cell table:style-name="ce31" table:formula="of:=[.G26]+[.M26]" office:value-type="float" office:value="-1.05350551888046" calcext:value-type="float">
            <text:p>-1,054</text:p>
          </table:table-cell>
          <table:table-cell table:number-columns-repeated="1010"/>
        </table:table-row>
        <table:table-row table:style-name="ro5">
          <table:table-cell table:number-columns-repeated="2"/>
          <table:table-cell table:style-name="ce28" office:value-type="float" office:value="-0.183918655758483" calcext:value-type="float">
            <text:p>-0,18</text:p>
          </table:table-cell>
          <table:table-cell table:style-name="ce28" office:value-type="float" office:value="0.217926784026977" calcext:value-type="float">
            <text:p>0,22</text:p>
          </table:table-cell>
          <table:table-cell table:style-name="ce28" office:value-type="float" office:value="0.272064142991654" calcext:value-type="float">
            <text:p>0,27</text:p>
          </table:table-cell>
          <table:table-cell table:style-name="ce28" office:value-type="float" office:value="0.323416240934113" calcext:value-type="float">
            <text:p>0,32</text:p>
          </table:table-cell>
          <table:table-cell table:style-name="ce28" office:value-type="float" office:value="0.653868997765825" calcext:value-type="float">
            <text:p>0,65</text:p>
          </table:table-cell>
          <table:table-cell/>
          <table:table-cell table:style-name="ce31" office:value-type="float" office:value="0.272262926200794" calcext:value-type="float">
            <text:p>0,272</text:p>
          </table:table-cell>
          <table:table-cell table:style-name="ce31" table:formula="of:=[.C27]+[.I27]" office:value-type="float" office:value="0.0883442704423107" calcext:value-type="float">
            <text:p>0,088</text:p>
          </table:table-cell>
          <table:table-cell table:style-name="ce31" table:formula="of:=[.D27]+[.J27]" office:value-type="float" office:value="0.306271054469288" calcext:value-type="float">
            <text:p>0,306</text:p>
          </table:table-cell>
          <table:table-cell table:style-name="ce31" table:formula="of:=[.E27]+[.K27]" office:value-type="float" office:value="0.578335197460942" calcext:value-type="float">
            <text:p>0,578</text:p>
          </table:table-cell>
          <table:table-cell table:style-name="ce31" table:formula="of:=[.F27]+[.L27]" office:value-type="float" office:value="0.901751438395055" calcext:value-type="float">
            <text:p>0,902</text:p>
          </table:table-cell>
          <table:table-cell table:style-name="ce31" table:formula="of:=[.G27]+[.M27]" office:value-type="float" office:value="1.55562043616088" calcext:value-type="float">
            <text:p>1,556</text:p>
          </table:table-cell>
          <table:table-cell table:number-columns-repeated="1010"/>
        </table:table-row>
        <table:table-row table:style-name="ro5">
          <table:table-cell table:number-columns-repeated="2"/>
          <table:table-cell table:style-name="ce28" office:value-type="float" office:value="-0.0791710576211733" calcext:value-type="float">
            <text:p>-0,08</text:p>
          </table:table-cell>
          <table:table-cell table:style-name="ce28" office:value-type="float" office:value="0.0263550036617485" calcext:value-type="float">
            <text:p>0,03</text:p>
          </table:table-cell>
          <table:table-cell table:style-name="ce28" office:value-type="float" office:value="0.201796881241242" calcext:value-type="float">
            <text:p>0,20</text:p>
          </table:table-cell>
          <table:table-cell table:style-name="ce28" office:value-type="float" office:value="-0.1128521085894" calcext:value-type="float">
            <text:p>-0,11</text:p>
          </table:table-cell>
          <table:table-cell table:style-name="ce28" office:value-type="float" office:value="0.000304071062525571" calcext:value-type="float">
            <text:p>0,00</text:p>
          </table:table-cell>
          <table:table-cell/>
          <table:table-cell table:style-name="ce31" office:value-type="float" office:value="-0.00751542425731629" calcext:value-type="float">
            <text:p>-0,008</text:p>
          </table:table-cell>
          <table:table-cell table:style-name="ce31" table:formula="of:=[.C28]+[.I28]" office:value-type="float" office:value="-0.0866864818784896" calcext:value-type="float">
            <text:p>-0,087</text:p>
          </table:table-cell>
          <table:table-cell table:style-name="ce31" table:formula="of:=[.D28]+[.J28]" office:value-type="float" office:value="-0.0603314782167411" calcext:value-type="float">
            <text:p>-0,060</text:p>
          </table:table-cell>
          <table:table-cell table:style-name="ce31" table:formula="of:=[.E28]+[.K28]" office:value-type="float" office:value="0.141465403024501" calcext:value-type="float">
            <text:p>0,141</text:p>
          </table:table-cell>
          <table:table-cell table:style-name="ce31" table:formula="of:=[.F28]+[.L28]" office:value-type="float" office:value="0.0286132944351009" calcext:value-type="float">
            <text:p>0,029</text:p>
          </table:table-cell>
          <table:table-cell table:style-name="ce31" table:formula="of:=[.G28]+[.M28]" office:value-type="float" office:value="0.0289173654976265" calcext:value-type="float">
            <text:p>0,029</text:p>
          </table:table-cell>
          <table:table-cell table:number-columns-repeated="1010"/>
        </table:table-row>
        <table:table-row table:style-name="ro5">
          <table:table-cell table:number-columns-repeated="2"/>
          <table:table-cell table:style-name="ce28" office:value-type="float" office:value="0.0747642145568369" calcext:value-type="float">
            <text:p>0,07</text:p>
          </table:table-cell>
          <table:table-cell table:style-name="ce28" office:value-type="float" office:value="-0.339400744970372" calcext:value-type="float">
            <text:p>-0,34</text:p>
          </table:table-cell>
          <table:table-cell table:style-name="ce28" office:value-type="float" office:value="-0.00228691233403189" calcext:value-type="float">
            <text:p>0,00</text:p>
          </table:table-cell>
          <table:table-cell table:style-name="ce28" office:value-type="float" office:value="0.00914430147111445" calcext:value-type="float">
            <text:p>0,01</text:p>
          </table:table-cell>
          <table:table-cell table:style-name="ce28" office:value-type="float" office:value="-0.0498973216968437" calcext:value-type="float">
            <text:p>-0,05</text:p>
          </table:table-cell>
          <table:table-cell/>
          <table:table-cell table:style-name="ce31" office:value-type="float" office:value="0.354171528600156" calcext:value-type="float">
            <text:p>0,354</text:p>
          </table:table-cell>
          <table:table-cell table:style-name="ce31" table:formula="of:=[.C29]+[.I29]" office:value-type="float" office:value="0.428935743156993" calcext:value-type="float">
            <text:p>0,429</text:p>
          </table:table-cell>
          <table:table-cell table:style-name="ce31" table:formula="of:=[.D29]+[.J29]" office:value-type="float" office:value="0.0895349981866213" calcext:value-type="float">
            <text:p>0,090</text:p>
          </table:table-cell>
          <table:table-cell table:style-name="ce31" table:formula="of:=[.E29]+[.K29]" office:value-type="float" office:value="0.0872480858525894" calcext:value-type="float">
            <text:p>0,087</text:p>
          </table:table-cell>
          <table:table-cell table:style-name="ce31" table:formula="of:=[.F29]+[.L29]" office:value-type="float" office:value="0.0963923873237038" calcext:value-type="float">
            <text:p>0,096</text:p>
          </table:table-cell>
          <table:table-cell table:style-name="ce31" table:formula="of:=[.G29]+[.M29]" office:value-type="float" office:value="0.0464950656268601" calcext:value-type="float">
            <text:p>0,046</text:p>
          </table:table-cell>
          <table:table-cell table:number-columns-repeated="1010"/>
        </table:table-row>
        <table:table-row table:style-name="ro5">
          <table:table-cell table:number-columns-repeated="2"/>
          <table:table-cell table:style-name="ce28" office:value-type="float" office:value="-0.188544721605653" calcext:value-type="float">
            <text:p>-0,19</text:p>
          </table:table-cell>
          <table:table-cell table:style-name="ce28" office:value-type="float" office:value="-0.956241723728209" calcext:value-type="float">
            <text:p>-0,96</text:p>
          </table:table-cell>
          <table:table-cell table:style-name="ce28" office:value-type="float" office:value="0.240023451780019" calcext:value-type="float">
            <text:p>0,24</text:p>
          </table:table-cell>
          <table:table-cell table:style-name="ce28" office:value-type="float" office:value="0.197615787229815" calcext:value-type="float">
            <text:p>0,20</text:p>
          </table:table-cell>
          <table:table-cell table:style-name="ce28" office:value-type="float" office:value="-0.0150353977512348" calcext:value-type="float">
            <text:p>-0,02</text:p>
          </table:table-cell>
          <table:table-cell/>
          <table:table-cell table:style-name="ce31" office:value-type="float" office:value="0.616326748534819" calcext:value-type="float">
            <text:p>0,616</text:p>
          </table:table-cell>
          <table:table-cell table:style-name="ce31" table:formula="of:=[.C30]+[.I30]" office:value-type="float" office:value="0.427782026929166" calcext:value-type="float">
            <text:p>0,428</text:p>
          </table:table-cell>
          <table:table-cell table:style-name="ce31" table:formula="of:=[.D30]+[.J30]" office:value-type="float" office:value="-0.528459696799043" calcext:value-type="float">
            <text:p>-0,528</text:p>
          </table:table-cell>
          <table:table-cell table:style-name="ce31" table:formula="of:=[.E30]+[.K30]" office:value-type="float" office:value="-0.288436245019024" calcext:value-type="float">
            <text:p>-0,288</text:p>
          </table:table-cell>
          <table:table-cell table:style-name="ce31" table:formula="of:=[.F30]+[.L30]" office:value-type="float" office:value="-0.0908204577892093" calcext:value-type="float">
            <text:p>-0,091</text:p>
          </table:table-cell>
          <table:table-cell table:style-name="ce31" table:formula="of:=[.G30]+[.M30]" office:value-type="float" office:value="-0.105855855540444" calcext:value-type="float">
            <text:p>-0,106</text:p>
          </table:table-cell>
          <table:table-cell table:number-columns-repeated="1010"/>
        </table:table-row>
        <table:table-row table:style-name="ro5">
          <table:table-cell table:number-columns-repeated="2"/>
          <table:table-cell table:style-name="ce28" office:value-type="float" office:value="0.0917701425040974" calcext:value-type="float">
            <text:p>0,09</text:p>
          </table:table-cell>
          <table:table-cell table:style-name="ce28" office:value-type="float" office:value="0.5855447361386" calcext:value-type="float">
            <text:p>0,59</text:p>
          </table:table-cell>
          <table:table-cell table:style-name="ce28" office:value-type="float" office:value="-0.0077262848010875" calcext:value-type="float">
            <text:p>-0,01</text:p>
          </table:table-cell>
          <table:table-cell table:style-name="ce28" office:value-type="float" office:value="0.151174626092664" calcext:value-type="float">
            <text:p>0,15</text:p>
          </table:table-cell>
          <table:table-cell table:style-name="ce28" office:value-type="float" office:value="-0.243036181652903" calcext:value-type="float">
            <text:p>-0,24</text:p>
          </table:table-cell>
          <table:table-cell/>
          <table:table-cell table:style-name="ce31" office:value-type="float" office:value="0.711881065020319" calcext:value-type="float">
            <text:p>0,712</text:p>
          </table:table-cell>
          <table:table-cell table:style-name="ce31" table:formula="of:=[.C31]+[.I31]" office:value-type="float" office:value="0.803651207524416" calcext:value-type="float">
            <text:p>0,804</text:p>
          </table:table-cell>
          <table:table-cell table:style-name="ce31" table:formula="of:=[.D31]+[.J31]" office:value-type="float" office:value="1.38919594366302" calcext:value-type="float">
            <text:p>1,389</text:p>
          </table:table-cell>
          <table:table-cell table:style-name="ce31" table:formula="of:=[.E31]+[.K31]" office:value-type="float" office:value="1.38146965886193" calcext:value-type="float">
            <text:p>1,381</text:p>
          </table:table-cell>
          <table:table-cell table:style-name="ce31" table:formula="of:=[.F31]+[.L31]" office:value-type="float" office:value="1.53264428495459" calcext:value-type="float">
            <text:p>1,533</text:p>
          </table:table-cell>
          <table:table-cell table:style-name="ce31" table:formula="of:=[.G31]+[.M31]" office:value-type="float" office:value="1.28960810330169" calcext:value-type="float">
            <text:p>1,290</text:p>
          </table:table-cell>
          <table:table-cell table:number-columns-repeated="1010"/>
        </table:table-row>
        <table:table-row table:style-name="ro5">
          <table:table-cell table:number-columns-repeated="2"/>
          <table:table-cell table:style-name="ce28" office:value-type="float" office:value="0.207030585777642" calcext:value-type="float">
            <text:p>0,21</text:p>
          </table:table-cell>
          <table:table-cell table:style-name="ce28" office:value-type="float" office:value="0.348469307325051" calcext:value-type="float">
            <text:p>0,35</text:p>
          </table:table-cell>
          <table:table-cell table:style-name="ce28" office:value-type="float" office:value="-0.501801364148003" calcext:value-type="float">
            <text:p>-0,50</text:p>
          </table:table-cell>
          <table:table-cell table:style-name="ce28" office:value-type="float" office:value="-0.00825405467595072" calcext:value-type="float">
            <text:p>-0,01</text:p>
          </table:table-cell>
          <table:table-cell table:style-name="ce28" office:value-type="float" office:value="-0.368112820099897" calcext:value-type="float">
            <text:p>-0,37</text:p>
          </table:table-cell>
          <table:table-cell/>
          <table:table-cell table:style-name="ce31" office:value-type="float" office:value="-0.0760199439919606" calcext:value-type="float">
            <text:p>-0,076</text:p>
          </table:table-cell>
          <table:table-cell table:style-name="ce31" table:formula="of:=[.C32]+[.I32]" office:value-type="float" office:value="0.131010641785681" calcext:value-type="float">
            <text:p>0,131</text:p>
          </table:table-cell>
          <table:table-cell table:style-name="ce31" table:formula="of:=[.D32]+[.J32]" office:value-type="float" office:value="0.479479949110732" calcext:value-type="float">
            <text:p>0,479</text:p>
          </table:table-cell>
          <table:table-cell table:style-name="ce31" table:formula="of:=[.E32]+[.K32]" office:value-type="float" office:value="-0.0223214150372706" calcext:value-type="float">
            <text:p>-0,022</text:p>
          </table:table-cell>
          <table:table-cell table:style-name="ce31" table:formula="of:=[.F32]+[.L32]" office:value-type="float" office:value="-0.0305754697132213" calcext:value-type="float">
            <text:p>-0,031</text:p>
          </table:table-cell>
          <table:table-cell table:style-name="ce31" table:formula="of:=[.G32]+[.M32]" office:value-type="float" office:value="-0.398688289813118" calcext:value-type="float">
            <text:p>-0,399</text:p>
          </table:table-cell>
          <table:table-cell table:number-columns-repeated="1010"/>
        </table:table-row>
        <table:table-row table:style-name="ro5">
          <table:table-cell table:number-columns-repeated="2"/>
          <table:table-cell table:style-name="ce28" office:value-type="float" office:value="-0.363422885796343" calcext:value-type="float">
            <text:p>-0,36</text:p>
          </table:table-cell>
          <table:table-cell table:style-name="ce28" office:value-type="float" office:value="0.517503154171083" calcext:value-type="float">
            <text:p>0,52</text:p>
          </table:table-cell>
          <table:table-cell table:style-name="ce28" office:value-type="float" office:value="0.0158362402153507" calcext:value-type="float">
            <text:p>0,02</text:p>
          </table:table-cell>
          <table:table-cell table:style-name="ce28" office:value-type="float" office:value="0.177017492624645" calcext:value-type="float">
            <text:p>0,18</text:p>
          </table:table-cell>
          <table:table-cell table:style-name="ce28" office:value-type="float" office:value="-0.143404618161725" calcext:value-type="float">
            <text:p>-0,14</text:p>
          </table:table-cell>
          <table:table-cell/>
          <table:table-cell table:style-name="ce31" office:value-type="float" office:value="-1.64985954791054" calcext:value-type="float">
            <text:p>-1,650</text:p>
          </table:table-cell>
          <table:table-cell table:style-name="ce31" table:formula="of:=[.C33]+[.I33]" office:value-type="float" office:value="-2.01328243370688" calcext:value-type="float">
            <text:p>-2,013</text:p>
          </table:table-cell>
          <table:table-cell table:style-name="ce31" table:formula="of:=[.D33]+[.J33]" office:value-type="float" office:value="-1.4957792795358" calcext:value-type="float">
            <text:p>-1,496</text:p>
          </table:table-cell>
          <table:table-cell table:style-name="ce31" table:formula="of:=[.E33]+[.K33]" office:value-type="float" office:value="-1.47994303932045" calcext:value-type="float">
            <text:p>-1,480</text:p>
          </table:table-cell>
          <table:table-cell table:style-name="ce31" table:formula="of:=[.F33]+[.L33]" office:value-type="float" office:value="-1.3029255466958" calcext:value-type="float">
            <text:p>-1,303</text:p>
          </table:table-cell>
          <table:table-cell table:style-name="ce31" table:formula="of:=[.G33]+[.M33]" office:value-type="float" office:value="-1.44633016485753" calcext:value-type="float">
            <text:p>-1,446</text:p>
          </table:table-cell>
          <table:table-cell table:number-columns-repeated="1010"/>
        </table:table-row>
        <table:table-row table:style-name="ro5">
          <table:table-cell table:number-columns-repeated="2"/>
          <table:table-cell table:style-name="ce28" office:value-type="float" office:value="-0.198542614329147" calcext:value-type="float">
            <text:p>-0,20</text:p>
          </table:table-cell>
          <table:table-cell table:style-name="ce28" office:value-type="float" office:value="-0.422780988332644" calcext:value-type="float">
            <text:p>-0,42</text:p>
          </table:table-cell>
          <table:table-cell table:style-name="ce28" office:value-type="float" office:value="-0.0246593405938805" calcext:value-type="float">
            <text:p>-0,02</text:p>
          </table:table-cell>
          <table:table-cell table:style-name="ce28" office:value-type="float" office:value="0.0685178145224106" calcext:value-type="float">
            <text:p>0,07</text:p>
          </table:table-cell>
          <table:table-cell table:style-name="ce28" office:value-type="float" office:value="-0.11434397894146" calcext:value-type="float">
            <text:p>-0,11</text:p>
          </table:table-cell>
          <table:table-cell/>
          <table:table-cell table:style-name="ce31" office:value-type="float" office:value="1.00529177517284" calcext:value-type="float">
            <text:p>1,005</text:p>
          </table:table-cell>
          <table:table-cell table:style-name="ce31" table:formula="of:=[.C34]+[.I34]" office:value-type="float" office:value="0.806749160843694" calcext:value-type="float">
            <text:p>0,807</text:p>
          </table:table-cell>
          <table:table-cell table:style-name="ce31" table:formula="of:=[.D34]+[.J34]" office:value-type="float" office:value="0.383968172511049" calcext:value-type="float">
            <text:p>0,384</text:p>
          </table:table-cell>
          <table:table-cell table:style-name="ce31" table:formula="of:=[.E34]+[.K34]" office:value-type="float" office:value="0.359308831917169" calcext:value-type="float">
            <text:p>0,359</text:p>
          </table:table-cell>
          <table:table-cell table:style-name="ce31" table:formula="of:=[.F34]+[.L34]" office:value-type="float" office:value="0.42782664643958" calcext:value-type="float">
            <text:p>0,428</text:p>
          </table:table-cell>
          <table:table-cell table:style-name="ce31" table:formula="of:=[.G34]+[.M34]" office:value-type="float" office:value="0.31348266749812" calcext:value-type="float">
            <text:p>0,313</text:p>
          </table:table-cell>
          <table:table-cell table:number-columns-repeated="1010"/>
        </table:table-row>
        <table:table-row table:style-name="ro5">
          <table:table-cell table:number-columns-repeated="2"/>
          <table:table-cell table:style-name="ce28" office:value-type="float" office:value="-0.76418589815497" calcext:value-type="float">
            <text:p>-0,76</text:p>
          </table:table-cell>
          <table:table-cell table:style-name="ce28" office:value-type="float" office:value="0.366916177211278" calcext:value-type="float">
            <text:p>0,37</text:p>
          </table:table-cell>
          <table:table-cell table:style-name="ce28" office:value-type="float" office:value="-0.077427415128747" calcext:value-type="float">
            <text:p>-0,08</text:p>
          </table:table-cell>
          <table:table-cell table:style-name="ce28" office:value-type="float" office:value="-0.0507724559965212" calcext:value-type="float">
            <text:p>-0,05</text:p>
          </table:table-cell>
          <table:table-cell table:style-name="ce28" office:value-type="float" office:value="-0.185687759080312" calcext:value-type="float">
            <text:p>-0,19</text:p>
          </table:table-cell>
          <table:table-cell/>
          <table:table-cell table:style-name="ce31" office:value-type="float" office:value="0.315552110664926" calcext:value-type="float">
            <text:p>0,316</text:p>
          </table:table-cell>
          <table:table-cell table:style-name="ce31" table:formula="of:=[.C35]+[.I35]" office:value-type="float" office:value="-0.448633787490043" calcext:value-type="float">
            <text:p>-0,449</text:p>
          </table:table-cell>
          <table:table-cell table:style-name="ce31" table:formula="of:=[.D35]+[.J35]" office:value-type="float" office:value="-0.0817176102787655" calcext:value-type="float">
            <text:p>-0,082</text:p>
          </table:table-cell>
          <table:table-cell table:style-name="ce31" table:formula="of:=[.E35]+[.K35]" office:value-type="float" office:value="-0.159145025407512" calcext:value-type="float">
            <text:p>-0,159</text:p>
          </table:table-cell>
          <table:table-cell table:style-name="ce31" table:formula="of:=[.F35]+[.L35]" office:value-type="float" office:value="-0.209917481404034" calcext:value-type="float">
            <text:p>-0,210</text:p>
          </table:table-cell>
          <table:table-cell table:style-name="ce31" table:formula="of:=[.G35]+[.M35]" office:value-type="float" office:value="-0.395605240484346" calcext:value-type="float">
            <text:p>-0,396</text:p>
          </table:table-cell>
          <table:table-cell table:number-columns-repeated="1010"/>
        </table:table-row>
        <table:table-row table:style-name="ro5">
          <table:table-cell table:number-columns-repeated="2"/>
          <table:table-cell table:style-name="ce28" office:value-type="float" office:value="0.119568448329418" calcext:value-type="float">
            <text:p>0,12</text:p>
          </table:table-cell>
          <table:table-cell table:style-name="ce28" office:value-type="float" office:value="-0.744219865412418" calcext:value-type="float">
            <text:p>-0,74</text:p>
          </table:table-cell>
          <table:table-cell table:style-name="ce28" office:value-type="float" office:value="-0.0199017229023721" calcext:value-type="float">
            <text:p>-0,02</text:p>
          </table:table-cell>
          <table:table-cell table:style-name="ce28" office:value-type="float" office:value="0.640272753938504" calcext:value-type="float">
            <text:p>0,64</text:p>
          </table:table-cell>
          <table:table-cell table:style-name="ce28" office:value-type="float" office:value="0.0326962676498281" calcext:value-type="float">
            <text:p>0,03</text:p>
          </table:table-cell>
          <table:table-cell/>
          <table:table-cell table:style-name="ce31" office:value-type="float" office:value="-1.22288332378741" calcext:value-type="float">
            <text:p>-1,223</text:p>
          </table:table-cell>
          <table:table-cell table:style-name="ce31" table:formula="of:=[.C36]+[.I36]" office:value-type="float" office:value="-1.10331487545799" calcext:value-type="float">
            <text:p>-1,103</text:p>
          </table:table-cell>
          <table:table-cell table:style-name="ce31" table:formula="of:=[.D36]+[.J36]" office:value-type="float" office:value="-1.84753474087041" calcext:value-type="float">
            <text:p>-1,848</text:p>
          </table:table-cell>
          <table:table-cell table:style-name="ce31" table:formula="of:=[.E36]+[.K36]" office:value-type="float" office:value="-1.86743646377278" calcext:value-type="float">
            <text:p>-1,867</text:p>
          </table:table-cell>
          <table:table-cell table:style-name="ce31" table:formula="of:=[.F36]+[.L36]" office:value-type="float" office:value="-1.22716370983428" calcext:value-type="float">
            <text:p>-1,227</text:p>
          </table:table-cell>
          <table:table-cell table:style-name="ce31" table:formula="of:=[.G36]+[.M36]" office:value-type="float" office:value="-1.19446744218445" calcext:value-type="float">
            <text:p>-1,194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387750218368506" calcext:value-type="float">
            <text:p>0,39</text:p>
          </table:table-cell>
          <table:table-cell table:style-name="ce28" office:value-type="float" office:value="0.410568819306466" calcext:value-type="float">
            <text:p>0,41</text:p>
          </table:table-cell>
          <table:table-cell table:style-name="ce28" office:value-type="float" office:value="0.187881669397761" calcext:value-type="float">
            <text:p>0,19</text:p>
          </table:table-cell>
          <table:table-cell table:style-name="ce28" office:value-type="float" office:value="-0.0640364167140965" calcext:value-type="float">
            <text:p>-0,06</text:p>
          </table:table-cell>
          <table:table-cell table:style-name="ce28" office:value-type="float" office:value="-0.179898185412378" calcext:value-type="float">
            <text:p>-0,18</text:p>
          </table:table-cell>
          <table:table-cell/>
          <table:table-cell table:style-name="ce31" office:value-type="float" office:value="-0.948896473612121" calcext:value-type="float">
            <text:p>-0,949</text:p>
          </table:table-cell>
          <table:table-cell table:style-name="ce31" table:formula="of:=[.C37]+[.I37]" office:value-type="float" office:value="-0.561146255243615" calcext:value-type="float">
            <text:p>-0,561</text:p>
          </table:table-cell>
          <table:table-cell table:style-name="ce31" table:formula="of:=[.D37]+[.J37]" office:value-type="float" office:value="-0.150577435937149" calcext:value-type="float">
            <text:p>-0,151</text:p>
          </table:table-cell>
          <table:table-cell table:style-name="ce31" table:formula="of:=[.E37]+[.K37]" office:value-type="float" office:value="0.0373042334606118" calcext:value-type="float">
            <text:p>0,037</text:p>
          </table:table-cell>
          <table:table-cell table:style-name="ce31" table:formula="of:=[.F37]+[.L37]" office:value-type="float" office:value="-0.0267321832534847" calcext:value-type="float">
            <text:p>-0,027</text:p>
          </table:table-cell>
          <table:table-cell table:style-name="ce31" table:formula="of:=[.G37]+[.M37]" office:value-type="float" office:value="-0.206630368665863" calcext:value-type="float">
            <text:p>-0,207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0434844199928045" calcext:value-type="float">
            <text:p>0,04</text:p>
          </table:table-cell>
          <table:table-cell table:style-name="ce28" office:value-type="float" office:value="0.283614683328961" calcext:value-type="float">
            <text:p>0,28</text:p>
          </table:table-cell>
          <table:table-cell table:style-name="ce28" office:value-type="float" office:value="-0.654178679215213" calcext:value-type="float">
            <text:p>-0,65</text:p>
          </table:table-cell>
          <table:table-cell table:style-name="ce28" office:value-type="float" office:value="0.460693784014872" calcext:value-type="float">
            <text:p>0,46</text:p>
          </table:table-cell>
          <table:table-cell table:style-name="ce28" office:value-type="float" office:value="-0.234023857269213" calcext:value-type="float">
            <text:p>-0,23</text:p>
          </table:table-cell>
          <table:table-cell/>
          <table:table-cell table:style-name="ce31" office:value-type="float" office:value="0.26689228349757" calcext:value-type="float">
            <text:p>0,267</text:p>
          </table:table-cell>
          <table:table-cell table:style-name="ce31" table:formula="of:=[.C38]+[.I38]" office:value-type="float" office:value="0.310376703490375" calcext:value-type="float">
            <text:p>0,310</text:p>
          </table:table-cell>
          <table:table-cell table:style-name="ce31" table:formula="of:=[.D38]+[.J38]" office:value-type="float" office:value="0.593991386819336" calcext:value-type="float">
            <text:p>0,594</text:p>
          </table:table-cell>
          <table:table-cell table:style-name="ce31" table:formula="of:=[.E38]+[.K38]" office:value-type="float" office:value="-0.0601872923958774" calcext:value-type="float">
            <text:p>-0,060</text:p>
          </table:table-cell>
          <table:table-cell table:style-name="ce31" table:formula="of:=[.F38]+[.L38]" office:value-type="float" office:value="0.400506491618995" calcext:value-type="float">
            <text:p>0,401</text:p>
          </table:table-cell>
          <table:table-cell table:style-name="ce31" table:formula="of:=[.G38]+[.M38]" office:value-type="float" office:value="0.166482634349782" calcext:value-type="float">
            <text:p>0,166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00686350000406022" calcext:value-type="float">
            <text:p>0,01</text:p>
          </table:table-cell>
          <table:table-cell table:style-name="ce28" office:value-type="float" office:value="-0.58402526669122" calcext:value-type="float">
            <text:p>-0,58</text:p>
          </table:table-cell>
          <table:table-cell table:style-name="ce28" office:value-type="float" office:value="0.607672579539928" calcext:value-type="float">
            <text:p>0,61</text:p>
          </table:table-cell>
          <table:table-cell table:style-name="ce28" office:value-type="float" office:value="-0.273299618357796" calcext:value-type="float">
            <text:p>-0,27</text:p>
          </table:table-cell>
          <table:table-cell table:style-name="ce28" office:value-type="float" office:value="0.707952468126297" calcext:value-type="float">
            <text:p>0,71</text:p>
          </table:table-cell>
          <table:table-cell/>
          <table:table-cell table:style-name="ce31" office:value-type="float" office:value="-0.538177690967763" calcext:value-type="float">
            <text:p>-0,538</text:p>
          </table:table-cell>
          <table:table-cell table:style-name="ce31" table:formula="of:=[.C39]+[.I39]" office:value-type="float" office:value="-0.531314190963703" calcext:value-type="float">
            <text:p>-0,531</text:p>
          </table:table-cell>
          <table:table-cell table:style-name="ce31" table:formula="of:=[.D39]+[.J39]" office:value-type="float" office:value="-1.11533945765492" calcext:value-type="float">
            <text:p>-1,115</text:p>
          </table:table-cell>
          <table:table-cell table:style-name="ce31" table:formula="of:=[.E39]+[.K39]" office:value-type="float" office:value="-0.507666878114995" calcext:value-type="float">
            <text:p>-0,508</text:p>
          </table:table-cell>
          <table:table-cell table:style-name="ce31" table:formula="of:=[.F39]+[.L39]" office:value-type="float" office:value="-0.780966496472791" calcext:value-type="float">
            <text:p>-0,781</text:p>
          </table:table-cell>
          <table:table-cell table:style-name="ce31" table:formula="of:=[.G39]+[.M39]" office:value-type="float" office:value="-0.0730140283464943" calcext:value-type="float">
            <text:p>-0,07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215534480128949" calcext:value-type="float">
            <text:p>0,22</text:p>
          </table:table-cell>
          <table:table-cell table:style-name="ce28" office:value-type="float" office:value="0.47254268805226" calcext:value-type="float">
            <text:p>0,47</text:p>
          </table:table-cell>
          <table:table-cell table:style-name="ce28" office:value-type="float" office:value="-0.127177588692444" calcext:value-type="float">
            <text:p>-0,13</text:p>
          </table:table-cell>
          <table:table-cell table:style-name="ce28" office:value-type="float" office:value="0.147894426000782" calcext:value-type="float">
            <text:p>0,15</text:p>
          </table:table-cell>
          <table:table-cell table:style-name="ce28" office:value-type="float" office:value="0.193565258891325" calcext:value-type="float">
            <text:p>0,19</text:p>
          </table:table-cell>
          <table:table-cell/>
          <table:table-cell table:style-name="ce31" office:value-type="float" office:value="-0.371403903972377" calcext:value-type="float">
            <text:p>-0,371</text:p>
          </table:table-cell>
          <table:table-cell table:style-name="ce31" table:formula="of:=[.C40]+[.I40]" office:value-type="float" office:value="-0.155869423843428" calcext:value-type="float">
            <text:p>-0,156</text:p>
          </table:table-cell>
          <table:table-cell table:style-name="ce31" table:formula="of:=[.D40]+[.J40]" office:value-type="float" office:value="0.316673264208832" calcext:value-type="float">
            <text:p>0,317</text:p>
          </table:table-cell>
          <table:table-cell table:style-name="ce31" table:formula="of:=[.E40]+[.K40]" office:value-type="float" office:value="0.189495675516388" calcext:value-type="float">
            <text:p>0,189</text:p>
          </table:table-cell>
          <table:table-cell table:style-name="ce31" table:formula="of:=[.F40]+[.L40]" office:value-type="float" office:value="0.33739010151717" calcext:value-type="float">
            <text:p>0,337</text:p>
          </table:table-cell>
          <table:table-cell table:style-name="ce31" table:formula="of:=[.G40]+[.M40]" office:value-type="float" office:value="0.530955360408495" calcext:value-type="float">
            <text:p>0,531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37395799239325" calcext:value-type="float">
            <text:p>0,37</text:p>
          </table:table-cell>
          <table:table-cell table:style-name="ce28" office:value-type="float" office:value="0.0971802122330135" calcext:value-type="float">
            <text:p>0,10</text:p>
          </table:table-cell>
          <table:table-cell table:style-name="ce28" office:value-type="float" office:value="-0.721410341084578" calcext:value-type="float">
            <text:p>-0,72</text:p>
          </table:table-cell>
          <table:table-cell table:style-name="ce28" office:value-type="float" office:value="0.438854787622445" calcext:value-type="float">
            <text:p>0,44</text:p>
          </table:table-cell>
          <table:table-cell table:style-name="ce28" office:value-type="float" office:value="-0.115656735866935" calcext:value-type="float">
            <text:p>-0,12</text:p>
          </table:table-cell>
          <table:table-cell/>
          <table:table-cell table:style-name="ce31" office:value-type="float" office:value="-0.279628588133006" calcext:value-type="float">
            <text:p>-0,280</text:p>
          </table:table-cell>
          <table:table-cell table:style-name="ce31" table:formula="of:=[.C41]+[.I41]" office:value-type="float" office:value="0.0943294042602444" calcext:value-type="float">
            <text:p>0,094</text:p>
          </table:table-cell>
          <table:table-cell table:style-name="ce31" table:formula="of:=[.D41]+[.J41]" office:value-type="float" office:value="0.191509616493258" calcext:value-type="float">
            <text:p>0,192</text:p>
          </table:table-cell>
          <table:table-cell table:style-name="ce31" table:formula="of:=[.E41]+[.K41]" office:value-type="float" office:value="-0.52990072459132" calcext:value-type="float">
            <text:p>-0,530</text:p>
          </table:table-cell>
          <table:table-cell table:style-name="ce31" table:formula="of:=[.F41]+[.L41]" office:value-type="float" office:value="-0.0910459369688751" calcext:value-type="float">
            <text:p>-0,091</text:p>
          </table:table-cell>
          <table:table-cell table:style-name="ce31" table:formula="of:=[.G41]+[.M41]" office:value-type="float" office:value="-0.20670267283581" calcext:value-type="float">
            <text:p>-0,207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179944041077857" calcext:value-type="float">
            <text:p>-0,18</text:p>
          </table:table-cell>
          <table:table-cell table:style-name="ce28" office:value-type="float" office:value="0.158975721016442" calcext:value-type="float">
            <text:p>0,16</text:p>
          </table:table-cell>
          <table:table-cell table:style-name="ce28" office:value-type="float" office:value="-0.159548418888926" calcext:value-type="float">
            <text:p>-0,16</text:p>
          </table:table-cell>
          <table:table-cell table:style-name="ce28" office:value-type="float" office:value="-0.0191961179980991" calcext:value-type="float">
            <text:p>-0,02</text:p>
          </table:table-cell>
          <table:table-cell table:style-name="ce28" office:value-type="float" office:value="-0.204314899363202" calcext:value-type="float">
            <text:p>-0,20</text:p>
          </table:table-cell>
          <table:table-cell/>
          <table:table-cell table:style-name="ce31" office:value-type="float" office:value="-0.887589710118038" calcext:value-type="float">
            <text:p>-0,888</text:p>
          </table:table-cell>
          <table:table-cell table:style-name="ce31" table:formula="of:=[.C42]+[.I42]" office:value-type="float" office:value="-1.0675337511959" calcext:value-type="float">
            <text:p>-1,068</text:p>
          </table:table-cell>
          <table:table-cell table:style-name="ce31" table:formula="of:=[.D42]+[.J42]" office:value-type="float" office:value="-0.908558030179453" calcext:value-type="float">
            <text:p>-0,909</text:p>
          </table:table-cell>
          <table:table-cell table:style-name="ce31" table:formula="of:=[.E42]+[.K42]" office:value-type="float" office:value="-1.06810644906838" calcext:value-type="float">
            <text:p>-1,068</text:p>
          </table:table-cell>
          <table:table-cell table:style-name="ce31" table:formula="of:=[.F42]+[.L42]" office:value-type="float" office:value="-1.08730256706648" calcext:value-type="float">
            <text:p>-1,087</text:p>
          </table:table-cell>
          <table:table-cell table:style-name="ce31" table:formula="of:=[.G42]+[.M42]" office:value-type="float" office:value="-1.29161746642968" calcext:value-type="float">
            <text:p>-1,29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00783017045601486" calcext:value-type="float">
            <text:p>-0,01</text:p>
          </table:table-cell>
          <table:table-cell table:style-name="ce28" office:value-type="float" office:value="-0.127189975378729" calcext:value-type="float">
            <text:p>-0,13</text:p>
          </table:table-cell>
          <table:table-cell table:style-name="ce28" office:value-type="float" office:value="0.478113362575006" calcext:value-type="float">
            <text:p>0,48</text:p>
          </table:table-cell>
          <table:table-cell table:style-name="ce28" office:value-type="float" office:value="-0.374373758313987" calcext:value-type="float">
            <text:p>-0,37</text:p>
          </table:table-cell>
          <table:table-cell table:style-name="ce28" office:value-type="float" office:value="-0.308538407346155" calcext:value-type="float">
            <text:p>-0,31</text:p>
          </table:table-cell>
          <table:table-cell/>
          <table:table-cell table:style-name="ce31" office:value-type="float" office:value="-1.30134282747911" calcext:value-type="float">
            <text:p>-1,301</text:p>
          </table:table-cell>
          <table:table-cell table:style-name="ce31" table:formula="of:=[.C43]+[.I43]" office:value-type="float" office:value="-1.30917299793512" calcext:value-type="float">
            <text:p>-1,309</text:p>
          </table:table-cell>
          <table:table-cell table:style-name="ce31" table:formula="of:=[.D43]+[.J43]" office:value-type="float" office:value="-1.43636297331385" calcext:value-type="float">
            <text:p>-1,436</text:p>
          </table:table-cell>
          <table:table-cell table:style-name="ce31" table:formula="of:=[.E43]+[.K43]" office:value-type="float" office:value="-0.958249610738845" calcext:value-type="float">
            <text:p>-0,958</text:p>
          </table:table-cell>
          <table:table-cell table:style-name="ce31" table:formula="of:=[.F43]+[.L43]" office:value-type="float" office:value="-1.33262336905283" calcext:value-type="float">
            <text:p>-1,333</text:p>
          </table:table-cell>
          <table:table-cell table:style-name="ce31" table:formula="of:=[.G43]+[.M43]" office:value-type="float" office:value="-1.64116177639899" calcext:value-type="float">
            <text:p>-1,641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231157866793915" calcext:value-type="float">
            <text:p>-0,23</text:p>
          </table:table-cell>
          <table:table-cell table:style-name="ce28" office:value-type="float" office:value="-0.103064798244066" calcext:value-type="float">
            <text:p>-0,10</text:p>
          </table:table-cell>
          <table:table-cell table:style-name="ce28" office:value-type="float" office:value="-0.133501475200585" calcext:value-type="float">
            <text:p>-0,13</text:p>
          </table:table-cell>
          <table:table-cell table:style-name="ce28" office:value-type="float" office:value="-0.432894745349215" calcext:value-type="float">
            <text:p>-0,43</text:p>
          </table:table-cell>
          <table:table-cell table:style-name="ce28" office:value-type="float" office:value="0.470398810587261" calcext:value-type="float">
            <text:p>0,47</text:p>
          </table:table-cell>
          <table:table-cell/>
          <table:table-cell table:style-name="ce31" office:value-type="float" office:value="0.551810575963568" calcext:value-type="float">
            <text:p>0,552</text:p>
          </table:table-cell>
          <table:table-cell table:style-name="ce31" table:formula="of:=[.C44]+[.I44]" office:value-type="float" office:value="0.320652709169653" calcext:value-type="float">
            <text:p>0,321</text:p>
          </table:table-cell>
          <table:table-cell table:style-name="ce31" table:formula="of:=[.D44]+[.J44]" office:value-type="float" office:value="0.217587910925587" calcext:value-type="float">
            <text:p>0,218</text:p>
          </table:table-cell>
          <table:table-cell table:style-name="ce31" table:formula="of:=[.E44]+[.K44]" office:value-type="float" office:value="0.0840864357250017" calcext:value-type="float">
            <text:p>0,084</text:p>
          </table:table-cell>
          <table:table-cell table:style-name="ce31" table:formula="of:=[.F44]+[.L44]" office:value-type="float" office:value="-0.348808309624213" calcext:value-type="float">
            <text:p>-0,349</text:p>
          </table:table-cell>
          <table:table-cell table:style-name="ce31" table:formula="of:=[.G44]+[.M44]" office:value-type="float" office:value="0.121590500963048" calcext:value-type="float">
            <text:p>0,12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478652021591065" calcext:value-type="float">
            <text:p>0,48</text:p>
          </table:table-cell>
          <table:table-cell table:style-name="ce28" office:value-type="float" office:value="-0.593173048962014" calcext:value-type="float">
            <text:p>-0,59</text:p>
          </table:table-cell>
          <table:table-cell table:style-name="ce28" office:value-type="float" office:value="0.0495642888183097" calcext:value-type="float">
            <text:p>0,05</text:p>
          </table:table-cell>
          <table:table-cell table:style-name="ce28" office:value-type="float" office:value="-0.407125510074078" calcext:value-type="float">
            <text:p>-0,41</text:p>
          </table:table-cell>
          <table:table-cell table:style-name="ce28" office:value-type="float" office:value="0.52735391883004" calcext:value-type="float">
            <text:p>0,53</text:p>
          </table:table-cell>
          <table:table-cell/>
          <table:table-cell table:style-name="ce31" office:value-type="float" office:value="0.794358097820694" calcext:value-type="float">
            <text:p>0,794</text:p>
          </table:table-cell>
          <table:table-cell table:style-name="ce31" table:formula="of:=[.C45]+[.I45]" office:value-type="float" office:value="1.27301011941176" calcext:value-type="float">
            <text:p>1,273</text:p>
          </table:table-cell>
          <table:table-cell table:style-name="ce31" table:formula="of:=[.D45]+[.J45]" office:value-type="float" office:value="0.679837070449745" calcext:value-type="float">
            <text:p>0,680</text:p>
          </table:table-cell>
          <table:table-cell table:style-name="ce31" table:formula="of:=[.E45]+[.K45]" office:value-type="float" office:value="0.729401359268054" calcext:value-type="float">
            <text:p>0,729</text:p>
          </table:table-cell>
          <table:table-cell table:style-name="ce31" table:formula="of:=[.F45]+[.L45]" office:value-type="float" office:value="0.322275849193976" calcext:value-type="float">
            <text:p>0,322</text:p>
          </table:table-cell>
          <table:table-cell table:style-name="ce31" table:formula="of:=[.G45]+[.M45]" office:value-type="float" office:value="0.849629768024017" calcext:value-type="float">
            <text:p>0,85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487172698272981" calcext:value-type="float">
            <text:p>-0,49</text:p>
          </table:table-cell>
          <table:table-cell table:style-name="ce28" office:value-type="float" office:value="0.28649861947666" calcext:value-type="float">
            <text:p>0,29</text:p>
          </table:table-cell>
          <table:table-cell table:style-name="ce28" office:value-type="float" office:value="-0.14482013040431" calcext:value-type="float">
            <text:p>-0,14</text:p>
          </table:table-cell>
          <table:table-cell table:style-name="ce28" office:value-type="float" office:value="0.0293382080935463" calcext:value-type="float">
            <text:p>0,03</text:p>
          </table:table-cell>
          <table:table-cell table:style-name="ce28" office:value-type="float" office:value="-0.239714808712056" calcext:value-type="float">
            <text:p>-0,24</text:p>
          </table:table-cell>
          <table:table-cell/>
          <table:table-cell table:style-name="ce31" office:value-type="float" office:value="-0.408220170295798" calcext:value-type="float">
            <text:p>-0,408</text:p>
          </table:table-cell>
          <table:table-cell table:style-name="ce31" table:formula="of:=[.C46]+[.I46]" office:value-type="float" office:value="-0.895392868568779" calcext:value-type="float">
            <text:p>-0,895</text:p>
          </table:table-cell>
          <table:table-cell table:style-name="ce31" table:formula="of:=[.D46]+[.J46]" office:value-type="float" office:value="-0.608894249092119" calcext:value-type="float">
            <text:p>-0,609</text:p>
          </table:table-cell>
          <table:table-cell table:style-name="ce31" table:formula="of:=[.E46]+[.K46]" office:value-type="float" office:value="-0.753714379496429" calcext:value-type="float">
            <text:p>-0,754</text:p>
          </table:table-cell>
          <table:table-cell table:style-name="ce31" table:formula="of:=[.F46]+[.L46]" office:value-type="float" office:value="-0.724376171402882" calcext:value-type="float">
            <text:p>-0,724</text:p>
          </table:table-cell>
          <table:table-cell table:style-name="ce31" table:formula="of:=[.G46]+[.M46]" office:value-type="float" office:value="-0.964090980114938" calcext:value-type="float">
            <text:p>-0,964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218942524197039" calcext:value-type="float">
            <text:p>0,22</text:p>
          </table:table-cell>
          <table:table-cell table:style-name="ce28" office:value-type="float" office:value="0.104503453002462" calcext:value-type="float">
            <text:p>0,10</text:p>
          </table:table-cell>
          <table:table-cell table:style-name="ce28" office:value-type="float" office:value="0.107086388748626" calcext:value-type="float">
            <text:p>0,11</text:p>
          </table:table-cell>
          <table:table-cell table:style-name="ce28" office:value-type="float" office:value="-0.0839966415910443" calcext:value-type="float">
            <text:p>-0,08</text:p>
          </table:table-cell>
          <table:table-cell table:style-name="ce28" office:value-type="float" office:value="-0.215184608338475" calcext:value-type="float">
            <text:p>-0,22</text:p>
          </table:table-cell>
          <table:table-cell/>
          <table:table-cell table:style-name="ce31" office:value-type="float" office:value="-0.0490126041218325" calcext:value-type="float">
            <text:p>-0,049</text:p>
          </table:table-cell>
          <table:table-cell table:style-name="ce31" table:formula="of:=[.C47]+[.I47]" office:value-type="float" office:value="0.169929920075207" calcext:value-type="float">
            <text:p>0,170</text:p>
          </table:table-cell>
          <table:table-cell table:style-name="ce31" table:formula="of:=[.D47]+[.J47]" office:value-type="float" office:value="0.274433373077669" calcext:value-type="float">
            <text:p>0,274</text:p>
          </table:table-cell>
          <table:table-cell table:style-name="ce31" table:formula="of:=[.E47]+[.K47]" office:value-type="float" office:value="0.381519761826295" calcext:value-type="float">
            <text:p>0,382</text:p>
          </table:table-cell>
          <table:table-cell table:style-name="ce31" table:formula="of:=[.F47]+[.L47]" office:value-type="float" office:value="0.29752312023525" calcext:value-type="float">
            <text:p>0,298</text:p>
          </table:table-cell>
          <table:table-cell table:style-name="ce31" table:formula="of:=[.G47]+[.M47]" office:value-type="float" office:value="0.0823385118967753" calcext:value-type="float">
            <text:p>0,08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142799788320436" calcext:value-type="float">
            <text:p>0,14</text:p>
          </table:table-cell>
          <table:table-cell table:style-name="ce28" office:value-type="float" office:value="0.290821399958878" calcext:value-type="float">
            <text:p>0,29</text:p>
          </table:table-cell>
          <table:table-cell table:style-name="ce28" office:value-type="float" office:value="0.428299420564921" calcext:value-type="float">
            <text:p>0,43</text:p>
          </table:table-cell>
          <table:table-cell table:style-name="ce28" office:value-type="float" office:value="0.479073665656019" calcext:value-type="float">
            <text:p>0,48</text:p>
          </table:table-cell>
          <table:table-cell table:style-name="ce28" office:value-type="float" office:value="0.413006628598198" calcext:value-type="float">
            <text:p>0,41</text:p>
          </table:table-cell>
          <table:table-cell/>
          <table:table-cell table:style-name="ce31" office:value-type="float" office:value="0.172560264433438" calcext:value-type="float">
            <text:p>0,173</text:p>
          </table:table-cell>
          <table:table-cell table:style-name="ce31" table:formula="of:=[.C48]+[.I48]" office:value-type="float" office:value="0.315360052753874" calcext:value-type="float">
            <text:p>0,315</text:p>
          </table:table-cell>
          <table:table-cell table:style-name="ce31" table:formula="of:=[.D48]+[.J48]" office:value-type="float" office:value="0.606181452712752" calcext:value-type="float">
            <text:p>0,606</text:p>
          </table:table-cell>
          <table:table-cell table:style-name="ce31" table:formula="of:=[.E48]+[.K48]" office:value-type="float" office:value="1.03448087327767" calcext:value-type="float">
            <text:p>1,034</text:p>
          </table:table-cell>
          <table:table-cell table:style-name="ce31" table:formula="of:=[.F48]+[.L48]" office:value-type="float" office:value="1.51355453893369" calcext:value-type="float">
            <text:p>1,514</text:p>
          </table:table-cell>
          <table:table-cell table:style-name="ce31" table:formula="of:=[.G48]+[.M48]" office:value-type="float" office:value="1.92656116753189" calcext:value-type="float">
            <text:p>1,927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524570822326003" calcext:value-type="float">
            <text:p>-0,52</text:p>
          </table:table-cell>
          <table:table-cell table:style-name="ce28" office:value-type="float" office:value="0.0966076600639292" calcext:value-type="float">
            <text:p>0,10</text:p>
          </table:table-cell>
          <table:table-cell table:style-name="ce28" office:value-type="float" office:value="0.089487521030261" calcext:value-type="float">
            <text:p>0,09</text:p>
          </table:table-cell>
          <table:table-cell table:style-name="ce28" office:value-type="float" office:value="-0.774919858602683" calcext:value-type="float">
            <text:p>-0,77</text:p>
          </table:table-cell>
          <table:table-cell table:style-name="ce28" office:value-type="float" office:value="0.201793982882716" calcext:value-type="float">
            <text:p>0,20</text:p>
          </table:table-cell>
          <table:table-cell/>
          <table:table-cell table:style-name="ce31" office:value-type="float" office:value="-1.11544252543526" calcext:value-type="float">
            <text:p>-1,115</text:p>
          </table:table-cell>
          <table:table-cell table:style-name="ce31" table:formula="of:=[.C49]+[.I49]" office:value-type="float" office:value="-1.64001334776126" calcext:value-type="float">
            <text:p>-1,640</text:p>
          </table:table-cell>
          <table:table-cell table:style-name="ce31" table:formula="of:=[.D49]+[.J49]" office:value-type="float" office:value="-1.54340568769733" calcext:value-type="float">
            <text:p>-1,543</text:p>
          </table:table-cell>
          <table:table-cell table:style-name="ce31" table:formula="of:=[.E49]+[.K49]" office:value-type="float" office:value="-1.45391816666707" calcext:value-type="float">
            <text:p>-1,454</text:p>
          </table:table-cell>
          <table:table-cell table:style-name="ce31" table:formula="of:=[.F49]+[.L49]" office:value-type="float" office:value="-2.22883802526975" calcext:value-type="float">
            <text:p>-2,229</text:p>
          </table:table-cell>
          <table:table-cell table:style-name="ce31" table:formula="of:=[.G49]+[.M49]" office:value-type="float" office:value="-2.02704404238704" calcext:value-type="float">
            <text:p>-2,027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105590095077845" calcext:value-type="float">
            <text:p>0,11</text:p>
          </table:table-cell>
          <table:table-cell table:style-name="ce28" office:value-type="float" office:value="-0.400397491367375" calcext:value-type="float">
            <text:p>-0,40</text:p>
          </table:table-cell>
          <table:table-cell table:style-name="ce28" office:value-type="float" office:value="0.00462119904192948" calcext:value-type="float">
            <text:p>0,00</text:p>
          </table:table-cell>
          <table:table-cell table:style-name="ce28" office:value-type="float" office:value="0.0596602086868926" calcext:value-type="float">
            <text:p>0,06</text:p>
          </table:table-cell>
          <table:table-cell table:style-name="ce28" office:value-type="float" office:value="-0.0211523956844142" calcext:value-type="float">
            <text:p>-0,02</text:p>
          </table:table-cell>
          <table:table-cell/>
          <table:table-cell table:style-name="ce31" office:value-type="float" office:value="-0.479114188930237" calcext:value-type="float">
            <text:p>-0,479</text:p>
          </table:table-cell>
          <table:table-cell table:style-name="ce31" table:formula="of:=[.C50]+[.I50]" office:value-type="float" office:value="-0.373524093852392" calcext:value-type="float">
            <text:p>-0,374</text:p>
          </table:table-cell>
          <table:table-cell table:style-name="ce31" table:formula="of:=[.D50]+[.J50]" office:value-type="float" office:value="-0.773921585219767" calcext:value-type="float">
            <text:p>-0,774</text:p>
          </table:table-cell>
          <table:table-cell table:style-name="ce31" table:formula="of:=[.E50]+[.K50]" office:value-type="float" office:value="-0.769300386177837" calcext:value-type="float">
            <text:p>-0,769</text:p>
          </table:table-cell>
          <table:table-cell table:style-name="ce31" table:formula="of:=[.F50]+[.L50]" office:value-type="float" office:value="-0.709640177490944" calcext:value-type="float">
            <text:p>-0,710</text:p>
          </table:table-cell>
          <table:table-cell table:style-name="ce31" table:formula="of:=[.G50]+[.M50]" office:value-type="float" office:value="-0.730792573175359" calcext:value-type="float">
            <text:p>-0,731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0640050655405027" calcext:value-type="float">
            <text:p>0,06</text:p>
          </table:table-cell>
          <table:table-cell table:style-name="ce28" office:value-type="float" office:value="0.0951763636566504" calcext:value-type="float">
            <text:p>0,10</text:p>
          </table:table-cell>
          <table:table-cell table:style-name="ce28" office:value-type="float" office:value="-0.0952410886255717" calcext:value-type="float">
            <text:p>-0,10</text:p>
          </table:table-cell>
          <table:table-cell table:style-name="ce28" office:value-type="float" office:value="-0.362369752901218" calcext:value-type="float">
            <text:p>-0,36</text:p>
          </table:table-cell>
          <table:table-cell table:style-name="ce28" office:value-type="float" office:value="0.861587557130916" calcext:value-type="float">
            <text:p>0,86</text:p>
          </table:table-cell>
          <table:table-cell/>
          <table:table-cell table:style-name="ce31" office:value-type="float" office:value="0.0958403410423797" calcext:value-type="float">
            <text:p>0,096</text:p>
          </table:table-cell>
          <table:table-cell table:style-name="ce31" table:formula="of:=[.C51]+[.I51]" office:value-type="float" office:value="0.159845406582882" calcext:value-type="float">
            <text:p>0,160</text:p>
          </table:table-cell>
          <table:table-cell table:style-name="ce31" table:formula="of:=[.D51]+[.J51]" office:value-type="float" office:value="0.255021770239533" calcext:value-type="float">
            <text:p>0,255</text:p>
          </table:table-cell>
          <table:table-cell table:style-name="ce31" table:formula="of:=[.E51]+[.K51]" office:value-type="float" office:value="0.159780681613961" calcext:value-type="float">
            <text:p>0,160</text:p>
          </table:table-cell>
          <table:table-cell table:style-name="ce31" table:formula="of:=[.F51]+[.L51]" office:value-type="float" office:value="-0.202589071287257" calcext:value-type="float">
            <text:p>-0,203</text:p>
          </table:table-cell>
          <table:table-cell table:style-name="ce31" table:formula="of:=[.G51]+[.M51]" office:value-type="float" office:value="0.658998485843659" calcext:value-type="float">
            <text:p>0,659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0619328574728446" calcext:value-type="float">
            <text:p>0,06</text:p>
          </table:table-cell>
          <table:table-cell table:style-name="ce28" office:value-type="float" office:value="-0.053478548548533" calcext:value-type="float">
            <text:p>-0,05</text:p>
          </table:table-cell>
          <table:table-cell table:style-name="ce28" office:value-type="float" office:value="-0.204989368410662" calcext:value-type="float">
            <text:p>-0,20</text:p>
          </table:table-cell>
          <table:table-cell table:style-name="ce28" office:value-type="float" office:value="-0.397391442098494" calcext:value-type="float">
            <text:p>-0,40</text:p>
          </table:table-cell>
          <table:table-cell table:style-name="ce28" office:value-type="float" office:value="-0.201367204772737" calcext:value-type="float">
            <text:p>-0,20</text:p>
          </table:table-cell>
          <table:table-cell/>
          <table:table-cell table:style-name="ce31" office:value-type="float" office:value="0.121816615254159" calcext:value-type="float">
            <text:p>0,122</text:p>
          </table:table-cell>
          <table:table-cell table:style-name="ce31" table:formula="of:=[.C52]+[.I52]" office:value-type="float" office:value="0.183749472727004" calcext:value-type="float">
            <text:p>0,184</text:p>
          </table:table-cell>
          <table:table-cell table:style-name="ce31" table:formula="of:=[.D52]+[.J52]" office:value-type="float" office:value="0.130270924178471" calcext:value-type="float">
            <text:p>0,130</text:p>
          </table:table-cell>
          <table:table-cell table:style-name="ce31" table:formula="of:=[.E52]+[.K52]" office:value-type="float" office:value="-0.0747184442321913" calcext:value-type="float">
            <text:p>-0,075</text:p>
          </table:table-cell>
          <table:table-cell table:style-name="ce31" table:formula="of:=[.F52]+[.L52]" office:value-type="float" office:value="-0.472109886330685" calcext:value-type="float">
            <text:p>-0,472</text:p>
          </table:table-cell>
          <table:table-cell table:style-name="ce31" table:formula="of:=[.G52]+[.M52]" office:value-type="float" office:value="-0.673477091103422" calcext:value-type="float">
            <text:p>-0,67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0653514861787932" calcext:value-type="float">
            <text:p>0,07</text:p>
          </table:table-cell>
          <table:table-cell table:style-name="ce28" office:value-type="float" office:value="-0.556754559451019" calcext:value-type="float">
            <text:p>-0,56</text:p>
          </table:table-cell>
          <table:table-cell table:style-name="ce28" office:value-type="float" office:value="-0.0939523849861001" calcext:value-type="float">
            <text:p>-0,09</text:p>
          </table:table-cell>
          <table:table-cell table:style-name="ce28" office:value-type="float" office:value="-0.127333538831383" calcext:value-type="float">
            <text:p>-0,13</text:p>
          </table:table-cell>
          <table:table-cell table:style-name="ce28" office:value-type="float" office:value="-0.0325981205803205" calcext:value-type="float">
            <text:p>-0,03</text:p>
          </table:table-cell>
          <table:table-cell/>
          <table:table-cell table:style-name="ce31" office:value-type="float" office:value="-1.43957434333196" calcext:value-type="float">
            <text:p>-1,440</text:p>
          </table:table-cell>
          <table:table-cell table:style-name="ce31" table:formula="of:=[.C53]+[.I53]" office:value-type="float" office:value="-1.37422285715317" calcext:value-type="float">
            <text:p>-1,374</text:p>
          </table:table-cell>
          <table:table-cell table:style-name="ce31" table:formula="of:=[.D53]+[.J53]" office:value-type="float" office:value="-1.93097741660419" calcext:value-type="float">
            <text:p>-1,931</text:p>
          </table:table-cell>
          <table:table-cell table:style-name="ce31" table:formula="of:=[.E53]+[.K53]" office:value-type="float" office:value="-2.02492980159029" calcext:value-type="float">
            <text:p>-2,025</text:p>
          </table:table-cell>
          <table:table-cell table:style-name="ce31" table:formula="of:=[.F53]+[.L53]" office:value-type="float" office:value="-2.15226334042167" calcext:value-type="float">
            <text:p>-2,152</text:p>
          </table:table-cell>
          <table:table-cell table:style-name="ce31" table:formula="of:=[.G53]+[.M53]" office:value-type="float" office:value="-2.18486146100199" calcext:value-type="float">
            <text:p>-2,18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40885111247632" calcext:value-type="float">
            <text:p>0,41</text:p>
          </table:table-cell>
          <table:table-cell table:style-name="ce28" office:value-type="float" office:value="-0.157590929852568" calcext:value-type="float">
            <text:p>-0,16</text:p>
          </table:table-cell>
          <table:table-cell table:style-name="ce28" office:value-type="float" office:value="0.232533147627421" calcext:value-type="float">
            <text:p>0,23</text:p>
          </table:table-cell>
          <table:table-cell table:style-name="ce28" office:value-type="float" office:value="0.0996124356023337" calcext:value-type="float">
            <text:p>0,10</text:p>
          </table:table-cell>
          <table:table-cell table:style-name="ce28" office:value-type="float" office:value="-0.135166923132906" calcext:value-type="float">
            <text:p>-0,14</text:p>
          </table:table-cell>
          <table:table-cell/>
          <table:table-cell table:style-name="ce31" office:value-type="float" office:value="-0.732596772826722" calcext:value-type="float">
            <text:p>-0,733</text:p>
          </table:table-cell>
          <table:table-cell table:style-name="ce31" table:formula="of:=[.C54]+[.I54]" office:value-type="float" office:value="-0.323745660350402" calcext:value-type="float">
            <text:p>-0,324</text:p>
          </table:table-cell>
          <table:table-cell table:style-name="ce31" table:formula="of:=[.D54]+[.J54]" office:value-type="float" office:value="-0.48133659020297" calcext:value-type="float">
            <text:p>-0,481</text:p>
          </table:table-cell>
          <table:table-cell table:style-name="ce31" table:formula="of:=[.E54]+[.K54]" office:value-type="float" office:value="-0.248803442575549" calcext:value-type="float">
            <text:p>-0,249</text:p>
          </table:table-cell>
          <table:table-cell table:style-name="ce31" table:formula="of:=[.F54]+[.L54]" office:value-type="float" office:value="-0.149191006973215" calcext:value-type="float">
            <text:p>-0,149</text:p>
          </table:table-cell>
          <table:table-cell table:style-name="ce31" table:formula="of:=[.G54]+[.M54]" office:value-type="float" office:value="-0.284357930106121" calcext:value-type="float">
            <text:p>-0,284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439624547197249" calcext:value-type="float">
            <text:p>0,44</text:p>
          </table:table-cell>
          <table:table-cell table:style-name="ce28" office:value-type="float" office:value="-0.573881434452324" calcext:value-type="float">
            <text:p>-0,57</text:p>
          </table:table-cell>
          <table:table-cell table:style-name="ce28" office:value-type="float" office:value="0.0536417839597945" calcext:value-type="float">
            <text:p>0,05</text:p>
          </table:table-cell>
          <table:table-cell table:style-name="ce28" office:value-type="float" office:value="-0.212402910643658" calcext:value-type="float">
            <text:p>-0,21</text:p>
          </table:table-cell>
          <table:table-cell table:style-name="ce28" office:value-type="float" office:value="-0.40051260708983" calcext:value-type="float">
            <text:p>-0,40</text:p>
          </table:table-cell>
          <table:table-cell/>
          <table:table-cell table:style-name="ce31" office:value-type="float" office:value="1.40548641615929" calcext:value-type="float">
            <text:p>1,405</text:p>
          </table:table-cell>
          <table:table-cell table:style-name="ce31" table:formula="of:=[.C55]+[.I55]" office:value-type="float" office:value="1.84511096335654" calcext:value-type="float">
            <text:p>1,845</text:p>
          </table:table-cell>
          <table:table-cell table:style-name="ce31" table:formula="of:=[.D55]+[.J55]" office:value-type="float" office:value="1.27122952890421" calcext:value-type="float">
            <text:p>1,271</text:p>
          </table:table-cell>
          <table:table-cell table:style-name="ce31" table:formula="of:=[.E55]+[.K55]" office:value-type="float" office:value="1.32487131286401" calcext:value-type="float">
            <text:p>1,325</text:p>
          </table:table-cell>
          <table:table-cell table:style-name="ce31" table:formula="of:=[.F55]+[.L55]" office:value-type="float" office:value="1.11246840222035" calcext:value-type="float">
            <text:p>1,112</text:p>
          </table:table-cell>
          <table:table-cell table:style-name="ce31" table:formula="of:=[.G55]+[.M55]" office:value-type="float" office:value="0.71195579513052" calcext:value-type="float">
            <text:p>0,71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229786604575528" calcext:value-type="float">
            <text:p>0,23</text:p>
          </table:table-cell>
          <table:table-cell table:style-name="ce28" office:value-type="float" office:value="0.183528084704212" calcext:value-type="float">
            <text:p>0,18</text:p>
          </table:table-cell>
          <table:table-cell table:style-name="ce28" office:value-type="float" office:value="0.278636689514616" calcext:value-type="float">
            <text:p>0,28</text:p>
          </table:table-cell>
          <table:table-cell table:style-name="ce28" office:value-type="float" office:value="0.25551276886312" calcext:value-type="float">
            <text:p>0,26</text:p>
          </table:table-cell>
          <table:table-cell table:style-name="ce28" office:value-type="float" office:value="0.0946092187872889" calcext:value-type="float">
            <text:p>0,09</text:p>
          </table:table-cell>
          <table:table-cell/>
          <table:table-cell table:style-name="ce31" office:value-type="float" office:value="0.242060305914665" calcext:value-type="float">
            <text:p>0,242</text:p>
          </table:table-cell>
          <table:table-cell table:style-name="ce31" table:formula="of:=[.C56]+[.I56]" office:value-type="float" office:value="0.471846910490193" calcext:value-type="float">
            <text:p>0,472</text:p>
          </table:table-cell>
          <table:table-cell table:style-name="ce31" table:formula="of:=[.D56]+[.J56]" office:value-type="float" office:value="0.655374995194405" calcext:value-type="float">
            <text:p>0,655</text:p>
          </table:table-cell>
          <table:table-cell table:style-name="ce31" table:formula="of:=[.E56]+[.K56]" office:value-type="float" office:value="0.934011684709021" calcext:value-type="float">
            <text:p>0,934</text:p>
          </table:table-cell>
          <table:table-cell table:style-name="ce31" table:formula="of:=[.F56]+[.L56]" office:value-type="float" office:value="1.18952445357214" calcext:value-type="float">
            <text:p>1,190</text:p>
          </table:table-cell>
          <table:table-cell table:style-name="ce31" table:formula="of:=[.G56]+[.M56]" office:value-type="float" office:value="1.28413367235943" calcext:value-type="float">
            <text:p>1,284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32141493791707" calcext:value-type="float">
            <text:p>-0,32</text:p>
          </table:table-cell>
          <table:table-cell table:style-name="ce28" office:value-type="float" office:value="0.0787000493143044" calcext:value-type="float">
            <text:p>0,08</text:p>
          </table:table-cell>
          <table:table-cell table:style-name="ce28" office:value-type="float" office:value="0.0724454959038521" calcext:value-type="float">
            <text:p>0,07</text:p>
          </table:table-cell>
          <table:table-cell table:style-name="ce28" office:value-type="float" office:value="-0.328574972477477" calcext:value-type="float">
            <text:p>-0,33</text:p>
          </table:table-cell>
          <table:table-cell table:style-name="ce28" office:value-type="float" office:value="-0.567067941673013" calcext:value-type="float">
            <text:p>-0,57</text:p>
          </table:table-cell>
          <table:table-cell/>
          <table:table-cell table:style-name="ce31" office:value-type="float" office:value="0.218846426499361" calcext:value-type="float">
            <text:p>0,219</text:p>
          </table:table-cell>
          <table:table-cell table:style-name="ce31" table:formula="of:=[.C57]+[.I57]" office:value-type="float" office:value="-0.102568511417709" calcext:value-type="float">
            <text:p>-0,103</text:p>
          </table:table-cell>
          <table:table-cell table:style-name="ce31" table:formula="of:=[.D57]+[.J57]" office:value-type="float" office:value="-0.0238684621034047" calcext:value-type="float">
            <text:p>-0,024</text:p>
          </table:table-cell>
          <table:table-cell table:style-name="ce31" table:formula="of:=[.E57]+[.K57]" office:value-type="float" office:value="0.0485770338004474" calcext:value-type="float">
            <text:p>0,049</text:p>
          </table:table-cell>
          <table:table-cell table:style-name="ce31" table:formula="of:=[.F57]+[.L57]" office:value-type="float" office:value="-0.27999793867703" calcext:value-type="float">
            <text:p>-0,280</text:p>
          </table:table-cell>
          <table:table-cell table:style-name="ce31" table:formula="of:=[.G57]+[.M57]" office:value-type="float" office:value="-0.847065880350043" calcext:value-type="float">
            <text:p>-0,847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209657754611901" calcext:value-type="float">
            <text:p>0,21</text:p>
          </table:table-cell>
          <table:table-cell table:style-name="ce28" office:value-type="float" office:value="0.0345537533144497" calcext:value-type="float">
            <text:p>0,03</text:p>
          </table:table-cell>
          <table:table-cell table:style-name="ce28" office:value-type="float" office:value="0.120120546177806" calcext:value-type="float">
            <text:p>0,12</text:p>
          </table:table-cell>
          <table:table-cell table:style-name="ce28" office:value-type="float" office:value="-0.296351555134774" calcext:value-type="float">
            <text:p>-0,30</text:p>
          </table:table-cell>
          <table:table-cell table:style-name="ce28" office:value-type="float" office:value="0.167808226582454" calcext:value-type="float">
            <text:p>0,17</text:p>
          </table:table-cell>
          <table:table-cell/>
          <table:table-cell table:style-name="ce31" office:value-type="float" office:value="0.3726146560471" calcext:value-type="float">
            <text:p>0,373</text:p>
          </table:table-cell>
          <table:table-cell table:style-name="ce31" table:formula="of:=[.C58]+[.I58]" office:value-type="float" office:value="0.582272410659001" calcext:value-type="float">
            <text:p>0,582</text:p>
          </table:table-cell>
          <table:table-cell table:style-name="ce31" table:formula="of:=[.D58]+[.J58]" office:value-type="float" office:value="0.61682616397345" calcext:value-type="float">
            <text:p>0,617</text:p>
          </table:table-cell>
          <table:table-cell table:style-name="ce31" table:formula="of:=[.E58]+[.K58]" office:value-type="float" office:value="0.736946710151256" calcext:value-type="float">
            <text:p>0,737</text:p>
          </table:table-cell>
          <table:table-cell table:style-name="ce31" table:formula="of:=[.F58]+[.L58]" office:value-type="float" office:value="0.440595155016482" calcext:value-type="float">
            <text:p>0,441</text:p>
          </table:table-cell>
          <table:table-cell table:style-name="ce31" table:formula="of:=[.G58]+[.M58]" office:value-type="float" office:value="0.608403381598936" calcext:value-type="float">
            <text:p>0,608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0767106591886438" calcext:value-type="float">
            <text:p>0,08</text:p>
          </table:table-cell>
          <table:table-cell table:style-name="ce28" office:value-type="float" office:value="0.443945300319404" calcext:value-type="float">
            <text:p>0,44</text:p>
          </table:table-cell>
          <table:table-cell table:style-name="ce28" office:value-type="float" office:value="-0.150590967728845" calcext:value-type="float">
            <text:p>-0,15</text:p>
          </table:table-cell>
          <table:table-cell table:style-name="ce28" office:value-type="float" office:value="0.570725480598834" calcext:value-type="float">
            <text:p>0,57</text:p>
          </table:table-cell>
          <table:table-cell table:style-name="ce28" office:value-type="float" office:value="0.354523027900323" calcext:value-type="float">
            <text:p>0,35</text:p>
          </table:table-cell>
          <table:table-cell/>
          <table:table-cell table:style-name="ce31" office:value-type="float" office:value="0.0365886296465106" calcext:value-type="float">
            <text:p>0,037</text:p>
          </table:table-cell>
          <table:table-cell table:style-name="ce31" table:formula="of:=[.C59]+[.I59]" office:value-type="float" office:value="0.113299288835154" calcext:value-type="float">
            <text:p>0,113</text:p>
          </table:table-cell>
          <table:table-cell table:style-name="ce31" table:formula="of:=[.D59]+[.J59]" office:value-type="float" office:value="0.557244589154558" calcext:value-type="float">
            <text:p>0,557</text:p>
          </table:table-cell>
          <table:table-cell table:style-name="ce31" table:formula="of:=[.E59]+[.K59]" office:value-type="float" office:value="0.406653621425713" calcext:value-type="float">
            <text:p>0,407</text:p>
          </table:table-cell>
          <table:table-cell table:style-name="ce31" table:formula="of:=[.F59]+[.L59]" office:value-type="float" office:value="0.977379102024547" calcext:value-type="float">
            <text:p>0,977</text:p>
          </table:table-cell>
          <table:table-cell table:style-name="ce31" table:formula="of:=[.G59]+[.M59]" office:value-type="float" office:value="1.33190212992487" calcext:value-type="float">
            <text:p>1,33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463115210380978" calcext:value-type="float">
            <text:p>-0,46</text:p>
          </table:table-cell>
          <table:table-cell table:style-name="ce28" office:value-type="float" office:value="-0.00494903420610755" calcext:value-type="float">
            <text:p>0,00</text:p>
          </table:table-cell>
          <table:table-cell table:style-name="ce28" office:value-type="float" office:value="-0.254032410643147" calcext:value-type="float">
            <text:p>-0,25</text:p>
          </table:table-cell>
          <table:table-cell table:style-name="ce28" office:value-type="float" office:value="-0.00264223377318484" calcext:value-type="float">
            <text:p>0,00</text:p>
          </table:table-cell>
          <table:table-cell table:style-name="ce28" office:value-type="float" office:value="0.363880389844866" calcext:value-type="float">
            <text:p>0,36</text:p>
          </table:table-cell>
          <table:table-cell/>
          <table:table-cell table:style-name="ce31" office:value-type="float" office:value="0.378546770141356" calcext:value-type="float">
            <text:p>0,379</text:p>
          </table:table-cell>
          <table:table-cell table:style-name="ce31" table:formula="of:=[.C60]+[.I60]" office:value-type="float" office:value="-0.0845684402396221" calcext:value-type="float">
            <text:p>-0,085</text:p>
          </table:table-cell>
          <table:table-cell table:style-name="ce31" table:formula="of:=[.D60]+[.J60]" office:value-type="float" office:value="-0.0895174744457297" calcext:value-type="float">
            <text:p>-0,090</text:p>
          </table:table-cell>
          <table:table-cell table:style-name="ce31" table:formula="of:=[.E60]+[.K60]" office:value-type="float" office:value="-0.343549885088877" calcext:value-type="float">
            <text:p>-0,344</text:p>
          </table:table-cell>
          <table:table-cell table:style-name="ce31" table:formula="of:=[.F60]+[.L60]" office:value-type="float" office:value="-0.346192118862061" calcext:value-type="float">
            <text:p>-0,346</text:p>
          </table:table-cell>
          <table:table-cell table:style-name="ce31" table:formula="of:=[.G60]+[.M60]" office:value-type="float" office:value="0.0176882709828045" calcext:value-type="float">
            <text:p>0,018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0106246048920125" calcext:value-type="float">
            <text:p>0,01</text:p>
          </table:table-cell>
          <table:table-cell table:style-name="ce28" office:value-type="float" office:value="-0.140261475409803" calcext:value-type="float">
            <text:p>-0,14</text:p>
          </table:table-cell>
          <table:table-cell table:style-name="ce28" office:value-type="float" office:value="0.160500645630085" calcext:value-type="float">
            <text:p>0,16</text:p>
          </table:table-cell>
          <table:table-cell table:style-name="ce28" office:value-type="float" office:value="-0.320544915985498" calcext:value-type="float">
            <text:p>-0,32</text:p>
          </table:table-cell>
          <table:table-cell table:style-name="ce28" office:value-type="float" office:value="0.191501608292875" calcext:value-type="float">
            <text:p>0,19</text:p>
          </table:table-cell>
          <table:table-cell/>
          <table:table-cell table:style-name="ce31" office:value-type="float" office:value="0.0842639708504519" calcext:value-type="float">
            <text:p>0,084</text:p>
          </table:table-cell>
          <table:table-cell table:style-name="ce31" table:formula="of:=[.C61]+[.I61]" office:value-type="float" office:value="0.0948885757424644" calcext:value-type="float">
            <text:p>0,095</text:p>
          </table:table-cell>
          <table:table-cell table:style-name="ce31" table:formula="of:=[.D61]+[.J61]" office:value-type="float" office:value="-0.0453728996673386" calcext:value-type="float">
            <text:p>-0,045</text:p>
          </table:table-cell>
          <table:table-cell table:style-name="ce31" table:formula="of:=[.E61]+[.K61]" office:value-type="float" office:value="0.115127745962746" calcext:value-type="float">
            <text:p>0,115</text:p>
          </table:table-cell>
          <table:table-cell table:style-name="ce31" table:formula="of:=[.F61]+[.L61]" office:value-type="float" office:value="-0.205417170022752" calcext:value-type="float">
            <text:p>-0,205</text:p>
          </table:table-cell>
          <table:table-cell table:style-name="ce31" table:formula="of:=[.G61]+[.M61]" office:value-type="float" office:value="-0.0139155617298766" calcext:value-type="float">
            <text:p>-0,014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208852479557813" calcext:value-type="float">
            <text:p>0,21</text:p>
          </table:table-cell>
          <table:table-cell table:style-name="ce28" office:value-type="float" office:value="0.0607026732856877" calcext:value-type="float">
            <text:p>0,06</text:p>
          </table:table-cell>
          <table:table-cell table:style-name="ce28" office:value-type="float" office:value="-0.219222058802126" calcext:value-type="float">
            <text:p>-0,22</text:p>
          </table:table-cell>
          <table:table-cell table:style-name="ce28" office:value-type="float" office:value="-0.464902503772185" calcext:value-type="float">
            <text:p>-0,46</text:p>
          </table:table-cell>
          <table:table-cell table:style-name="ce28" office:value-type="float" office:value="0.716078704910828" calcext:value-type="float">
            <text:p>0,72</text:p>
          </table:table-cell>
          <table:table-cell/>
          <table:table-cell table:style-name="ce31" office:value-type="float" office:value="0.33996458612675" calcext:value-type="float">
            <text:p>0,340</text:p>
          </table:table-cell>
          <table:table-cell table:style-name="ce31" table:formula="of:=[.C62]+[.I62]" office:value-type="float" office:value="0.548817065684563" calcext:value-type="float">
            <text:p>0,549</text:p>
          </table:table-cell>
          <table:table-cell table:style-name="ce31" table:formula="of:=[.D62]+[.J62]" office:value-type="float" office:value="0.60951973897025" calcext:value-type="float">
            <text:p>0,610</text:p>
          </table:table-cell>
          <table:table-cell table:style-name="ce31" table:formula="of:=[.E62]+[.K62]" office:value-type="float" office:value="0.390297680168124" calcext:value-type="float">
            <text:p>0,390</text:p>
          </table:table-cell>
          <table:table-cell table:style-name="ce31" table:formula="of:=[.F62]+[.L62]" office:value-type="float" office:value="-0.0746048236040607" calcext:value-type="float">
            <text:p>-0,075</text:p>
          </table:table-cell>
          <table:table-cell table:style-name="ce31" table:formula="of:=[.G62]+[.M62]" office:value-type="float" office:value="0.641473881306767" calcext:value-type="float">
            <text:p>0,641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118526135306658" calcext:value-type="float">
            <text:p>0,12</text:p>
          </table:table-cell>
          <table:table-cell table:style-name="ce28" office:value-type="float" office:value="0.0875231302453183" calcext:value-type="float">
            <text:p>0,09</text:p>
          </table:table-cell>
          <table:table-cell table:style-name="ce28" office:value-type="float" office:value="0.0778815739664174" calcext:value-type="float">
            <text:p>0,08</text:p>
          </table:table-cell>
          <table:table-cell table:style-name="ce28" office:value-type="float" office:value="0.0028094019302759" calcext:value-type="float">
            <text:p>0,00</text:p>
          </table:table-cell>
          <table:table-cell table:style-name="ce28" office:value-type="float" office:value="-0.0336212536768734" calcext:value-type="float">
            <text:p>-0,03</text:p>
          </table:table-cell>
          <table:table-cell/>
          <table:table-cell table:style-name="ce31" office:value-type="float" office:value="0.398623220333543" calcext:value-type="float">
            <text:p>0,399</text:p>
          </table:table-cell>
          <table:table-cell table:style-name="ce31" table:formula="of:=[.C63]+[.I63]" office:value-type="float" office:value="0.517149355640201" calcext:value-type="float">
            <text:p>0,517</text:p>
          </table:table-cell>
          <table:table-cell table:style-name="ce31" table:formula="of:=[.D63]+[.J63]" office:value-type="float" office:value="0.604672485885519" calcext:value-type="float">
            <text:p>0,605</text:p>
          </table:table-cell>
          <table:table-cell table:style-name="ce31" table:formula="of:=[.E63]+[.K63]" office:value-type="float" office:value="0.682554059851937" calcext:value-type="float">
            <text:p>0,683</text:p>
          </table:table-cell>
          <table:table-cell table:style-name="ce31" table:formula="of:=[.F63]+[.L63]" office:value-type="float" office:value="0.685363461782212" calcext:value-type="float">
            <text:p>0,685</text:p>
          </table:table-cell>
          <table:table-cell table:style-name="ce31" table:formula="of:=[.G63]+[.M63]" office:value-type="float" office:value="0.651742208105339" calcext:value-type="float">
            <text:p>0,65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350305752915289" calcext:value-type="float">
            <text:p>-0,35</text:p>
          </table:table-cell>
          <table:table-cell table:style-name="ce28" office:value-type="float" office:value="0.0345433503258856" calcext:value-type="float">
            <text:p>0,03</text:p>
          </table:table-cell>
          <table:table-cell table:style-name="ce28" office:value-type="float" office:value="0.675326315136554" calcext:value-type="float">
            <text:p>0,68</text:p>
          </table:table-cell>
          <table:table-cell table:style-name="ce28" office:value-type="float" office:value="0.202139505991681" calcext:value-type="float">
            <text:p>0,20</text:p>
          </table:table-cell>
          <table:table-cell table:style-name="ce28" office:value-type="float" office:value="0.0889860889824043" calcext:value-type="float">
            <text:p>0,09</text:p>
          </table:table-cell>
          <table:table-cell/>
          <table:table-cell table:style-name="ce31" office:value-type="float" office:value="-0.858764622815312" calcext:value-type="float">
            <text:p>-0,859</text:p>
          </table:table-cell>
          <table:table-cell table:style-name="ce31" table:formula="of:=[.C64]+[.I64]" office:value-type="float" office:value="-1.2090703757306" calcext:value-type="float">
            <text:p>-1,209</text:p>
          </table:table-cell>
          <table:table-cell table:style-name="ce31" table:formula="of:=[.D64]+[.J64]" office:value-type="float" office:value="-1.17452702540472" calcext:value-type="float">
            <text:p>-1,175</text:p>
          </table:table-cell>
          <table:table-cell table:style-name="ce31" table:formula="of:=[.E64]+[.K64]" office:value-type="float" office:value="-0.499200710268161" calcext:value-type="float">
            <text:p>-0,499</text:p>
          </table:table-cell>
          <table:table-cell table:style-name="ce31" table:formula="of:=[.F64]+[.L64]" office:value-type="float" office:value="-0.29706120427648" calcext:value-type="float">
            <text:p>-0,297</text:p>
          </table:table-cell>
          <table:table-cell table:style-name="ce31" table:formula="of:=[.G64]+[.M64]" office:value-type="float" office:value="-0.208075115294076" calcext:value-type="float">
            <text:p>-0,208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0287442756345184" calcext:value-type="float">
            <text:p>0,03</text:p>
          </table:table-cell>
          <table:table-cell table:style-name="ce28" office:value-type="float" office:value="0.384216578096958" calcext:value-type="float">
            <text:p>0,38</text:p>
          </table:table-cell>
          <table:table-cell table:style-name="ce28" office:value-type="float" office:value="0.384702927682366" calcext:value-type="float">
            <text:p>0,38</text:p>
          </table:table-cell>
          <table:table-cell table:style-name="ce28" office:value-type="float" office:value="-0.258069930956701" calcext:value-type="float">
            <text:p>-0,26</text:p>
          </table:table-cell>
          <table:table-cell table:style-name="ce28" office:value-type="float" office:value="0.150877423795232" calcext:value-type="float">
            <text:p>0,15</text:p>
          </table:table-cell>
          <table:table-cell/>
          <table:table-cell table:style-name="ce31" office:value-type="float" office:value="0.567677192755007" calcext:value-type="float">
            <text:p>0,568</text:p>
          </table:table-cell>
          <table:table-cell table:style-name="ce31" table:formula="of:=[.C65]+[.I65]" office:value-type="float" office:value="0.596421468389525" calcext:value-type="float">
            <text:p>0,596</text:p>
          </table:table-cell>
          <table:table-cell table:style-name="ce31" table:formula="of:=[.D65]+[.J65]" office:value-type="float" office:value="0.980638046486483" calcext:value-type="float">
            <text:p>0,981</text:p>
          </table:table-cell>
          <table:table-cell table:style-name="ce31" table:formula="of:=[.E65]+[.K65]" office:value-type="float" office:value="1.36534097416885" calcext:value-type="float">
            <text:p>1,365</text:p>
          </table:table-cell>
          <table:table-cell table:style-name="ce31" table:formula="of:=[.F65]+[.L65]" office:value-type="float" office:value="1.10727104321215" calcext:value-type="float">
            <text:p>1,107</text:p>
          </table:table-cell>
          <table:table-cell table:style-name="ce31" table:formula="of:=[.G65]+[.M65]" office:value-type="float" office:value="1.25814846700738" calcext:value-type="float">
            <text:p>1,258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457287258762668" calcext:value-type="float">
            <text:p>-0,46</text:p>
          </table:table-cell>
          <table:table-cell table:style-name="ce28" office:value-type="float" office:value="0.17687380506984" calcext:value-type="float">
            <text:p>0,18</text:p>
          </table:table-cell>
          <table:table-cell table:style-name="ce28" office:value-type="float" office:value="0.0642226412083776" calcext:value-type="float">
            <text:p>0,06</text:p>
          </table:table-cell>
          <table:table-cell table:style-name="ce28" office:value-type="float" office:value="-0.460882792857933" calcext:value-type="float">
            <text:p>-0,46</text:p>
          </table:table-cell>
          <table:table-cell table:style-name="ce28" office:value-type="float" office:value="0.127167109814743" calcext:value-type="float">
            <text:p>0,13</text:p>
          </table:table-cell>
          <table:table-cell/>
          <table:table-cell table:style-name="ce31" office:value-type="float" office:value="-0.326240377448987" calcext:value-type="float">
            <text:p>-0,326</text:p>
          </table:table-cell>
          <table:table-cell table:style-name="ce31" table:formula="of:=[.C66]+[.I66]" office:value-type="float" office:value="-0.783527636211655" calcext:value-type="float">
            <text:p>-0,784</text:p>
          </table:table-cell>
          <table:table-cell table:style-name="ce31" table:formula="of:=[.D66]+[.J66]" office:value-type="float" office:value="-0.606653831141815" calcext:value-type="float">
            <text:p>-0,607</text:p>
          </table:table-cell>
          <table:table-cell table:style-name="ce31" table:formula="of:=[.E66]+[.K66]" office:value-type="float" office:value="-0.542431189933437" calcext:value-type="float">
            <text:p>-0,542</text:p>
          </table:table-cell>
          <table:table-cell table:style-name="ce31" table:formula="of:=[.F66]+[.L66]" office:value-type="float" office:value="-1.00331398279137" calcext:value-type="float">
            <text:p>-1,003</text:p>
          </table:table-cell>
          <table:table-cell table:style-name="ce31" table:formula="of:=[.G66]+[.M66]" office:value-type="float" office:value="-0.876146872976627" calcext:value-type="float">
            <text:p>-0,876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610759046076909" calcext:value-type="float">
            <text:p>-0,61</text:p>
          </table:table-cell>
          <table:table-cell table:style-name="ce28" office:value-type="float" office:value="0.0515948512102908" calcext:value-type="float">
            <text:p>0,05</text:p>
          </table:table-cell>
          <table:table-cell table:style-name="ce28" office:value-type="float" office:value="-0.135677219189063" calcext:value-type="float">
            <text:p>-0,14</text:p>
          </table:table-cell>
          <table:table-cell table:style-name="ce28" office:value-type="float" office:value="-0.6012640532708" calcext:value-type="float">
            <text:p>-0,60</text:p>
          </table:table-cell>
          <table:table-cell table:style-name="ce28" office:value-type="float" office:value="0.2748287183168" calcext:value-type="float">
            <text:p>0,27</text:p>
          </table:table-cell>
          <table:table-cell/>
          <table:table-cell table:style-name="ce31" office:value-type="float" office:value="-0.473745782236129" calcext:value-type="float">
            <text:p>-0,474</text:p>
          </table:table-cell>
          <table:table-cell table:style-name="ce31" table:formula="of:=[.C67]+[.I67]" office:value-type="float" office:value="-1.08450482831304" calcext:value-type="float">
            <text:p>-1,085</text:p>
          </table:table-cell>
          <table:table-cell table:style-name="ce31" table:formula="of:=[.D67]+[.J67]" office:value-type="float" office:value="-1.03290997710275" calcext:value-type="float">
            <text:p>-1,033</text:p>
          </table:table-cell>
          <table:table-cell table:style-name="ce31" table:formula="of:=[.E67]+[.K67]" office:value-type="float" office:value="-1.16858719629181" calcext:value-type="float">
            <text:p>-1,169</text:p>
          </table:table-cell>
          <table:table-cell table:style-name="ce31" table:formula="of:=[.F67]+[.L67]" office:value-type="float" office:value="-1.76985124956261" calcext:value-type="float">
            <text:p>-1,770</text:p>
          </table:table-cell>
          <table:table-cell table:style-name="ce31" table:formula="of:=[.G67]+[.M67]" office:value-type="float" office:value="-1.49502253124581" calcext:value-type="float">
            <text:p>-1,49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0237802772090359" calcext:value-type="float">
            <text:p>-0,02</text:p>
          </table:table-cell>
          <table:table-cell table:style-name="ce28" office:value-type="float" office:value="-0.0727854553076213" calcext:value-type="float">
            <text:p>-0,07</text:p>
          </table:table-cell>
          <table:table-cell table:style-name="ce28" office:value-type="float" office:value="0.287309898719056" calcext:value-type="float">
            <text:p>0,29</text:p>
          </table:table-cell>
          <table:table-cell table:style-name="ce28" office:value-type="float" office:value="0.418754581594959" calcext:value-type="float">
            <text:p>0,42</text:p>
          </table:table-cell>
          <table:table-cell table:style-name="ce28" office:value-type="float" office:value="-0.0382644503425076" calcext:value-type="float">
            <text:p>-0,04</text:p>
          </table:table-cell>
          <table:table-cell/>
          <table:table-cell table:style-name="ce31" office:value-type="float" office:value="-0.528773477212864" calcext:value-type="float">
            <text:p>-0,529</text:p>
          </table:table-cell>
          <table:table-cell table:style-name="ce31" table:formula="of:=[.C68]+[.I68]" office:value-type="float" office:value="-0.5525537544219" calcext:value-type="float">
            <text:p>-0,553</text:p>
          </table:table-cell>
          <table:table-cell table:style-name="ce31" table:formula="of:=[.D68]+[.J68]" office:value-type="float" office:value="-0.625339209729521" calcext:value-type="float">
            <text:p>-0,625</text:p>
          </table:table-cell>
          <table:table-cell table:style-name="ce31" table:formula="of:=[.E68]+[.K68]" office:value-type="float" office:value="-0.338029311010465" calcext:value-type="float">
            <text:p>-0,338</text:p>
          </table:table-cell>
          <table:table-cell table:style-name="ce31" table:formula="of:=[.F68]+[.L68]" office:value-type="float" office:value="0.0807252705844939" calcext:value-type="float">
            <text:p>0,081</text:p>
          </table:table-cell>
          <table:table-cell table:style-name="ce31" table:formula="of:=[.G68]+[.M68]" office:value-type="float" office:value="0.0424608202419863" calcext:value-type="float">
            <text:p>0,04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041371549109206" calcext:value-type="float">
            <text:p>-0,04</text:p>
          </table:table-cell>
          <table:table-cell table:style-name="ce28" office:value-type="float" office:value="0.202352331133077" calcext:value-type="float">
            <text:p>0,20</text:p>
          </table:table-cell>
          <table:table-cell table:style-name="ce28" office:value-type="float" office:value="0.231081847858701" calcext:value-type="float">
            <text:p>0,23</text:p>
          </table:table-cell>
          <table:table-cell table:style-name="ce28" office:value-type="float" office:value="0.0112114737175592" calcext:value-type="float">
            <text:p>0,01</text:p>
          </table:table-cell>
          <table:table-cell table:style-name="ce28" office:value-type="float" office:value="-0.189048852440644" calcext:value-type="float">
            <text:p>-0,19</text:p>
          </table:table-cell>
          <table:table-cell/>
          <table:table-cell table:style-name="ce31" office:value-type="float" office:value="0.160237871752309" calcext:value-type="float">
            <text:p>0,160</text:p>
          </table:table-cell>
          <table:table-cell table:style-name="ce31" table:formula="of:=[.C69]+[.I69]" office:value-type="float" office:value="0.118866322643103" calcext:value-type="float">
            <text:p>0,119</text:p>
          </table:table-cell>
          <table:table-cell table:style-name="ce31" table:formula="of:=[.D69]+[.J69]" office:value-type="float" office:value="0.32121865377618" calcext:value-type="float">
            <text:p>0,321</text:p>
          </table:table-cell>
          <table:table-cell table:style-name="ce31" table:formula="of:=[.E69]+[.K69]" office:value-type="float" office:value="0.552300501634881" calcext:value-type="float">
            <text:p>0,552</text:p>
          </table:table-cell>
          <table:table-cell table:style-name="ce31" table:formula="of:=[.F69]+[.L69]" office:value-type="float" office:value="0.56351197535244" calcext:value-type="float">
            <text:p>0,564</text:p>
          </table:table-cell>
          <table:table-cell table:style-name="ce31" table:formula="of:=[.G69]+[.M69]" office:value-type="float" office:value="0.374463122911796" calcext:value-type="float">
            <text:p>0,374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50336796991285" calcext:value-type="float">
            <text:p>-0,50</text:p>
          </table:table-cell>
          <table:table-cell table:style-name="ce28" office:value-type="float" office:value="-0.359649164026642" calcext:value-type="float">
            <text:p>-0,36</text:p>
          </table:table-cell>
          <table:table-cell table:style-name="ce28" office:value-type="float" office:value="-0.389269009816553" calcext:value-type="float">
            <text:p>-0,39</text:p>
          </table:table-cell>
          <table:table-cell table:style-name="ce28" office:value-type="float" office:value="0.585925192919146" calcext:value-type="float">
            <text:p>0,59</text:p>
          </table:table-cell>
          <table:table-cell table:style-name="ce28" office:value-type="float" office:value="0.0264832379989086" calcext:value-type="float">
            <text:p>0,03</text:p>
          </table:table-cell>
          <table:table-cell/>
          <table:table-cell table:style-name="ce31" office:value-type="float" office:value="-1.1597223007373" calcext:value-type="float">
            <text:p>-1,160</text:p>
          </table:table-cell>
          <table:table-cell table:style-name="ce31" table:formula="of:=[.C70]+[.I70]" office:value-type="float" office:value="-1.66309027065015" calcext:value-type="float">
            <text:p>-1,663</text:p>
          </table:table-cell>
          <table:table-cell table:style-name="ce31" table:formula="of:=[.D70]+[.J70]" office:value-type="float" office:value="-2.02273943467679" calcext:value-type="float">
            <text:p>-2,023</text:p>
          </table:table-cell>
          <table:table-cell table:style-name="ce31" table:formula="of:=[.E70]+[.K70]" office:value-type="float" office:value="-2.41200844449334" calcext:value-type="float">
            <text:p>-2,412</text:p>
          </table:table-cell>
          <table:table-cell table:style-name="ce31" table:formula="of:=[.F70]+[.L70]" office:value-type="float" office:value="-1.8260832515742" calcext:value-type="float">
            <text:p>-1,826</text:p>
          </table:table-cell>
          <table:table-cell table:style-name="ce31" table:formula="of:=[.G70]+[.M70]" office:value-type="float" office:value="-1.79960001357529" calcext:value-type="float">
            <text:p>-1,80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197222503129367" calcext:value-type="float">
            <text:p>-0,20</text:p>
          </table:table-cell>
          <table:table-cell table:style-name="ce28" office:value-type="float" office:value="0.0945243993003264" calcext:value-type="float">
            <text:p>0,09</text:p>
          </table:table-cell>
          <table:table-cell table:style-name="ce28" office:value-type="float" office:value="0.292976584556741" calcext:value-type="float">
            <text:p>0,29</text:p>
          </table:table-cell>
          <table:table-cell table:style-name="ce28" office:value-type="float" office:value="0.020055976280232" calcext:value-type="float">
            <text:p>0,02</text:p>
          </table:table-cell>
          <table:table-cell table:style-name="ce28" office:value-type="float" office:value="0.226223299065248" calcext:value-type="float">
            <text:p>0,23</text:p>
          </table:table-cell>
          <table:table-cell/>
          <table:table-cell table:style-name="ce31" office:value-type="float" office:value="0.435136006209787" calcext:value-type="float">
            <text:p>0,435</text:p>
          </table:table-cell>
          <table:table-cell table:style-name="ce31" table:formula="of:=[.C71]+[.I71]" office:value-type="float" office:value="0.23791350308042" calcext:value-type="float">
            <text:p>0,238</text:p>
          </table:table-cell>
          <table:table-cell table:style-name="ce31" table:formula="of:=[.D71]+[.J71]" office:value-type="float" office:value="0.332437902380747" calcext:value-type="float">
            <text:p>0,332</text:p>
          </table:table-cell>
          <table:table-cell table:style-name="ce31" table:formula="of:=[.E71]+[.K71]" office:value-type="float" office:value="0.625414486937488" calcext:value-type="float">
            <text:p>0,625</text:p>
          </table:table-cell>
          <table:table-cell table:style-name="ce31" table:formula="of:=[.F71]+[.L71]" office:value-type="float" office:value="0.64547046321772" calcext:value-type="float">
            <text:p>0,645</text:p>
          </table:table-cell>
          <table:table-cell table:style-name="ce31" table:formula="of:=[.G71]+[.M71]" office:value-type="float" office:value="0.871693762282968" calcext:value-type="float">
            <text:p>0,87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581580072022048" calcext:value-type="float">
            <text:p>0,58</text:p>
          </table:table-cell>
          <table:table-cell table:style-name="ce28" office:value-type="float" office:value="0.219311963361233" calcext:value-type="float">
            <text:p>0,22</text:p>
          </table:table-cell>
          <table:table-cell table:style-name="ce28" office:value-type="float" office:value="-0.946174537410645" calcext:value-type="float">
            <text:p>-0,95</text:p>
          </table:table-cell>
          <table:table-cell table:style-name="ce28" office:value-type="float" office:value="-0.175272432908862" calcext:value-type="float">
            <text:p>-0,18</text:p>
          </table:table-cell>
          <table:table-cell table:style-name="ce28" office:value-type="float" office:value="0.187710086193585" calcext:value-type="float">
            <text:p>0,19</text:p>
          </table:table-cell>
          <table:table-cell/>
          <table:table-cell table:style-name="ce31" office:value-type="float" office:value="-0.204322050657606" calcext:value-type="float">
            <text:p>-0,204</text:p>
          </table:table-cell>
          <table:table-cell table:style-name="ce31" table:formula="of:=[.C72]+[.I72]" office:value-type="float" office:value="0.377258021364442" calcext:value-type="float">
            <text:p>0,377</text:p>
          </table:table-cell>
          <table:table-cell table:style-name="ce31" table:formula="of:=[.D72]+[.J72]" office:value-type="float" office:value="0.596569984725675" calcext:value-type="float">
            <text:p>0,597</text:p>
          </table:table-cell>
          <table:table-cell table:style-name="ce31" table:formula="of:=[.E72]+[.K72]" office:value-type="float" office:value="-0.34960455268497" calcext:value-type="float">
            <text:p>-0,350</text:p>
          </table:table-cell>
          <table:table-cell table:style-name="ce31" table:formula="of:=[.F72]+[.L72]" office:value-type="float" office:value="-0.524876985593832" calcext:value-type="float">
            <text:p>-0,525</text:p>
          </table:table-cell>
          <table:table-cell table:style-name="ce31" table:formula="of:=[.G72]+[.M72]" office:value-type="float" office:value="-0.337166899400247" calcext:value-type="float">
            <text:p>-0,337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382484251336132" calcext:value-type="float">
            <text:p>-0,38</text:p>
          </table:table-cell>
          <table:table-cell table:style-name="ce28" office:value-type="float" office:value="-0.401615398464537" calcext:value-type="float">
            <text:p>-0,40</text:p>
          </table:table-cell>
          <table:table-cell table:style-name="ce28" office:value-type="float" office:value="-0.438254991800755" calcext:value-type="float">
            <text:p>-0,44</text:p>
          </table:table-cell>
          <table:table-cell table:style-name="ce28" office:value-type="float" office:value="-0.137268887605869" calcext:value-type="float">
            <text:p>-0,14</text:p>
          </table:table-cell>
          <table:table-cell table:style-name="ce28" office:value-type="float" office:value="0.212960732681916" calcext:value-type="float">
            <text:p>0,21</text:p>
          </table:table-cell>
          <table:table-cell/>
          <table:table-cell table:style-name="ce31" office:value-type="float" office:value="-0.100039571776374" calcext:value-type="float">
            <text:p>-0,100</text:p>
          </table:table-cell>
          <table:table-cell table:style-name="ce31" table:formula="of:=[.C73]+[.I73]" office:value-type="float" office:value="-0.482523823112506" calcext:value-type="float">
            <text:p>-0,483</text:p>
          </table:table-cell>
          <table:table-cell table:style-name="ce31" table:formula="of:=[.D73]+[.J73]" office:value-type="float" office:value="-0.884139221577043" calcext:value-type="float">
            <text:p>-0,884</text:p>
          </table:table-cell>
          <table:table-cell table:style-name="ce31" table:formula="of:=[.E73]+[.K73]" office:value-type="float" office:value="-1.3223942133778" calcext:value-type="float">
            <text:p>-1,322</text:p>
          </table:table-cell>
          <table:table-cell table:style-name="ce31" table:formula="of:=[.F73]+[.L73]" office:value-type="float" office:value="-1.45966310098367" calcext:value-type="float">
            <text:p>-1,460</text:p>
          </table:table-cell>
          <table:table-cell table:style-name="ce31" table:formula="of:=[.G73]+[.M73]" office:value-type="float" office:value="-1.24670236830175" calcext:value-type="float">
            <text:p>-1,247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264362198496786" calcext:value-type="float">
            <text:p>0,26</text:p>
          </table:table-cell>
          <table:table-cell table:style-name="ce28" office:value-type="float" office:value="0.160747843717122" calcext:value-type="float">
            <text:p>0,16</text:p>
          </table:table-cell>
          <table:table-cell table:style-name="ce28" office:value-type="float" office:value="-0.0689392358826732" calcext:value-type="float">
            <text:p>-0,07</text:p>
          </table:table-cell>
          <table:table-cell table:style-name="ce28" office:value-type="float" office:value="0.0838253660265241" calcext:value-type="float">
            <text:p>0,08</text:p>
          </table:table-cell>
          <table:table-cell table:style-name="ce28" office:value-type="float" office:value="0.241163918561631" calcext:value-type="float">
            <text:p>0,24</text:p>
          </table:table-cell>
          <table:table-cell/>
          <table:table-cell table:style-name="ce31" office:value-type="float" office:value="-0.402236042963319" calcext:value-type="float">
            <text:p>-0,402</text:p>
          </table:table-cell>
          <table:table-cell table:style-name="ce31" table:formula="of:=[.C74]+[.I74]" office:value-type="float" office:value="-0.137873844466533" calcext:value-type="float">
            <text:p>-0,138</text:p>
          </table:table-cell>
          <table:table-cell table:style-name="ce31" table:formula="of:=[.D74]+[.J74]" office:value-type="float" office:value="0.0228739992505887" calcext:value-type="float">
            <text:p>0,023</text:p>
          </table:table-cell>
          <table:table-cell table:style-name="ce31" table:formula="of:=[.E74]+[.K74]" office:value-type="float" office:value="-0.0460652366320845" calcext:value-type="float">
            <text:p>-0,046</text:p>
          </table:table-cell>
          <table:table-cell table:style-name="ce31" table:formula="of:=[.F74]+[.L74]" office:value-type="float" office:value="0.0377601293944396" calcext:value-type="float">
            <text:p>0,038</text:p>
          </table:table-cell>
          <table:table-cell table:style-name="ce31" table:formula="of:=[.G74]+[.M74]" office:value-type="float" office:value="0.278924047956071" calcext:value-type="float">
            <text:p>0,279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573715005654374" calcext:value-type="float">
            <text:p>0,57</text:p>
          </table:table-cell>
          <table:table-cell table:style-name="ce28" office:value-type="float" office:value="-0.381704794005006" calcext:value-type="float">
            <text:p>-0,38</text:p>
          </table:table-cell>
          <table:table-cell table:style-name="ce28" office:value-type="float" office:value="0.0107345465687126" calcext:value-type="float">
            <text:p>0,01</text:p>
          </table:table-cell>
          <table:table-cell table:style-name="ce28" office:value-type="float" office:value="-0.0146599572633141" calcext:value-type="float">
            <text:p>-0,01</text:p>
          </table:table-cell>
          <table:table-cell table:style-name="ce28" office:value-type="float" office:value="0.145323270059933" calcext:value-type="float">
            <text:p>0,15</text:p>
          </table:table-cell>
          <table:table-cell/>
          <table:table-cell table:style-name="ce31" table:number-columns-repeated="6"/>
          <table:table-cell table:number-columns-repeated="1010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obLibs" table:base-cell-address="$'Load Libs'.$E$15" table:cell-range-address="$'Load Libs'.$E$2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 </number:text>
      <number:number number:decimal-places="0" number:min-integer-digits="1" number:grouping="true"/>
    </number:number-style>
    <number:number-style style:name="N135">
      <number:text>-€ 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€ </number:text>
      <number:number number:decimal-places="0" number:min-integer-digits="1" number:grouping="true"/>
    </number:number-style>
    <number:number-style style:name="N136">
      <style:text-properties fo:color="#ff0000"/>
      <number:text>-€ </number:text>
      <number:number number:decimal-places="0" number:min-integer-digits="1" number:grouping="true"/>
      <style:map style:condition="value()&gt;=0" style:apply-style-name="N136P0"/>
    </number:number-style>
    <number:number-style style:name="N138P0" style:volatile="true">
      <number:text>€ </number:text>
      <number:number number:decimal-places="2" number:min-integer-digits="1" number:grouping="true"/>
    </number:number-style>
    <number:number-style style:name="N138">
      <number:text>-€ 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€ </number:text>
      <number:number number:decimal-places="2" number:min-integer-digits="1" number:grouping="true"/>
    </number:number-style>
    <number:number-style style:name="N139">
      <style:text-properties fo:color="#ff0000"/>
      <number:text>-€ </number:text>
      <number:number number:decimal-places="2" number:min-integer-digits="1" number:grouping="true"/>
      <style:map style:condition="value()&gt;=0" style:apply-style-name="N139P0"/>
    </number:number-style>
    <number:number-style style:name="N143P0" style:volatile="true">
      <number:text> € </number:text>
      <number:number number:decimal-places="0" number:min-integer-digits="1" number:grouping="true"/>
      <number:text> </number:text>
    </number:number-style>
    <number:number-style style:name="N143P1" style:volatile="true">
      <number:text>-€ </number:text>
      <number:number number:decimal-places="0" number:min-integer-digits="1" number:grouping="true"/>
      <number:text> </number:text>
    </number:number-style>
    <number:number-style style:name="N143P2" style:volatile="true">
      <number:text> €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integer-digits="1" number:grouping="true"/>
      <number:text> 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€ </number:text>
      <number:number number:decimal-places="2" number:min-integer-digits="1" number:grouping="true"/>
      <number:text> </number:text>
    </number:number-style>
    <number:number-style style:name="N149P1" style:volatile="true">
      <number:text>-€ </number:text>
      <number:number number:decimal-places="2" number:min-integer-digits="1" number:grouping="true"/>
      <number:text> </number:text>
    </number:number-style>
    <number:number-style style:name="N149P2" style:volatile="true">
      <number:text> €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TRUE</number:text>
    </number:number-style>
    <number:number-style style:name="N153P1" style:volatile="true">
      <number:text>TRUE</number:text>
    </number:number-style>
    <number:number-style style:name="N153">
      <number:text>FALSE</number:text>
      <style:map style:condition="value()&gt;0" style:apply-style-name="N153P0"/>
      <style:map style:condition="value()&lt;0" style:apply-style-name="N153P1"/>
    </number:number-style>
    <number:number-style style:name="N154">
      <number:number number:decimal-places="3" number:min-integer-digits="1"/>
    </number:number-style>
    <number:number-style style:name="N156P0" style:volatile="true">
      <number:text>WAHR</number:text>
    </number:number-style>
    <number:number-style style:name="N156P1" style:volatile="true">
      <number:text>WAHR</number:text>
    </number:number-style>
    <number:number-style style:name="N156">
      <number:text>FALSCH</number:text>
      <style:map style:condition="value()&gt;0" style:apply-style-name="N156P0"/>
      <style:map style:condition="value()&lt;0" style:apply-style-name="N156P1"/>
    </number:number-style>
    <number:number-style style:name="N157">
      <number:number number:decimal-places="1" number:min-integer-digits="1"/>
    </number:number-style>
    <number:number-style style:name="N159P0" style:volatile="true">
      <number:number number:decimal-places="0" number:min-integer-digits="1" number:grouping="true"/>
      <number:text> €</number:text>
    </number:number-style>
    <number:number-style style:name="N159">
      <number:text>-</number:text>
      <number:number number:decimal-places="0" number:min-integer-digits="1" number:grouping="true"/>
      <number:text> €</number:text>
      <style:map style:condition="value()&gt;=0" style:apply-style-name="N159P0"/>
    </number:number-style>
    <number:number-style style:name="N160P0" style:volatile="true">
      <number:number number:decimal-places="0" number:min-integer-digits="1" number:grouping="true"/>
      <number:text> €</number:text>
    </number:number-style>
    <number:number-style style:name="N16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0P0"/>
    </number:number-style>
    <number:number-style style:name="N162P0" style:volatile="true">
      <number:number number:decimal-places="2" number:min-integer-digits="1" number:grouping="true"/>
      <number:text> €</number:text>
    </number:number-style>
    <number:number-style style:name="N162">
      <number:text>-</number:text>
      <number:number number:decimal-places="2" number:min-integer-digits="1" number:grouping="true"/>
      <number:text> €</number:text>
      <style:map style:condition="value()&gt;=0" style:apply-style-name="N162P0"/>
    </number:number-style>
    <number:number-style style:name="N163P0" style:volatile="true">
      <number:number number:decimal-places="2" number:min-integer-digits="1" number:grouping="true"/>
      <number:text> €</number:text>
    </number:number-style>
    <number:number-style style:name="N16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3P0"/>
    </number:number-style>
    <number:number-style style:name="N167P0" style:volatile="true">
      <number:number number:decimal-places="0" number:min-integer-digits="1" number:grouping="true"/>
      <number:text>    </number:text>
    </number:number-style>
    <number:number-style style:name="N167P1" style:volatile="true">
      <number:text>-</number:text>
      <number:number number:decimal-places="0" number:min-integer-digits="1" number:grouping="true"/>
      <number:text>    </number:text>
    </number:number-style>
    <number:number-style style:name="N167P2" style:volatile="true">
      <number:text> -   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number number:decimal-places="0" number:min-integer-digits="1" number:grouping="true"/>
      <number:text> € </number:text>
    </number:number-style>
    <number:number-style style:name="N171P1" style:volatile="true">
      <number:text>-</number:text>
      <number:number number:decimal-places="0" number:min-integer-digits="1" number:grouping="true"/>
      <number:text> € </number:text>
    </number:number-style>
    <number:number-style style:name="N171P2" style:volatile="true">
      <number:text> - €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2" number:min-integer-digits="1" number:grouping="true"/>
      <number:text>    </number:text>
    </number:number-style>
    <number:number-style style:name="N175P1" style:volatile="true">
      <number:text>-</number:text>
      <number:number number:decimal-places="2" number:min-integer-digits="1" number:grouping="true"/>
      <number:text>    </number:text>
    </number:number-style>
    <number:number-style style:name="N175P2" style:volatile="true">
      <number:text> -</number:text>
      <number:number number:decimal-places="0" number:min-integer-digits="0"/>
      <number:text>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€ </number:text>
    </number:number-style>
    <number:number-style style:name="N179P1" style:volatile="true">
      <number:text>-</number:text>
      <number:number number:decimal-places="2" number:min-integer-digits="1" number:grouping="true"/>
      <number:text> € </number:text>
    </number:number-style>
    <number:number-style style:name="N179P2" style:volatile="true">
      <number:text> -</number:text>
      <number:number number:decimal-places="0" number:min-integer-digits="0"/>
      <number:text> €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percentage-style style:name="N180">
      <number:number number:decimal-places="3" number:min-integer-digits="1"/>
      <number:text>%</number:text>
    </number:percentage-style>
    <number:number-style style:name="N181">
      <number:number number:decimal-places="11" number:min-integer-digits="1"/>
    </number:number-style>
    <number:number-style style:name="N182">
      <number:number number:decimal-places="4" number:min-integer-digits="1"/>
    </number:number-style>
    <number:percentage-style style:name="N183">
      <number:number number:decimal-places="1" number:min-integer-digits="1"/>
      <number:text>%</number:text>
    </number:percentage-style>
    <number:percentage-style style:name="N184">
      <number:number number:decimal-places="4" number:min-integer-digits="1"/>
      <number:text>%</number:text>
    </number:percentage-style>
    <number:percentage-style style:name="N185">
      <number:number number:decimal-places="5" number:min-integer-digits="1"/>
      <number:text>%</number:text>
    </number:percentage-style>
    <number:percentage-style style:name="N186">
      <number:number number:decimal-places="6" number:min-integer-digits="1"/>
      <number:text>%</number:text>
    </number:percentage-style>
    <number:number-style style:name="N188P0" style:volatile="true">
      <number:number number:decimal-places="2" number:min-integer-digits="1" number:grouping="true"/>
      <number:text> € </number:text>
    </number:number-style>
    <number:number-style style:name="N188P1" style:volatile="true">
      <number:text>-</number:text>
      <number:number number:decimal-places="2" number:min-integer-digits="1" number:grouping="true"/>
      <number:text> € </number:text>
    </number:number-style>
    <number:number-style style:name="N188P2" style:volatile="true">
      <number:text>-</number:text>
      <number:number number:decimal-places="0" number:min-integer-digits="0"/>
      <number:text> €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4" number:min-integer-digits="1" number:grouping="true"/>
    </number:number-style>
    <number:date-style style:name="N190">
      <number:day number:style="long"/>
      <number:text> </number:text>
      <number:month number:textual="true"/>
      <number:year/>
      <number:text> </number:text>
      <number:hours number:style="long"/>
      <number:text>:</number:text>
      <number:minutes number:style="long"/>
    </number:date-style>
    <number:number-style style:name="N191P0" style:volatile="true">
      <number:number number:decimal-places="0" number:min-integer-digits="1" number:grouping="true"/>
      <number:text> </number:text>
    </number:number-style>
    <number:number-style style:name="N191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91P0"/>
    </number:number-style>
    <number:number-style style:name="N192">
      <number:text>$</number:text>
      <number:number number:decimal-places="2" number:min-integer-digits="1" number:grouping="true"/>
    </number:number-style>
    <number:number-style style:name="N193">
      <number:number number:decimal-places="2" number:min-integer-digits="1"/>
      <number:text> </number:text>
    </number:number-style>
    <number:number-style style:name="N195P0" style:volatile="true">
      <number:number number:decimal-places="1" number:min-integer-digits="1" number:grouping="true"/>
    </number:number-style>
    <number:number-style style:name="N195">
      <number:number number:decimal-places="1" number:min-integer-digits="1" number:grouping="true"/>
      <style:map style:condition="value()&gt;=0" style:apply-style-name="N195P0"/>
    </number:number-style>
    <number:number-style style:name="N197P0" style:volatile="true">
      <number:text>+</number:text>
      <number:number number:decimal-places="2" number:min-integer-digits="1" number:grouping="true"/>
    </number:number-style>
    <number:number-style style:name="N197">
      <number:text>-</number:text>
      <number:number number:decimal-places="2" number:min-integer-digits="1" number:grouping="true"/>
      <style:map style:condition="value()&gt;=0" style:apply-style-name="N197P0"/>
    </number:number-style>
    <number:number-style style:name="N199P0" style:volatile="true">
      <number:number number:decimal-places="0" number:min-integer-digits="1" number:grouping="true"/>
      <number:text>    </number:text>
    </number:number-style>
    <number:number-style style:name="N199P1" style:volatile="true">
      <number:text>-</number:text>
      <number:number number:decimal-places="0" number:min-integer-digits="1" number:grouping="true"/>
      <number:text>    </number:text>
    </number:number-style>
    <number:number-style style:name="N199P2" style:volatile="true">
      <number:text>-   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   </number:text>
    </number:number-style>
    <number:number-style style:name="N201P1" style:volatile="true">
      <number:text>-</number:text>
      <number:number number:decimal-places="2" number:min-integer-digits="1" number:grouping="true"/>
      <number:text>    </number:text>
    </number:number-style>
    <number:number-style style:name="N201P2" style:volatile="true">
      <number:text>-</number:text>
      <number:number number:decimal-places="0" number:min-integer-digits="0"/>
      <number:text>   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 </number:text>
    </number:number-style>
    <number:number-style style:name="N205P1" style:volatile="true">
      <number:text>-</number:text>
      <number:number number:decimal-places="0" number:min-integer-digits="1" number:grouping="true"/>
      <number:text>  </number:text>
    </number:number-style>
    <number:number-style style:name="N205P2" style:volatile="true">
      <number:text>- 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DM </number:text>
    </number:number-style>
    <number:number-style style:name="N209P1" style:volatile="true">
      <number:text>-</number:text>
      <number:number number:decimal-places="2" number:min-integer-digits="1" number:grouping="true"/>
      <number:text> DM </number:text>
    </number:number-style>
    <number:number-style style:name="N209P2" style:volatile="true">
      <number:text>-</number:text>
      <number:number number:decimal-places="0" number:min-integer-digits="0"/>
      <number:text> DM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4P0" style:volatile="true">
      <number:number number:decimal-places="0" number:min-integer-digits="1" number:grouping="true"/>
      <number:text> </number:text>
    </number:number-style>
    <number:number-style style:name="N214P1" style:volatile="true">
      <number:text>(</number:text>
      <number:number number:decimal-places="0" number:min-integer-digits="1" number:grouping="true"/>
      <number:text>)</number:text>
    </number:number-style>
    <number:number-style style:name="N214P2" style:volatile="true">
      <number:text>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7P0" style:volatile="true">
      <number:number number:decimal-places="2" number:min-integer-digits="1" number:grouping="true"/>
      <number:text> </number:text>
    </number:number-style>
    <number:number-style style:name="N217P1" style:volatile="true">
      <number:text>(</number:text>
      <number:number number:decimal-places="2" number:min-integer-digits="1" number:grouping="true"/>
      <number:text>)</number:text>
    </number:number-style>
    <number:number-style style:name="N217P2" style:volatile="true">
      <number:text>-</number:text>
      <number:number number: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number:text>£</number:text>
      <number:number number:decimal-places="0" number:min-integer-digits="1" number:grouping="true"/>
    </number:number-style>
    <number:number-style style:name="N219">
      <number:text>-£</number:text>
      <number:number number:decimal-places="0" number:min-integer-digits="1" number:grouping="true"/>
      <style:map style:condition="value()&gt;=0" style:apply-style-name="N219P0"/>
    </number:number-style>
    <number:number-style style:name="N220P0" style:volatile="true">
      <number:text>£</number:text>
      <number:number number:decimal-places="0" number:min-integer-digits="1" number:grouping="true"/>
    </number:number-style>
    <number:number-style style:name="N220">
      <style:text-properties fo:color="#ff0000"/>
      <number:text>-£</number:text>
      <number:number number:decimal-places="0" number:min-integer-digits="1" number:grouping="true"/>
      <style:map style:condition="value()&gt;=0" style:apply-style-name="N220P0"/>
    </number:number-style>
    <number:number-style style:name="N222P0" style:volatile="true">
      <number:text>£</number:text>
      <number:number number:decimal-places="2" number:min-integer-digits="1" number:grouping="true"/>
    </number:number-style>
    <number:number-style style:name="N222">
      <number:text>-£</number:text>
      <number:number number:decimal-places="2" number:min-integer-digits="1" number:grouping="true"/>
      <style:map style:condition="value()&gt;=0" style:apply-style-name="N222P0"/>
    </number:number-style>
    <number:number-style style:name="N223P0" style:volatile="true">
      <number:text>£</number:text>
      <number:number number:decimal-places="2" number:min-integer-digits="1" number:grouping="true"/>
    </number:number-style>
    <number:number-style style:name="N223">
      <style:text-properties fo:color="#ff0000"/>
      <number:text>-£</number:text>
      <number:number number:decimal-places="2" number:min-integer-digits="1" number:grouping="true"/>
      <style:map style:condition="value()&gt;=0" style:apply-style-name="N223P0"/>
    </number:number-style>
    <number:number-style style:name="N227P0" style:volatile="true">
      <number:text> £</number:text>
      <number:number number:decimal-places="0" number:min-integer-digits="1" number:grouping="true"/>
      <number:text> </number:text>
    </number:number-style>
    <number:number-style style:name="N227P1" style:volatile="true">
      <number:text>-£</number:text>
      <number:number number:decimal-places="0" number:min-integer-digits="1" number:grouping="true"/>
      <number:text> </number:text>
    </number:number-style>
    <number:number-style style:name="N227P2" style:volatile="true">
      <number:text> £-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8P0" style:volatile="true">
      <number:number number:decimal-places="0" number:min-integer-digits="1" number:grouping="true"/>
      <number:text> </number:text>
    </number:number-style>
    <number:number-style style:name="N228P1" style:volatile="true">
      <number:text>-</number:text>
      <number:number number:decimal-places="0" number:min-integer-digits="1" number:grouping="true"/>
      <number:text> </number:text>
    </number:number-style>
    <number:number-style style:name="N228P2" style:volatile="true">
      <number:text>-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number:text> £</number:text>
      <number:number number:decimal-places="2" number:min-integer-digits="1" number:grouping="true"/>
      <number:text> </number:text>
    </number:number-style>
    <number:number-style style:name="N232P1" style:volatile="true">
      <number:text>-£</number:text>
      <number:number number:decimal-places="2" number:min-integer-digits="1" number:grouping="true"/>
      <number:text> </number:text>
    </number:number-style>
    <number:number-style style:name="N232P2" style:volatile="true">
      <number:text> £-</number:text>
      <number:number number: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P0" style:volatile="true">
      <number:number number:decimal-places="2" number:min-integer-digits="1" number:grouping="true"/>
      <number:text> </number:text>
    </number:number-style>
    <number:number-style style:name="N233P1" style:volatile="true">
      <number:text>-</number:text>
      <number:number number:decimal-places="2" number:min-integer-digits="1" number:grouping="true"/>
      <number:text> </number:text>
    </number:number-style>
    <number:number-style style:name="N233P2" style:volatile="true">
      <number:text>-</number:text>
      <number:number number:decimal-places="0" number:min-integer-digits="0"/>
      <number:text>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</number:text>
    </number:number-style>
    <number:number-style style:name="N237P1" style:volatile="true">
      <number:text>-</number:text>
      <number:number number:decimal-places="2" number:min-integer-digits="1" number:grouping="true"/>
      <number:text>   </number:text>
    </number:number-style>
    <number:number-style style:name="N237P2" style:volatile="true">
      <number:text>-</number:text>
      <number:number number:decimal-places="0" number:min-integer-digits="0"/>
      <number:text>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0" number:min-integer-digits="1" number:grouping="true"/>
      <number:text>   </number:text>
    </number:number-style>
    <number:number-style style:name="N241P1" style:volatile="true">
      <number:text>-</number:text>
      <number:number number:decimal-places="0" number:min-integer-digits="1" number:grouping="true"/>
      <number:text>   </number:text>
    </number:number-style>
    <number:number-style style:name="N241P2" style:volatile="true">
      <number:text>-  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number number:decimal-places="2" number:min-integer-digits="1" number:grouping="true"/>
      <number:text>€ </number:text>
    </number:number-style>
    <number:number-style style:name="N245P1" style:volatile="true">
      <number:text>-</number:text>
      <number:number number:decimal-places="2" number:min-integer-digits="1" number:grouping="true"/>
      <number:text>€ </number:text>
    </number:number-style>
    <number:number-style style:name="N245P2" style:volatile="true">
      <number:text>-</number:text>
      <number:number number:decimal-places="0" number:min-integer-digits="0"/>
      <number:text>€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9P0" style:volatile="true">
      <number:number number:decimal-places="0" number:min-integer-digits="1" number:grouping="true"/>
      <number:text>€ </number:text>
    </number:number-style>
    <number:number-style style:name="N249P1" style:volatile="true">
      <number:text>-</number:text>
      <number:number number:decimal-places="0" number:min-integer-digits="1" number:grouping="true"/>
      <number:text>€ </number:text>
    </number:number-style>
    <number:number-style style:name="N249P2" style:volatile="true">
      <number:text>-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0">
      <number:number number:decimal-places="5" number:min-integer-digits="1"/>
    </number:number-style>
    <number:number-style style:name="N254P0" style:volatile="true">
      <number:fill-character> </number:fill-character>
      <number:number number:decimal-places="2" number:min-integer-digits="1" number:grouping="true"/>
      <number:text> € </number:text>
    </number:number-style>
    <number:number-style style:name="N254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254P2" style:volatile="true">
      <number:fill-character> </number:fill-character>
      <number:text>-</number:text>
      <number:number number:decimal-places="0" number:min-integer-digits="0"/>
      <number:text> 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fill-character> </number:fill-character>
      <number:number number:decimal-places="0" number:min-integer-digits="1" number:grouping="true"/>
      <number:text>    </number:text>
    </number:number-style>
    <number:number-style style:name="N258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258P2" style:volatile="true">
      <number:fill-character> </number:fill-character>
      <number:text>-   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2P0" style:volatile="true">
      <number:fill-character> </number:fill-character>
      <number:number number:decimal-places="2" number:min-integer-digits="1" number:grouping="true"/>
      <number:text>    </number:text>
    </number:number-style>
    <number:number-style style:name="N262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262P2" style:volatile="true">
      <number:fill-character> </number:fill-character>
      <number:text>-</number:text>
      <number:number number:decimal-places="0" number:min-integer-digits="0"/>
      <number:text>    </number:text>
    </number:number-style>
    <number:text-style style:name="N262">
      <number:text-content/>
      <number:text>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6P0" style:volatile="true">
      <number:fill-character> </number:fill-character>
      <number:number number:decimal-places="0" number:min-integer-digits="1" number:grouping="true"/>
      <number:text>  </number:text>
    </number:number-style>
    <number:number-style style:name="N266P1" style:volatile="true">
      <number:text>-</number:text>
      <number:fill-character> </number:fill-character>
      <number:number number:decimal-places="0" number:min-integer-digits="1" number:grouping="true"/>
      <number:text>  </number:text>
    </number:number-style>
    <number:number-style style:name="N266P2" style:volatile="true">
      <number:fill-character> </number:fill-character>
      <number:text>- 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70P0" style:volatile="true">
      <number:fill-character> </number:fill-character>
      <number:number number:decimal-places="2" number:min-integer-digits="1" number:grouping="true"/>
      <number:text> DM </number:text>
    </number:number-style>
    <number:number-style style:name="N270P1" style:volatile="true">
      <number:text>-</number:text>
      <number:fill-character> </number:fill-character>
      <number:number number:decimal-places="2" number:min-integer-digits="1" number:grouping="true"/>
      <number:text> DM </number:text>
    </number:number-style>
    <number:number-style style:name="N270P2" style:volatile="true">
      <number:fill-character> </number:fill-character>
      <number:text>-</number:text>
      <number:number number:decimal-places="0" number:min-integer-digits="0"/>
      <number:text> DM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4P0" style:volatile="true">
      <number:fill-character> </number:fill-character>
      <number:number number:decimal-places="0" number:min-integer-digits="1" number:grouping="true"/>
      <number:text> € </number:text>
    </number:number-style>
    <number:number-style style:name="N274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274P2" style:volatile="true">
      <number:fill-character> </number:fill-character>
      <number:text>- €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8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278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78P2" style:volatile="true">
      <number:text> $</number:text>
      <number:fill-character> </number:fill-character>
      <number:text>- </number:text>
    </number:number-style>
    <number:text-style style:name="N278">
      <number:text-content/>
      <number:text>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number-style style:name="N282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82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82P2" style:volatile="true">
      <number:fill-character> </number:fill-character>
      <number:text>- </number:text>
    </number:number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6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286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286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90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90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290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90">
      <number:text-content/>
      <number:text> </number:text>
      <style:map style:condition="value()&gt;0" style:apply-style-name="N290P0"/>
      <style:map style:condition="value()&lt;0" style:apply-style-name="N290P1"/>
      <style:map style:condition="value()=0" style:apply-style-name="N290P2"/>
    </number:text-style>
    <number:number-style style:name="N294P0" style:volatile="true">
      <number:text> £</number:text>
      <number:fill-character> </number:fill-character>
      <number:number number:decimal-places="0" number:min-integer-digits="1" number:grouping="true"/>
      <number:text> </number:text>
    </number:number-style>
    <number:number-style style:name="N294P1" style:volatile="true">
      <number:text>-£</number:text>
      <number:fill-character> </number:fill-character>
      <number:number number:decimal-places="0" number:min-integer-digits="1" number:grouping="true"/>
      <number:text> </number:text>
    </number:number-style>
    <number:number-style style:name="N294P2" style:volatile="true">
      <number:text> £</number:text>
      <number:fill-character> </number:fill-character>
      <number:text>-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6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96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296P2" style:volatile="true">
      <number:fill-character> </number:fill-character>
      <number:text>- </number:text>
    </number:number-style>
    <number:text-style style:name="N296">
      <number:text-content/>
      <number:text> </number:text>
      <style:map style:condition="value()&gt;0" style:apply-style-name="N296P0"/>
      <style:map style:condition="value()&lt;0" style:apply-style-name="N296P1"/>
      <style:map style:condition="value()=0" style:apply-style-name="N296P2"/>
    </number:text-style>
    <number:number-style style:name="N300P0" style:volatile="true">
      <number:text> £</number:text>
      <number:fill-character> </number:fill-character>
      <number:number number:decimal-places="2" number:min-integer-digits="1" number:grouping="true"/>
      <number:text> </number:text>
    </number:number-style>
    <number:number-style style:name="N300P1" style:volatile="true">
      <number:text>-£</number:text>
      <number:fill-character> </number:fill-character>
      <number:number number:decimal-places="2" number:min-integer-digits="1" number:grouping="true"/>
      <number:text> </number:text>
    </number:number-style>
    <number:number-style style:name="N300P2" style:volatile="true">
      <number:text> £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2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302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302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302">
      <number:text-content/>
      <number:text> </number:text>
      <style:map style:condition="value()&gt;0" style:apply-style-name="N302P0"/>
      <style:map style:condition="value()&lt;0" style:apply-style-name="N302P1"/>
      <style:map style:condition="value()=0" style:apply-style-name="N302P2"/>
    </number:text-style>
    <number:number-style style:name="N306P0" style:volatile="true">
      <number:text> € </number:text>
      <number:fill-character> </number:fill-character>
      <number:number number:decimal-places="0" number:min-integer-digits="1" number:grouping="true"/>
      <number:text> </number:text>
    </number:number-style>
    <number:number-style style:name="N306P1" style:volatile="true">
      <number:text>-€ </number:text>
      <number:fill-character> </number:fill-character>
      <number:number number:decimal-places="0" number:min-integer-digits="1" number:grouping="true"/>
      <number:text> </number:text>
    </number:number-style>
    <number:number-style style:name="N306P2" style:volatile="true">
      <number:text> € </number:text>
      <number:fill-character> </number:fill-character>
      <number:text>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€ </number:text>
      <number:fill-character> </number:fill-character>
      <number:number number:decimal-places="2" number:min-integer-digits="1" number:grouping="true"/>
      <number:text> </number:text>
    </number:number-style>
    <number:number-style style:name="N310P1" style:volatile="true">
      <number:text>-€ </number:text>
      <number:fill-character> </number:fill-character>
      <number:number number:decimal-places="2" number:min-integer-digits="1" number:grouping="true"/>
      <number:text> </number:text>
    </number:number-style>
    <number:number-style style:name="N310P2" style:volatile="true">
      <number:text> €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4P0" style:volatile="true">
      <number:fill-character> </number:fill-character>
      <number:number number:decimal-places="2" number:min-integer-digits="1" number:grouping="true"/>
      <number:text>   </number:text>
    </number:number-style>
    <number:number-style style:name="N314P1" style:volatile="true">
      <number:text>-</number:text>
      <number:fill-character> </number:fill-character>
      <number:number number:decimal-places="2" number:min-integer-digits="1" number:grouping="true"/>
      <number:text>   </number:text>
    </number:number-style>
    <number:number-style style:name="N314P2" style:volatile="true">
      <number:fill-character> </number:fill-character>
      <number:text>-</number:text>
      <number:number number:decimal-places="0" number:min-integer-digits="0"/>
      <number:text>   </number:text>
    </number:number-style>
    <number:text-style style:name="N314"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8P0" style:volatile="true">
      <number:fill-character> </number:fill-character>
      <number:number number:decimal-places="0" number:min-integer-digits="1" number:grouping="true"/>
      <number:text>   </number:text>
    </number:number-style>
    <number:number-style style:name="N318P1" style:volatile="true">
      <number:text>-</number:text>
      <number:fill-character> </number:fill-character>
      <number:number number:decimal-places="0" number:min-integer-digits="1" number:grouping="true"/>
      <number:text>   </number:text>
    </number:number-style>
    <number:number-style style:name="N318P2" style:volatile="true">
      <number:fill-character> </number:fill-character>
      <number:text>-  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2P0" style:volatile="true">
      <number:fill-character> </number:fill-character>
      <number:number number:decimal-places="2" number:min-integer-digits="1" number:grouping="true"/>
      <number:text>€ </number:text>
    </number:number-style>
    <number:number-style style:name="N322P1" style:volatile="true">
      <number:text>-</number:text>
      <number:fill-character> </number:fill-character>
      <number:number number:decimal-places="2" number:min-integer-digits="1" number:grouping="true"/>
      <number:text>€ </number:text>
    </number:number-style>
    <number:number-style style:name="N322P2" style:volatile="true">
      <number:fill-character> </number:fill-character>
      <number:text>-</number:text>
      <number:number number:decimal-places="0" number:min-integer-digits="0"/>
      <number:text>€ </number:text>
    </number:number-style>
    <number:text-style style:name="N322">
      <number:text-content/>
      <number:text> </number:text>
      <style:map style:condition="value()&gt;0" style:apply-style-name="N322P0"/>
      <style:map style:condition="value()&lt;0" style:apply-style-name="N322P1"/>
      <style:map style:condition="value()=0" style:apply-style-name="N322P2"/>
    </number:text-style>
    <number:number-style style:name="N326P0" style:volatile="true">
      <number:fill-character> </number:fill-character>
      <number:number number:decimal-places="0" number:min-integer-digits="1" number:grouping="true"/>
      <number:text>€ </number:text>
    </number:number-style>
    <number:number-style style:name="N326P1" style:volatile="true">
      <number:text>-</number:text>
      <number:fill-character> </number:fill-character>
      <number:number number:decimal-places="0" number:min-integer-digits="1" number:grouping="true"/>
      <number:text>€ </number:text>
    </number:number-style>
    <number:number-style style:name="N326P2" style:volatile="true">
      <number:fill-character> </number:fill-character>
      <number:text>-€ </number:text>
    </number:number-style>
    <number:text-style style:name="N326">
      <number:text-content/>
      <number:text> </number:text>
      <style:map style:condition="value()&gt;0" style:apply-style-name="N326P0"/>
      <style:map style:condition="value()&lt;0" style:apply-style-name="N326P1"/>
      <style:map style:condition="value()=0" style:apply-style-name="N326P2"/>
    </number:text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number-style style:name="N10127P0" style:volatile="true" number:language="de" number:country="DE"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number:text> 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number:text> 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number:min-integer-digits="3" number:min-exponent-digits="1"/>
    </number:number-style>
    <number:percentage-style style:name="N10144" number:language="de" number:country="DE">
      <number:number number:decimal-places="3" number:min-integer-digits="1"/>
      <number:text>%</number:text>
    </number:percentage-style>
    <number:percentage-style style:name="N10145" number:language="de" number:country="DE">
      <number:number number:decimal-places="4" number:min-integer-digits="1"/>
      <number:text>%</number:text>
    </number:percentage-style>
    <number:percentage-style style:name="N10146" number:language="de" number:country="DE">
      <number:number number:decimal-places="5" number:min-integer-digits="1"/>
      <number:text>%</number:text>
    </number:percentage-style>
    <number:currency-style style:name="N10148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4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48P0"/>
    </number:currency-style>
    <number:number-style style:name="N10149" number:language="de" number:country="DE">
      <number:number number:decimal-places="1" number:min-integer-digits="1"/>
    </number:number-style>
    <number:number-style style:name="N10150" number:language="de" number:country="DE">
      <number:number number:decimal-places="11" number:min-integer-digits="1"/>
    </number:number-style>
    <number:percentage-style style:name="N10151" number:language="de" number:country="DE">
      <number:number number:decimal-places="1" number:min-integer-digits="1"/>
      <number:text>%</number:text>
    </number:percentage-style>
    <number:number-style style:name="N10153P0" style:volatile="true" number:language="de" number:country="DE">
      <number:number number:decimal-places="0" number:min-integer-digits="1" number:grouping="true"/>
      <number:text>    </number:text>
    </number:number-style>
    <number:number-style style:name="N10153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10153P2" style:volatile="true" number:language="de" number:country="DE">
      <number:text>-    </number:text>
    </number:number-style>
    <number:text-style style:name="N10153" number:language="de" number:country="DE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5P0" style:volatile="true" number:language="de" number:country="DE">
      <number:number number:decimal-places="0" number:min-integer-digits="1" number:grouping="true"/>
      <number:text> € </number:text>
    </number:number-style>
    <number:number-style style:name="N10155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10155P2" style:volatile="true" number:language="de" number:country="DE">
      <number:text>- € </number:text>
    </number:number-style>
    <number:text-style style:name="N10155" number:language="de" number:country="DE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7P0" style:volatile="true" number:language="de" number:country="DE">
      <number:number number:decimal-places="2" number:min-integer-digits="1" number:grouping="true"/>
      <number:text>    </number:text>
    </number:number-style>
    <number:number-style style:name="N10157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10157P2" style:volatile="true" number:language="de" number:country="DE">
      <number:text>-</number:text>
      <number:number number:decimal-places="0" number:min-integer-digits="0"/>
      <number:text>    </number:text>
    </number:number-style>
    <number:text-style style:name="N10157" number:language="de" number:country="DE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59P0" style:volatile="true" number:language="de" number:country="DE">
      <number:number number:decimal-places="2" number:min-integer-digits="1" number:grouping="true"/>
      <number:text> € </number:text>
    </number:number-style>
    <number:number-style style:name="N1015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10159P2" style:volatile="true" number:language="de" number:country="DE">
      <number:text>-</number:text>
      <number:number number:decimal-places="0" number:min-integer-digits="0"/>
      <number:text> € </number:text>
    </number:number-style>
    <number:text-style style:name="N10159" number:language="de" number:country="DE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0" number:language="de" number:country="DE">
      <number:number number:decimal-places="8" number:min-integer-digits="1"/>
    </number:number-style>
    <number:number-style style:name="N10161" number:language="de" number:country="DE">
      <number:number number:decimal-places="12" number:min-integer-digits="1"/>
    </number:number-style>
    <number:number-style style:name="N10162" number:language="de" number:country="DE">
      <number:number number:decimal-places="10" number:min-integer-digits="1"/>
    </number:number-style>
    <number:number-style style:name="N10163" number:language="de" number:country="DE">
      <number:number number:decimal-places="3" number:min-integer-digits="1"/>
    </number:number-style>
    <number:number-style style:name="N10167P0" style:volatile="true" number:language="de" number:country="DE">
      <number:fill-character> </number:fill-character>
      <number:number number:decimal-places="0" number:min-integer-digits="1" number:grouping="true"/>
      <number:text>    </number:text>
    </number:number-style>
    <number:number-style style:name="N10167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67P2" style:volatile="true" number:language="de" number:country="DE">
      <number:fill-character> </number:fill-character>
      <number:text>-    </number:text>
    </number:number-style>
    <number:text-style style:name="N10167" number:language="de" number:country="DE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de" number:country="DE">
      <number:fill-character> </number:fill-character>
      <number:number number:decimal-places="0" number:min-integer-digits="1" number:grouping="true"/>
      <number:text> € </number:text>
    </number:number-style>
    <number:number-style style:name="N10171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71P2" style:volatile="true" number:language="de" number:country="DE">
      <number:fill-character> </number:fill-character>
      <number:text>- € </number:text>
    </number:number-style>
    <number:text-style style:name="N10171" number:language="de" number:country="DE"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number-style style:name="N10175P0" style:volatile="true" number:language="de" number:country="DE">
      <number:fill-character> </number:fill-character>
      <number:number number:decimal-places="2" number:min-integer-digits="1" number:grouping="true"/>
      <number:text>    </number:text>
    </number:number-style>
    <number:number-style style:name="N10175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75P2" style:volatile="true" number:language="de" number:country="DE">
      <number:fill-character> </number:fill-character>
      <number:text>-</number:text>
      <number:number number:decimal-places="0" number:min-integer-digits="0"/>
      <number:text>    </number:text>
    </number:number-style>
    <number:text-style style:name="N10175" number:language="de" number:country="DE">
      <number:text-content/>
      <number:text> </number:text>
      <style:map style:condition="value()&gt;0" style:apply-style-name="N10175P0"/>
      <style:map style:condition="value()&lt;0" style:apply-style-name="N10175P1"/>
      <style:map style:condition="value()=0" style:apply-style-name="N10175P2"/>
    </number:text-style>
    <number:number-style style:name="N10179P0" style:volatile="true" number:language="de" number:country="DE">
      <number:fill-character> </number:fill-character>
      <number:number number:decimal-places="2" number:min-integer-digits="1" number:grouping="true"/>
      <number:text> € </number:text>
    </number:number-style>
    <number:number-style style:name="N10179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79P2" style:volatile="true" number:language="de" number:country="DE">
      <number:fill-character> </number:fill-character>
      <number:text>-</number:text>
      <number:number number:decimal-places="0" number:min-integer-digits="0"/>
      <number:text> € </number:text>
    </number:number-style>
    <number:text-style style:name="N10179" number:language="de" number:country="DE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date-style style:name="N20121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20121" number:language="en" number:country="US">
      <number:text-content/>
      <style:map style:condition="value()&gt;=0" style:apply-style-name="N20121P0"/>
    </number:text-style>
    <number:date-style style:name="N20123P0" style:volatile="true" number:language="en" number:country="US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20123" number:language="en" number:country="US">
      <number:text-content/>
      <style:map style:condition="value()&gt;=0" style:apply-style-name="N20123P0"/>
    </number:text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Title" style:display-name="Excel Built-in Titl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1f497d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4">00.00.0000</text:date>, <text:time style:data-style-name="N2" text:time-value="0000-00-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ownian_20_Motion" style:display-name="PageStyle_Brownian Mo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4T16:10:53.060774000</dc:date>
    <meta:generator>LibreOffice/4.1.2.3$MacOSX_x86 LibreOffice_project/40b2d7fde7e8d2d7bc5a449dc65df4d08a7dd38</meta:generator>
    <meta:editing-duration>PT19H11M16S</meta:editing-duration>
    <meta:editing-cycles>20</meta:editing-cycles>
    <meta:document-statistic meta:table-count="3" meta:cell-count="125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54">
      <number:number number:decimal-places="3"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text-properties fo:color="#000000" fo:font-size="9pt" style:font-size-asian="9pt" style:font-family-complex="Arial" style:font-size-complex="9pt"/>
    </style:style>
    <style:style style:name="ch3" style:family="chart">
      <style:chart-properties chart:symbol-type="automatic" chart:treat-empty-cells="leave-gap" chart:series-source="rows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axis-label-position="outside-start" chart:tick-mark-position="at-axis"/>
      <style:text-properties fo:color="#000000" fo:font-size="9pt" style:font-size-asian="9pt" style:font-family-complex="Arial" style:font-size-complex="9pt"/>
    </style:style>
    <style:style style:name="ch5" style:family="chart">
      <style:chart-properties style:rotation-angle="0"/>
      <style:text-properties fo:color="#000000" fo:font-size="9pt" style:font-size-asian="9pt" style:font-family-complex="Arial" style:font-size-complex="9pt"/>
    </style:style>
    <style:style style:name="ch6" style:family="chart" style:data-style-name="N154">
      <style:chart-properties chart:display-label="true" chart:logarithmic="false" chart:reverse-direction="false" text:line-break="false" chart:axis-position="1" chart:tick-mark-position="at-axis"/>
      <style:text-properties fo:color="#000000" fo:font-size="9pt" style:font-size-asian="9pt" style:font-family-complex="Arial" style:font-size-complex="9pt"/>
    </style:style>
    <style:style style:name="ch7" style:family="chart">
      <style:chart-properties style:rotation-angle="90"/>
      <style:text-properties fo:color="#000000" fo:font-size="9pt" style:font-size-asian="9pt" style:font-family-complex="Arial" style:font-size-complex="9pt"/>
    </style:style>
    <style:style style:name="ch8" style:family="chart" style:data-style-name="N154">
      <style:chart-properties chart:symbol-type="named-symbol" chart:symbol-name="diamond" chart:symbol-width="0.176cm" chart:symbol-height="0.176cm"/>
      <style:graphic-properties svg:stroke-width="0.035cm" svg:stroke-color="#000080" draw:fill-color="#000080"/>
      <style:text-properties fo:font-size="10pt" style:font-size-asian="10pt" style:font-size-complex="10pt"/>
    </style:style>
    <style:style style:name="ch9" style:family="chart" style:data-style-name="N154">
      <style:chart-properties chart:symbol-type="named-symbol" chart:symbol-name="square" chart:symbol-width="0.176cm" chart:symbol-height="0.176cm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0" style:family="chart" style:data-style-name="N154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10pt" style:font-size-asian="10pt" style:font-size-complex="10pt"/>
    </style:style>
    <style:style style:name="ch11" style:family="chart" style:data-style-name="N154">
      <style:chart-properties chart:symbol-type="named-symbol" chart:symbol-name="bow-tie" chart:symbol-width="0.176cm" chart:symbol-height="0.176cm"/>
      <style:graphic-properties svg:stroke-width="0.035cm" svg:stroke-color="#00ffff" draw:fill-color="#00ffff"/>
      <style:text-properties fo:font-size="10pt" style:font-size-asian="10pt" style:font-size-complex="10pt"/>
    </style:style>
    <style:style style:name="ch12" style:family="chart" style:data-style-name="N154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10pt" style:font-size-asian="10pt" style:font-size-complex="10pt"/>
    </style:style>
    <style:style style:name="ch13" style:family="chart" style:data-style-name="N154">
      <style:chart-properties chart:symbol-type="named-symbol" chart:symbol-name="arrow-right" chart:symbol-width="0.176cm" chart:symbol-height="0.176cm"/>
      <style:graphic-properties svg:stroke-width="0.035cm" svg:stroke-color="#800000" draw:fill-color="#800000"/>
      <style:text-properties fo:font-size="10pt" style:font-size-asian="10pt" style:font-size-complex="10pt"/>
    </style:style>
    <style:style style:name="ch14" style:family="chart" style:data-style-name="N154">
      <style:chart-properties chart:symbol-type="named-symbol" chart:symbol-name="arrow-left" chart:symbol-width="0.176cm" chart:symbol-height="0.176cm"/>
      <style:graphic-properties svg:stroke-width="0.035cm" svg:stroke-color="#008080" draw:fill-color="#008080"/>
      <style:text-properties fo:font-size="10pt" style:font-size-asian="10pt" style:font-size-complex="10pt"/>
    </style:style>
    <style:style style:name="ch15" style:family="chart" style:data-style-name="N154">
      <style:chart-properties chart:symbol-type="named-symbol" chart:symbol-name="arrow-right" chart:symbol-width="0.176cm" chart:symbol-height="0.176cm"/>
      <style:graphic-properties svg:stroke-width="0.035cm" svg:stroke-color="#0000ff" draw:fill-color="#0000ff"/>
      <style:text-properties fo:font-size="10pt" style:font-size-asian="10pt" style:font-size-complex="10pt"/>
    </style:style>
    <style:style style:name="ch16" style:family="chart" style:data-style-name="N154">
      <style:chart-properties chart:symbol-type="named-symbol" chart:symbol-name="arrow-down" chart:symbol-width="0.176cm" chart:symbol-height="0.176cm"/>
      <style:graphic-properties svg:stroke-width="0.035cm" svg:stroke-color="#00ccff" draw:fill-color="#00ccff"/>
      <style:text-properties fo:font-size="10pt" style:font-size-asian="10pt" style:font-size-complex="10pt"/>
    </style:style>
    <style:style style:name="ch17" style:family="chart" style:data-style-name="N154">
      <style:chart-properties chart:symbol-type="named-symbol" chart:symbol-name="diamond" chart:symbol-width="0.176cm" chart:symbol-height="0.176cm"/>
      <style:graphic-properties svg:stroke-width="0.035cm" svg:stroke-color="#ccffff" draw:fill-color="#ccffff"/>
      <style:text-properties fo:font-size="10pt" style:font-size-asian="10pt" style:font-size-complex="10pt"/>
    </style:style>
    <style:style style:name="ch18" style:family="chart" style:data-style-name="N154">
      <style:chart-properties chart:symbol-type="named-symbol" chart:symbol-name="square" chart:symbol-width="0.176cm" chart:symbol-height="0.176cm"/>
      <style:graphic-properties svg:stroke-width="0.035cm" svg:stroke-color="#ccffcc" draw:fill-color="#ccffcc"/>
      <style:text-properties fo:font-size="10pt" style:font-size-asian="10pt" style:font-size-complex="10pt"/>
    </style:style>
    <style:style style:name="ch19" style:family="chart" style:data-style-name="N154">
      <style:chart-properties chart:symbol-type="named-symbol" chart:symbol-name="arrow-up" chart:symbol-width="0.176cm" chart:symbol-height="0.176cm"/>
      <style:graphic-properties svg:stroke-width="0.035cm" svg:stroke-color="#ffff99" draw:fill-color="#ffff99"/>
      <style:text-properties fo:font-size="10pt" style:font-size-asian="10pt" style:font-size-complex="10pt"/>
    </style:style>
    <style:style style:name="ch20" style:family="chart" style:data-style-name="N154">
      <style:chart-properties chart:symbol-type="named-symbol" chart:symbol-name="bow-tie" chart:symbol-width="0.176cm" chart:symbol-height="0.176cm"/>
      <style:graphic-properties svg:stroke-width="0.035cm"/>
      <style:text-properties fo:font-size="10pt" style:font-size-asian="10pt" style:font-size-complex="10pt"/>
    </style:style>
    <style:style style:name="ch21" style:family="chart" style:data-style-name="N154">
      <style:chart-properties chart:symbol-type="named-symbol" chart:symbol-name="hourglass" chart:symbol-width="0.176cm" chart:symbol-height="0.176cm"/>
      <style:graphic-properties svg:stroke-width="0.035cm" svg:stroke-color="#ff99cc" draw:fill-color="#ff99cc"/>
      <style:text-properties fo:font-size="10pt" style:font-size-asian="10pt" style:font-size-complex="10pt"/>
    </style:style>
    <style:style style:name="ch22" style:family="chart" style:data-style-name="N154">
      <style:chart-properties chart:symbol-type="named-symbol" chart:symbol-name="arrow-right" chart:symbol-width="0.176cm" chart:symbol-height="0.176cm"/>
      <style:graphic-properties svg:stroke-width="0.035cm" svg:stroke-color="#cc99ff" draw:fill-color="#cc99ff"/>
      <style:text-properties fo:font-size="10pt" style:font-size-asian="10pt" style:font-size-complex="10pt"/>
    </style:style>
    <style:style style:name="ch23" style:family="chart" style:data-style-name="N154">
      <style:chart-properties chart:symbol-type="named-symbol" chart:symbol-name="arrow-left" chart:symbol-width="0.176cm" chart:symbol-height="0.176cm"/>
      <style:graphic-properties svg:stroke-width="0.035cm" svg:stroke-color="#ffcc99" draw:fill-color="#ffcc99"/>
      <style:text-properties fo:font-size="10pt" style:font-size-asian="10pt" style:font-size-complex="10pt"/>
    </style:style>
    <style:style style:name="ch24" style:family="chart" style:data-style-name="N154">
      <style:chart-properties chart:symbol-type="named-symbol" chart:symbol-name="arrow-right" chart:symbol-width="0.176cm" chart:symbol-height="0.176cm"/>
      <style:graphic-properties svg:stroke-width="0.035cm" svg:stroke-color="#3366ff" draw:fill-color="#3366ff"/>
      <style:text-properties fo:font-size="10pt" style:font-size-asian="10pt" style:font-size-complex="10pt"/>
    </style:style>
    <style:style style:name="ch25" style:family="chart" style:data-style-name="N154">
      <style:chart-properties chart:symbol-type="named-symbol" chart:symbol-name="arrow-down" chart:symbol-width="0.176cm" chart:symbol-height="0.176cm"/>
      <style:graphic-properties svg:stroke-width="0.035cm" svg:stroke-color="#33cccc" draw:fill-color="#33cccc"/>
      <style:text-properties fo:font-size="10pt" style:font-size-asian="10pt" style:font-size-complex="10pt"/>
    </style:style>
    <style:style style:name="ch26" style:family="chart" style:data-style-name="N154">
      <style:chart-properties chart:symbol-type="named-symbol" chart:symbol-name="diamond" chart:symbol-width="0.176cm" chart:symbol-height="0.176cm"/>
      <style:graphic-properties svg:stroke-width="0.035cm" svg:stroke-color="#99cc00" draw:fill-color="#99cc00"/>
      <style:text-properties fo:font-size="10pt" style:font-size-asian="10pt" style:font-size-complex="10pt"/>
    </style:style>
    <style:style style:name="ch27" style:family="chart" style:data-style-name="N154">
      <style:chart-properties chart:symbol-type="named-symbol" chart:symbol-name="square" chart:symbol-width="0.176cm" chart:symbol-height="0.176cm"/>
      <style:graphic-properties svg:stroke-width="0.035cm" svg:stroke-color="#ffcc00" draw:fill-color="#ffcc00"/>
      <style:text-properties fo:font-size="10pt" style:font-size-asian="10pt" style:font-size-complex="10pt"/>
    </style:style>
    <style:style style:name="ch28" style:family="chart" style:data-style-name="N154">
      <style:chart-properties chart:symbol-type="named-symbol" chart:symbol-name="arrow-up" chart:symbol-width="0.176cm" chart:symbol-height="0.176cm"/>
      <style:graphic-properties svg:stroke-width="0.035cm" svg:stroke-color="#ff9900" draw:fill-color="#ff9900"/>
      <style:text-properties fo:font-size="10pt" style:font-size-asian="10pt" style:font-size-complex="10pt"/>
    </style:style>
    <style:style style:name="ch29" style:family="chart" style:data-style-name="N154">
      <style:chart-properties chart:symbol-type="named-symbol" chart:symbol-name="bow-tie" chart:symbol-width="0.176cm" chart:symbol-height="0.176cm"/>
      <style:graphic-properties svg:stroke-width="0.035cm" svg:stroke-color="#ff6600" draw:fill-color="#ff6600"/>
      <style:text-properties fo:font-size="10pt" style:font-size-asian="10pt" style:font-size-complex="10pt"/>
    </style:style>
    <style:style style:name="ch30" style:family="chart" style:data-style-name="N154">
      <style:chart-properties chart:symbol-type="named-symbol" chart:symbol-name="hourglass" chart:symbol-width="0.176cm" chart:symbol-height="0.176cm"/>
      <style:graphic-properties svg:stroke-width="0.035cm" svg:stroke-color="#666699" draw:fill-color="#666699"/>
      <style:text-properties fo:font-size="10pt" style:font-size-asian="10pt" style:font-size-complex="10pt"/>
    </style:style>
    <style:style style:name="ch31" style:family="chart" style:data-style-name="N154">
      <style:chart-properties chart:symbol-type="named-symbol" chart:symbol-name="arrow-right" chart:symbol-width="0.176cm" chart:symbol-height="0.176cm"/>
      <style:graphic-properties svg:stroke-width="0.035cm" svg:stroke-color="#969696" draw:fill-color="#969696"/>
      <style:text-properties fo:font-size="10pt" style:font-size-asian="10pt" style:font-size-complex="10pt"/>
    </style:style>
    <style:style style:name="ch32" style:family="chart" style:data-style-name="N154">
      <style:chart-properties chart:symbol-type="named-symbol" chart:symbol-name="arrow-left" chart:symbol-width="0.176cm" chart:symbol-height="0.176cm"/>
      <style:graphic-properties svg:stroke-width="0.035cm" svg:stroke-color="#003366" draw:fill-color="#003366"/>
      <style:text-properties fo:font-size="10pt" style:font-size-asian="10pt" style:font-size-complex="10pt"/>
    </style:style>
    <style:style style:name="ch33" style:family="chart" style:data-style-name="N154">
      <style:chart-properties chart:symbol-type="named-symbol" chart:symbol-name="arrow-right" chart:symbol-width="0.176cm" chart:symbol-height="0.176cm"/>
      <style:graphic-properties svg:stroke-width="0.035cm" svg:stroke-color="#339966" draw:fill-color="#339966"/>
      <style:text-properties fo:font-size="10pt" style:font-size-asian="10pt" style:font-size-complex="10pt"/>
    </style:style>
    <style:style style:name="ch34" style:family="chart" style:data-style-name="N154">
      <style:chart-properties chart:symbol-type="named-symbol" chart:symbol-name="arrow-down" chart:symbol-width="0.176cm" chart:symbol-height="0.176cm"/>
      <style:graphic-properties svg:stroke-width="0.035cm" svg:stroke-color="#003300" draw:fill-color="#003300"/>
      <style:text-properties fo:font-size="10pt" style:font-size-asian="10pt" style:font-size-complex="10pt"/>
    </style:style>
    <style:style style:name="ch35" style:family="chart" style:data-style-name="N154">
      <style:chart-properties chart:symbol-type="named-symbol" chart:symbol-name="diamond" chart:symbol-width="0.176cm" chart:symbol-height="0.176cm"/>
      <style:graphic-properties svg:stroke-width="0.035cm" svg:stroke-color="#333300" draw:fill-color="#333300"/>
      <style:text-properties fo:font-size="10pt" style:font-size-asian="10pt" style:font-size-complex="10pt"/>
    </style:style>
    <style:style style:name="ch36" style:family="chart" style:data-style-name="N154">
      <style:chart-properties chart:symbol-type="named-symbol" chart:symbol-name="square" chart:symbol-width="0.176cm" chart:symbol-height="0.176cm"/>
      <style:graphic-properties svg:stroke-width="0.035cm" svg:stroke-color="#993300" draw:fill-color="#993300"/>
      <style:text-properties fo:font-size="10pt" style:font-size-asian="10pt" style:font-size-complex="10pt"/>
    </style:style>
    <style:style style:name="ch37" style:family="chart" style:data-style-name="N154">
      <style:chart-properties chart:symbol-type="named-symbol" chart:symbol-name="arrow-up" chart:symbol-width="0.176cm" chart:symbol-height="0.176cm"/>
      <style:graphic-properties svg:stroke-width="0.035cm" svg:stroke-color="#993366" draw:fill-color="#993366"/>
      <style:text-properties fo:font-size="10pt" style:font-size-asian="10pt" style:font-size-complex="10pt"/>
    </style:style>
    <style:style style:name="ch38" style:family="chart" style:data-style-name="N154">
      <style:chart-properties chart:symbol-type="named-symbol" chart:symbol-name="bow-tie" chart:symbol-width="0.176cm" chart:symbol-height="0.176cm"/>
      <style:graphic-properties svg:stroke-width="0.035cm" svg:stroke-color="#333399" draw:fill-color="#333399"/>
      <style:text-properties fo:font-size="10pt" style:font-size-asian="10pt" style:font-size-complex="10pt"/>
    </style:style>
    <style:style style:name="ch39" style:family="chart" style:data-style-name="N154">
      <style:chart-properties chart:symbol-type="named-symbol" chart:symbol-name="hourglass" chart:symbol-width="0.176cm" chart:symbol-height="0.176cm"/>
      <style:graphic-properties svg:stroke-width="0.035cm" svg:stroke-color="#000000" draw:fill-color="#000000"/>
      <style:text-properties fo:font-size="10pt" style:font-size-asian="10pt" style:font-size-complex="10pt"/>
    </style:style>
    <style:style style:name="ch40" style:family="chart" style:data-style-name="N154">
      <style:chart-properties chart:symbol-type="named-symbol" chart:symbol-name="arrow-right" chart:symbol-width="0.176cm" chart:symbol-height="0.176cm"/>
      <style:graphic-properties svg:stroke-width="0.035cm" svg:stroke-color="#ffffff" draw:fill-color="#ffffff"/>
      <style:text-properties fo:font-size="10pt" style:font-size-asian="10pt" style:font-size-complex="10pt"/>
    </style:style>
    <style:style style:name="ch41" style:family="chart" style:data-style-name="N154">
      <style:chart-properties chart:symbol-type="named-symbol" chart:symbol-name="arrow-left" chart:symbol-width="0.176cm" chart:symbol-height="0.176cm"/>
      <style:graphic-properties svg:stroke-width="0.035cm" svg:stroke-color="#ff0000" draw:fill-color="#ff0000"/>
      <style:text-properties fo:font-size="10pt" style:font-size-asian="10pt" style:font-size-complex="10pt"/>
    </style:style>
    <style:style style:name="ch42" style:family="chart" style:data-style-name="N154">
      <style:chart-properties chart:symbol-type="named-symbol" chart:symbol-name="arrow-right" chart:symbol-width="0.176cm" chart:symbol-height="0.176cm"/>
      <style:graphic-properties svg:stroke-width="0.035cm" svg:stroke-color="#00ff00" draw:fill-color="#00ff00"/>
      <style:text-properties fo:font-size="10pt" style:font-size-asian="10pt" style:font-size-complex="10pt"/>
    </style:style>
    <style:style style:name="ch43" style:family="chart" style:data-style-name="N154">
      <style:chart-properties chart:symbol-type="named-symbol" chart:symbol-name="arrow-down" chart:symbol-width="0.176cm" chart:symbol-height="0.176cm"/>
      <style:graphic-properties svg:stroke-width="0.035cm" svg:stroke-color="#0000ff" draw:fill-color="#0000ff"/>
      <style:text-properties fo:font-size="10pt" style:font-size-asian="10pt" style:font-size-complex="10pt"/>
    </style:style>
    <style:style style:name="ch44" style:family="chart" style:data-style-name="N154">
      <style:chart-properties chart:symbol-type="named-symbol" chart:symbol-name="diamond" chart:symbol-width="0.176cm" chart:symbol-height="0.176cm"/>
      <style:graphic-properties svg:stroke-width="0.035cm" svg:stroke-color="#ffff00" draw:fill-color="#ffff00"/>
      <style:text-properties fo:font-size="10pt" style:font-size-asian="10pt" style:font-size-complex="10pt"/>
    </style:style>
    <style:style style:name="ch45" style:family="chart" style:data-style-name="N154">
      <style:chart-properties chart:symbol-type="named-symbol" chart:symbol-name="arrow-up" chart:symbol-width="0.176cm" chart:symbol-height="0.176cm"/>
      <style:graphic-properties svg:stroke-width="0.035cm" svg:stroke-color="#00ffff" draw:fill-color="#00ffff"/>
      <style:text-properties fo:font-size="10pt" style:font-size-asian="10pt" style:font-size-complex="10pt"/>
    </style:style>
    <style:style style:name="ch46" style:family="chart" style:data-style-name="N154">
      <style:chart-properties chart:symbol-type="named-symbol" chart:symbol-name="bow-tie" chart:symbol-width="0.176cm" chart:symbol-height="0.176cm"/>
      <style:graphic-properties svg:stroke-width="0.035cm" svg:stroke-color="#800000" draw:fill-color="#800000"/>
      <style:text-properties fo:font-size="10pt" style:font-size-asian="10pt" style:font-size-complex="10pt"/>
    </style:style>
    <style:style style:name="ch47" style:family="chart" style:data-style-name="N154">
      <style:chart-properties chart:symbol-type="named-symbol" chart:symbol-name="hourglass" chart:symbol-width="0.176cm" chart:symbol-height="0.176cm"/>
      <style:graphic-properties svg:stroke-width="0.035cm" svg:stroke-color="#008000" draw:fill-color="#008000"/>
      <style:text-properties fo:font-size="10pt" style:font-size-asian="10pt" style:font-size-complex="10pt"/>
    </style:style>
    <style:style style:name="ch48" style:family="chart" style:data-style-name="N154">
      <style:chart-properties chart:symbol-type="named-symbol" chart:symbol-name="arrow-right" chart:symbol-width="0.176cm" chart:symbol-height="0.176cm"/>
      <style:graphic-properties svg:stroke-width="0.035cm" svg:stroke-color="#000080" draw:fill-color="#000080"/>
      <style:text-properties fo:font-size="10pt" style:font-size-asian="10pt" style:font-size-complex="10pt"/>
    </style:style>
    <style:style style:name="ch49" style:family="chart" style:data-style-name="N154">
      <style:chart-properties chart:symbol-type="named-symbol" chart:symbol-name="arrow-left" chart:symbol-width="0.176cm" chart:symbol-height="0.176cm"/>
      <style:graphic-properties svg:stroke-width="0.035cm" svg:stroke-color="#808000" draw:fill-color="#808000"/>
      <style:text-properties fo:font-size="10pt" style:font-size-asian="10pt" style:font-size-complex="10pt"/>
    </style:style>
    <style:style style:name="ch50" style:family="chart" style:data-style-name="N154">
      <style:chart-properties chart:symbol-type="named-symbol" chart:symbol-name="arrow-right" chart:symbol-width="0.176cm" chart:symbol-height="0.176cm"/>
      <style:graphic-properties svg:stroke-width="0.035cm" svg:stroke-color="#800080" draw:fill-color="#800080"/>
      <style:text-properties fo:font-size="10pt" style:font-size-asian="10pt" style:font-size-complex="10pt"/>
    </style:style>
    <style:style style:name="ch51" style:family="chart" style:data-style-name="N154">
      <style:chart-properties chart:symbol-type="named-symbol" chart:symbol-name="arrow-down" chart:symbol-width="0.176cm" chart:symbol-height="0.176cm"/>
      <style:graphic-properties svg:stroke-width="0.035cm" svg:stroke-color="#008080" draw:fill-color="#008080"/>
      <style:text-properties fo:font-size="10pt" style:font-size-asian="10pt" style:font-size-complex="10pt"/>
    </style:style>
    <style:style style:name="ch52" style:family="chart" style:data-style-name="N154">
      <style:chart-properties chart:symbol-type="named-symbol" chart:symbol-name="diamond" chart:symbol-width="0.176cm" chart:symbol-height="0.176cm"/>
      <style:graphic-properties svg:stroke-width="0.035cm" svg:stroke-color="#c0c0c0" draw:fill-color="#c0c0c0"/>
      <style:text-properties fo:font-size="10pt" style:font-size-asian="10pt" style:font-size-complex="10pt"/>
    </style:style>
    <style:style style:name="ch53" style:family="chart" style:data-style-name="N154">
      <style:chart-properties chart:symbol-type="named-symbol" chart:symbol-name="square" chart:symbol-width="0.176cm" chart:symbol-height="0.176cm"/>
      <style:graphic-properties svg:stroke-width="0.035cm" svg:stroke-color="#808080" draw:fill-color="#808080"/>
      <style:text-properties fo:font-size="10pt" style:font-size-asian="10pt" style:font-size-complex="10pt"/>
    </style:style>
    <style:style style:name="ch54" style:family="chart" style:data-style-name="N154">
      <style:chart-properties chart:symbol-type="named-symbol" chart:symbol-name="arrow-up" chart:symbol-width="0.176cm" chart:symbol-height="0.176cm"/>
      <style:graphic-properties svg:stroke-width="0.035cm" svg:stroke-color="#9999ff" draw:fill-color="#9999ff"/>
      <style:text-properties fo:font-size="10pt" style:font-size-asian="10pt" style:font-size-complex="10pt"/>
    </style:style>
    <style:style style:name="ch55" style:family="chart" style:data-style-name="N154">
      <style:chart-properties chart:symbol-type="named-symbol" chart:symbol-name="bow-tie" chart:symbol-width="0.176cm" chart:symbol-height="0.176cm"/>
      <style:graphic-properties svg:stroke-width="0.035cm" svg:stroke-color="#993366" draw:fill-color="#993366"/>
      <style:text-properties fo:font-size="10pt" style:font-size-asian="10pt" style:font-size-complex="10pt"/>
    </style:style>
    <style:style style:name="ch56" style:family="chart" style:data-style-name="N154">
      <style:chart-properties chart:symbol-type="named-symbol" chart:symbol-name="hourglass" chart:symbol-width="0.176cm" chart:symbol-height="0.176cm"/>
      <style:graphic-properties svg:stroke-width="0.035cm" svg:stroke-color="#ffffcc" draw:fill-color="#ffffcc"/>
      <style:text-properties fo:font-size="10pt" style:font-size-asian="10pt" style:font-size-complex="10pt"/>
    </style:style>
    <style:style style:name="ch57" style:family="chart">
      <style:graphic-properties draw:stroke="solid" svg:stroke-width="0.035cm" svg:stroke-color="#808080" draw:fill="solid" draw:fill-color="#ffffff"/>
    </style:style>
    <style:style style:name="ch58" style:family="chart">
      <style:graphic-properties draw:fill-color="#d9d9d9"/>
    </style:style>
  </office:automatic-styles>
  <office:body>
    <office:chart>
      <chart:chart svg:width="15.366cm" svg:height="8.022cm" xlink:href=".." xlink:type="simple" chart:class="chart:line" chart:style-name="ch1">
        <chart:title svg:x="5.665cm" svg:y="0.27cm" chart:style-name="ch2">
          <text:p>Paths of a Brownian Motion</text:p>
        </chart:title>
        <chart:plot-area chart:style-name="ch3" table:cell-range-address="'Brownian Motion'.I25:'Brownian Motion'.M75" chart:data-source-has-labels="row" svg:x="1.195cm" svg:y="1.23cm" svg:width="13.36cm" svg:height="5.741cm">
          <chartooo:coordinate-region svg:x="2.347cm" svg:y="1.404cm" svg:width="12.114cm" svg:height="4.971cm"/>
          <chart:axis chart:dimension="x" chart:name="primary-x" chart:style-name="ch4" chartooo:axis-type="auto">
            <chartooo:date-scale/>
            <chart:title svg:x="8.16cm" svg:y="7.226cm" chart:style-name="ch5">
              <text:p>Time</text:p>
            </chart:title>
            <chart:categories table:cell-range-address="'Brownian Motion'.I25:'Brownian Motion'.M25"/>
          </chart:axis>
          <chart:axis chart:dimension="y" chart:name="primary-y" chart:style-name="ch6">
            <chart:title svg:x="0.243cm" svg:y="3.362cm" chart:style-name="ch7">
              <text:p>Value</text:p>
            </chart:title>
            <chart:grid chart:class="major"/>
          </chart:axis>
          <chart:series chart:style-name="ch8" chart:values-cell-range-address="'Brownian Motion'.I26:'Brownian Motion'.M26" chart:class="chart:line">
            <chart:data-point chart:repeated="5"/>
          </chart:series>
          <chart:series chart:style-name="ch9" chart:values-cell-range-address="'Brownian Motion'.I27:'Brownian Motion'.M27" chart:class="chart:line">
            <chart:data-point chart:repeated="5"/>
          </chart:series>
          <chart:series chart:style-name="ch10" chart:values-cell-range-address="'Brownian Motion'.I28:'Brownian Motion'.M28" chart:class="chart:line">
            <chart:data-point chart:repeated="5"/>
          </chart:series>
          <chart:series chart:style-name="ch11" chart:values-cell-range-address="'Brownian Motion'.I29:'Brownian Motion'.M29" chart:class="chart:line">
            <chart:data-point chart:repeated="5"/>
          </chart:series>
          <chart:series chart:style-name="ch12" chart:values-cell-range-address="'Brownian Motion'.I30:'Brownian Motion'.M30" chart:class="chart:line">
            <chart:data-point chart:repeated="5"/>
          </chart:series>
          <chart:series chart:style-name="ch13" chart:values-cell-range-address="'Brownian Motion'.I31:'Brownian Motion'.M31" chart:class="chart:line">
            <chart:data-point chart:repeated="5"/>
          </chart:series>
          <chart:series chart:style-name="ch14" chart:values-cell-range-address="'Brownian Motion'.I32:'Brownian Motion'.M32" chart:class="chart:line">
            <chart:data-point chart:repeated="5"/>
          </chart:series>
          <chart:series chart:style-name="ch15" chart:values-cell-range-address="'Brownian Motion'.I33:'Brownian Motion'.M33" chart:class="chart:line">
            <chart:data-point chart:repeated="5"/>
          </chart:series>
          <chart:series chart:style-name="ch16" chart:values-cell-range-address="'Brownian Motion'.I34:'Brownian Motion'.M34" chart:class="chart:line">
            <chart:data-point chart:repeated="5"/>
          </chart:series>
          <chart:series chart:style-name="ch17" chart:values-cell-range-address="'Brownian Motion'.I35:'Brownian Motion'.M35" chart:class="chart:line">
            <chart:data-point chart:repeated="5"/>
          </chart:series>
          <chart:series chart:style-name="ch18" chart:values-cell-range-address="'Brownian Motion'.I36:'Brownian Motion'.M36" chart:class="chart:line">
            <chart:data-point chart:repeated="5"/>
          </chart:series>
          <chart:series chart:style-name="ch19" chart:values-cell-range-address="'Brownian Motion'.I37:'Brownian Motion'.M37" chart:class="chart:line">
            <chart:data-point chart:repeated="5"/>
          </chart:series>
          <chart:series chart:style-name="ch20" chart:values-cell-range-address="'Brownian Motion'.I38:'Brownian Motion'.M38" chart:class="chart:line">
            <chart:data-point chart:repeated="5"/>
          </chart:series>
          <chart:series chart:style-name="ch21" chart:values-cell-range-address="'Brownian Motion'.I39:'Brownian Motion'.M39" chart:class="chart:line">
            <chart:data-point chart:repeated="5"/>
          </chart:series>
          <chart:series chart:style-name="ch22" chart:values-cell-range-address="'Brownian Motion'.I40:'Brownian Motion'.M40" chart:class="chart:line">
            <chart:data-point chart:repeated="5"/>
          </chart:series>
          <chart:series chart:style-name="ch23" chart:values-cell-range-address="'Brownian Motion'.I41:'Brownian Motion'.M41" chart:class="chart:line">
            <chart:data-point chart:repeated="5"/>
          </chart:series>
          <chart:series chart:style-name="ch24" chart:values-cell-range-address="'Brownian Motion'.I42:'Brownian Motion'.M42" chart:class="chart:line">
            <chart:data-point chart:repeated="5"/>
          </chart:series>
          <chart:series chart:style-name="ch25" chart:values-cell-range-address="'Brownian Motion'.I43:'Brownian Motion'.M43" chart:class="chart:line">
            <chart:data-point chart:repeated="5"/>
          </chart:series>
          <chart:series chart:style-name="ch26" chart:values-cell-range-address="'Brownian Motion'.I44:'Brownian Motion'.M44" chart:class="chart:line">
            <chart:data-point chart:repeated="5"/>
          </chart:series>
          <chart:series chart:style-name="ch27" chart:values-cell-range-address="'Brownian Motion'.I45:'Brownian Motion'.M45" chart:class="chart:line">
            <chart:data-point chart:repeated="5"/>
          </chart:series>
          <chart:series chart:style-name="ch28" chart:values-cell-range-address="'Brownian Motion'.I46:'Brownian Motion'.M46" chart:class="chart:line">
            <chart:data-point chart:repeated="5"/>
          </chart:series>
          <chart:series chart:style-name="ch29" chart:values-cell-range-address="'Brownian Motion'.I47:'Brownian Motion'.M47" chart:class="chart:line">
            <chart:data-point chart:repeated="5"/>
          </chart:series>
          <chart:series chart:style-name="ch30" chart:values-cell-range-address="'Brownian Motion'.I48:'Brownian Motion'.M48" chart:class="chart:line">
            <chart:data-point chart:repeated="5"/>
          </chart:series>
          <chart:series chart:style-name="ch31" chart:values-cell-range-address="'Brownian Motion'.I49:'Brownian Motion'.M49" chart:class="chart:line">
            <chart:data-point chart:repeated="5"/>
          </chart:series>
          <chart:series chart:style-name="ch32" chart:values-cell-range-address="'Brownian Motion'.I50:'Brownian Motion'.M50" chart:class="chart:line">
            <chart:data-point chart:repeated="5"/>
          </chart:series>
          <chart:series chart:style-name="ch33" chart:values-cell-range-address="'Brownian Motion'.I51:'Brownian Motion'.M51" chart:class="chart:line">
            <chart:data-point chart:repeated="5"/>
          </chart:series>
          <chart:series chart:style-name="ch34" chart:values-cell-range-address="'Brownian Motion'.I52:'Brownian Motion'.M52" chart:class="chart:line">
            <chart:data-point chart:repeated="5"/>
          </chart:series>
          <chart:series chart:style-name="ch35" chart:values-cell-range-address="'Brownian Motion'.I53:'Brownian Motion'.M53" chart:class="chart:line">
            <chart:data-point chart:repeated="5"/>
          </chart:series>
          <chart:series chart:style-name="ch36" chart:values-cell-range-address="'Brownian Motion'.I54:'Brownian Motion'.M54" chart:class="chart:line">
            <chart:data-point chart:repeated="5"/>
          </chart:series>
          <chart:series chart:style-name="ch37" chart:values-cell-range-address="'Brownian Motion'.I55:'Brownian Motion'.M55" chart:class="chart:line">
            <chart:data-point chart:repeated="5"/>
          </chart:series>
          <chart:series chart:style-name="ch38" chart:values-cell-range-address="'Brownian Motion'.I56:'Brownian Motion'.M56" chart:class="chart:line">
            <chart:data-point chart:repeated="5"/>
          </chart:series>
          <chart:series chart:style-name="ch39" chart:values-cell-range-address="'Brownian Motion'.I57:'Brownian Motion'.M57" chart:class="chart:line">
            <chart:data-point chart:repeated="5"/>
          </chart:series>
          <chart:series chart:style-name="ch40" chart:values-cell-range-address="'Brownian Motion'.I58:'Brownian Motion'.M58" chart:class="chart:line">
            <chart:data-point chart:repeated="5"/>
          </chart:series>
          <chart:series chart:style-name="ch41" chart:values-cell-range-address="'Brownian Motion'.I59:'Brownian Motion'.M59" chart:class="chart:line">
            <chart:data-point chart:repeated="5"/>
          </chart:series>
          <chart:series chart:style-name="ch42" chart:values-cell-range-address="'Brownian Motion'.I60:'Brownian Motion'.M60" chart:class="chart:line">
            <chart:data-point chart:repeated="5"/>
          </chart:series>
          <chart:series chart:style-name="ch43" chart:values-cell-range-address="'Brownian Motion'.I61:'Brownian Motion'.M61" chart:class="chart:line">
            <chart:data-point chart:repeated="5"/>
          </chart:series>
          <chart:series chart:style-name="ch44" chart:values-cell-range-address="'Brownian Motion'.I62:'Brownian Motion'.M62" chart:class="chart:line">
            <chart:data-point chart:repeated="5"/>
          </chart:series>
          <chart:series chart:style-name="ch9" chart:values-cell-range-address="'Brownian Motion'.I63:'Brownian Motion'.M63" chart:class="chart:line">
            <chart:data-point chart:repeated="5"/>
          </chart:series>
          <chart:series chart:style-name="ch45" chart:values-cell-range-address="'Brownian Motion'.I64:'Brownian Motion'.M64" chart:class="chart:line">
            <chart:data-point chart:repeated="5"/>
          </chart:series>
          <chart:series chart:style-name="ch46" chart:values-cell-range-address="'Brownian Motion'.I65:'Brownian Motion'.M65" chart:class="chart:line">
            <chart:data-point chart:repeated="5"/>
          </chart:series>
          <chart:series chart:style-name="ch47" chart:values-cell-range-address="'Brownian Motion'.I66:'Brownian Motion'.M66" chart:class="chart:line">
            <chart:data-point chart:repeated="5"/>
          </chart:series>
          <chart:series chart:style-name="ch48" chart:values-cell-range-address="'Brownian Motion'.I67:'Brownian Motion'.M67" chart:class="chart:line">
            <chart:data-point chart:repeated="5"/>
          </chart:series>
          <chart:series chart:style-name="ch49" chart:values-cell-range-address="'Brownian Motion'.I68:'Brownian Motion'.M68" chart:class="chart:line">
            <chart:data-point chart:repeated="5"/>
          </chart:series>
          <chart:series chart:style-name="ch50" chart:values-cell-range-address="'Brownian Motion'.I69:'Brownian Motion'.M69" chart:class="chart:line">
            <chart:data-point chart:repeated="5"/>
          </chart:series>
          <chart:series chart:style-name="ch51" chart:values-cell-range-address="'Brownian Motion'.I70:'Brownian Motion'.M70" chart:class="chart:line">
            <chart:data-point chart:repeated="5"/>
          </chart:series>
          <chart:series chart:style-name="ch52" chart:values-cell-range-address="'Brownian Motion'.I71:'Brownian Motion'.M71" chart:class="chart:line">
            <chart:data-point chart:repeated="5"/>
          </chart:series>
          <chart:series chart:style-name="ch53" chart:values-cell-range-address="'Brownian Motion'.I72:'Brownian Motion'.M72" chart:class="chart:line">
            <chart:data-point chart:repeated="5"/>
          </chart:series>
          <chart:series chart:style-name="ch54" chart:values-cell-range-address="'Brownian Motion'.I73:'Brownian Motion'.M73" chart:class="chart:line">
            <chart:data-point chart:repeated="5"/>
          </chart:series>
          <chart:series chart:style-name="ch55" chart:values-cell-range-address="'Brownian Motion'.I74:'Brownian Motion'.M74" chart:class="chart:line">
            <chart:data-point chart:repeated="5"/>
          </chart:series>
          <chart:series chart:style-name="ch56" chart:values-cell-range-address="'Brownian Motion'.I75:'Brownian Motion'.M75" chart:class="chart:line">
            <chart:data-point chart:repeated="5"/>
          </chart:series>
          <chart:wall chart:style-name="ch57"/>
          <chart:floor chart:style-name="ch5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Brownian Motion'.I25:'Brownian Motion'.M25</svg:desc>
                </draw:g>
              </table:table-cell>
              <table:table-cell office:value-type="float" office:value="0.5">
                <text:p>0</text:p>
              </table:table-cell>
              <table:table-cell office:value-type="float" office:value="1">
                <text:p/>
              </table:table-cell>
              <table:table-cell office:value-type="float" office:value="1.5">
                <text:p/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26:'Brownian Motion'.M26</svg:desc>
                </draw:g>
              </table:table-cell>
              <table:table-cell office:value-type="float" office:value="0.265181486636744">
                <text:p>0.265181486636744</text:p>
              </table:table-cell>
              <table:table-cell office:value-type="float" office:value="-1.05350551888046">
                <text:p>-1.05350551888046</text:p>
              </table:table-cell>
              <table:table-cell office:value-type="float" office:value="-1.26219076673271">
                <text:p>-1.26219076673271</text:p>
              </table:table-cell>
              <table:table-cell office:value-type="float" office:value="-1.44347715270049">
                <text:p>-1.44347715270049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27:'Brownian Motion'.M27</svg:desc>
                </draw:g>
              </table:table-cell>
              <table:table-cell office:value-type="float" office:value="0.272262926200794">
                <text:p>0.272262926200794</text:p>
              </table:table-cell>
              <table:table-cell office:value-type="float" office:value="1.55562043616088">
                <text:p>1.55562043616088</text:p>
              </table:table-cell>
              <table:table-cell office:value-type="float" office:value="-0.147282680502469">
                <text:p>-0.147282680502469</text:p>
              </table:table-cell>
              <table:table-cell office:value-type="float" office:value="-0.800309169001477">
                <text:p>-0.800309169001477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28:'Brownian Motion'.M28</svg:desc>
                </draw:g>
              </table:table-cell>
              <table:table-cell office:value-type="float" office:value="-0.00751542425731629">
                <text:p>-0.00751542425731629</text:p>
              </table:table-cell>
              <table:table-cell office:value-type="float" office:value="0.0289173654976257">
                <text:p>0.0289173654976257</text:p>
              </table:table-cell>
              <table:table-cell office:value-type="float" office:value="-0.434649680839768">
                <text:p>-0.434649680839768</text:p>
              </table:table-cell>
              <table:table-cell office:value-type="float" office:value="-1.48911097215382">
                <text:p>-1.48911097215382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29:'Brownian Motion'.M29</svg:desc>
                </draw:g>
              </table:table-cell>
              <table:table-cell office:value-type="float" office:value="0.354171528600156">
                <text:p>0.354171528600156</text:p>
              </table:table-cell>
              <table:table-cell office:value-type="float" office:value="0.0464950656268593">
                <text:p>0.0464950656268593</text:p>
              </table:table-cell>
              <table:table-cell office:value-type="float" office:value="0.0680902865139189">
                <text:p>0.0680902865139189</text:p>
              </table:table-cell>
              <table:table-cell office:value-type="float" office:value="1.26599788774729">
                <text:p>1.26599788774729</text:p>
              </table:table-cell>
            </table:table-row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30:'Brownian Motion'.M30</svg:desc>
                </draw:g>
              </table:table-cell>
              <table:table-cell office:value-type="float" office:value="0.616326748534819">
                <text:p>0.616326748534819</text:p>
              </table:table-cell>
              <table:table-cell office:value-type="float" office:value="-0.105855855540444">
                <text:p>-0.105855855540444</text:p>
              </table:table-cell>
              <table:table-cell office:value-type="float" office:value="0.444935743991712">
                <text:p>0.444935743991712</text:p>
              </table:table-cell>
              <table:table-cell office:value-type="float" office:value="-0.44200875012054">
                <text:p>-0.44200875012054</text:p>
              </table:table-cell>
            </table:table-row>
            <table:table-row>
              <table:table-cell office:value-type="string">
                <text:p>Row 3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31:'Brownian Motion'.M31</svg:desc>
                </draw:g>
              </table:table-cell>
              <table:table-cell office:value-type="float" office:value="0.711881065020319">
                <text:p>0.711881065020319</text:p>
              </table:table-cell>
              <table:table-cell office:value-type="float" office:value="1.28960810330169">
                <text:p>1.28960810330169</text:p>
              </table:table-cell>
              <table:table-cell office:value-type="float" office:value="1.88189874666251">
                <text:p>1.88189874666251</text:p>
              </table:table-cell>
              <table:table-cell office:value-type="float" office:value="2.07107747929882">
                <text:p>2.07107747929882</text:p>
              </table:table-cell>
            </table:table-row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32:'Brownian Motion'.M32</svg:desc>
                </draw:g>
              </table:table-cell>
              <table:table-cell office:value-type="float" office:value="-0.0760199439919606">
                <text:p>-0.0760199439919606</text:p>
              </table:table-cell>
              <table:table-cell office:value-type="float" office:value="-0.398688289813119">
                <text:p>-0.398688289813119</text:p>
              </table:table-cell>
              <table:table-cell office:value-type="float" office:value="-0.265040780168152">
                <text:p>-0.265040780168152</text:p>
              </table:table-cell>
              <table:table-cell office:value-type="float" office:value="0.908762515429546">
                <text:p>0.908762515429546</text:p>
              </table:table-cell>
            </table:table-row>
            <table:table-row>
              <table:table-cell office:value-type="string">
                <text:p>Row 3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33:'Brownian Motion'.M33</svg:desc>
                </draw:g>
              </table:table-cell>
              <table:table-cell office:value-type="float" office:value="-1.64985954791054">
                <text:p>-1.64985954791054</text:p>
              </table:table-cell>
              <table:table-cell office:value-type="float" office:value="-1.44633016485753">
                <text:p>-1.44633016485753</text:p>
              </table:table-cell>
              <table:table-cell office:value-type="float" office:value="-0.673694968666921">
                <text:p>-0.673694968666921</text:p>
              </table:table-cell>
              <table:table-cell office:value-type="float" office:value="-1.59364186612508">
                <text:p>-1.59364186612508</text:p>
              </table:table-cell>
            </table:table-row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34:'Brownian Motion'.M34</svg:desc>
                </draw:g>
              </table:table-cell>
              <table:table-cell office:value-type="float" office:value="1.00529177517284">
                <text:p>1.00529177517284</text:p>
              </table:table-cell>
              <table:table-cell office:value-type="float" office:value="0.31348266749812">
                <text:p>0.31348266749812</text:p>
              </table:table-cell>
              <table:table-cell office:value-type="float" office:value="0.384467377912267">
                <text:p>0.384467377912267</text:p>
              </table:table-cell>
              <table:table-cell office:value-type="float" office:value="0.354378198012093">
                <text:p>0.354378198012093</text:p>
              </table:table-cell>
            </table:table-row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35:'Brownian Motion'.M35</svg:desc>
                </draw:g>
              </table:table-cell>
              <table:table-cell office:value-type="float" office:value="0.315552110664926">
                <text:p>0.315552110664926</text:p>
              </table:table-cell>
              <table:table-cell office:value-type="float" office:value="-0.395605240484346">
                <text:p>-0.395605240484346</text:p>
              </table:table-cell>
              <table:table-cell office:value-type="float" office:value="0.254820502378212">
                <text:p>0.254820502378212</text:p>
              </table:table-cell>
              <table:table-cell office:value-type="float" office:value="0.538819834310898">
                <text:p>0.538819834310898</text:p>
              </table:table-cell>
            </table:table-row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36:'Brownian Motion'.M36</svg:desc>
                </draw:g>
              </table:table-cell>
              <table:table-cell office:value-type="float" office:value="-1.22288332378741">
                <text:p>-1.22288332378741</text:p>
              </table:table-cell>
              <table:table-cell office:value-type="float" office:value="-1.19446744218445">
                <text:p>-1.19446744218445</text:p>
              </table:table-cell>
              <table:table-cell office:value-type="float" office:value="-1.98497362756446">
                <text:p>-1.98497362756446</text:p>
              </table:table-cell>
              <table:table-cell office:value-type="float" office:value="-3.86237506538971">
                <text:p>-3.86237506538971</text:p>
              </table:table-cell>
            </table:table-row>
            <table:table-row>
              <table:table-cell office:value-type="string">
                <text:p>Row 3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37:'Brownian Motion'.M37</svg:desc>
                </draw:g>
              </table:table-cell>
              <table:table-cell office:value-type="float" office:value="-0.948896473612121">
                <text:p>-0.948896473612121</text:p>
              </table:table-cell>
              <table:table-cell office:value-type="float" office:value="-0.206630368665862">
                <text:p>-0.206630368665862</text:p>
              </table:table-cell>
              <table:table-cell office:value-type="float" office:value="-0.144832502729692">
                <text:p>-0.144832502729692</text:p>
              </table:table-cell>
              <table:table-cell office:value-type="float" office:value="-0.350770431182418">
                <text:p>-0.350770431182418</text:p>
              </table:table-cell>
            </table:table-row>
            <table:table-row>
              <table:table-cell office:value-type="string">
                <text:p>Row 3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38:'Brownian Motion'.M38</svg:desc>
                </draw:g>
              </table:table-cell>
              <table:table-cell office:value-type="float" office:value="0.26689228349757">
                <text:p>0.26689228349757</text:p>
              </table:table-cell>
              <table:table-cell office:value-type="float" office:value="0.166482634349781">
                <text:p>0.166482634349781</text:p>
              </table:table-cell>
              <table:table-cell office:value-type="float" office:value="0.758191846258621">
                <text:p>0.758191846258621</text:p>
              </table:table-cell>
              <table:table-cell office:value-type="float" office:value="-1.22736516545674">
                <text:p>-1.22736516545674</text:p>
              </table:table-cell>
            </table:table-row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39:'Brownian Motion'.M39</svg:desc>
                </draw:g>
              </table:table-cell>
              <table:table-cell office:value-type="float" office:value="-0.538177690967763">
                <text:p>-0.538177690967763</text:p>
              </table:table-cell>
              <table:table-cell office:value-type="float" office:value="-0.0730140283464939">
                <text:p>-0.0730140283464939</text:p>
              </table:table-cell>
              <table:table-cell office:value-type="float" office:value="-0.162336613895024">
                <text:p>-0.162336613895024</text:p>
              </table:table-cell>
              <table:table-cell office:value-type="float" office:value="-0.395178906909673">
                <text:p>-0.395178906909673</text:p>
              </table:table-cell>
            </table:table-row>
            <table:table-row>
              <table:table-cell office:value-type="string">
                <text:p>Row 4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40:'Brownian Motion'.M40</svg:desc>
                </draw:g>
              </table:table-cell>
              <table:table-cell office:value-type="float" office:value="-0.371403903972377">
                <text:p>-0.371403903972377</text:p>
              </table:table-cell>
              <table:table-cell office:value-type="float" office:value="0.530955360408496">
                <text:p>0.530955360408496</text:p>
              </table:table-cell>
              <table:table-cell office:value-type="float" office:value="1.53298332292915">
                <text:p>1.53298332292915</text:p>
              </table:table-cell>
              <table:table-cell office:value-type="float" office:value="2.57368084843199">
                <text:p>2.57368084843199</text:p>
              </table:table-cell>
            </table:table-row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41:'Brownian Motion'.M41</svg:desc>
                </draw:g>
              </table:table-cell>
              <table:table-cell office:value-type="float" office:value="-0.279628588133006">
                <text:p>-0.279628588133006</text:p>
              </table:table-cell>
              <table:table-cell office:value-type="float" office:value="-0.206702672835811">
                <text:p>-0.206702672835811</text:p>
              </table:table-cell>
              <table:table-cell office:value-type="float" office:value="0.472165342503219">
                <text:p>0.472165342503219</text:p>
              </table:table-cell>
              <table:table-cell office:value-type="float" office:value="-0.847335330281538">
                <text:p>-0.847335330281538</text:p>
              </table:table-cell>
            </table:table-row>
            <table:table-row>
              <table:table-cell office:value-type="string">
                <text:p>Row 4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42:'Brownian Motion'.M42</svg:desc>
                </draw:g>
              </table:table-cell>
              <table:table-cell office:value-type="float" office:value="-0.887589710118038">
                <text:p>-0.887589710118038</text:p>
              </table:table-cell>
              <table:table-cell office:value-type="float" office:value="-1.29161746642968">
                <text:p>-1.29161746642968</text:p>
              </table:table-cell>
              <table:table-cell office:value-type="float" office:value="-1.06362994322831">
                <text:p>-1.06362994322831</text:p>
              </table:table-cell>
              <table:table-cell office:value-type="float" office:value="-0.481860414092074">
                <text:p>-0.481860414092074</text:p>
              </table:table-cell>
            </table:table-row>
            <table:table-row>
              <table:table-cell office:value-type="string">
                <text:p>Row 4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43:'Brownian Motion'.M43</svg:desc>
                </draw:g>
              </table:table-cell>
              <table:table-cell office:value-type="float" office:value="-1.30134282747911">
                <text:p>-1.30134282747911</text:p>
              </table:table-cell>
              <table:table-cell office:value-type="float" office:value="-1.64116177639899">
                <text:p>-1.64116177639899</text:p>
              </table:table-cell>
              <table:table-cell office:value-type="float" office:value="-1.37403443091859">
                <text:p>-1.37403443091859</text:p>
              </table:table-cell>
              <table:table-cell office:value-type="float" office:value="-1.71480526328934">
                <text:p>-1.71480526328934</text:p>
              </table:table-cell>
            </table:table-row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44:'Brownian Motion'.M44</svg:desc>
                </draw:g>
              </table:table-cell>
              <table:table-cell office:value-type="float" office:value="0.551810575963568">
                <text:p>0.551810575963568</text:p>
              </table:table-cell>
              <table:table-cell office:value-type="float" office:value="0.121590500963049">
                <text:p>0.121590500963049</text:p>
              </table:table-cell>
              <table:table-cell office:value-type="float" office:value="-0.0601821806105006">
                <text:p>-0.0601821806105006</text:p>
              </table:table-cell>
              <table:table-cell office:value-type="float" office:value="0.562938370718136">
                <text:p>0.562938370718136</text:p>
              </table:table-cell>
            </table:table-row>
            <table:table-row>
              <table:table-cell office:value-type="string">
                <text:p>Row 4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45:'Brownian Motion'.M45</svg:desc>
                </draw:g>
              </table:table-cell>
              <table:table-cell office:value-type="float" office:value="0.794358097820694">
                <text:p>0.794358097820694</text:p>
              </table:table-cell>
              <table:table-cell office:value-type="float" office:value="0.849629768024017">
                <text:p>0.849629768024017</text:p>
              </table:table-cell>
              <table:table-cell office:value-type="float" office:value="0.21999052446569">
                <text:p>0.21999052446569</text:p>
              </table:table-cell>
              <table:table-cell office:value-type="float" office:value="2.07875239419505">
                <text:p>2.07875239419505</text:p>
              </table:table-cell>
            </table:table-row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46:'Brownian Motion'.M46</svg:desc>
                </draw:g>
              </table:table-cell>
              <table:table-cell office:value-type="float" office:value="-0.408220170295798">
                <text:p>-0.408220170295798</text:p>
              </table:table-cell>
              <table:table-cell office:value-type="float" office:value="-0.964090980114938">
                <text:p>-0.964090980114938</text:p>
              </table:table-cell>
              <table:table-cell office:value-type="float" office:value="-1.78536277229291">
                <text:p>-1.78536277229291</text:p>
              </table:table-cell>
              <table:table-cell office:value-type="float" office:value="-0.939339258244445">
                <text:p>-0.939339258244445</text:p>
              </table:table-cell>
            </table:table-row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47:'Brownian Motion'.M47</svg:desc>
                </draw:g>
              </table:table-cell>
              <table:table-cell office:value-type="float" office:value="-0.0490126041218325">
                <text:p>-0.0490126041218325</text:p>
              </table:table-cell>
              <table:table-cell office:value-type="float" office:value="0.082338511896776">
                <text:p>0.082338511896776</text:p>
              </table:table-cell>
              <table:table-cell office:value-type="float" office:value="0.138293101400011">
                <text:p>0.138293101400011</text:p>
              </table:table-cell>
              <table:table-cell office:value-type="float" office:value="-0.816095815241245">
                <text:p>-0.816095815241245</text:p>
              </table:table-cell>
            </table:table-row>
            <table:table-row>
              <table:table-cell office:value-type="string">
                <text:p>Row 4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48:'Brownian Motion'.M48</svg:desc>
                </draw:g>
              </table:table-cell>
              <table:table-cell office:value-type="float" office:value="0.172560264433438">
                <text:p>0.172560264433438</text:p>
              </table:table-cell>
              <table:table-cell office:value-type="float" office:value="1.92656116753189">
                <text:p>1.92656116753189</text:p>
              </table:table-cell>
              <table:table-cell office:value-type="float" office:value="2.41825290953003">
                <text:p>2.41825290953003</text:p>
              </table:table-cell>
              <table:table-cell office:value-type="float" office:value="3.14717583179221">
                <text:p>3.14717583179221</text:p>
              </table:table-cell>
            </table:table-row>
            <table:table-row>
              <table:table-cell office:value-type="string">
                <text:p>Row 4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49:'Brownian Motion'.M49</svg:desc>
                </draw:g>
              </table:table-cell>
              <table:table-cell office:value-type="float" office:value="-1.11544252543526">
                <text:p>-1.11544252543526</text:p>
              </table:table-cell>
              <table:table-cell office:value-type="float" office:value="-2.02704404238704">
                <text:p>-2.02704404238704</text:p>
              </table:table-cell>
              <table:table-cell office:value-type="float" office:value="0.473227784643564">
                <text:p>0.473227784643564</text:p>
              </table:table-cell>
              <table:table-cell office:value-type="float" office:value="0.694935527397739">
                <text:p>0.694935527397739</text:p>
              </table:table-cell>
            </table:table-row>
            <table:table-row>
              <table:table-cell office:value-type="string">
                <text:p>Row 5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50:'Brownian Motion'.M50</svg:desc>
                </draw:g>
              </table:table-cell>
              <table:table-cell office:value-type="float" office:value="-0.479114188930237">
                <text:p>-0.479114188930237</text:p>
              </table:table-cell>
              <table:table-cell office:value-type="float" office:value="-0.730792573175359">
                <text:p>-0.730792573175359</text:p>
              </table:table-cell>
              <table:table-cell office:value-type="float" office:value="-0.918258924547372">
                <text:p>-0.918258924547372</text:p>
              </table:table-cell>
              <table:table-cell office:value-type="float" office:value="-2.30092621591986">
                <text:p>-2.30092621591986</text:p>
              </table:table-cell>
            </table:table-row>
            <table:table-row>
              <table:table-cell office:value-type="string">
                <text:p>Row 5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51:'Brownian Motion'.M51</svg:desc>
                </draw:g>
              </table:table-cell>
              <table:table-cell office:value-type="float" office:value="0.0958403410423797">
                <text:p>0.0958403410423797</text:p>
              </table:table-cell>
              <table:table-cell office:value-type="float" office:value="0.658998485843659">
                <text:p>0.658998485843659</text:p>
              </table:table-cell>
              <table:table-cell office:value-type="float" office:value="1.00178663968383">
                <text:p>1.00178663968383</text:p>
              </table:table-cell>
              <table:table-cell office:value-type="float" office:value="0.463117859976268">
                <text:p>0.463117859976268</text:p>
              </table:table-cell>
            </table:table-row>
            <table:table-row>
              <table:table-cell office:value-type="string">
                <text:p>Row 5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52:'Brownian Motion'.M52</svg:desc>
                </draw:g>
              </table:table-cell>
              <table:table-cell office:value-type="float" office:value="0.121816615254159">
                <text:p>0.121816615254159</text:p>
              </table:table-cell>
              <table:table-cell office:value-type="float" office:value="-0.673477091103422">
                <text:p>-0.673477091103422</text:p>
              </table:table-cell>
              <table:table-cell office:value-type="float" office:value="-0.906571598018954">
                <text:p>-0.906571598018954</text:p>
              </table:table-cell>
              <table:table-cell office:value-type="float" office:value="0.279141222534995">
                <text:p>0.279141222534995</text:p>
              </table:table-cell>
            </table:table-row>
            <table:table-row>
              <table:table-cell office:value-type="string">
                <text:p>Row 5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53:'Brownian Motion'.M53</svg:desc>
                </draw:g>
              </table:table-cell>
              <table:table-cell office:value-type="float" office:value="-1.43957434333196">
                <text:p>-1.43957434333196</text:p>
              </table:table-cell>
              <table:table-cell office:value-type="float" office:value="-2.18486146100199">
                <text:p>-2.18486146100199</text:p>
              </table:table-cell>
              <table:table-cell office:value-type="float" office:value="-2.04936555948959">
                <text:p>-2.04936555948959</text:p>
              </table:table-cell>
              <table:table-cell office:value-type="float" office:value="-1.07864852556496">
                <text:p>-1.07864852556496</text:p>
              </table:table-cell>
            </table:table-row>
            <table:table-row>
              <table:table-cell office:value-type="string">
                <text:p>Row 5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54:'Brownian Motion'.M54</svg:desc>
                </draw:g>
              </table:table-cell>
              <table:table-cell office:value-type="float" office:value="-0.732596772826722">
                <text:p>-0.732596772826722</text:p>
              </table:table-cell>
              <table:table-cell office:value-type="float" office:value="-0.284357930106121">
                <text:p>-0.284357930106121</text:p>
              </table:table-cell>
              <table:table-cell office:value-type="float" office:value="-0.963125364970944">
                <text:p>-0.963125364970944</text:p>
              </table:table-cell>
              <table:table-cell office:value-type="float" office:value="-0.580709105562949">
                <text:p>-0.580709105562949</text:p>
              </table:table-cell>
            </table:table-row>
            <table:table-row>
              <table:table-cell office:value-type="string">
                <text:p>Row 5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55:'Brownian Motion'.M55</svg:desc>
                </draw:g>
              </table:table-cell>
              <table:table-cell office:value-type="float" office:value="1.40548641615929">
                <text:p>1.40548641615929</text:p>
              </table:table-cell>
              <table:table-cell office:value-type="float" office:value="0.71195579513052">
                <text:p>0.71195579513052</text:p>
              </table:table-cell>
              <table:table-cell office:value-type="float" office:value="0.519949111690394">
                <text:p>0.519949111690394</text:p>
              </table:table-cell>
              <table:table-cell office:value-type="float" office:value="0.0473767994176667">
                <text:p>0.0473767994176667</text:p>
              </table:table-cell>
            </table:table-row>
            <table:table-row>
              <table:table-cell office:value-type="string">
                <text:p>Row 5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56:'Brownian Motion'.M56</svg:desc>
                </draw:g>
              </table:table-cell>
              <table:table-cell office:value-type="float" office:value="0.242060305914665">
                <text:p>0.242060305914665</text:p>
              </table:table-cell>
              <table:table-cell office:value-type="float" office:value="1.28413367235943">
                <text:p>1.28413367235943</text:p>
              </table:table-cell>
              <table:table-cell office:value-type="float" office:value="1.6359075997392">
                <text:p>1.6359075997392</text:p>
              </table:table-cell>
              <table:table-cell office:value-type="float" office:value="1.29175448406476">
                <text:p>1.29175448406476</text:p>
              </table:table-cell>
            </table:table-row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57:'Brownian Motion'.M57</svg:desc>
                </draw:g>
              </table:table-cell>
              <table:table-cell office:value-type="float" office:value="0.218846426499361">
                <text:p>0.218846426499361</text:p>
              </table:table-cell>
              <table:table-cell office:value-type="float" office:value="-0.847065880350042">
                <text:p>-0.847065880350042</text:p>
              </table:table-cell>
              <table:table-cell office:value-type="float" office:value="-1.21815966114872">
                <text:p>-1.21815966114872</text:p>
              </table:table-cell>
              <table:table-cell office:value-type="float" office:value="-1.5900282315542">
                <text:p>-1.5900282315542</text:p>
              </table:table-cell>
            </table:table-row>
            <table:table-row>
              <table:table-cell office:value-type="string">
                <text:p>Row 5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58:'Brownian Motion'.M58</svg:desc>
                </draw:g>
              </table:table-cell>
              <table:table-cell office:value-type="float" office:value="0.3726146560471">
                <text:p>0.3726146560471</text:p>
              </table:table-cell>
              <table:table-cell office:value-type="float" office:value="0.608403381598936">
                <text:p>0.608403381598936</text:p>
              </table:table-cell>
              <table:table-cell office:value-type="float" office:value="2.49496255574654">
                <text:p>2.49496255574654</text:p>
              </table:table-cell>
              <table:table-cell office:value-type="float" office:value="1.93908961962686">
                <text:p>1.93908961962686</text:p>
              </table:table-cell>
            </table:table-row>
            <table:table-row>
              <table:table-cell office:value-type="string">
                <text:p>Row 5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59:'Brownian Motion'.M59</svg:desc>
                </draw:g>
              </table:table-cell>
              <table:table-cell office:value-type="float" office:value="0.0365886296465106">
                <text:p>0.0365886296465106</text:p>
              </table:table-cell>
              <table:table-cell office:value-type="float" office:value="1.33190212992487">
                <text:p>1.33190212992487</text:p>
              </table:table-cell>
              <table:table-cell office:value-type="float" office:value="0.324007756910845">
                <text:p>0.324007756910845</text:p>
              </table:table-cell>
              <table:table-cell office:value-type="float" office:value="-0.101909830332561">
                <text:p>-0.101909830332561</text:p>
              </table:table-cell>
            </table:table-row>
            <table:table-row>
              <table:table-cell office:value-type="string">
                <text:p>Row 6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60:'Brownian Motion'.M60</svg:desc>
                </draw:g>
              </table:table-cell>
              <table:table-cell office:value-type="float" office:value="0.378546770141356">
                <text:p>0.378546770141356</text:p>
              </table:table-cell>
              <table:table-cell office:value-type="float" office:value="0.0176882709828042">
                <text:p>0.0176882709828042</text:p>
              </table:table-cell>
              <table:table-cell office:value-type="float" office:value="0.487400826059212">
                <text:p>0.487400826059212</text:p>
              </table:table-cell>
              <table:table-cell office:value-type="float" office:value="0.0345928403335186">
                <text:p>0.0345928403335186</text:p>
              </table:table-cell>
            </table:table-row>
            <table:table-row>
              <table:table-cell office:value-type="string">
                <text:p>Row 6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61:'Brownian Motion'.M61</svg:desc>
                </draw:g>
              </table:table-cell>
              <table:table-cell office:value-type="float" office:value="0.0842639708504519">
                <text:p>0.0842639708504519</text:p>
              </table:table-cell>
              <table:table-cell office:value-type="float" office:value="-0.0139155617298763">
                <text:p>-0.0139155617298763</text:p>
              </table:table-cell>
              <table:table-cell office:value-type="float" office:value="-0.210451765808789">
                <text:p>-0.210451765808789</text:p>
              </table:table-cell>
              <table:table-cell office:value-type="float" office:value="1.04751176977924">
                <text:p>1.04751176977924</text:p>
              </table:table-cell>
            </table:table-row>
            <table:table-row>
              <table:table-cell office:value-type="string">
                <text:p>Row 6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62:'Brownian Motion'.M62</svg:desc>
                </draw:g>
              </table:table-cell>
              <table:table-cell office:value-type="float" office:value="0.33996458612675">
                <text:p>0.33996458612675</text:p>
              </table:table-cell>
              <table:table-cell office:value-type="float" office:value="0.641473881306767">
                <text:p>0.641473881306767</text:p>
              </table:table-cell>
              <table:table-cell office:value-type="float" office:value="0.424162083596293">
                <text:p>0.424162083596293</text:p>
              </table:table-cell>
              <table:table-cell office:value-type="float" office:value="0.220405700046712">
                <text:p>0.220405700046712</text:p>
              </table:table-cell>
            </table:table-row>
            <table:table-row>
              <table:table-cell office:value-type="string">
                <text:p>Row 6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63:'Brownian Motion'.M63</svg:desc>
                </draw:g>
              </table:table-cell>
              <table:table-cell office:value-type="float" office:value="0.398623220333543">
                <text:p>0.398623220333543</text:p>
              </table:table-cell>
              <table:table-cell office:value-type="float" office:value="0.651742208105339">
                <text:p>0.651742208105339</text:p>
              </table:table-cell>
              <table:table-cell office:value-type="float" office:value="-1.3323873009784">
                <text:p>-1.3323873009784</text:p>
              </table:table-cell>
              <table:table-cell office:value-type="float" office:value="-0.161147963583062">
                <text:p>-0.161147963583062</text:p>
              </table:table-cell>
            </table:table-row>
            <table:table-row>
              <table:table-cell office:value-type="string">
                <text:p>Row 6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64:'Brownian Motion'.M64</svg:desc>
                </draw:g>
              </table:table-cell>
              <table:table-cell office:value-type="float" office:value="-0.858764622815312">
                <text:p>-0.858764622815312</text:p>
              </table:table-cell>
              <table:table-cell office:value-type="float" office:value="-0.208075115294077">
                <text:p>-0.208075115294077</text:p>
              </table:table-cell>
              <table:table-cell office:value-type="float" office:value="0.0821197921332879">
                <text:p>0.0821197921332879</text:p>
              </table:table-cell>
              <table:table-cell office:value-type="float" office:value="-0.0246782885166602">
                <text:p>-0.0246782885166602</text:p>
              </table:table-cell>
            </table:table-row>
            <table:table-row>
              <table:table-cell office:value-type="string">
                <text:p>Row 6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65:'Brownian Motion'.M65</svg:desc>
                </draw:g>
              </table:table-cell>
              <table:table-cell office:value-type="float" office:value="0.567677192755007">
                <text:p>0.567677192755007</text:p>
              </table:table-cell>
              <table:table-cell office:value-type="float" office:value="1.25814846700738">
                <text:p>1.25814846700738</text:p>
              </table:table-cell>
              <table:table-cell office:value-type="float" office:value="1.16648624494854">
                <text:p>1.16648624494854</text:p>
              </table:table-cell>
              <table:table-cell office:value-type="float" office:value="0.991178251773631">
                <text:p>0.991178251773631</text:p>
              </table:table-cell>
            </table:table-row>
            <table:table-row>
              <table:table-cell office:value-type="string">
                <text:p>Row 6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66:'Brownian Motion'.M66</svg:desc>
                </draw:g>
              </table:table-cell>
              <table:table-cell office:value-type="float" office:value="-0.326240377448987">
                <text:p>-0.326240377448987</text:p>
              </table:table-cell>
              <table:table-cell office:value-type="float" office:value="-0.876146872976627">
                <text:p>-0.876146872976627</text:p>
              </table:table-cell>
              <table:table-cell office:value-type="float" office:value="-0.774970508613706">
                <text:p>-0.774970508613706</text:p>
              </table:table-cell>
              <table:table-cell office:value-type="float" office:value="-0.763618598846851">
                <text:p>-0.763618598846851</text:p>
              </table:table-cell>
            </table:table-row>
            <table:table-row>
              <table:table-cell office:value-type="string">
                <text:p>Row 6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67:'Brownian Motion'.M67</svg:desc>
                </draw:g>
              </table:table-cell>
              <table:table-cell office:value-type="float" office:value="-0.473745782236129">
                <text:p>-0.473745782236129</text:p>
              </table:table-cell>
              <table:table-cell office:value-type="float" office:value="-1.49502253124581">
                <text:p>-1.49502253124581</text:p>
              </table:table-cell>
              <table:table-cell office:value-type="float" office:value="-1.39162110963738">
                <text:p>-1.39162110963738</text:p>
              </table:table-cell>
              <table:table-cell office:value-type="float" office:value="-1.39795045313526">
                <text:p>-1.39795045313526</text:p>
              </table:table-cell>
            </table:table-row>
            <table:table-row>
              <table:table-cell office:value-type="string">
                <text:p>Row 6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68:'Brownian Motion'.M68</svg:desc>
                </draw:g>
              </table:table-cell>
              <table:table-cell office:value-type="float" office:value="-0.528773477212864">
                <text:p>-0.528773477212864</text:p>
              </table:table-cell>
              <table:table-cell office:value-type="float" office:value="0.0424608202419869">
                <text:p>0.0424608202419869</text:p>
              </table:table-cell>
              <table:table-cell office:value-type="float" office:value="1.07744714923928">
                <text:p>1.07744714923928</text:p>
              </table:table-cell>
              <table:table-cell office:value-type="float" office:value="1.58718642699314">
                <text:p>1.58718642699314</text:p>
              </table:table-cell>
            </table:table-row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69:'Brownian Motion'.M69</svg:desc>
                </draw:g>
              </table:table-cell>
              <table:table-cell office:value-type="float" office:value="0.160237871752309">
                <text:p>0.160237871752309</text:p>
              </table:table-cell>
              <table:table-cell office:value-type="float" office:value="0.374463122911796">
                <text:p>0.374463122911796</text:p>
              </table:table-cell>
              <table:table-cell office:value-type="float" office:value="0.699265196498518">
                <text:p>0.699265196498518</text:p>
              </table:table-cell>
              <table:table-cell office:value-type="float" office:value="0.181491726333746">
                <text:p>0.181491726333746</text:p>
              </table:table-cell>
            </table:table-row>
            <table:table-row>
              <table:table-cell office:value-type="string">
                <text:p>Row 7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70:'Brownian Motion'.M70</svg:desc>
                </draw:g>
              </table:table-cell>
              <table:table-cell office:value-type="float" office:value="-1.1597223007373">
                <text:p>-1.1597223007373</text:p>
              </table:table-cell>
              <table:table-cell office:value-type="float" office:value="-1.79960001357529">
                <text:p>-1.79960001357529</text:p>
              </table:table-cell>
              <table:table-cell office:value-type="float" office:value="-1.39999047638678">
                <text:p>-1.39999047638678</text:p>
              </table:table-cell>
              <table:table-cell office:value-type="float" office:value="-2.32400499002905">
                <text:p>-2.32400499002905</text:p>
              </table:table-cell>
            </table:table-row>
            <table:table-row>
              <table:table-cell office:value-type="string">
                <text:p>Row 7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71:'Brownian Motion'.M71</svg:desc>
                </draw:g>
              </table:table-cell>
              <table:table-cell office:value-type="float" office:value="0.435136006209787">
                <text:p>0.435136006209787</text:p>
              </table:table-cell>
              <table:table-cell office:value-type="float" office:value="0.871693762282968">
                <text:p>0.871693762282968</text:p>
              </table:table-cell>
              <table:table-cell office:value-type="float" office:value="0.494722120964634">
                <text:p>0.494722120964634</text:p>
              </table:table-cell>
              <table:table-cell office:value-type="float" office:value="0.629398018460618">
                <text:p>0.629398018460618</text:p>
              </table:table-cell>
            </table:table-row>
            <table:table-row>
              <table:table-cell office:value-type="string">
                <text:p>Row 7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72:'Brownian Motion'.M72</svg:desc>
                </draw:g>
              </table:table-cell>
              <table:table-cell office:value-type="float" office:value="-0.204322050657606">
                <text:p>-0.204322050657606</text:p>
              </table:table-cell>
              <table:table-cell office:value-type="float" office:value="-0.337166899400246">
                <text:p>-0.337166899400246</text:p>
              </table:table-cell>
              <table:table-cell office:value-type="float" office:value="-0.495129729603778">
                <text:p>-0.495129729603778</text:p>
              </table:table-cell>
              <table:table-cell office:value-type="float" office:value="-0.519598241919599">
                <text:p>-0.519598241919599</text:p>
              </table:table-cell>
            </table:table-row>
            <table:table-row>
              <table:table-cell office:value-type="string">
                <text:p>Row 7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73:'Brownian Motion'.M73</svg:desc>
                </draw:g>
              </table:table-cell>
              <table:table-cell office:value-type="float" office:value="-0.100039571776374">
                <text:p>-0.100039571776374</text:p>
              </table:table-cell>
              <table:table-cell office:value-type="float" office:value="-1.24670236830175">
                <text:p>-1.24670236830175</text:p>
              </table:table-cell>
              <table:table-cell office:value-type="float" office:value="-1.12782431860217">
                <text:p>-1.12782431860217</text:p>
              </table:table-cell>
              <table:table-cell office:value-type="float" office:value="-0.953472511222852">
                <text:p>-0.953472511222852</text:p>
              </table:table-cell>
            </table:table-row>
            <table:table-row>
              <table:table-cell office:value-type="string">
                <text:p>Row 7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74:'Brownian Motion'.M74</svg:desc>
                </draw:g>
              </table:table-cell>
              <table:table-cell office:value-type="float" office:value="-0.402236042963319">
                <text:p>-0.402236042963319</text:p>
              </table:table-cell>
              <table:table-cell office:value-type="float" office:value="0.278924047956071">
                <text:p>0.278924047956071</text:p>
              </table:table-cell>
              <table:table-cell office:value-type="float" office:value="0.926760390469423">
                <text:p>0.926760390469423</text:p>
              </table:table-cell>
              <table:table-cell office:value-type="float" office:value="1.24984751412563">
                <text:p>1.24984751412563</text:p>
              </table:table-cell>
            </table:table-row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75:'Brownian Motion'.M75</svg:desc>
                </draw:g>
              </table:table-cell>
              <table:table-cell office:value-type="float" office:value="-0.153944833950067">
                <text:p>-0.153944833950067</text:p>
              </table:table-cell>
              <table:table-cell office:value-type="float" office:value="0.179463237064632">
                <text:p>0.179463237064632</text:p>
              </table:table-cell>
              <table:table-cell office:value-type="float" office:value="0.903006037250725">
                <text:p>0.903006037250725</text:p>
              </table:table-cell>
              <table:table-cell office:value-type="float" office:value="0.735276162010002">
                <text:p>0.735276162010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MacOSX_x86 LibreOffice_project/40b2d7fde7e8d2d7bc5a449dc65df4d08a7dd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54">
      <number:number number:decimal-places="3"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text-properties fo:color="#000000" fo:font-size="9pt" style:font-size-asian="9pt" style:font-family-complex="Arial" style:font-size-complex="9pt"/>
    </style:style>
    <style:style style:name="ch3" style:family="chart">
      <style:chart-properties chart:symbol-type="automatic" chart:treat-empty-cells="leave-gap" chart:series-source="rows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axis-label-position="outside-start" chart:tick-mark-position="at-axis"/>
      <style:text-properties fo:color="#000000" fo:font-size="9pt" style:font-size-asian="9pt" style:font-family-complex="Arial" style:font-size-complex="9pt"/>
    </style:style>
    <style:style style:name="ch5" style:family="chart">
      <style:chart-properties style:rotation-angle="0"/>
      <style:text-properties fo:color="#000000" fo:font-size="9pt" style:font-size-asian="9pt" style:font-family-complex="Arial" style:font-size-complex="9pt"/>
    </style:style>
    <style:style style:name="ch6" style:family="chart" style:data-style-name="N154">
      <style:chart-properties chart:display-label="true" chart:logarithmic="false" chart:reverse-direction="false" text:line-break="false" chart:axis-position="1" chart:tick-mark-position="at-axis"/>
      <style:text-properties fo:color="#000000" fo:font-size="9pt" style:font-size-asian="9pt" style:font-family-complex="Arial" style:font-size-complex="9pt"/>
    </style:style>
    <style:style style:name="ch7" style:family="chart">
      <style:chart-properties style:rotation-angle="90"/>
      <style:text-properties fo:color="#000000" fo:font-size="9pt" style:font-size-asian="9pt" style:font-family-complex="Arial" style:font-size-complex="9pt"/>
    </style:style>
    <style:style style:name="ch8" style:family="chart" style:data-style-name="N154">
      <style:chart-properties chart:symbol-type="named-symbol" chart:symbol-name="diamond" chart:symbol-width="0.176cm" chart:symbol-height="0.176cm"/>
      <style:graphic-properties svg:stroke-width="0.035cm" svg:stroke-color="#000080" draw:fill-color="#000080"/>
      <style:text-properties fo:font-size="10pt" style:font-size-asian="10pt" style:font-size-complex="10pt"/>
    </style:style>
    <style:style style:name="ch9" style:family="chart" style:data-style-name="N154">
      <style:chart-properties chart:symbol-type="named-symbol" chart:symbol-name="square" chart:symbol-width="0.176cm" chart:symbol-height="0.176cm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0" style:family="chart" style:data-style-name="N154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10pt" style:font-size-asian="10pt" style:font-size-complex="10pt"/>
    </style:style>
    <style:style style:name="ch11" style:family="chart" style:data-style-name="N154">
      <style:chart-properties chart:symbol-type="named-symbol" chart:symbol-name="bow-tie" chart:symbol-width="0.176cm" chart:symbol-height="0.176cm"/>
      <style:graphic-properties svg:stroke-width="0.035cm" svg:stroke-color="#00ffff" draw:fill-color="#00ffff"/>
      <style:text-properties fo:font-size="10pt" style:font-size-asian="10pt" style:font-size-complex="10pt"/>
    </style:style>
    <style:style style:name="ch12" style:family="chart" style:data-style-name="N154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10pt" style:font-size-asian="10pt" style:font-size-complex="10pt"/>
    </style:style>
    <style:style style:name="ch13" style:family="chart" style:data-style-name="N154">
      <style:chart-properties chart:symbol-type="named-symbol" chart:symbol-name="arrow-right" chart:symbol-width="0.176cm" chart:symbol-height="0.176cm"/>
      <style:graphic-properties svg:stroke-width="0.035cm" svg:stroke-color="#800000" draw:fill-color="#800000"/>
      <style:text-properties fo:font-size="10pt" style:font-size-asian="10pt" style:font-size-complex="10pt"/>
    </style:style>
    <style:style style:name="ch14" style:family="chart" style:data-style-name="N154">
      <style:chart-properties chart:symbol-type="named-symbol" chart:symbol-name="arrow-left" chart:symbol-width="0.176cm" chart:symbol-height="0.176cm"/>
      <style:graphic-properties svg:stroke-width="0.035cm" svg:stroke-color="#008080" draw:fill-color="#008080"/>
      <style:text-properties fo:font-size="10pt" style:font-size-asian="10pt" style:font-size-complex="10pt"/>
    </style:style>
    <style:style style:name="ch15" style:family="chart" style:data-style-name="N154">
      <style:chart-properties chart:symbol-type="named-symbol" chart:symbol-name="arrow-right" chart:symbol-width="0.176cm" chart:symbol-height="0.176cm"/>
      <style:graphic-properties svg:stroke-width="0.035cm" svg:stroke-color="#0000ff" draw:fill-color="#0000ff"/>
      <style:text-properties fo:font-size="10pt" style:font-size-asian="10pt" style:font-size-complex="10pt"/>
    </style:style>
    <style:style style:name="ch16" style:family="chart" style:data-style-name="N154">
      <style:chart-properties chart:symbol-type="named-symbol" chart:symbol-name="arrow-down" chart:symbol-width="0.176cm" chart:symbol-height="0.176cm"/>
      <style:graphic-properties svg:stroke-width="0.035cm" svg:stroke-color="#00ccff" draw:fill-color="#00ccff"/>
      <style:text-properties fo:font-size="10pt" style:font-size-asian="10pt" style:font-size-complex="10pt"/>
    </style:style>
    <style:style style:name="ch17" style:family="chart" style:data-style-name="N154">
      <style:chart-properties chart:symbol-type="named-symbol" chart:symbol-name="diamond" chart:symbol-width="0.176cm" chart:symbol-height="0.176cm"/>
      <style:graphic-properties svg:stroke-width="0.035cm" svg:stroke-color="#ccffff" draw:fill-color="#ccffff"/>
      <style:text-properties fo:font-size="10pt" style:font-size-asian="10pt" style:font-size-complex="10pt"/>
    </style:style>
    <style:style style:name="ch18" style:family="chart" style:data-style-name="N154">
      <style:chart-properties chart:symbol-type="named-symbol" chart:symbol-name="square" chart:symbol-width="0.176cm" chart:symbol-height="0.176cm"/>
      <style:graphic-properties svg:stroke-width="0.035cm" svg:stroke-color="#ccffcc" draw:fill-color="#ccffcc"/>
      <style:text-properties fo:font-size="10pt" style:font-size-asian="10pt" style:font-size-complex="10pt"/>
    </style:style>
    <style:style style:name="ch19" style:family="chart" style:data-style-name="N154">
      <style:chart-properties chart:symbol-type="named-symbol" chart:symbol-name="arrow-up" chart:symbol-width="0.176cm" chart:symbol-height="0.176cm"/>
      <style:graphic-properties svg:stroke-width="0.035cm" svg:stroke-color="#ffff99" draw:fill-color="#ffff99"/>
      <style:text-properties fo:font-size="10pt" style:font-size-asian="10pt" style:font-size-complex="10pt"/>
    </style:style>
    <style:style style:name="ch20" style:family="chart" style:data-style-name="N154">
      <style:chart-properties chart:symbol-type="named-symbol" chart:symbol-name="bow-tie" chart:symbol-width="0.176cm" chart:symbol-height="0.176cm"/>
      <style:graphic-properties svg:stroke-width="0.035cm"/>
      <style:text-properties fo:font-size="10pt" style:font-size-asian="10pt" style:font-size-complex="10pt"/>
    </style:style>
    <style:style style:name="ch21" style:family="chart" style:data-style-name="N154">
      <style:chart-properties chart:symbol-type="named-symbol" chart:symbol-name="hourglass" chart:symbol-width="0.176cm" chart:symbol-height="0.176cm"/>
      <style:graphic-properties svg:stroke-width="0.035cm" svg:stroke-color="#ff99cc" draw:fill-color="#ff99cc"/>
      <style:text-properties fo:font-size="10pt" style:font-size-asian="10pt" style:font-size-complex="10pt"/>
    </style:style>
    <style:style style:name="ch22" style:family="chart" style:data-style-name="N154">
      <style:chart-properties chart:symbol-type="named-symbol" chart:symbol-name="arrow-right" chart:symbol-width="0.176cm" chart:symbol-height="0.176cm"/>
      <style:graphic-properties svg:stroke-width="0.035cm" svg:stroke-color="#cc99ff" draw:fill-color="#cc99ff"/>
      <style:text-properties fo:font-size="10pt" style:font-size-asian="10pt" style:font-size-complex="10pt"/>
    </style:style>
    <style:style style:name="ch23" style:family="chart" style:data-style-name="N154">
      <style:chart-properties chart:symbol-type="named-symbol" chart:symbol-name="arrow-left" chart:symbol-width="0.176cm" chart:symbol-height="0.176cm"/>
      <style:graphic-properties svg:stroke-width="0.035cm" svg:stroke-color="#ffcc99" draw:fill-color="#ffcc99"/>
      <style:text-properties fo:font-size="10pt" style:font-size-asian="10pt" style:font-size-complex="10pt"/>
    </style:style>
    <style:style style:name="ch24" style:family="chart" style:data-style-name="N154">
      <style:chart-properties chart:symbol-type="named-symbol" chart:symbol-name="arrow-right" chart:symbol-width="0.176cm" chart:symbol-height="0.176cm"/>
      <style:graphic-properties svg:stroke-width="0.035cm" svg:stroke-color="#3366ff" draw:fill-color="#3366ff"/>
      <style:text-properties fo:font-size="10pt" style:font-size-asian="10pt" style:font-size-complex="10pt"/>
    </style:style>
    <style:style style:name="ch25" style:family="chart" style:data-style-name="N154">
      <style:chart-properties chart:symbol-type="named-symbol" chart:symbol-name="arrow-down" chart:symbol-width="0.176cm" chart:symbol-height="0.176cm"/>
      <style:graphic-properties svg:stroke-width="0.035cm" svg:stroke-color="#33cccc" draw:fill-color="#33cccc"/>
      <style:text-properties fo:font-size="10pt" style:font-size-asian="10pt" style:font-size-complex="10pt"/>
    </style:style>
    <style:style style:name="ch26" style:family="chart" style:data-style-name="N154">
      <style:chart-properties chart:symbol-type="named-symbol" chart:symbol-name="diamond" chart:symbol-width="0.176cm" chart:symbol-height="0.176cm"/>
      <style:graphic-properties svg:stroke-width="0.035cm" svg:stroke-color="#99cc00" draw:fill-color="#99cc00"/>
      <style:text-properties fo:font-size="10pt" style:font-size-asian="10pt" style:font-size-complex="10pt"/>
    </style:style>
    <style:style style:name="ch27" style:family="chart" style:data-style-name="N154">
      <style:chart-properties chart:symbol-type="named-symbol" chart:symbol-name="square" chart:symbol-width="0.176cm" chart:symbol-height="0.176cm"/>
      <style:graphic-properties svg:stroke-width="0.035cm" svg:stroke-color="#ffcc00" draw:fill-color="#ffcc00"/>
      <style:text-properties fo:font-size="10pt" style:font-size-asian="10pt" style:font-size-complex="10pt"/>
    </style:style>
    <style:style style:name="ch28" style:family="chart" style:data-style-name="N154">
      <style:chart-properties chart:symbol-type="named-symbol" chart:symbol-name="arrow-up" chart:symbol-width="0.176cm" chart:symbol-height="0.176cm"/>
      <style:graphic-properties svg:stroke-width="0.035cm" svg:stroke-color="#ff9900" draw:fill-color="#ff9900"/>
      <style:text-properties fo:font-size="10pt" style:font-size-asian="10pt" style:font-size-complex="10pt"/>
    </style:style>
    <style:style style:name="ch29" style:family="chart" style:data-style-name="N154">
      <style:chart-properties chart:symbol-type="named-symbol" chart:symbol-name="bow-tie" chart:symbol-width="0.176cm" chart:symbol-height="0.176cm"/>
      <style:graphic-properties svg:stroke-width="0.035cm" svg:stroke-color="#ff6600" draw:fill-color="#ff6600"/>
      <style:text-properties fo:font-size="10pt" style:font-size-asian="10pt" style:font-size-complex="10pt"/>
    </style:style>
    <style:style style:name="ch30" style:family="chart" style:data-style-name="N154">
      <style:chart-properties chart:symbol-type="named-symbol" chart:symbol-name="hourglass" chart:symbol-width="0.176cm" chart:symbol-height="0.176cm"/>
      <style:graphic-properties svg:stroke-width="0.035cm" svg:stroke-color="#666699" draw:fill-color="#666699"/>
      <style:text-properties fo:font-size="10pt" style:font-size-asian="10pt" style:font-size-complex="10pt"/>
    </style:style>
    <style:style style:name="ch31" style:family="chart" style:data-style-name="N154">
      <style:chart-properties chart:symbol-type="named-symbol" chart:symbol-name="arrow-right" chart:symbol-width="0.176cm" chart:symbol-height="0.176cm"/>
      <style:graphic-properties svg:stroke-width="0.035cm" svg:stroke-color="#969696" draw:fill-color="#969696"/>
      <style:text-properties fo:font-size="10pt" style:font-size-asian="10pt" style:font-size-complex="10pt"/>
    </style:style>
    <style:style style:name="ch32" style:family="chart" style:data-style-name="N154">
      <style:chart-properties chart:symbol-type="named-symbol" chart:symbol-name="arrow-left" chart:symbol-width="0.176cm" chart:symbol-height="0.176cm"/>
      <style:graphic-properties svg:stroke-width="0.035cm" svg:stroke-color="#003366" draw:fill-color="#003366"/>
      <style:text-properties fo:font-size="10pt" style:font-size-asian="10pt" style:font-size-complex="10pt"/>
    </style:style>
    <style:style style:name="ch33" style:family="chart" style:data-style-name="N154">
      <style:chart-properties chart:symbol-type="named-symbol" chart:symbol-name="arrow-right" chart:symbol-width="0.176cm" chart:symbol-height="0.176cm"/>
      <style:graphic-properties svg:stroke-width="0.035cm" svg:stroke-color="#339966" draw:fill-color="#339966"/>
      <style:text-properties fo:font-size="10pt" style:font-size-asian="10pt" style:font-size-complex="10pt"/>
    </style:style>
    <style:style style:name="ch34" style:family="chart" style:data-style-name="N154">
      <style:chart-properties chart:symbol-type="named-symbol" chart:symbol-name="arrow-down" chart:symbol-width="0.176cm" chart:symbol-height="0.176cm"/>
      <style:graphic-properties svg:stroke-width="0.035cm" svg:stroke-color="#003300" draw:fill-color="#003300"/>
      <style:text-properties fo:font-size="10pt" style:font-size-asian="10pt" style:font-size-complex="10pt"/>
    </style:style>
    <style:style style:name="ch35" style:family="chart" style:data-style-name="N154">
      <style:chart-properties chart:symbol-type="named-symbol" chart:symbol-name="diamond" chart:symbol-width="0.176cm" chart:symbol-height="0.176cm"/>
      <style:graphic-properties svg:stroke-width="0.035cm" svg:stroke-color="#333300" draw:fill-color="#333300"/>
      <style:text-properties fo:font-size="10pt" style:font-size-asian="10pt" style:font-size-complex="10pt"/>
    </style:style>
    <style:style style:name="ch36" style:family="chart" style:data-style-name="N154">
      <style:chart-properties chart:symbol-type="named-symbol" chart:symbol-name="square" chart:symbol-width="0.176cm" chart:symbol-height="0.176cm"/>
      <style:graphic-properties svg:stroke-width="0.035cm" svg:stroke-color="#993300" draw:fill-color="#993300"/>
      <style:text-properties fo:font-size="10pt" style:font-size-asian="10pt" style:font-size-complex="10pt"/>
    </style:style>
    <style:style style:name="ch37" style:family="chart" style:data-style-name="N154">
      <style:chart-properties chart:symbol-type="named-symbol" chart:symbol-name="arrow-up" chart:symbol-width="0.176cm" chart:symbol-height="0.176cm"/>
      <style:graphic-properties svg:stroke-width="0.035cm" svg:stroke-color="#993366" draw:fill-color="#993366"/>
      <style:text-properties fo:font-size="10pt" style:font-size-asian="10pt" style:font-size-complex="10pt"/>
    </style:style>
    <style:style style:name="ch38" style:family="chart" style:data-style-name="N154">
      <style:chart-properties chart:symbol-type="named-symbol" chart:symbol-name="bow-tie" chart:symbol-width="0.176cm" chart:symbol-height="0.176cm"/>
      <style:graphic-properties svg:stroke-width="0.035cm" svg:stroke-color="#333399" draw:fill-color="#333399"/>
      <style:text-properties fo:font-size="10pt" style:font-size-asian="10pt" style:font-size-complex="10pt"/>
    </style:style>
    <style:style style:name="ch39" style:family="chart" style:data-style-name="N154">
      <style:chart-properties chart:symbol-type="named-symbol" chart:symbol-name="hourglass" chart:symbol-width="0.176cm" chart:symbol-height="0.176cm"/>
      <style:graphic-properties svg:stroke-width="0.035cm" svg:stroke-color="#000000" draw:fill-color="#000000"/>
      <style:text-properties fo:font-size="10pt" style:font-size-asian="10pt" style:font-size-complex="10pt"/>
    </style:style>
    <style:style style:name="ch40" style:family="chart" style:data-style-name="N154">
      <style:chart-properties chart:symbol-type="named-symbol" chart:symbol-name="arrow-right" chart:symbol-width="0.176cm" chart:symbol-height="0.176cm"/>
      <style:graphic-properties svg:stroke-width="0.035cm" svg:stroke-color="#ffffff" draw:fill-color="#ffffff"/>
      <style:text-properties fo:font-size="10pt" style:font-size-asian="10pt" style:font-size-complex="10pt"/>
    </style:style>
    <style:style style:name="ch41" style:family="chart" style:data-style-name="N154">
      <style:chart-properties chart:symbol-type="named-symbol" chart:symbol-name="arrow-left" chart:symbol-width="0.176cm" chart:symbol-height="0.176cm"/>
      <style:graphic-properties svg:stroke-width="0.035cm" svg:stroke-color="#ff0000" draw:fill-color="#ff0000"/>
      <style:text-properties fo:font-size="10pt" style:font-size-asian="10pt" style:font-size-complex="10pt"/>
    </style:style>
    <style:style style:name="ch42" style:family="chart" style:data-style-name="N154">
      <style:chart-properties chart:symbol-type="named-symbol" chart:symbol-name="arrow-right" chart:symbol-width="0.176cm" chart:symbol-height="0.176cm"/>
      <style:graphic-properties svg:stroke-width="0.035cm" svg:stroke-color="#00ff00" draw:fill-color="#00ff00"/>
      <style:text-properties fo:font-size="10pt" style:font-size-asian="10pt" style:font-size-complex="10pt"/>
    </style:style>
    <style:style style:name="ch43" style:family="chart" style:data-style-name="N154">
      <style:chart-properties chart:symbol-type="named-symbol" chart:symbol-name="arrow-down" chart:symbol-width="0.176cm" chart:symbol-height="0.176cm"/>
      <style:graphic-properties svg:stroke-width="0.035cm" svg:stroke-color="#0000ff" draw:fill-color="#0000ff"/>
      <style:text-properties fo:font-size="10pt" style:font-size-asian="10pt" style:font-size-complex="10pt"/>
    </style:style>
    <style:style style:name="ch44" style:family="chart" style:data-style-name="N154">
      <style:chart-properties chart:symbol-type="named-symbol" chart:symbol-name="diamond" chart:symbol-width="0.176cm" chart:symbol-height="0.176cm"/>
      <style:graphic-properties svg:stroke-width="0.035cm" svg:stroke-color="#ffff00" draw:fill-color="#ffff00"/>
      <style:text-properties fo:font-size="10pt" style:font-size-asian="10pt" style:font-size-complex="10pt"/>
    </style:style>
    <style:style style:name="ch45" style:family="chart" style:data-style-name="N154">
      <style:chart-properties chart:symbol-type="named-symbol" chart:symbol-name="arrow-up" chart:symbol-width="0.176cm" chart:symbol-height="0.176cm"/>
      <style:graphic-properties svg:stroke-width="0.035cm" svg:stroke-color="#00ffff" draw:fill-color="#00ffff"/>
      <style:text-properties fo:font-size="10pt" style:font-size-asian="10pt" style:font-size-complex="10pt"/>
    </style:style>
    <style:style style:name="ch46" style:family="chart" style:data-style-name="N154">
      <style:chart-properties chart:symbol-type="named-symbol" chart:symbol-name="bow-tie" chart:symbol-width="0.176cm" chart:symbol-height="0.176cm"/>
      <style:graphic-properties svg:stroke-width="0.035cm" svg:stroke-color="#800000" draw:fill-color="#800000"/>
      <style:text-properties fo:font-size="10pt" style:font-size-asian="10pt" style:font-size-complex="10pt"/>
    </style:style>
    <style:style style:name="ch47" style:family="chart" style:data-style-name="N154">
      <style:chart-properties chart:symbol-type="named-symbol" chart:symbol-name="hourglass" chart:symbol-width="0.176cm" chart:symbol-height="0.176cm"/>
      <style:graphic-properties svg:stroke-width="0.035cm" svg:stroke-color="#008000" draw:fill-color="#008000"/>
      <style:text-properties fo:font-size="10pt" style:font-size-asian="10pt" style:font-size-complex="10pt"/>
    </style:style>
    <style:style style:name="ch48" style:family="chart" style:data-style-name="N154">
      <style:chart-properties chart:symbol-type="named-symbol" chart:symbol-name="arrow-right" chart:symbol-width="0.176cm" chart:symbol-height="0.176cm"/>
      <style:graphic-properties svg:stroke-width="0.035cm" svg:stroke-color="#000080" draw:fill-color="#000080"/>
      <style:text-properties fo:font-size="10pt" style:font-size-asian="10pt" style:font-size-complex="10pt"/>
    </style:style>
    <style:style style:name="ch49" style:family="chart" style:data-style-name="N154">
      <style:chart-properties chart:symbol-type="named-symbol" chart:symbol-name="arrow-left" chart:symbol-width="0.176cm" chart:symbol-height="0.176cm"/>
      <style:graphic-properties svg:stroke-width="0.035cm" svg:stroke-color="#808000" draw:fill-color="#808000"/>
      <style:text-properties fo:font-size="10pt" style:font-size-asian="10pt" style:font-size-complex="10pt"/>
    </style:style>
    <style:style style:name="ch50" style:family="chart" style:data-style-name="N154">
      <style:chart-properties chart:symbol-type="named-symbol" chart:symbol-name="arrow-right" chart:symbol-width="0.176cm" chart:symbol-height="0.176cm"/>
      <style:graphic-properties svg:stroke-width="0.035cm" svg:stroke-color="#800080" draw:fill-color="#800080"/>
      <style:text-properties fo:font-size="10pt" style:font-size-asian="10pt" style:font-size-complex="10pt"/>
    </style:style>
    <style:style style:name="ch51" style:family="chart" style:data-style-name="N154">
      <style:chart-properties chart:symbol-type="named-symbol" chart:symbol-name="arrow-down" chart:symbol-width="0.176cm" chart:symbol-height="0.176cm"/>
      <style:graphic-properties svg:stroke-width="0.035cm" svg:stroke-color="#008080" draw:fill-color="#008080"/>
      <style:text-properties fo:font-size="10pt" style:font-size-asian="10pt" style:font-size-complex="10pt"/>
    </style:style>
    <style:style style:name="ch52" style:family="chart" style:data-style-name="N154">
      <style:chart-properties chart:symbol-type="named-symbol" chart:symbol-name="diamond" chart:symbol-width="0.176cm" chart:symbol-height="0.176cm"/>
      <style:graphic-properties svg:stroke-width="0.035cm" svg:stroke-color="#c0c0c0" draw:fill-color="#c0c0c0"/>
      <style:text-properties fo:font-size="10pt" style:font-size-asian="10pt" style:font-size-complex="10pt"/>
    </style:style>
    <style:style style:name="ch53" style:family="chart" style:data-style-name="N154">
      <style:chart-properties chart:symbol-type="named-symbol" chart:symbol-name="square" chart:symbol-width="0.176cm" chart:symbol-height="0.176cm"/>
      <style:graphic-properties svg:stroke-width="0.035cm" svg:stroke-color="#808080" draw:fill-color="#808080"/>
      <style:text-properties fo:font-size="10pt" style:font-size-asian="10pt" style:font-size-complex="10pt"/>
    </style:style>
    <style:style style:name="ch54" style:family="chart" style:data-style-name="N154">
      <style:chart-properties chart:symbol-type="named-symbol" chart:symbol-name="arrow-up" chart:symbol-width="0.176cm" chart:symbol-height="0.176cm"/>
      <style:graphic-properties svg:stroke-width="0.035cm" svg:stroke-color="#9999ff" draw:fill-color="#9999ff"/>
      <style:text-properties fo:font-size="10pt" style:font-size-asian="10pt" style:font-size-complex="10pt"/>
    </style:style>
    <style:style style:name="ch55" style:family="chart" style:data-style-name="N154">
      <style:chart-properties chart:symbol-type="named-symbol" chart:symbol-name="bow-tie" chart:symbol-width="0.176cm" chart:symbol-height="0.176cm"/>
      <style:graphic-properties svg:stroke-width="0.035cm" svg:stroke-color="#993366" draw:fill-color="#993366"/>
      <style:text-properties fo:font-size="10pt" style:font-size-asian="10pt" style:font-size-complex="10pt"/>
    </style:style>
    <style:style style:name="ch56" style:family="chart">
      <style:graphic-properties draw:stroke="solid" svg:stroke-width="0.035cm" svg:stroke-color="#808080" draw:fill="solid" draw:fill-color="#ffffff"/>
    </style:style>
    <style:style style:name="ch57" style:family="chart">
      <style:graphic-properties draw:fill-color="#d9d9d9"/>
    </style:style>
  </office:automatic-styles>
  <office:body>
    <office:chart>
      <chart:chart svg:width="15.382cm" svg:height="8.152cm" xlink:href=".." xlink:type="simple" chart:class="chart:line" chart:style-name="ch1">
        <chart:title svg:x="5.669cm" svg:y="0.274cm" chart:style-name="ch2">
          <text:p>Paths of a Brownian Motion</text:p>
        </chart:title>
        <chart:plot-area chart:style-name="ch3" table:cell-range-address="'Brownian Bridge'.I25:'Brownian Bridge'.N74" chart:data-source-has-labels="row" svg:x="1.192cm" svg:y="1.251cm" svg:width="13.498cm" svg:height="5.82cm">
          <chartooo:coordinate-region svg:x="2.344cm" svg:y="1.425cm" svg:width="12.125cm" svg:height="5.05cm"/>
          <chart:axis chart:dimension="x" chart:name="primary-x" chart:style-name="ch4" chartooo:axis-type="auto">
            <chartooo:date-scale/>
            <chart:title svg:x="8.17cm" svg:y="7.343cm" chart:style-name="ch5">
              <text:p>Time</text:p>
            </chart:title>
            <chart:categories table:cell-range-address="'Brownian Bridge'.I25:'Brownian Bridge'.N25"/>
          </chart:axis>
          <chart:axis chart:dimension="y" chart:name="primary-y" chart:style-name="ch6">
            <chart:title svg:x="0.247cm" svg:y="3.416cm" chart:style-name="ch7">
              <text:p>Value</text:p>
            </chart:title>
            <chart:grid chart:class="major"/>
          </chart:axis>
          <chart:series chart:style-name="ch8" chart:values-cell-range-address="'Brownian Bridge'.I26:'Brownian Bridge'.N26" chart:class="chart:line">
            <chart:data-point chart:repeated="6"/>
          </chart:series>
          <chart:series chart:style-name="ch9" chart:values-cell-range-address="'Brownian Bridge'.I27:'Brownian Bridge'.N27" chart:class="chart:line">
            <chart:data-point chart:repeated="6"/>
          </chart:series>
          <chart:series chart:style-name="ch10" chart:values-cell-range-address="'Brownian Bridge'.I28:'Brownian Bridge'.N28" chart:class="chart:line">
            <chart:data-point chart:repeated="6"/>
          </chart:series>
          <chart:series chart:style-name="ch11" chart:values-cell-range-address="'Brownian Bridge'.I29:'Brownian Bridge'.N29" chart:class="chart:line">
            <chart:data-point chart:repeated="6"/>
          </chart:series>
          <chart:series chart:style-name="ch12" chart:values-cell-range-address="'Brownian Bridge'.I30:'Brownian Bridge'.N30" chart:class="chart:line">
            <chart:data-point chart:repeated="6"/>
          </chart:series>
          <chart:series chart:style-name="ch13" chart:values-cell-range-address="'Brownian Bridge'.I31:'Brownian Bridge'.N31" chart:class="chart:line">
            <chart:data-point chart:repeated="6"/>
          </chart:series>
          <chart:series chart:style-name="ch14" chart:values-cell-range-address="'Brownian Bridge'.I32:'Brownian Bridge'.N32" chart:class="chart:line">
            <chart:data-point chart:repeated="6"/>
          </chart:series>
          <chart:series chart:style-name="ch15" chart:values-cell-range-address="'Brownian Bridge'.I33:'Brownian Bridge'.N33" chart:class="chart:line">
            <chart:data-point chart:repeated="6"/>
          </chart:series>
          <chart:series chart:style-name="ch16" chart:values-cell-range-address="'Brownian Bridge'.I34:'Brownian Bridge'.N34" chart:class="chart:line">
            <chart:data-point chart:repeated="6"/>
          </chart:series>
          <chart:series chart:style-name="ch17" chart:values-cell-range-address="'Brownian Bridge'.I35:'Brownian Bridge'.N35" chart:class="chart:line">
            <chart:data-point chart:repeated="6"/>
          </chart:series>
          <chart:series chart:style-name="ch18" chart:values-cell-range-address="'Brownian Bridge'.I36:'Brownian Bridge'.N36" chart:class="chart:line">
            <chart:data-point chart:repeated="6"/>
          </chart:series>
          <chart:series chart:style-name="ch19" chart:values-cell-range-address="'Brownian Bridge'.I37:'Brownian Bridge'.N37" chart:class="chart:line">
            <chart:data-point chart:repeated="6"/>
          </chart:series>
          <chart:series chart:style-name="ch20" chart:values-cell-range-address="'Brownian Bridge'.I38:'Brownian Bridge'.N38" chart:class="chart:line">
            <chart:data-point chart:repeated="6"/>
          </chart:series>
          <chart:series chart:style-name="ch21" chart:values-cell-range-address="'Brownian Bridge'.I39:'Brownian Bridge'.N39" chart:class="chart:line">
            <chart:data-point chart:repeated="6"/>
          </chart:series>
          <chart:series chart:style-name="ch22" chart:values-cell-range-address="'Brownian Bridge'.I40:'Brownian Bridge'.N40" chart:class="chart:line">
            <chart:data-point chart:repeated="6"/>
          </chart:series>
          <chart:series chart:style-name="ch23" chart:values-cell-range-address="'Brownian Bridge'.I41:'Brownian Bridge'.N41" chart:class="chart:line">
            <chart:data-point chart:repeated="6"/>
          </chart:series>
          <chart:series chart:style-name="ch24" chart:values-cell-range-address="'Brownian Bridge'.I42:'Brownian Bridge'.N42" chart:class="chart:line">
            <chart:data-point chart:repeated="6"/>
          </chart:series>
          <chart:series chart:style-name="ch25" chart:values-cell-range-address="'Brownian Bridge'.I43:'Brownian Bridge'.N43" chart:class="chart:line">
            <chart:data-point chart:repeated="6"/>
          </chart:series>
          <chart:series chart:style-name="ch26" chart:values-cell-range-address="'Brownian Bridge'.I44:'Brownian Bridge'.N44" chart:class="chart:line">
            <chart:data-point chart:repeated="6"/>
          </chart:series>
          <chart:series chart:style-name="ch27" chart:values-cell-range-address="'Brownian Bridge'.I45:'Brownian Bridge'.N45" chart:class="chart:line">
            <chart:data-point chart:repeated="6"/>
          </chart:series>
          <chart:series chart:style-name="ch28" chart:values-cell-range-address="'Brownian Bridge'.I46:'Brownian Bridge'.N46" chart:class="chart:line">
            <chart:data-point chart:repeated="6"/>
          </chart:series>
          <chart:series chart:style-name="ch29" chart:values-cell-range-address="'Brownian Bridge'.I47:'Brownian Bridge'.N47" chart:class="chart:line">
            <chart:data-point chart:repeated="6"/>
          </chart:series>
          <chart:series chart:style-name="ch30" chart:values-cell-range-address="'Brownian Bridge'.I48:'Brownian Bridge'.N48" chart:class="chart:line">
            <chart:data-point chart:repeated="6"/>
          </chart:series>
          <chart:series chart:style-name="ch31" chart:values-cell-range-address="'Brownian Bridge'.I49:'Brownian Bridge'.N49" chart:class="chart:line">
            <chart:data-point chart:repeated="6"/>
          </chart:series>
          <chart:series chart:style-name="ch32" chart:values-cell-range-address="'Brownian Bridge'.I50:'Brownian Bridge'.N50" chart:class="chart:line">
            <chart:data-point chart:repeated="6"/>
          </chart:series>
          <chart:series chart:style-name="ch33" chart:values-cell-range-address="'Brownian Bridge'.I51:'Brownian Bridge'.N51" chart:class="chart:line">
            <chart:data-point chart:repeated="6"/>
          </chart:series>
          <chart:series chart:style-name="ch34" chart:values-cell-range-address="'Brownian Bridge'.I52:'Brownian Bridge'.N52" chart:class="chart:line">
            <chart:data-point chart:repeated="6"/>
          </chart:series>
          <chart:series chart:style-name="ch35" chart:values-cell-range-address="'Brownian Bridge'.I53:'Brownian Bridge'.N53" chart:class="chart:line">
            <chart:data-point chart:repeated="6"/>
          </chart:series>
          <chart:series chart:style-name="ch36" chart:values-cell-range-address="'Brownian Bridge'.I54:'Brownian Bridge'.N54" chart:class="chart:line">
            <chart:data-point chart:repeated="6"/>
          </chart:series>
          <chart:series chart:style-name="ch37" chart:values-cell-range-address="'Brownian Bridge'.I55:'Brownian Bridge'.N55" chart:class="chart:line">
            <chart:data-point chart:repeated="6"/>
          </chart:series>
          <chart:series chart:style-name="ch38" chart:values-cell-range-address="'Brownian Bridge'.I56:'Brownian Bridge'.N56" chart:class="chart:line">
            <chart:data-point chart:repeated="6"/>
          </chart:series>
          <chart:series chart:style-name="ch39" chart:values-cell-range-address="'Brownian Bridge'.I57:'Brownian Bridge'.N57" chart:class="chart:line">
            <chart:data-point chart:repeated="6"/>
          </chart:series>
          <chart:series chart:style-name="ch40" chart:values-cell-range-address="'Brownian Bridge'.I58:'Brownian Bridge'.N58" chart:class="chart:line">
            <chart:data-point chart:repeated="6"/>
          </chart:series>
          <chart:series chart:style-name="ch41" chart:values-cell-range-address="'Brownian Bridge'.I59:'Brownian Bridge'.N59" chart:class="chart:line">
            <chart:data-point chart:repeated="6"/>
          </chart:series>
          <chart:series chart:style-name="ch42" chart:values-cell-range-address="'Brownian Bridge'.I60:'Brownian Bridge'.N60" chart:class="chart:line">
            <chart:data-point chart:repeated="6"/>
          </chart:series>
          <chart:series chart:style-name="ch43" chart:values-cell-range-address="'Brownian Bridge'.I61:'Brownian Bridge'.N61" chart:class="chart:line">
            <chart:data-point chart:repeated="6"/>
          </chart:series>
          <chart:series chart:style-name="ch44" chart:values-cell-range-address="'Brownian Bridge'.I62:'Brownian Bridge'.N62" chart:class="chart:line">
            <chart:data-point chart:repeated="6"/>
          </chart:series>
          <chart:series chart:style-name="ch9" chart:values-cell-range-address="'Brownian Bridge'.I63:'Brownian Bridge'.N63" chart:class="chart:line">
            <chart:data-point chart:repeated="6"/>
          </chart:series>
          <chart:series chart:style-name="ch45" chart:values-cell-range-address="'Brownian Bridge'.I64:'Brownian Bridge'.N64" chart:class="chart:line">
            <chart:data-point chart:repeated="6"/>
          </chart:series>
          <chart:series chart:style-name="ch46" chart:values-cell-range-address="'Brownian Bridge'.I65:'Brownian Bridge'.N65" chart:class="chart:line">
            <chart:data-point chart:repeated="6"/>
          </chart:series>
          <chart:series chart:style-name="ch47" chart:values-cell-range-address="'Brownian Bridge'.I66:'Brownian Bridge'.N66" chart:class="chart:line">
            <chart:data-point chart:repeated="6"/>
          </chart:series>
          <chart:series chart:style-name="ch48" chart:values-cell-range-address="'Brownian Bridge'.I67:'Brownian Bridge'.N67" chart:class="chart:line">
            <chart:data-point chart:repeated="6"/>
          </chart:series>
          <chart:series chart:style-name="ch49" chart:values-cell-range-address="'Brownian Bridge'.I68:'Brownian Bridge'.N68" chart:class="chart:line">
            <chart:data-point chart:repeated="6"/>
          </chart:series>
          <chart:series chart:style-name="ch50" chart:values-cell-range-address="'Brownian Bridge'.I69:'Brownian Bridge'.N69" chart:class="chart:line">
            <chart:data-point chart:repeated="6"/>
          </chart:series>
          <chart:series chart:style-name="ch51" chart:values-cell-range-address="'Brownian Bridge'.I70:'Brownian Bridge'.N70" chart:class="chart:line">
            <chart:data-point chart:repeated="6"/>
          </chart:series>
          <chart:series chart:style-name="ch52" chart:values-cell-range-address="'Brownian Bridge'.I71:'Brownian Bridge'.N71" chart:class="chart:line">
            <chart:data-point chart:repeated="6"/>
          </chart:series>
          <chart:series chart:style-name="ch53" chart:values-cell-range-address="'Brownian Bridge'.I72:'Brownian Bridge'.N72" chart:class="chart:line">
            <chart:data-point chart:repeated="6"/>
          </chart:series>
          <chart:series chart:style-name="ch54" chart:values-cell-range-address="'Brownian Bridge'.I73:'Brownian Bridge'.N73" chart:class="chart:line">
            <chart:data-point chart:repeated="6"/>
          </chart:series>
          <chart:series chart:style-name="ch55" chart:values-cell-range-address="'Brownian Bridge'.I74:'Brownian Bridge'.N74" chart:class="chart:line">
            <chart:data-point chart:repeated="6"/>
          </chart:series>
          <chart:wall chart:style-name="ch56"/>
          <chart:floor chart:style-name="ch5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Brownian Bridge'.I25:'Brownian Bridge'.N25</svg:desc>
                </draw:g>
              </table:table-cell>
              <table:table-cell office:value-type="float" office:value="0.1">
                <text:p>0</text:p>
              </table:table-cell>
              <table:table-cell office:value-type="float" office:value="0.2">
                <text:p>0</text:p>
              </table:table-cell>
              <table:table-cell office:value-type="float" office:value="0.3">
                <text:p>0</text:p>
              </table:table-cell>
              <table:table-cell office:value-type="float" office:value="0.4">
                <text:p>0</text:p>
              </table:table-cell>
              <table:table-cell office:value-type="float" office:value="0.5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.265181486636744">
                <text:p>0.265181486636744</text:p>
                <draw:g>
                  <svg:desc>'Brownian Bridge'.I26:'Brownian Bridge'.N26</svg:desc>
                </draw:g>
              </table:table-cell>
              <table:table-cell office:value-type="float" office:value="0.119421170675982">
                <text:p>0.119421170675982</text:p>
              </table:table-cell>
              <table:table-cell office:value-type="float" office:value="0.477122535412388">
                <text:p>0.477122535412388</text:p>
              </table:table-cell>
              <table:table-cell office:value-type="float" office:value="0.268860313761646">
                <text:p>0.268860313761646</text:p>
              </table:table-cell>
              <table:table-cell office:value-type="float" office:value="-0.0964572069815834">
                <text:p>-0.0964572069815834</text:p>
              </table:table-cell>
              <table:table-cell office:value-type="float" office:value="-1.05350551888046">
                <text:p>-1.05350551888046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0.272262926200794">
                <text:p>0.272262926200794</text:p>
                <draw:g>
                  <svg:desc>'Brownian Bridge'.I27:'Brownian Bridge'.N27</svg:desc>
                </draw:g>
              </table:table-cell>
              <table:table-cell office:value-type="float" office:value="0.0883442704423107">
                <text:p>0.0883442704423107</text:p>
              </table:table-cell>
              <table:table-cell office:value-type="float" office:value="0.306271054469288">
                <text:p>0.306271054469288</text:p>
              </table:table-cell>
              <table:table-cell office:value-type="float" office:value="0.578335197460942">
                <text:p>0.578335197460942</text:p>
              </table:table-cell>
              <table:table-cell office:value-type="float" office:value="0.901751438395055">
                <text:p>0.901751438395055</text:p>
              </table:table-cell>
              <table:table-cell office:value-type="float" office:value="1.55562043616088">
                <text:p>1.55562043616088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-0.00751542425731629">
                <text:p>-0.00751542425731629</text:p>
                <draw:g>
                  <svg:desc>'Brownian Bridge'.I28:'Brownian Bridge'.N28</svg:desc>
                </draw:g>
              </table:table-cell>
              <table:table-cell office:value-type="float" office:value="-0.0866864818784896">
                <text:p>-0.0866864818784896</text:p>
              </table:table-cell>
              <table:table-cell office:value-type="float" office:value="-0.0603314782167411">
                <text:p>-0.0603314782167411</text:p>
              </table:table-cell>
              <table:table-cell office:value-type="float" office:value="0.141465403024501">
                <text:p>0.141465403024501</text:p>
              </table:table-cell>
              <table:table-cell office:value-type="float" office:value="0.0286132944351009">
                <text:p>0.0286132944351009</text:p>
              </table:table-cell>
              <table:table-cell office:value-type="float" office:value="0.0289173654976265">
                <text:p>0.0289173654976265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0.354171528600156">
                <text:p>0.354171528600156</text:p>
                <draw:g>
                  <svg:desc>'Brownian Bridge'.I29:'Brownian Bridge'.N29</svg:desc>
                </draw:g>
              </table:table-cell>
              <table:table-cell office:value-type="float" office:value="0.428935743156993">
                <text:p>0.428935743156993</text:p>
              </table:table-cell>
              <table:table-cell office:value-type="float" office:value="0.0895349981866213">
                <text:p>0.0895349981866213</text:p>
              </table:table-cell>
              <table:table-cell office:value-type="float" office:value="0.0872480858525894">
                <text:p>0.0872480858525894</text:p>
              </table:table-cell>
              <table:table-cell office:value-type="float" office:value="0.0963923873237038">
                <text:p>0.0963923873237038</text:p>
              </table:table-cell>
              <table:table-cell office:value-type="float" office:value="0.0464950656268601">
                <text:p>0.0464950656268601</text:p>
              </table:table-cell>
            </table:table-row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.616326748534819">
                <text:p>0.616326748534819</text:p>
                <draw:g>
                  <svg:desc>'Brownian Bridge'.I30:'Brownian Bridge'.N30</svg:desc>
                </draw:g>
              </table:table-cell>
              <table:table-cell office:value-type="float" office:value="0.427782026929166">
                <text:p>0.427782026929166</text:p>
              </table:table-cell>
              <table:table-cell office:value-type="float" office:value="-0.528459696799043">
                <text:p>-0.528459696799043</text:p>
              </table:table-cell>
              <table:table-cell office:value-type="float" office:value="-0.288436245019024">
                <text:p>-0.288436245019024</text:p>
              </table:table-cell>
              <table:table-cell office:value-type="float" office:value="-0.0908204577892093">
                <text:p>-0.0908204577892093</text:p>
              </table:table-cell>
              <table:table-cell office:value-type="float" office:value="-0.105855855540444">
                <text:p>-0.105855855540444</text:p>
              </table:table-cell>
            </table:table-row>
            <table:table-row>
              <table:table-cell office:value-type="string">
                <text:p>Row 31</text:p>
                <draw:g>
                  <svg:desc/>
                </draw:g>
              </table:table-cell>
              <table:table-cell office:value-type="float" office:value="0.711881065020319">
                <text:p>0.711881065020319</text:p>
                <draw:g>
                  <svg:desc>'Brownian Bridge'.I31:'Brownian Bridge'.N31</svg:desc>
                </draw:g>
              </table:table-cell>
              <table:table-cell office:value-type="float" office:value="0.803651207524416">
                <text:p>0.803651207524416</text:p>
              </table:table-cell>
              <table:table-cell office:value-type="float" office:value="1.38919594366302">
                <text:p>1.38919594366302</text:p>
              </table:table-cell>
              <table:table-cell office:value-type="float" office:value="1.38146965886193">
                <text:p>1.38146965886193</text:p>
              </table:table-cell>
              <table:table-cell office:value-type="float" office:value="1.53264428495459">
                <text:p>1.53264428495459</text:p>
              </table:table-cell>
              <table:table-cell office:value-type="float" office:value="1.28960810330169">
                <text:p>1.28960810330169</text:p>
              </table:table-cell>
            </table:table-row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-0.0760199439919606">
                <text:p>-0.0760199439919606</text:p>
                <draw:g>
                  <svg:desc>'Brownian Bridge'.I32:'Brownian Bridge'.N32</svg:desc>
                </draw:g>
              </table:table-cell>
              <table:table-cell office:value-type="float" office:value="0.131010641785681">
                <text:p>0.131010641785681</text:p>
              </table:table-cell>
              <table:table-cell office:value-type="float" office:value="0.479479949110732">
                <text:p>0.479479949110732</text:p>
              </table:table-cell>
              <table:table-cell office:value-type="float" office:value="-0.0223214150372706">
                <text:p>-0.0223214150372706</text:p>
              </table:table-cell>
              <table:table-cell office:value-type="float" office:value="-0.0305754697132213">
                <text:p>-0.0305754697132213</text:p>
              </table:table-cell>
              <table:table-cell office:value-type="float" office:value="-0.398688289813118">
                <text:p>-0.398688289813118</text:p>
              </table:table-cell>
            </table:table-row>
            <table:table-row>
              <table:table-cell office:value-type="string">
                <text:p>Row 33</text:p>
                <draw:g>
                  <svg:desc/>
                </draw:g>
              </table:table-cell>
              <table:table-cell office:value-type="float" office:value="-1.64985954791054">
                <text:p>-1.64985954791054</text:p>
                <draw:g>
                  <svg:desc>'Brownian Bridge'.I33:'Brownian Bridge'.N33</svg:desc>
                </draw:g>
              </table:table-cell>
              <table:table-cell office:value-type="float" office:value="-2.01328243370688">
                <text:p>-2.01328243370688</text:p>
              </table:table-cell>
              <table:table-cell office:value-type="float" office:value="-1.4957792795358">
                <text:p>-1.4957792795358</text:p>
              </table:table-cell>
              <table:table-cell office:value-type="float" office:value="-1.47994303932045">
                <text:p>-1.47994303932045</text:p>
              </table:table-cell>
              <table:table-cell office:value-type="float" office:value="-1.3029255466958">
                <text:p>-1.3029255466958</text:p>
              </table:table-cell>
              <table:table-cell office:value-type="float" office:value="-1.44633016485753">
                <text:p>-1.44633016485753</text:p>
              </table:table-cell>
            </table:table-row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1.00529177517284">
                <text:p>1.00529177517284</text:p>
                <draw:g>
                  <svg:desc>'Brownian Bridge'.I34:'Brownian Bridge'.N34</svg:desc>
                </draw:g>
              </table:table-cell>
              <table:table-cell office:value-type="float" office:value="0.806749160843694">
                <text:p>0.806749160843694</text:p>
              </table:table-cell>
              <table:table-cell office:value-type="float" office:value="0.383968172511049">
                <text:p>0.383968172511049</text:p>
              </table:table-cell>
              <table:table-cell office:value-type="float" office:value="0.359308831917169">
                <text:p>0.359308831917169</text:p>
              </table:table-cell>
              <table:table-cell office:value-type="float" office:value="0.42782664643958">
                <text:p>0.42782664643958</text:p>
              </table:table-cell>
              <table:table-cell office:value-type="float" office:value="0.31348266749812">
                <text:p>0.31348266749812</text:p>
              </table:table-cell>
            </table:table-row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0.315552110664926">
                <text:p>0.315552110664926</text:p>
                <draw:g>
                  <svg:desc>'Brownian Bridge'.I35:'Brownian Bridge'.N35</svg:desc>
                </draw:g>
              </table:table-cell>
              <table:table-cell office:value-type="float" office:value="-0.448633787490043">
                <text:p>-0.448633787490043</text:p>
              </table:table-cell>
              <table:table-cell office:value-type="float" office:value="-0.0817176102787655">
                <text:p>-0.0817176102787655</text:p>
              </table:table-cell>
              <table:table-cell office:value-type="float" office:value="-0.159145025407512">
                <text:p>-0.159145025407512</text:p>
              </table:table-cell>
              <table:table-cell office:value-type="float" office:value="-0.209917481404034">
                <text:p>-0.209917481404034</text:p>
              </table:table-cell>
              <table:table-cell office:value-type="float" office:value="-0.395605240484346">
                <text:p>-0.395605240484346</text:p>
              </table:table-cell>
            </table:table-row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-1.22288332378741">
                <text:p>-1.22288332378741</text:p>
                <draw:g>
                  <svg:desc>'Brownian Bridge'.I36:'Brownian Bridge'.N36</svg:desc>
                </draw:g>
              </table:table-cell>
              <table:table-cell office:value-type="float" office:value="-1.10331487545799">
                <text:p>-1.10331487545799</text:p>
              </table:table-cell>
              <table:table-cell office:value-type="float" office:value="-1.84753474087041">
                <text:p>-1.84753474087041</text:p>
              </table:table-cell>
              <table:table-cell office:value-type="float" office:value="-1.86743646377278">
                <text:p>-1.86743646377278</text:p>
              </table:table-cell>
              <table:table-cell office:value-type="float" office:value="-1.22716370983428">
                <text:p>-1.22716370983428</text:p>
              </table:table-cell>
              <table:table-cell office:value-type="float" office:value="-1.19446744218445">
                <text:p>-1.19446744218445</text:p>
              </table:table-cell>
            </table:table-row>
            <table:table-row>
              <table:table-cell office:value-type="string">
                <text:p>Row 37</text:p>
                <draw:g>
                  <svg:desc/>
                </draw:g>
              </table:table-cell>
              <table:table-cell office:value-type="float" office:value="-0.948896473612121">
                <text:p>-0.948896473612121</text:p>
                <draw:g>
                  <svg:desc>'Brownian Bridge'.I37:'Brownian Bridge'.N37</svg:desc>
                </draw:g>
              </table:table-cell>
              <table:table-cell office:value-type="float" office:value="-0.561146255243615">
                <text:p>-0.561146255243615</text:p>
              </table:table-cell>
              <table:table-cell office:value-type="float" office:value="-0.150577435937149">
                <text:p>-0.150577435937149</text:p>
              </table:table-cell>
              <table:table-cell office:value-type="float" office:value="0.0373042334606118">
                <text:p>0.0373042334606118</text:p>
              </table:table-cell>
              <table:table-cell office:value-type="float" office:value="-0.0267321832534847">
                <text:p>-0.0267321832534847</text:p>
              </table:table-cell>
              <table:table-cell office:value-type="float" office:value="-0.206630368665863">
                <text:p>-0.206630368665863</text:p>
              </table:table-cell>
            </table:table-row>
            <table:table-row>
              <table:table-cell office:value-type="string">
                <text:p>Row 38</text:p>
                <draw:g>
                  <svg:desc/>
                </draw:g>
              </table:table-cell>
              <table:table-cell office:value-type="float" office:value="0.26689228349757">
                <text:p>0.26689228349757</text:p>
                <draw:g>
                  <svg:desc>'Brownian Bridge'.I38:'Brownian Bridge'.N38</svg:desc>
                </draw:g>
              </table:table-cell>
              <table:table-cell office:value-type="float" office:value="0.310376703490375">
                <text:p>0.310376703490375</text:p>
              </table:table-cell>
              <table:table-cell office:value-type="float" office:value="0.593991386819336">
                <text:p>0.593991386819336</text:p>
              </table:table-cell>
              <table:table-cell office:value-type="float" office:value="-0.0601872923958774">
                <text:p>-0.0601872923958774</text:p>
              </table:table-cell>
              <table:table-cell office:value-type="float" office:value="0.400506491618995">
                <text:p>0.400506491618995</text:p>
              </table:table-cell>
              <table:table-cell office:value-type="float" office:value="0.166482634349782">
                <text:p>0.166482634349782</text:p>
              </table:table-cell>
            </table:table-row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-0.538177690967763">
                <text:p>-0.538177690967763</text:p>
                <draw:g>
                  <svg:desc>'Brownian Bridge'.I39:'Brownian Bridge'.N39</svg:desc>
                </draw:g>
              </table:table-cell>
              <table:table-cell office:value-type="float" office:value="-0.531314190963703">
                <text:p>-0.531314190963703</text:p>
              </table:table-cell>
              <table:table-cell office:value-type="float" office:value="-1.11533945765492">
                <text:p>-1.11533945765492</text:p>
              </table:table-cell>
              <table:table-cell office:value-type="float" office:value="-0.507666878114995">
                <text:p>-0.507666878114995</text:p>
              </table:table-cell>
              <table:table-cell office:value-type="float" office:value="-0.780966496472791">
                <text:p>-0.780966496472791</text:p>
              </table:table-cell>
              <table:table-cell office:value-type="float" office:value="-0.0730140283464943">
                <text:p>-0.0730140283464943</text:p>
              </table:table-cell>
            </table:table-row>
            <table:table-row>
              <table:table-cell office:value-type="string">
                <text:p>Row 40</text:p>
                <draw:g>
                  <svg:desc/>
                </draw:g>
              </table:table-cell>
              <table:table-cell office:value-type="float" office:value="-0.371403903972377">
                <text:p>-0.371403903972377</text:p>
                <draw:g>
                  <svg:desc>'Brownian Bridge'.I40:'Brownian Bridge'.N40</svg:desc>
                </draw:g>
              </table:table-cell>
              <table:table-cell office:value-type="float" office:value="-0.155869423843428">
                <text:p>-0.155869423843428</text:p>
              </table:table-cell>
              <table:table-cell office:value-type="float" office:value="0.316673264208832">
                <text:p>0.316673264208832</text:p>
              </table:table-cell>
              <table:table-cell office:value-type="float" office:value="0.189495675516388">
                <text:p>0.189495675516388</text:p>
              </table:table-cell>
              <table:table-cell office:value-type="float" office:value="0.33739010151717">
                <text:p>0.33739010151717</text:p>
              </table:table-cell>
              <table:table-cell office:value-type="float" office:value="0.530955360408495">
                <text:p>0.530955360408495</text:p>
              </table:table-cell>
            </table:table-row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-0.279628588133006">
                <text:p>-0.279628588133006</text:p>
                <draw:g>
                  <svg:desc>'Brownian Bridge'.I41:'Brownian Bridge'.N41</svg:desc>
                </draw:g>
              </table:table-cell>
              <table:table-cell office:value-type="float" office:value="0.0943294042602444">
                <text:p>0.0943294042602444</text:p>
              </table:table-cell>
              <table:table-cell office:value-type="float" office:value="0.191509616493258">
                <text:p>0.191509616493258</text:p>
              </table:table-cell>
              <table:table-cell office:value-type="float" office:value="-0.52990072459132">
                <text:p>-0.52990072459132</text:p>
              </table:table-cell>
              <table:table-cell office:value-type="float" office:value="-0.0910459369688751">
                <text:p>-0.0910459369688751</text:p>
              </table:table-cell>
              <table:table-cell office:value-type="float" office:value="-0.20670267283581">
                <text:p>-0.20670267283581</text:p>
              </table:table-cell>
            </table:table-row>
            <table:table-row>
              <table:table-cell office:value-type="string">
                <text:p>Row 42</text:p>
                <draw:g>
                  <svg:desc/>
                </draw:g>
              </table:table-cell>
              <table:table-cell office:value-type="float" office:value="-0.887589710118038">
                <text:p>-0.887589710118038</text:p>
                <draw:g>
                  <svg:desc>'Brownian Bridge'.I42:'Brownian Bridge'.N42</svg:desc>
                </draw:g>
              </table:table-cell>
              <table:table-cell office:value-type="float" office:value="-1.0675337511959">
                <text:p>-1.0675337511959</text:p>
              </table:table-cell>
              <table:table-cell office:value-type="float" office:value="-0.908558030179453">
                <text:p>-0.908558030179453</text:p>
              </table:table-cell>
              <table:table-cell office:value-type="float" office:value="-1.06810644906838">
                <text:p>-1.06810644906838</text:p>
              </table:table-cell>
              <table:table-cell office:value-type="float" office:value="-1.08730256706648">
                <text:p>-1.08730256706648</text:p>
              </table:table-cell>
              <table:table-cell office:value-type="float" office:value="-1.29161746642968">
                <text:p>-1.29161746642968</text:p>
              </table:table-cell>
            </table:table-row>
            <table:table-row>
              <table:table-cell office:value-type="string">
                <text:p>Row 43</text:p>
                <draw:g>
                  <svg:desc/>
                </draw:g>
              </table:table-cell>
              <table:table-cell office:value-type="float" office:value="-1.30134282747911">
                <text:p>-1.30134282747911</text:p>
                <draw:g>
                  <svg:desc>'Brownian Bridge'.I43:'Brownian Bridge'.N43</svg:desc>
                </draw:g>
              </table:table-cell>
              <table:table-cell office:value-type="float" office:value="-1.30917299793512">
                <text:p>-1.30917299793512</text:p>
              </table:table-cell>
              <table:table-cell office:value-type="float" office:value="-1.43636297331385">
                <text:p>-1.43636297331385</text:p>
              </table:table-cell>
              <table:table-cell office:value-type="float" office:value="-0.958249610738845">
                <text:p>-0.958249610738845</text:p>
              </table:table-cell>
              <table:table-cell office:value-type="float" office:value="-1.33262336905283">
                <text:p>-1.33262336905283</text:p>
              </table:table-cell>
              <table:table-cell office:value-type="float" office:value="-1.64116177639899">
                <text:p>-1.64116177639899</text:p>
              </table:table-cell>
            </table:table-row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0.551810575963568">
                <text:p>0.551810575963568</text:p>
                <draw:g>
                  <svg:desc>'Brownian Bridge'.I44:'Brownian Bridge'.N44</svg:desc>
                </draw:g>
              </table:table-cell>
              <table:table-cell office:value-type="float" office:value="0.320652709169653">
                <text:p>0.320652709169653</text:p>
              </table:table-cell>
              <table:table-cell office:value-type="float" office:value="0.217587910925587">
                <text:p>0.217587910925587</text:p>
              </table:table-cell>
              <table:table-cell office:value-type="float" office:value="0.0840864357250017">
                <text:p>0.0840864357250017</text:p>
              </table:table-cell>
              <table:table-cell office:value-type="float" office:value="-0.348808309624213">
                <text:p>-0.348808309624213</text:p>
              </table:table-cell>
              <table:table-cell office:value-type="float" office:value="0.121590500963048">
                <text:p>0.121590500963048</text:p>
              </table:table-cell>
            </table:table-row>
            <table:table-row>
              <table:table-cell office:value-type="string">
                <text:p>Row 45</text:p>
                <draw:g>
                  <svg:desc/>
                </draw:g>
              </table:table-cell>
              <table:table-cell office:value-type="float" office:value="0.794358097820694">
                <text:p>0.794358097820694</text:p>
                <draw:g>
                  <svg:desc>'Brownian Bridge'.I45:'Brownian Bridge'.N45</svg:desc>
                </draw:g>
              </table:table-cell>
              <table:table-cell office:value-type="float" office:value="1.27301011941176">
                <text:p>1.27301011941176</text:p>
              </table:table-cell>
              <table:table-cell office:value-type="float" office:value="0.679837070449745">
                <text:p>0.679837070449745</text:p>
              </table:table-cell>
              <table:table-cell office:value-type="float" office:value="0.729401359268054">
                <text:p>0.729401359268054</text:p>
              </table:table-cell>
              <table:table-cell office:value-type="float" office:value="0.322275849193976">
                <text:p>0.322275849193976</text:p>
              </table:table-cell>
              <table:table-cell office:value-type="float" office:value="0.849629768024017">
                <text:p>0.849629768024017</text:p>
              </table:table-cell>
            </table:table-row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-0.408220170295798">
                <text:p>-0.408220170295798</text:p>
                <draw:g>
                  <svg:desc>'Brownian Bridge'.I46:'Brownian Bridge'.N46</svg:desc>
                </draw:g>
              </table:table-cell>
              <table:table-cell office:value-type="float" office:value="-0.895392868568779">
                <text:p>-0.895392868568779</text:p>
              </table:table-cell>
              <table:table-cell office:value-type="float" office:value="-0.608894249092119">
                <text:p>-0.608894249092119</text:p>
              </table:table-cell>
              <table:table-cell office:value-type="float" office:value="-0.753714379496429">
                <text:p>-0.753714379496429</text:p>
              </table:table-cell>
              <table:table-cell office:value-type="float" office:value="-0.724376171402882">
                <text:p>-0.724376171402882</text:p>
              </table:table-cell>
              <table:table-cell office:value-type="float" office:value="-0.964090980114938">
                <text:p>-0.964090980114938</text:p>
              </table:table-cell>
            </table:table-row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-0.0490126041218325">
                <text:p>-0.0490126041218325</text:p>
                <draw:g>
                  <svg:desc>'Brownian Bridge'.I47:'Brownian Bridge'.N47</svg:desc>
                </draw:g>
              </table:table-cell>
              <table:table-cell office:value-type="float" office:value="0.169929920075207">
                <text:p>0.169929920075207</text:p>
              </table:table-cell>
              <table:table-cell office:value-type="float" office:value="0.274433373077669">
                <text:p>0.274433373077669</text:p>
              </table:table-cell>
              <table:table-cell office:value-type="float" office:value="0.381519761826295">
                <text:p>0.381519761826295</text:p>
              </table:table-cell>
              <table:table-cell office:value-type="float" office:value="0.29752312023525">
                <text:p>0.29752312023525</text:p>
              </table:table-cell>
              <table:table-cell office:value-type="float" office:value="0.0823385118967753">
                <text:p>0.0823385118967753</text:p>
              </table:table-cell>
            </table:table-row>
            <table:table-row>
              <table:table-cell office:value-type="string">
                <text:p>Row 48</text:p>
                <draw:g>
                  <svg:desc/>
                </draw:g>
              </table:table-cell>
              <table:table-cell office:value-type="float" office:value="0.172560264433438">
                <text:p>0.172560264433438</text:p>
                <draw:g>
                  <svg:desc>'Brownian Bridge'.I48:'Brownian Bridge'.N48</svg:desc>
                </draw:g>
              </table:table-cell>
              <table:table-cell office:value-type="float" office:value="0.315360052753874">
                <text:p>0.315360052753874</text:p>
              </table:table-cell>
              <table:table-cell office:value-type="float" office:value="0.606181452712752">
                <text:p>0.606181452712752</text:p>
              </table:table-cell>
              <table:table-cell office:value-type="float" office:value="1.03448087327767">
                <text:p>1.03448087327767</text:p>
              </table:table-cell>
              <table:table-cell office:value-type="float" office:value="1.51355453893369">
                <text:p>1.51355453893369</text:p>
              </table:table-cell>
              <table:table-cell office:value-type="float" office:value="1.92656116753189">
                <text:p>1.92656116753189</text:p>
              </table:table-cell>
            </table:table-row>
            <table:table-row>
              <table:table-cell office:value-type="string">
                <text:p>Row 49</text:p>
                <draw:g>
                  <svg:desc/>
                </draw:g>
              </table:table-cell>
              <table:table-cell office:value-type="float" office:value="-1.11544252543526">
                <text:p>-1.11544252543526</text:p>
                <draw:g>
                  <svg:desc>'Brownian Bridge'.I49:'Brownian Bridge'.N49</svg:desc>
                </draw:g>
              </table:table-cell>
              <table:table-cell office:value-type="float" office:value="-1.64001334776126">
                <text:p>-1.64001334776126</text:p>
              </table:table-cell>
              <table:table-cell office:value-type="float" office:value="-1.54340568769733">
                <text:p>-1.54340568769733</text:p>
              </table:table-cell>
              <table:table-cell office:value-type="float" office:value="-1.45391816666707">
                <text:p>-1.45391816666707</text:p>
              </table:table-cell>
              <table:table-cell office:value-type="float" office:value="-2.22883802526975">
                <text:p>-2.22883802526975</text:p>
              </table:table-cell>
              <table:table-cell office:value-type="float" office:value="-2.02704404238704">
                <text:p>-2.02704404238704</text:p>
              </table:table-cell>
            </table:table-row>
            <table:table-row>
              <table:table-cell office:value-type="string">
                <text:p>Row 50</text:p>
                <draw:g>
                  <svg:desc/>
                </draw:g>
              </table:table-cell>
              <table:table-cell office:value-type="float" office:value="-0.479114188930237">
                <text:p>-0.479114188930237</text:p>
                <draw:g>
                  <svg:desc>'Brownian Bridge'.I50:'Brownian Bridge'.N50</svg:desc>
                </draw:g>
              </table:table-cell>
              <table:table-cell office:value-type="float" office:value="-0.373524093852392">
                <text:p>-0.373524093852392</text:p>
              </table:table-cell>
              <table:table-cell office:value-type="float" office:value="-0.773921585219767">
                <text:p>-0.773921585219767</text:p>
              </table:table-cell>
              <table:table-cell office:value-type="float" office:value="-0.769300386177837">
                <text:p>-0.769300386177837</text:p>
              </table:table-cell>
              <table:table-cell office:value-type="float" office:value="-0.709640177490944">
                <text:p>-0.709640177490944</text:p>
              </table:table-cell>
              <table:table-cell office:value-type="float" office:value="-0.730792573175359">
                <text:p>-0.730792573175359</text:p>
              </table:table-cell>
            </table:table-row>
            <table:table-row>
              <table:table-cell office:value-type="string">
                <text:p>Row 51</text:p>
                <draw:g>
                  <svg:desc/>
                </draw:g>
              </table:table-cell>
              <table:table-cell office:value-type="float" office:value="0.0958403410423797">
                <text:p>0.0958403410423797</text:p>
                <draw:g>
                  <svg:desc>'Brownian Bridge'.I51:'Brownian Bridge'.N51</svg:desc>
                </draw:g>
              </table:table-cell>
              <table:table-cell office:value-type="float" office:value="0.159845406582882">
                <text:p>0.159845406582882</text:p>
              </table:table-cell>
              <table:table-cell office:value-type="float" office:value="0.255021770239533">
                <text:p>0.255021770239533</text:p>
              </table:table-cell>
              <table:table-cell office:value-type="float" office:value="0.159780681613961">
                <text:p>0.159780681613961</text:p>
              </table:table-cell>
              <table:table-cell office:value-type="float" office:value="-0.202589071287257">
                <text:p>-0.202589071287257</text:p>
              </table:table-cell>
              <table:table-cell office:value-type="float" office:value="0.658998485843659">
                <text:p>0.658998485843659</text:p>
              </table:table-cell>
            </table:table-row>
            <table:table-row>
              <table:table-cell office:value-type="string">
                <text:p>Row 52</text:p>
                <draw:g>
                  <svg:desc/>
                </draw:g>
              </table:table-cell>
              <table:table-cell office:value-type="float" office:value="0.121816615254159">
                <text:p>0.121816615254159</text:p>
                <draw:g>
                  <svg:desc>'Brownian Bridge'.I52:'Brownian Bridge'.N52</svg:desc>
                </draw:g>
              </table:table-cell>
              <table:table-cell office:value-type="float" office:value="0.183749472727004">
                <text:p>0.183749472727004</text:p>
              </table:table-cell>
              <table:table-cell office:value-type="float" office:value="0.130270924178471">
                <text:p>0.130270924178471</text:p>
              </table:table-cell>
              <table:table-cell office:value-type="float" office:value="-0.0747184442321913">
                <text:p>-0.0747184442321913</text:p>
              </table:table-cell>
              <table:table-cell office:value-type="float" office:value="-0.472109886330685">
                <text:p>-0.472109886330685</text:p>
              </table:table-cell>
              <table:table-cell office:value-type="float" office:value="-0.673477091103422">
                <text:p>-0.673477091103422</text:p>
              </table:table-cell>
            </table:table-row>
            <table:table-row>
              <table:table-cell office:value-type="string">
                <text:p>Row 53</text:p>
                <draw:g>
                  <svg:desc/>
                </draw:g>
              </table:table-cell>
              <table:table-cell office:value-type="float" office:value="-1.43957434333196">
                <text:p>-1.43957434333196</text:p>
                <draw:g>
                  <svg:desc>'Brownian Bridge'.I53:'Brownian Bridge'.N53</svg:desc>
                </draw:g>
              </table:table-cell>
              <table:table-cell office:value-type="float" office:value="-1.37422285715317">
                <text:p>-1.37422285715317</text:p>
              </table:table-cell>
              <table:table-cell office:value-type="float" office:value="-1.93097741660419">
                <text:p>-1.93097741660419</text:p>
              </table:table-cell>
              <table:table-cell office:value-type="float" office:value="-2.02492980159029">
                <text:p>-2.02492980159029</text:p>
              </table:table-cell>
              <table:table-cell office:value-type="float" office:value="-2.15226334042167">
                <text:p>-2.15226334042167</text:p>
              </table:table-cell>
              <table:table-cell office:value-type="float" office:value="-2.18486146100199">
                <text:p>-2.18486146100199</text:p>
              </table:table-cell>
            </table:table-row>
            <table:table-row>
              <table:table-cell office:value-type="string">
                <text:p>Row 54</text:p>
                <draw:g>
                  <svg:desc/>
                </draw:g>
              </table:table-cell>
              <table:table-cell office:value-type="float" office:value="-0.732596772826722">
                <text:p>-0.732596772826722</text:p>
                <draw:g>
                  <svg:desc>'Brownian Bridge'.I54:'Brownian Bridge'.N54</svg:desc>
                </draw:g>
              </table:table-cell>
              <table:table-cell office:value-type="float" office:value="-0.323745660350402">
                <text:p>-0.323745660350402</text:p>
              </table:table-cell>
              <table:table-cell office:value-type="float" office:value="-0.48133659020297">
                <text:p>-0.48133659020297</text:p>
              </table:table-cell>
              <table:table-cell office:value-type="float" office:value="-0.248803442575549">
                <text:p>-0.248803442575549</text:p>
              </table:table-cell>
              <table:table-cell office:value-type="float" office:value="-0.149191006973215">
                <text:p>-0.149191006973215</text:p>
              </table:table-cell>
              <table:table-cell office:value-type="float" office:value="-0.284357930106121">
                <text:p>-0.284357930106121</text:p>
              </table:table-cell>
            </table:table-row>
            <table:table-row>
              <table:table-cell office:value-type="string">
                <text:p>Row 55</text:p>
                <draw:g>
                  <svg:desc/>
                </draw:g>
              </table:table-cell>
              <table:table-cell office:value-type="float" office:value="1.40548641615929">
                <text:p>1.40548641615929</text:p>
                <draw:g>
                  <svg:desc>'Brownian Bridge'.I55:'Brownian Bridge'.N55</svg:desc>
                </draw:g>
              </table:table-cell>
              <table:table-cell office:value-type="float" office:value="1.84511096335654">
                <text:p>1.84511096335654</text:p>
              </table:table-cell>
              <table:table-cell office:value-type="float" office:value="1.27122952890421">
                <text:p>1.27122952890421</text:p>
              </table:table-cell>
              <table:table-cell office:value-type="float" office:value="1.32487131286401">
                <text:p>1.32487131286401</text:p>
              </table:table-cell>
              <table:table-cell office:value-type="float" office:value="1.11246840222035">
                <text:p>1.11246840222035</text:p>
              </table:table-cell>
              <table:table-cell office:value-type="float" office:value="0.71195579513052">
                <text:p>0.71195579513052</text:p>
              </table:table-cell>
            </table:table-row>
            <table:table-row>
              <table:table-cell office:value-type="string">
                <text:p>Row 56</text:p>
                <draw:g>
                  <svg:desc/>
                </draw:g>
              </table:table-cell>
              <table:table-cell office:value-type="float" office:value="0.242060305914665">
                <text:p>0.242060305914665</text:p>
                <draw:g>
                  <svg:desc>'Brownian Bridge'.I56:'Brownian Bridge'.N56</svg:desc>
                </draw:g>
              </table:table-cell>
              <table:table-cell office:value-type="float" office:value="0.471846910490193">
                <text:p>0.471846910490193</text:p>
              </table:table-cell>
              <table:table-cell office:value-type="float" office:value="0.655374995194405">
                <text:p>0.655374995194405</text:p>
              </table:table-cell>
              <table:table-cell office:value-type="float" office:value="0.934011684709021">
                <text:p>0.934011684709021</text:p>
              </table:table-cell>
              <table:table-cell office:value-type="float" office:value="1.18952445357214">
                <text:p>1.18952445357214</text:p>
              </table:table-cell>
              <table:table-cell office:value-type="float" office:value="1.28413367235943">
                <text:p>1.28413367235943</text:p>
              </table:table-cell>
            </table:table-row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0.218846426499361">
                <text:p>0.218846426499361</text:p>
                <draw:g>
                  <svg:desc>'Brownian Bridge'.I57:'Brownian Bridge'.N57</svg:desc>
                </draw:g>
              </table:table-cell>
              <table:table-cell office:value-type="float" office:value="-0.102568511417709">
                <text:p>-0.102568511417709</text:p>
              </table:table-cell>
              <table:table-cell office:value-type="float" office:value="-0.0238684621034047">
                <text:p>-0.0238684621034047</text:p>
              </table:table-cell>
              <table:table-cell office:value-type="float" office:value="0.0485770338004474">
                <text:p>0.0485770338004474</text:p>
              </table:table-cell>
              <table:table-cell office:value-type="float" office:value="-0.27999793867703">
                <text:p>-0.27999793867703</text:p>
              </table:table-cell>
              <table:table-cell office:value-type="float" office:value="-0.847065880350043">
                <text:p>-0.847065880350043</text:p>
              </table:table-cell>
            </table:table-row>
            <table:table-row>
              <table:table-cell office:value-type="string">
                <text:p>Row 58</text:p>
                <draw:g>
                  <svg:desc/>
                </draw:g>
              </table:table-cell>
              <table:table-cell office:value-type="float" office:value="0.3726146560471">
                <text:p>0.3726146560471</text:p>
                <draw:g>
                  <svg:desc>'Brownian Bridge'.I58:'Brownian Bridge'.N58</svg:desc>
                </draw:g>
              </table:table-cell>
              <table:table-cell office:value-type="float" office:value="0.582272410659001">
                <text:p>0.582272410659001</text:p>
              </table:table-cell>
              <table:table-cell office:value-type="float" office:value="0.61682616397345">
                <text:p>0.61682616397345</text:p>
              </table:table-cell>
              <table:table-cell office:value-type="float" office:value="0.736946710151256">
                <text:p>0.736946710151256</text:p>
              </table:table-cell>
              <table:table-cell office:value-type="float" office:value="0.440595155016482">
                <text:p>0.440595155016482</text:p>
              </table:table-cell>
              <table:table-cell office:value-type="float" office:value="0.608403381598936">
                <text:p>0.608403381598936</text:p>
              </table:table-cell>
            </table:table-row>
            <table:table-row>
              <table:table-cell office:value-type="string">
                <text:p>Row 59</text:p>
                <draw:g>
                  <svg:desc/>
                </draw:g>
              </table:table-cell>
              <table:table-cell office:value-type="float" office:value="0.0365886296465106">
                <text:p>0.0365886296465106</text:p>
                <draw:g>
                  <svg:desc>'Brownian Bridge'.I59:'Brownian Bridge'.N59</svg:desc>
                </draw:g>
              </table:table-cell>
              <table:table-cell office:value-type="float" office:value="0.113299288835154">
                <text:p>0.113299288835154</text:p>
              </table:table-cell>
              <table:table-cell office:value-type="float" office:value="0.557244589154558">
                <text:p>0.557244589154558</text:p>
              </table:table-cell>
              <table:table-cell office:value-type="float" office:value="0.406653621425713">
                <text:p>0.406653621425713</text:p>
              </table:table-cell>
              <table:table-cell office:value-type="float" office:value="0.977379102024547">
                <text:p>0.977379102024547</text:p>
              </table:table-cell>
              <table:table-cell office:value-type="float" office:value="1.33190212992487">
                <text:p>1.33190212992487</text:p>
              </table:table-cell>
            </table:table-row>
            <table:table-row>
              <table:table-cell office:value-type="string">
                <text:p>Row 60</text:p>
                <draw:g>
                  <svg:desc/>
                </draw:g>
              </table:table-cell>
              <table:table-cell office:value-type="float" office:value="0.378546770141356">
                <text:p>0.378546770141356</text:p>
                <draw:g>
                  <svg:desc>'Brownian Bridge'.I60:'Brownian Bridge'.N60</svg:desc>
                </draw:g>
              </table:table-cell>
              <table:table-cell office:value-type="float" office:value="-0.0845684402396221">
                <text:p>-0.0845684402396221</text:p>
              </table:table-cell>
              <table:table-cell office:value-type="float" office:value="-0.0895174744457297">
                <text:p>-0.0895174744457297</text:p>
              </table:table-cell>
              <table:table-cell office:value-type="float" office:value="-0.343549885088877">
                <text:p>-0.343549885088877</text:p>
              </table:table-cell>
              <table:table-cell office:value-type="float" office:value="-0.346192118862061">
                <text:p>-0.346192118862061</text:p>
              </table:table-cell>
              <table:table-cell office:value-type="float" office:value="0.0176882709828045">
                <text:p>0.0176882709828045</text:p>
              </table:table-cell>
            </table:table-row>
            <table:table-row>
              <table:table-cell office:value-type="string">
                <text:p>Row 61</text:p>
                <draw:g>
                  <svg:desc/>
                </draw:g>
              </table:table-cell>
              <table:table-cell office:value-type="float" office:value="0.0842639708504519">
                <text:p>0.0842639708504519</text:p>
                <draw:g>
                  <svg:desc>'Brownian Bridge'.I61:'Brownian Bridge'.N61</svg:desc>
                </draw:g>
              </table:table-cell>
              <table:table-cell office:value-type="float" office:value="0.0948885757424644">
                <text:p>0.0948885757424644</text:p>
              </table:table-cell>
              <table:table-cell office:value-type="float" office:value="-0.0453728996673386">
                <text:p>-0.0453728996673386</text:p>
              </table:table-cell>
              <table:table-cell office:value-type="float" office:value="0.115127745962746">
                <text:p>0.115127745962746</text:p>
              </table:table-cell>
              <table:table-cell office:value-type="float" office:value="-0.205417170022752">
                <text:p>-0.205417170022752</text:p>
              </table:table-cell>
              <table:table-cell office:value-type="float" office:value="-0.0139155617298766">
                <text:p>-0.0139155617298766</text:p>
              </table:table-cell>
            </table:table-row>
            <table:table-row>
              <table:table-cell office:value-type="string">
                <text:p>Row 62</text:p>
                <draw:g>
                  <svg:desc/>
                </draw:g>
              </table:table-cell>
              <table:table-cell office:value-type="float" office:value="0.33996458612675">
                <text:p>0.33996458612675</text:p>
                <draw:g>
                  <svg:desc>'Brownian Bridge'.I62:'Brownian Bridge'.N62</svg:desc>
                </draw:g>
              </table:table-cell>
              <table:table-cell office:value-type="float" office:value="0.548817065684563">
                <text:p>0.548817065684563</text:p>
              </table:table-cell>
              <table:table-cell office:value-type="float" office:value="0.60951973897025">
                <text:p>0.60951973897025</text:p>
              </table:table-cell>
              <table:table-cell office:value-type="float" office:value="0.390297680168124">
                <text:p>0.390297680168124</text:p>
              </table:table-cell>
              <table:table-cell office:value-type="float" office:value="-0.0746048236040607">
                <text:p>-0.0746048236040607</text:p>
              </table:table-cell>
              <table:table-cell office:value-type="float" office:value="0.641473881306767">
                <text:p>0.641473881306767</text:p>
              </table:table-cell>
            </table:table-row>
            <table:table-row>
              <table:table-cell office:value-type="string">
                <text:p>Row 63</text:p>
                <draw:g>
                  <svg:desc/>
                </draw:g>
              </table:table-cell>
              <table:table-cell office:value-type="float" office:value="0.398623220333543">
                <text:p>0.398623220333543</text:p>
                <draw:g>
                  <svg:desc>'Brownian Bridge'.I63:'Brownian Bridge'.N63</svg:desc>
                </draw:g>
              </table:table-cell>
              <table:table-cell office:value-type="float" office:value="0.517149355640201">
                <text:p>0.517149355640201</text:p>
              </table:table-cell>
              <table:table-cell office:value-type="float" office:value="0.604672485885519">
                <text:p>0.604672485885519</text:p>
              </table:table-cell>
              <table:table-cell office:value-type="float" office:value="0.682554059851937">
                <text:p>0.682554059851937</text:p>
              </table:table-cell>
              <table:table-cell office:value-type="float" office:value="0.685363461782212">
                <text:p>0.685363461782212</text:p>
              </table:table-cell>
              <table:table-cell office:value-type="float" office:value="0.651742208105339">
                <text:p>0.651742208105339</text:p>
              </table:table-cell>
            </table:table-row>
            <table:table-row>
              <table:table-cell office:value-type="string">
                <text:p>Row 64</text:p>
                <draw:g>
                  <svg:desc/>
                </draw:g>
              </table:table-cell>
              <table:table-cell office:value-type="float" office:value="-0.858764622815312">
                <text:p>-0.858764622815312</text:p>
                <draw:g>
                  <svg:desc>'Brownian Bridge'.I64:'Brownian Bridge'.N64</svg:desc>
                </draw:g>
              </table:table-cell>
              <table:table-cell office:value-type="float" office:value="-1.2090703757306">
                <text:p>-1.2090703757306</text:p>
              </table:table-cell>
              <table:table-cell office:value-type="float" office:value="-1.17452702540472">
                <text:p>-1.17452702540472</text:p>
              </table:table-cell>
              <table:table-cell office:value-type="float" office:value="-0.499200710268161">
                <text:p>-0.499200710268161</text:p>
              </table:table-cell>
              <table:table-cell office:value-type="float" office:value="-0.29706120427648">
                <text:p>-0.29706120427648</text:p>
              </table:table-cell>
              <table:table-cell office:value-type="float" office:value="-0.208075115294076">
                <text:p>-0.208075115294076</text:p>
              </table:table-cell>
            </table:table-row>
            <table:table-row>
              <table:table-cell office:value-type="string">
                <text:p>Row 65</text:p>
                <draw:g>
                  <svg:desc/>
                </draw:g>
              </table:table-cell>
              <table:table-cell office:value-type="float" office:value="0.567677192755007">
                <text:p>0.567677192755007</text:p>
                <draw:g>
                  <svg:desc>'Brownian Bridge'.I65:'Brownian Bridge'.N65</svg:desc>
                </draw:g>
              </table:table-cell>
              <table:table-cell office:value-type="float" office:value="0.596421468389525">
                <text:p>0.596421468389525</text:p>
              </table:table-cell>
              <table:table-cell office:value-type="float" office:value="0.980638046486483">
                <text:p>0.980638046486483</text:p>
              </table:table-cell>
              <table:table-cell office:value-type="float" office:value="1.36534097416885">
                <text:p>1.36534097416885</text:p>
              </table:table-cell>
              <table:table-cell office:value-type="float" office:value="1.10727104321215">
                <text:p>1.10727104321215</text:p>
              </table:table-cell>
              <table:table-cell office:value-type="float" office:value="1.25814846700738">
                <text:p>1.25814846700738</text:p>
              </table:table-cell>
            </table:table-row>
            <table:table-row>
              <table:table-cell office:value-type="string">
                <text:p>Row 66</text:p>
                <draw:g>
                  <svg:desc/>
                </draw:g>
              </table:table-cell>
              <table:table-cell office:value-type="float" office:value="-0.326240377448987">
                <text:p>-0.326240377448987</text:p>
                <draw:g>
                  <svg:desc>'Brownian Bridge'.I66:'Brownian Bridge'.N66</svg:desc>
                </draw:g>
              </table:table-cell>
              <table:table-cell office:value-type="float" office:value="-0.783527636211655">
                <text:p>-0.783527636211655</text:p>
              </table:table-cell>
              <table:table-cell office:value-type="float" office:value="-0.606653831141815">
                <text:p>-0.606653831141815</text:p>
              </table:table-cell>
              <table:table-cell office:value-type="float" office:value="-0.542431189933437">
                <text:p>-0.542431189933437</text:p>
              </table:table-cell>
              <table:table-cell office:value-type="float" office:value="-1.00331398279137">
                <text:p>-1.00331398279137</text:p>
              </table:table-cell>
              <table:table-cell office:value-type="float" office:value="-0.876146872976627">
                <text:p>-0.876146872976627</text:p>
              </table:table-cell>
            </table:table-row>
            <table:table-row>
              <table:table-cell office:value-type="string">
                <text:p>Row 67</text:p>
                <draw:g>
                  <svg:desc/>
                </draw:g>
              </table:table-cell>
              <table:table-cell office:value-type="float" office:value="-0.473745782236129">
                <text:p>-0.473745782236129</text:p>
                <draw:g>
                  <svg:desc>'Brownian Bridge'.I67:'Brownian Bridge'.N67</svg:desc>
                </draw:g>
              </table:table-cell>
              <table:table-cell office:value-type="float" office:value="-1.08450482831304">
                <text:p>-1.08450482831304</text:p>
              </table:table-cell>
              <table:table-cell office:value-type="float" office:value="-1.03290997710275">
                <text:p>-1.03290997710275</text:p>
              </table:table-cell>
              <table:table-cell office:value-type="float" office:value="-1.16858719629181">
                <text:p>-1.16858719629181</text:p>
              </table:table-cell>
              <table:table-cell office:value-type="float" office:value="-1.76985124956261">
                <text:p>-1.76985124956261</text:p>
              </table:table-cell>
              <table:table-cell office:value-type="float" office:value="-1.49502253124581">
                <text:p>-1.49502253124581</text:p>
              </table:table-cell>
            </table:table-row>
            <table:table-row>
              <table:table-cell office:value-type="string">
                <text:p>Row 68</text:p>
                <draw:g>
                  <svg:desc/>
                </draw:g>
              </table:table-cell>
              <table:table-cell office:value-type="float" office:value="-0.528773477212864">
                <text:p>-0.528773477212864</text:p>
                <draw:g>
                  <svg:desc>'Brownian Bridge'.I68:'Brownian Bridge'.N68</svg:desc>
                </draw:g>
              </table:table-cell>
              <table:table-cell office:value-type="float" office:value="-0.5525537544219">
                <text:p>-0.5525537544219</text:p>
              </table:table-cell>
              <table:table-cell office:value-type="float" office:value="-0.625339209729521">
                <text:p>-0.625339209729521</text:p>
              </table:table-cell>
              <table:table-cell office:value-type="float" office:value="-0.338029311010465">
                <text:p>-0.338029311010465</text:p>
              </table:table-cell>
              <table:table-cell office:value-type="float" office:value="0.0807252705844939">
                <text:p>0.0807252705844939</text:p>
              </table:table-cell>
              <table:table-cell office:value-type="float" office:value="0.0424608202419863">
                <text:p>0.0424608202419863</text:p>
              </table:table-cell>
            </table:table-row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0.160237871752309">
                <text:p>0.160237871752309</text:p>
                <draw:g>
                  <svg:desc>'Brownian Bridge'.I69:'Brownian Bridge'.N69</svg:desc>
                </draw:g>
              </table:table-cell>
              <table:table-cell office:value-type="float" office:value="0.118866322643103">
                <text:p>0.118866322643103</text:p>
              </table:table-cell>
              <table:table-cell office:value-type="float" office:value="0.32121865377618">
                <text:p>0.32121865377618</text:p>
              </table:table-cell>
              <table:table-cell office:value-type="float" office:value="0.552300501634881">
                <text:p>0.552300501634881</text:p>
              </table:table-cell>
              <table:table-cell office:value-type="float" office:value="0.56351197535244">
                <text:p>0.56351197535244</text:p>
              </table:table-cell>
              <table:table-cell office:value-type="float" office:value="0.374463122911796">
                <text:p>0.374463122911796</text:p>
              </table:table-cell>
            </table:table-row>
            <table:table-row>
              <table:table-cell office:value-type="string">
                <text:p>Row 70</text:p>
                <draw:g>
                  <svg:desc/>
                </draw:g>
              </table:table-cell>
              <table:table-cell office:value-type="float" office:value="-1.1597223007373">
                <text:p>-1.1597223007373</text:p>
                <draw:g>
                  <svg:desc>'Brownian Bridge'.I70:'Brownian Bridge'.N70</svg:desc>
                </draw:g>
              </table:table-cell>
              <table:table-cell office:value-type="float" office:value="-1.66309027065015">
                <text:p>-1.66309027065015</text:p>
              </table:table-cell>
              <table:table-cell office:value-type="float" office:value="-2.02273943467679">
                <text:p>-2.02273943467679</text:p>
              </table:table-cell>
              <table:table-cell office:value-type="float" office:value="-2.41200844449334">
                <text:p>-2.41200844449334</text:p>
              </table:table-cell>
              <table:table-cell office:value-type="float" office:value="-1.8260832515742">
                <text:p>-1.8260832515742</text:p>
              </table:table-cell>
              <table:table-cell office:value-type="float" office:value="-1.79960001357529">
                <text:p>-1.79960001357529</text:p>
              </table:table-cell>
            </table:table-row>
            <table:table-row>
              <table:table-cell office:value-type="string">
                <text:p>Row 71</text:p>
                <draw:g>
                  <svg:desc/>
                </draw:g>
              </table:table-cell>
              <table:table-cell office:value-type="float" office:value="0.435136006209787">
                <text:p>0.435136006209787</text:p>
                <draw:g>
                  <svg:desc>'Brownian Bridge'.I71:'Brownian Bridge'.N71</svg:desc>
                </draw:g>
              </table:table-cell>
              <table:table-cell office:value-type="float" office:value="0.23791350308042">
                <text:p>0.23791350308042</text:p>
              </table:table-cell>
              <table:table-cell office:value-type="float" office:value="0.332437902380747">
                <text:p>0.332437902380747</text:p>
              </table:table-cell>
              <table:table-cell office:value-type="float" office:value="0.625414486937488">
                <text:p>0.625414486937488</text:p>
              </table:table-cell>
              <table:table-cell office:value-type="float" office:value="0.64547046321772">
                <text:p>0.64547046321772</text:p>
              </table:table-cell>
              <table:table-cell office:value-type="float" office:value="0.871693762282968">
                <text:p>0.871693762282968</text:p>
              </table:table-cell>
            </table:table-row>
            <table:table-row>
              <table:table-cell office:value-type="string">
                <text:p>Row 72</text:p>
                <draw:g>
                  <svg:desc/>
                </draw:g>
              </table:table-cell>
              <table:table-cell office:value-type="float" office:value="-0.204322050657606">
                <text:p>-0.204322050657606</text:p>
                <draw:g>
                  <svg:desc>'Brownian Bridge'.I72:'Brownian Bridge'.N72</svg:desc>
                </draw:g>
              </table:table-cell>
              <table:table-cell office:value-type="float" office:value="0.377258021364442">
                <text:p>0.377258021364442</text:p>
              </table:table-cell>
              <table:table-cell office:value-type="float" office:value="0.596569984725675">
                <text:p>0.596569984725675</text:p>
              </table:table-cell>
              <table:table-cell office:value-type="float" office:value="-0.34960455268497">
                <text:p>-0.34960455268497</text:p>
              </table:table-cell>
              <table:table-cell office:value-type="float" office:value="-0.524876985593832">
                <text:p>-0.524876985593832</text:p>
              </table:table-cell>
              <table:table-cell office:value-type="float" office:value="-0.337166899400247">
                <text:p>-0.337166899400247</text:p>
              </table:table-cell>
            </table:table-row>
            <table:table-row>
              <table:table-cell office:value-type="string">
                <text:p>Row 73</text:p>
                <draw:g>
                  <svg:desc/>
                </draw:g>
              </table:table-cell>
              <table:table-cell office:value-type="float" office:value="-0.100039571776374">
                <text:p>-0.100039571776374</text:p>
                <draw:g>
                  <svg:desc>'Brownian Bridge'.I73:'Brownian Bridge'.N73</svg:desc>
                </draw:g>
              </table:table-cell>
              <table:table-cell office:value-type="float" office:value="-0.482523823112506">
                <text:p>-0.482523823112506</text:p>
              </table:table-cell>
              <table:table-cell office:value-type="float" office:value="-0.884139221577043">
                <text:p>-0.884139221577043</text:p>
              </table:table-cell>
              <table:table-cell office:value-type="float" office:value="-1.3223942133778">
                <text:p>-1.3223942133778</text:p>
              </table:table-cell>
              <table:table-cell office:value-type="float" office:value="-1.45966310098367">
                <text:p>-1.45966310098367</text:p>
              </table:table-cell>
              <table:table-cell office:value-type="float" office:value="-1.24670236830175">
                <text:p>-1.24670236830175</text:p>
              </table:table-cell>
            </table:table-row>
            <table:table-row>
              <table:table-cell office:value-type="string">
                <text:p>Row 74</text:p>
                <draw:g>
                  <svg:desc/>
                </draw:g>
              </table:table-cell>
              <table:table-cell office:value-type="float" office:value="-0.402236042963319">
                <text:p>-0.402236042963319</text:p>
                <draw:g>
                  <svg:desc>'Brownian Bridge'.I74:'Brownian Bridge'.N74</svg:desc>
                </draw:g>
              </table:table-cell>
              <table:table-cell office:value-type="float" office:value="-0.137873844466533">
                <text:p>-0.137873844466533</text:p>
              </table:table-cell>
              <table:table-cell office:value-type="float" office:value="0.0228739992505887">
                <text:p>0.0228739992505887</text:p>
              </table:table-cell>
              <table:table-cell office:value-type="float" office:value="-0.0460652366320845">
                <text:p>-0.0460652366320845</text:p>
              </table:table-cell>
              <table:table-cell office:value-type="float" office:value="0.0377601293944396">
                <text:p>0.0377601293944396</text:p>
              </table:table-cell>
              <table:table-cell office:value-type="float" office:value="0.278924047956071">
                <text:p>0.2789240479560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MacOSX_x86 LibreOffice_project/40b2d7fde7e8d2d7bc5a449dc65df4d08a7dd3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